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300000280E72D16B576A8B1B1.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A900000191A1D1A354ABFA4224.png" manifest:media-type="image/png"/>
  <manifest:file-entry manifest:full-path="Pictures/10000201000002A900000191FC59278D381E8D05.png" manifest:media-type="image/png"/>
  <manifest:file-entry manifest:full-path="Pictures/10000201000002A900000191359D6399B7A89721.png" manifest:media-type="image/png"/>
  <manifest:file-entry manifest:full-path="Pictures/10000201000002A9000001A5A95846FFD1B6A7DA.png" manifest:media-type="image/png"/>
  <manifest:file-entry manifest:full-path="Pictures/10000201000005120000027F5B554304BD947F1E.png" manifest:media-type="image/png"/>
  <manifest:file-entry manifest:full-path="Pictures/100002010000075B000003BE349150EBF7E53358.png" manifest:media-type="image/png"/>
  <manifest:file-entry manifest:full-path="Pictures/10000201000002F900000169710A83ADE1564156.png" manifest:media-type="image/png"/>
  <manifest:file-entry manifest:full-path="Pictures/10000201000007130000045AEFA3296B91C4752B.png" manifest:media-type="image/png"/>
  <manifest:file-entry manifest:full-path="Pictures/10000201000002A9000001919B22A815736C6307.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2FA000001E2D3E64F03D8C62941.png" manifest:media-type="image/png"/>
  <manifest:file-entry manifest:full-path="Pictures/10000201000002A900000191146801F6F7867DAA.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3000002804E2DA4DC04B02F06.png" manifest:media-type="image/png"/>
  <manifest:file-entry manifest:full-path="Pictures/10000201000005140000028097C7B63799D2B07B.png" manifest:media-type="image/png"/>
  <manifest:file-entry manifest:full-path="Pictures/10000201000005130000027FE7D911F82F6EA8F5.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45A000007134774CB106615CC8D.png" manifest:media-type="image/png"/>
  <manifest:file-entry manifest:full-path="Pictures/100002010000051400000280C3233AA30355D1AD.png" manifest:media-type="image/png"/>
  <manifest:file-entry manifest:full-path="Pictures/1000020100000513000002804DCFA28A09DBA379.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7FBB08F53C553720A5.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513000002800EF2A2B6C977DBA0.png" manifest:media-type="image/png"/>
  <manifest:file-entry manifest:full-path="Pictures/10000201000005140000028086C8023D9B00E9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1.923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7701in" table:align="margins"/>
    </style:style>
    <style:style style:name="Table2.A" style:family="table-column">
      <style:table-column-properties style:column-width="1.923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29in" style:rel-column-width="21839*"/>
    </style:style>
    <style:style style:name="Table7.B" style:family="table-column">
      <style:table-column-properties style:column-width="1.9236in" style:rel-column-width="21847*"/>
    </style:style>
    <style:style style:name="Table7.C" style:family="table-column">
      <style:table-column-properties style:column-width="1.9236in" style:rel-column-width="2184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29in" style:rel-column-width="21839*"/>
    </style:style>
    <style:style style:name="Table8.B" style:family="table-column">
      <style:table-column-properties style:column-width="1.9236in" style:rel-column-width="21847*"/>
    </style:style>
    <style:style style:name="Table8.C" style:family="table-column">
      <style:table-column-properties style:column-width="1.9236in" style:rel-column-width="2184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3715in" style:rel-column-width="15577*"/>
    </style:style>
    <style:style style:name="Table10.B" style:family="table-column">
      <style:table-column-properties style:column-width="1.1896in" style:rel-column-width="13510*"/>
    </style:style>
    <style:style style:name="Table10.C" style:family="table-column">
      <style:table-column-properties style:column-width="1.1889in" style:rel-column-width="13502*"/>
    </style:style>
    <style:style style:name="Table10.D" style:family="table-column">
      <style:table-column-properties style:column-width="0.9375in" style:rel-column-width="10647*"/>
    </style:style>
    <style:style style:name="Table10.E" style:family="table-column">
      <style:table-column-properties style:column-width="1.0826in" style:rel-column-width="12299*"/>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6236in" style:rel-column-width="18440*"/>
    </style:style>
    <style:style style:name="Table11.B" style:family="table-column">
      <style:table-column-properties style:column-width="4.1465in" style:rel-column-width="4709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6236in" style:rel-column-width="18440*"/>
    </style:style>
    <style:style style:name="Table15.B" style:family="table-column">
      <style:table-column-properties style:column-width="4.1465in" style:rel-column-width="4709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3715in" style:rel-column-width="15577*"/>
    </style:style>
    <style:style style:name="Table17.B" style:family="table-column">
      <style:table-column-properties style:column-width="1.5625in" style:rel-column-width="17746*"/>
    </style:style>
    <style:style style:name="Table17.C" style:family="table-column">
      <style:table-column-properties style:column-width="2.8361in" style:rel-column-width="32212*"/>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3715in" style:rel-column-width="15577*"/>
    </style:style>
    <style:style style:name="Table18.B" style:family="table-column">
      <style:table-column-properties style:column-width="1.5625in" style:rel-column-width="17746*"/>
    </style:style>
    <style:style style:name="Table18.C" style:family="table-column">
      <style:table-column-properties style:column-width="2.8361in" style:rel-column-width="32212*"/>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2"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size-complex="20pt" style:font-weight-complex="bold"/>
    </style:style>
    <style:style style:name="P3" style:family="paragraph" style:parent-style-name="Standard">
      <style:paragraph-properties fo:line-height="100%" fo:text-align="center" style:justify-single-word="false"/>
      <style:text-properties style:font-name="TH SarabunPSK2" fo:font-size="20pt" fo:font-weight="bold" officeooo:rsid="00245285" officeooo:paragraph-rsid="01709b45" style:font-size-asian="20pt" style:font-weight-asian="bold" style:font-size-complex="20pt" style:font-weight-complex="bold"/>
    </style:style>
    <style:style style:name="P4" style:family="paragraph" style:parent-style-name="Standard">
      <style:paragraph-properties fo:line-height="100%" fo:text-align="start"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5" style:family="paragraph" style:parent-style-name="Standard">
      <style:paragraph-properties fo:line-height="100%" fo:text-align="start" style:justify-single-word="false"/>
      <style:text-properties style:font-name="TH SarabunPSK2" fo:font-size="20pt" fo:font-weight="bold" officeooo:rsid="00bac411" officeooo:paragraph-rsid="00bac411" style:font-size-asian="20pt" style:font-weight-asian="bold" style:font-size-complex="20pt" style:font-weight-complex="bold"/>
    </style:style>
    <style:style style:name="P6" style:family="paragraph" style:parent-style-name="Standard">
      <style:paragraph-properties fo:line-height="100%" fo:text-align="start" style:justify-single-word="false"/>
      <style:text-properties style:font-name="TH SarabunPSK2" fo:font-size="20pt" fo:font-weight="bold" officeooo:rsid="00bac411" officeooo:paragraph-rsid="00bc644a" style:font-size-asian="20pt" style:font-weight-asian="bold" style:font-size-complex="20pt" style:font-weight-complex="bold"/>
    </style:style>
    <style:style style:name="P7" style:family="paragraph" style:parent-style-name="Standard">
      <style:paragraph-properties fo:line-height="100%" fo:text-align="start" style:justify-single-word="false"/>
      <style:text-properties style:font-name="TH SarabunPSK2" fo:font-size="20pt" fo:font-weight="bold" officeooo:rsid="00bac411" officeooo:paragraph-rsid="00c1a1b4" style:font-size-asian="20pt" style:font-weight-asian="bold" style:font-size-complex="20pt" style:font-weight-complex="bold"/>
    </style:style>
    <style:style style:name="P8" style:family="paragraph" style:parent-style-name="Standard">
      <style:paragraph-properties fo:line-height="100%" fo:text-align="start" style:justify-single-word="false"/>
      <style:text-properties style:font-name="TH SarabunPSK2" fo:font-size="20pt" fo:font-weight="bold" officeooo:rsid="00bac411" officeooo:paragraph-rsid="017b769a" style:font-size-asian="20pt" style:font-weight-asian="bold" style:font-size-complex="20pt" style:font-weight-complex="bold"/>
    </style:style>
    <style:style style:name="P9"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name-complex="TH SarabunPSK2" style:font-size-complex="20pt" style:font-weight-complex="bold"/>
    </style:style>
    <style:style style:name="P10" style:family="paragraph" style:parent-style-name="Standard">
      <style:paragraph-properties fo:line-height="100%" fo:text-align="center" style:justify-single-word="false"/>
      <style:text-properties style:font-name="TH SarabunPSK2" fo:font-size="20pt" fo:font-weight="bold" officeooo:rsid="00245285" officeooo:paragraph-rsid="017268a6" style:font-size-asian="20pt" style:font-weight-asian="bold" style:font-name-complex="TH SarabunPSK2" style:font-size-complex="20pt" style:font-weight-complex="bold"/>
    </style:style>
    <style:style style:name="P11" style:family="paragraph" style:parent-style-name="Standard">
      <style:paragraph-properties fo:line-height="100%" fo:text-align="start" style:justify-single-word="false"/>
      <style:text-properties style:font-name="TH SarabunPSK2" fo:font-size="20pt" fo:font-weight="bold" officeooo:rsid="00245285" officeooo:paragraph-rsid="017268a6" style:font-size-asian="20pt" style:font-weight-asian="bold" style:font-name-complex="TH SarabunPSK2" style:font-size-complex="20pt" style:font-weight-complex="bold"/>
    </style:style>
    <style:style style:name="P12" style:family="paragraph" style:parent-style-name="Standard">
      <style:paragraph-properties fo:line-height="100%" fo:text-align="start" style:justify-single-word="false"/>
      <style:text-properties style:font-name="TH SarabunPSK2" fo:font-size="20pt" fo:font-weight="bold" officeooo:rsid="00245285" officeooo:paragraph-rsid="01743689" style:font-size-asian="20pt" style:font-weight-asian="bold" style:font-name-complex="TH SarabunPSK2" style:font-size-complex="20pt" style:font-weight-complex="bold"/>
    </style:style>
    <style:style style:name="P13" style:family="paragraph" style:parent-style-name="Standard">
      <style:paragraph-properties fo:line-height="100%" fo:text-align="start" style:justify-single-word="false"/>
      <style:text-properties style:font-name="TH SarabunPSK2" fo:font-size="20pt" fo:font-weight="bold" officeooo:rsid="00245285" officeooo:paragraph-rsid="01760ec2" style:font-size-asian="20pt" style:font-weight-asian="bold" style:font-name-complex="TH SarabunPSK2" style:font-size-complex="20pt" style:font-weight-complex="bold"/>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6c8a5f"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6f1ab5"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792217"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9b22b3" style:font-size-asian="16pt" style:font-weight-asian="normal" style:font-name-complex="TH SarabunPSK2" style:font-size-complex="16pt" style:font-weight-complex="normal"/>
    </style:style>
    <style:style style:name="P18" style:family="paragraph" style:parent-style-name="Standard">
      <style:paragraph-properties fo:line-height="150%" fo:text-align="start" style:justify-single-word="false"/>
      <style:text-properties style:font-name="TH SarabunPSK2" fo:font-size="16pt" fo:font-weight="normal" officeooo:rsid="00264f94" officeooo:paragraph-rsid="009c28aa"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aa29e3"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6aeff7"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e34695"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0f1f950"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6pt" fo:font-weight="normal" officeooo:rsid="00264f94" officeooo:paragraph-rsid="006ffe62" style:font-size-asian="16pt" style:font-weight-asian="normal" style:font-name-complex="TH SarabunPSK2" style:font-size-complex="16pt" style:font-weight-complex="normal"/>
    </style:style>
    <style:style style:name="P24" style:family="paragraph" style:parent-style-name="Standard">
      <style:paragraph-properties fo:line-height="150%" fo:text-align="start" style:justify-single-word="false"/>
      <style:text-properties style:font-name="TH SarabunPSK2" fo:font-size="16pt" fo:font-weight="normal" officeooo:rsid="00264f94" officeooo:paragraph-rsid="0073aef6" style:font-size-asian="16pt" style:font-weight-asian="normal" style:font-name-complex="TH SarabunPSK2" style:font-size-complex="16pt" style:font-weight-complex="normal"/>
    </style:style>
    <style:style style:name="P25" style:family="paragraph" style:parent-style-name="Standard">
      <style:paragraph-properties fo:line-height="15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26" style:family="paragraph" style:parent-style-name="Standard">
      <style:paragraph-properties fo:line-height="150%" fo:text-align="start" style:justify-single-word="false"/>
      <style:text-properties style:font-name="TH SarabunPSK2" fo:font-size="16pt" fo:font-weight="normal" officeooo:rsid="00264f94" officeooo:paragraph-rsid="00a8fdef" style:font-size-asian="16pt" style:font-weight-asian="normal" style:font-name-complex="TH SarabunPSK2" style:font-size-complex="16pt" style:font-weight-complex="normal"/>
    </style:style>
    <style:style style:name="P27" style:family="paragraph" style:parent-style-name="Standard">
      <style:paragraph-properties fo:line-height="150%" fo:text-align="start" style:justify-single-word="false"/>
      <style:text-properties style:font-name="TH SarabunPSK2" fo:font-size="16pt" fo:font-weight="normal" officeooo:rsid="00264f94" officeooo:paragraph-rsid="019b4649" style:font-size-asian="16pt" style:font-weight-asian="normal" style:font-name-complex="TH SarabunPSK2" style:font-size-complex="16pt" style:font-weight-complex="normal"/>
    </style:style>
    <style:style style:name="P28" style:family="paragraph" style:parent-style-name="Standard">
      <style:paragraph-properties fo:line-height="150%" fo:text-align="center" style:justify-single-word="false"/>
      <style:text-properties style:font-name="TH SarabunPSK2" fo:font-size="16pt" fo:font-weight="normal" officeooo:rsid="00264f94" officeooo:paragraph-rsid="011648ca"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264f94" officeooo:paragraph-rsid="00d74f30"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264f94" officeooo:paragraph-rsid="00d8aaed"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264f94" officeooo:paragraph-rsid="00da0598"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264f94" officeooo:paragraph-rsid="00daf302"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64f94" officeooo:paragraph-rsid="00ef7a2f"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64f94" officeooo:paragraph-rsid="01181ae4"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64f94" officeooo:paragraph-rsid="0118c1b1"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64f94" officeooo:paragraph-rsid="011b69ef"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245285"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0ca2a91"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245285" officeooo:paragraph-rsid="00cd3b80"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245285" officeooo:paragraph-rsid="00d38528"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245285" officeooo:paragraph-rsid="00d66601"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245285" officeooo:paragraph-rsid="00d68561"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ee46dd"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f1f950"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0f3b3c7"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0f3fe10"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0f733af"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0f940c3"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0fbdffb"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0fd5e19"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0fe1eb5"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0ff9389"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100ae72"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102750c"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03714c"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046565"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0509b9"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068a55"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0751fd"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0848d2"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0878d8"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0245285" officeooo:paragraph-rsid="010adf31" style:font-size-asian="16pt" style:font-weight-asian="normal" style:font-name-complex="TH SarabunPSK2" style:font-size-complex="16pt" style:font-weight-complex="normal"/>
    </style:style>
    <style:style style:name="P63" style:family="paragraph" style:parent-style-name="Standard">
      <style:paragraph-properties fo:line-height="100%" fo:text-align="start"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64" style:family="paragraph" style:parent-style-name="Standard">
      <style:paragraph-properties fo:line-height="100%" fo:text-align="start" style:justify-single-word="false"/>
      <style:text-properties style:font-name="TH SarabunPSK2" fo:font-size="16pt" fo:font-weight="normal" officeooo:rsid="00245285" officeooo:paragraph-rsid="012f73ff" style:font-size-asian="16pt" style:font-weight-asian="normal" style:font-name-complex="TH SarabunPSK2" style:font-size-complex="16pt" style:font-weight-complex="normal"/>
    </style:style>
    <style:style style:name="P65" style:family="paragraph" style:parent-style-name="Standard">
      <style:paragraph-properties fo:line-height="100%" fo:text-align="start" style:justify-single-word="false"/>
      <style:text-properties style:font-name="TH SarabunPSK2" fo:font-size="16pt" fo:font-weight="normal" officeooo:rsid="00245285" officeooo:paragraph-rsid="0131a87f" style:font-size-asian="16pt" style:font-weight-asian="normal" style:font-name-complex="TH SarabunPSK2" style:font-size-complex="16pt" style:font-weight-complex="normal"/>
    </style:style>
    <style:style style:name="P66" style:family="paragraph" style:parent-style-name="Standard">
      <style:paragraph-properties fo:line-height="100%" fo:text-align="start" style:justify-single-word="false"/>
      <style:text-properties style:font-name="TH SarabunPSK2" fo:font-size="16pt" fo:font-weight="normal" officeooo:rsid="00245285" officeooo:paragraph-rsid="01344ea0" style:font-size-asian="16pt" style:font-weight-asian="normal" style:font-name-complex="TH SarabunPSK2" style:font-size-complex="16pt" style:font-weight-complex="normal"/>
    </style:style>
    <style:style style:name="P67" style:family="paragraph" style:parent-style-name="Standard">
      <style:paragraph-properties fo:line-height="100%" fo:text-align="start" style:justify-single-word="false"/>
      <style:text-properties style:font-name="TH SarabunPSK2" fo:font-size="16pt" fo:font-weight="normal" officeooo:rsid="00245285" officeooo:paragraph-rsid="0134ec9b" style:font-size-asian="16pt" style:font-weight-asian="normal" style:font-name-complex="TH SarabunPSK2" style:font-size-complex="16pt" style:font-weight-complex="normal"/>
    </style:style>
    <style:style style:name="P68" style:family="paragraph" style:parent-style-name="Standard">
      <style:paragraph-properties fo:line-height="100%" fo:text-align="start" style:justify-single-word="false"/>
      <style:text-properties style:font-name="TH SarabunPSK2" fo:font-size="16pt" fo:font-weight="normal" officeooo:rsid="00245285" officeooo:paragraph-rsid="013836b4" style:font-size-asian="16pt" style:font-weight-asian="normal" style:font-name-complex="TH SarabunPSK2" style:font-size-complex="16pt" style:font-weight-complex="normal"/>
    </style:style>
    <style:style style:name="P69" style:family="paragraph" style:parent-style-name="Standard">
      <style:paragraph-properties fo:line-height="100%" fo:text-align="start" style:justify-single-word="false"/>
      <style:text-properties style:font-name="TH SarabunPSK2" fo:font-size="16pt" fo:font-weight="normal" officeooo:rsid="00245285" officeooo:paragraph-rsid="013a0ac7" style:font-size-asian="16pt" style:font-weight-asian="normal" style:font-name-complex="TH SarabunPSK2" style:font-size-complex="16pt" style:font-weight-complex="normal"/>
    </style:style>
    <style:style style:name="P70" style:family="paragraph" style:parent-style-name="Standard">
      <style:paragraph-properties fo:line-height="100%" fo:text-align="start" style:justify-single-word="false"/>
      <style:text-properties style:font-name="TH SarabunPSK2" fo:font-size="16pt" fo:font-weight="normal" officeooo:rsid="00245285" officeooo:paragraph-rsid="013a8612" style:font-size-asian="16pt" style:font-weight-asian="normal" style:font-name-complex="TH SarabunPSK2" style:font-size-complex="16pt" style:font-weight-complex="normal"/>
    </style:style>
    <style:style style:name="P71" style:family="paragraph" style:parent-style-name="Standard">
      <style:paragraph-properties fo:line-height="100%" fo:text-align="start" style:justify-single-word="false"/>
      <style:text-properties style:font-name="TH SarabunPSK2" fo:font-size="16pt" fo:font-weight="normal" officeooo:rsid="00245285" officeooo:paragraph-rsid="013c5d60" style:font-size-asian="16pt" style:font-weight-asian="normal" style:font-name-complex="TH SarabunPSK2" style:font-size-complex="16pt" style:font-weight-complex="normal"/>
    </style:style>
    <style:style style:name="P72" style:family="paragraph" style:parent-style-name="Standard">
      <style:paragraph-properties fo:line-height="100%" fo:text-align="start" style:justify-single-word="false"/>
      <style:text-properties style:font-name="TH SarabunPSK2" fo:font-size="16pt" fo:font-weight="normal" officeooo:rsid="00245285" officeooo:paragraph-rsid="013ebabc" style:font-size-asian="16pt" style:font-weight-asian="normal" style:font-name-complex="TH SarabunPSK2" style:font-size-complex="16pt" style:font-weight-complex="normal"/>
    </style:style>
    <style:style style:name="P73" style:family="paragraph" style:parent-style-name="Standard">
      <style:paragraph-properties fo:line-height="100%" fo:text-align="start" style:justify-single-word="false"/>
      <style:text-properties style:font-name="TH SarabunPSK2" fo:font-size="16pt" fo:font-weight="normal" officeooo:rsid="00245285" officeooo:paragraph-rsid="013f9a8c" style:font-size-asian="16pt" style:font-weight-asian="normal" style:font-name-complex="TH SarabunPSK2" style:font-size-complex="16pt" style:font-weight-complex="normal"/>
    </style:style>
    <style:style style:name="P74" style:family="paragraph" style:parent-style-name="Standard">
      <style:paragraph-properties fo:line-height="100%" fo:text-align="start" style:justify-single-word="false"/>
      <style:text-properties style:font-name="TH SarabunPSK2" fo:font-size="16pt" fo:font-weight="normal" officeooo:rsid="00245285" officeooo:paragraph-rsid="013fd011" style:font-size-asian="16pt" style:font-weight-asian="normal" style:font-name-complex="TH SarabunPSK2" style:font-size-complex="16pt" style:font-weight-complex="normal"/>
    </style:style>
    <style:style style:name="P75" style:family="paragraph" style:parent-style-name="Standard">
      <style:paragraph-properties fo:line-height="100%" fo:text-align="start" style:justify-single-word="false"/>
      <style:text-properties style:font-name="TH SarabunPSK2" fo:font-size="16pt" fo:font-weight="normal" officeooo:rsid="00245285" officeooo:paragraph-rsid="014150d5" style:font-size-asian="16pt" style:font-weight-asian="normal" style:font-name-complex="TH SarabunPSK2" style:font-size-complex="16pt" style:font-weight-complex="normal"/>
    </style:style>
    <style:style style:name="P76" style:family="paragraph" style:parent-style-name="Standard">
      <style:paragraph-properties fo:line-height="100%" fo:text-align="start" style:justify-single-word="false"/>
      <style:text-properties style:font-name="TH SarabunPSK2" fo:font-size="16pt" fo:font-weight="normal" officeooo:rsid="00245285" officeooo:paragraph-rsid="0143c0b5" style:font-size-asian="16pt" style:font-weight-asian="normal" style:font-name-complex="TH SarabunPSK2" style:font-size-complex="16pt" style:font-weight-complex="normal"/>
    </style:style>
    <style:style style:name="P77" style:family="paragraph" style:parent-style-name="Standard">
      <style:paragraph-properties fo:line-height="100%" fo:text-align="start" style:justify-single-word="false"/>
      <style:text-properties style:font-name="TH SarabunPSK2" fo:font-size="16pt" fo:font-weight="normal" officeooo:rsid="00245285" officeooo:paragraph-rsid="01465bfa" style:font-size-asian="16pt" style:font-weight-asian="normal" style:font-name-complex="TH SarabunPSK2" style:font-size-complex="16pt" style:font-weight-complex="normal"/>
    </style:style>
    <style:style style:name="P78" style:family="paragraph" style:parent-style-name="Standard">
      <style:paragraph-properties fo:line-height="100%" fo:text-align="start" style:justify-single-word="false"/>
      <style:text-properties style:font-name="TH SarabunPSK2" fo:font-size="16pt" fo:font-weight="normal" officeooo:rsid="00245285" officeooo:paragraph-rsid="014ad5b6" style:font-size-asian="16pt" style:font-weight-asian="normal" style:font-name-complex="TH SarabunPSK2" style:font-size-complex="16pt" style:font-weight-complex="normal"/>
    </style:style>
    <style:style style:name="P79" style:family="paragraph" style:parent-style-name="Standard">
      <style:paragraph-properties fo:line-height="100%" fo:text-align="start" style:justify-single-word="false"/>
      <style:text-properties style:font-name="TH SarabunPSK2" fo:font-size="16pt" fo:font-weight="normal" officeooo:rsid="00245285" officeooo:paragraph-rsid="014e4a96" style:font-size-asian="16pt" style:font-weight-asian="normal" style:font-name-complex="TH SarabunPSK2" style:font-size-complex="16pt" style:font-weight-complex="normal"/>
    </style:style>
    <style:style style:name="P80" style:family="paragraph" style:parent-style-name="Standard">
      <style:paragraph-properties fo:line-height="100%" fo:text-align="start" style:justify-single-word="false"/>
      <style:text-properties style:font-name="TH SarabunPSK2" fo:font-size="16pt" fo:font-weight="normal" officeooo:rsid="00245285" officeooo:paragraph-rsid="01521e47" style:font-size-asian="16pt" style:font-weight-asian="normal" style:font-name-complex="TH SarabunPSK2" style:font-size-complex="16pt" style:font-weight-complex="normal"/>
    </style:style>
    <style:style style:name="P81" style:family="paragraph" style:parent-style-name="Standard">
      <style:paragraph-properties fo:line-height="100%" fo:text-align="start" style:justify-single-word="false"/>
      <style:text-properties style:font-name="TH SarabunPSK2" fo:font-size="16pt" fo:font-weight="normal" officeooo:rsid="00245285" officeooo:paragraph-rsid="015cd31b" style:font-size-asian="16pt" style:font-weight-asian="normal" style:font-name-complex="TH SarabunPSK2" style:font-size-complex="16pt" style:font-weight-complex="normal"/>
    </style:style>
    <style:style style:name="P82" style:family="paragraph" style:parent-style-name="Standard">
      <style:paragraph-properties fo:line-height="100%" fo:text-align="start" style:justify-single-word="false"/>
      <style:text-properties style:font-name="TH SarabunPSK2" fo:font-size="16pt" fo:font-weight="normal" officeooo:rsid="00245285" officeooo:paragraph-rsid="015e72aa" style:font-size-asian="16pt" style:font-weight-asian="normal" style:font-name-complex="TH SarabunPSK2" style:font-size-complex="16pt" style:font-weight-complex="normal"/>
    </style:style>
    <style:style style:name="P83" style:family="paragraph" style:parent-style-name="Standard">
      <style:paragraph-properties fo:line-height="100%" fo:text-align="start" style:justify-single-word="false"/>
      <style:text-properties style:font-name="TH SarabunPSK2" fo:font-size="16pt" fo:font-weight="normal" officeooo:rsid="00245285" officeooo:paragraph-rsid="015eec1e" style:font-size-asian="16pt" style:font-weight-asian="normal" style:font-name-complex="TH SarabunPSK2" style:font-size-complex="16pt" style:font-weight-complex="normal"/>
    </style:style>
    <style:style style:name="P84" style:family="paragraph" style:parent-style-name="Standard">
      <style:paragraph-properties fo:line-height="100%" fo:text-align="start" style:justify-single-word="false"/>
      <style:text-properties style:font-name="TH SarabunPSK2" fo:font-size="16pt" fo:font-weight="normal" officeooo:rsid="00245285" officeooo:paragraph-rsid="015fd177" style:font-size-asian="16pt" style:font-weight-asian="normal" style:font-name-complex="TH SarabunPSK2" style:font-size-complex="16pt" style:font-weight-complex="normal"/>
    </style:style>
    <style:style style:name="P85" style:family="paragraph" style:parent-style-name="Standard">
      <style:paragraph-properties fo:line-height="100%" fo:text-align="start" style:justify-single-word="false"/>
      <style:text-properties style:font-name="TH SarabunPSK2" fo:font-size="16pt" fo:font-weight="normal" officeooo:rsid="00245285" officeooo:paragraph-rsid="016253c5" style:font-size-asian="16pt" style:font-weight-asian="normal" style:font-name-complex="TH SarabunPSK2" style:font-size-complex="16pt" style:font-weight-complex="normal"/>
    </style:style>
    <style:style style:name="P86" style:family="paragraph" style:parent-style-name="Standard">
      <style:paragraph-properties fo:line-height="100%" fo:text-align="start" style:justify-single-word="false"/>
      <style:text-properties style:font-name="TH SarabunPSK2" fo:font-size="16pt" fo:font-weight="normal" officeooo:rsid="00245285" officeooo:paragraph-rsid="016332d6" style:font-size-asian="16pt" style:font-weight-asian="normal" style:font-name-complex="TH SarabunPSK2" style:font-size-complex="16pt" style:font-weight-complex="normal"/>
    </style:style>
    <style:style style:name="P87" style:family="paragraph" style:parent-style-name="Standard">
      <style:paragraph-properties fo:line-height="100%" fo:text-align="start" style:justify-single-word="false"/>
      <style:text-properties style:font-name="TH SarabunPSK2" fo:font-size="16pt" fo:font-weight="normal" officeooo:rsid="00245285" officeooo:paragraph-rsid="0166b916" style:font-size-asian="16pt" style:font-weight-asian="normal" style:font-name-complex="TH SarabunPSK2" style:font-size-complex="16pt" style:font-weight-complex="normal"/>
    </style:style>
    <style:style style:name="P88" style:family="paragraph" style:parent-style-name="Standard">
      <style:paragraph-properties fo:line-height="100%" fo:text-align="start" style:justify-single-word="false"/>
      <style:text-properties style:font-name="TH SarabunPSK2" fo:font-size="16pt" fo:font-weight="normal" officeooo:rsid="00245285" officeooo:paragraph-rsid="01687c62" style:font-size-asian="16pt" style:font-weight-asian="normal" style:font-name-complex="TH SarabunPSK2" style:font-size-complex="16pt" style:font-weight-complex="normal"/>
    </style:style>
    <style:style style:name="P89" style:family="paragraph" style:parent-style-name="Standard">
      <style:paragraph-properties fo:line-height="100%" fo:text-align="start" style:justify-single-word="false"/>
      <style:text-properties style:font-name="TH SarabunPSK2" fo:font-size="16pt" fo:font-weight="normal" officeooo:rsid="00245285" officeooo:paragraph-rsid="016a6c1c" style:font-size-asian="16pt" style:font-weight-asian="normal" style:font-name-complex="TH SarabunPSK2" style:font-size-complex="16pt" style:font-weight-complex="normal"/>
    </style:style>
    <style:style style:name="P90" style:family="paragraph" style:parent-style-name="Standard">
      <style:paragraph-properties fo:line-height="100%" fo:text-align="start" style:justify-single-word="false"/>
      <style:text-properties style:font-name="TH SarabunPSK2" fo:font-size="16pt" fo:font-weight="normal" officeooo:rsid="00245285" officeooo:paragraph-rsid="018470c6" style:font-size-asian="16pt" style:font-weight-asian="normal" style:font-name-complex="TH SarabunPSK2" style:font-size-complex="16pt" style:font-weight-complex="normal"/>
    </style:style>
    <style:style style:name="P91" style:family="paragraph" style:parent-style-name="Standard">
      <style:paragraph-properties fo:line-height="100%" fo:text-align="start" style:justify-single-word="false"/>
      <style:text-properties style:font-name="TH SarabunPSK2" fo:font-size="16pt" fo:font-weight="normal" officeooo:rsid="00245285" officeooo:paragraph-rsid="01383df7" style:font-size-asian="16pt" style:font-weight-asian="normal" style:font-name-complex="TH SarabunPSK2" style:font-size-complex="16pt" style:font-weight-complex="normal"/>
    </style:style>
    <style:style style:name="P92" style:family="paragraph" style:parent-style-name="Standard">
      <style:paragraph-properties fo:line-height="100%" fo:text-align="start" style:justify-single-word="false"/>
      <style:text-properties style:font-name="TH SarabunPSK2" fo:font-size="16pt" fo:font-weight="normal" officeooo:rsid="00245285" officeooo:paragraph-rsid="0136fbf4" style:font-size-asian="16pt" style:font-weight-asian="normal" style:font-name-complex="TH SarabunPSK2" style:font-size-complex="16pt" style:font-weight-complex="normal"/>
    </style:style>
    <style:style style:name="P93" style:family="paragraph" style:parent-style-name="Standard">
      <style:paragraph-properties fo:line-height="100%" fo:text-align="start" style:justify-single-word="false"/>
      <style:text-properties style:font-name="TH SarabunPSK2" fo:font-size="16pt" fo:font-weight="normal" officeooo:rsid="00245285" officeooo:paragraph-rsid="01311c0f" style:font-size-asian="16pt" style:font-weight-asian="normal" style:font-name-complex="TH SarabunPSK2" style:font-size-complex="16pt" style:font-weight-complex="normal"/>
    </style:style>
    <style:style style:name="P94" style:family="paragraph" style:parent-style-name="Standard">
      <style:paragraph-properties fo:line-height="100%" fo:text-align="start" style:justify-single-word="false"/>
      <style:text-properties style:font-name="TH SarabunPSK2" fo:font-size="16pt" fo:font-weight="normal" officeooo:rsid="00245285" officeooo:paragraph-rsid="012de98e" style:font-size-asian="16pt" style:font-weight-asian="normal" style:font-name-complex="TH SarabunPSK2" style:font-size-complex="16pt" style:font-weight-complex="normal"/>
    </style:style>
    <style:style style:name="P95" style:family="paragraph" style:parent-style-name="Standard">
      <style:paragraph-properties fo:line-height="100%" fo:text-align="start" style:justify-single-word="false"/>
      <style:text-properties style:font-name="TH SarabunPSK2" fo:font-size="16pt" fo:font-weight="normal" officeooo:rsid="00245285" officeooo:paragraph-rsid="010a62a0" style:font-size-asian="16pt" style:font-weight-asian="normal" style:font-name-complex="TH SarabunPSK2" style:font-size-complex="16pt" style:font-weight-complex="normal"/>
    </style:style>
    <style:style style:name="P96" style:family="paragraph" style:parent-style-name="Standard">
      <style:paragraph-properties fo:line-height="100%" fo:text-align="start" style:justify-single-word="false"/>
      <style:text-properties style:font-name="TH SarabunPSK2" fo:font-size="16pt" fo:font-weight="normal" officeooo:rsid="00245285" officeooo:paragraph-rsid="01a035ca" style:font-size-asian="16pt" style:font-weight-asian="normal" style:font-name-complex="TH SarabunPSK2" style:font-size-complex="16pt" style:font-weight-complex="normal"/>
    </style:style>
    <style:style style:name="P97" style:family="paragraph" style:parent-style-name="Standard">
      <style:paragraph-properties fo:line-height="100%" fo:text-align="center"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98" style:family="paragraph" style:parent-style-name="Standard">
      <style:paragraph-properties fo:line-height="100%" fo:text-align="center" style:justify-single-word="false"/>
      <style:text-properties style:font-name="TH SarabunPSK2" fo:font-size="16pt" fo:font-weight="normal" officeooo:rsid="00245285" officeooo:paragraph-rsid="010d5f77" style:font-size-asian="16pt" style:font-weight-asian="normal" style:font-name-complex="TH SarabunPSK2" style:font-size-complex="16pt" style:font-weight-complex="normal"/>
    </style:style>
    <style:style style:name="P99" style:family="paragraph" style:parent-style-name="Standard">
      <style:paragraph-properties fo:line-height="100%" fo:text-align="center" style:justify-single-word="false"/>
      <style:text-properties style:font-name="TH SarabunPSK2" fo:font-size="16pt" fo:font-weight="normal" officeooo:rsid="00245285" officeooo:paragraph-rsid="010f204c" style:font-size-asian="16pt" style:font-weight-asian="normal" style:font-name-complex="TH SarabunPSK2" style:font-size-complex="16pt" style:font-weight-complex="normal"/>
    </style:style>
    <style:style style:name="P100" style:family="paragraph" style:parent-style-name="Standard">
      <style:paragraph-properties fo:line-height="100%" fo:text-align="center" style:justify-single-word="false"/>
      <style:text-properties style:font-name="TH SarabunPSK2" fo:font-size="16pt" fo:font-weight="normal" officeooo:rsid="00245285" officeooo:paragraph-rsid="0110c97a" style:font-size-asian="16pt" style:font-weight-asian="normal" style:font-name-complex="TH SarabunPSK2" style:font-size-complex="16pt" style:font-weight-complex="normal"/>
    </style:style>
    <style:style style:name="P101" style:family="paragraph" style:parent-style-name="Standard">
      <style:paragraph-properties fo:line-height="150%" fo:text-align="start" style:justify-single-word="false"/>
      <style:text-properties style:font-name="TH SarabunPSK2" fo:font-size="16pt" fo:font-weight="normal" officeooo:rsid="00245285" officeooo:paragraph-rsid="012b939d" style:font-size-asian="16pt" style:font-weight-asian="normal" style:font-name-complex="TH SarabunPSK2" style:font-size-complex="16pt" style:font-weight-complex="normal"/>
    </style:style>
    <style:style style:name="P102" style:family="paragraph" style:parent-style-name="Standard">
      <style:paragraph-properties fo:line-height="150%" fo:text-align="start" style:justify-single-word="false"/>
      <style:text-properties style:font-name="TH SarabunPSK2" fo:font-size="16pt" fo:font-weight="normal" officeooo:rsid="00245285" officeooo:paragraph-rsid="00cbf498" style:font-size-asian="16pt" style:font-weight-asian="normal" style:font-name-complex="TH SarabunPSK2" style:font-size-complex="16pt" style:font-weight-complex="normal"/>
    </style:style>
    <style:style style:name="P103" style:family="paragraph" style:parent-style-name="Standard">
      <style:paragraph-properties fo:line-height="150%" fo:text-align="start" style:justify-single-word="false"/>
      <style:text-properties style:font-name="TH SarabunPSK2" fo:font-size="16pt" fo:font-weight="normal" officeooo:rsid="00245285" officeooo:paragraph-rsid="00d3cbbc" style:font-size-asian="16pt" style:font-weight-asian="normal" style:font-name-complex="TH SarabunPSK2" style:font-size-complex="16pt" style:font-weight-complex="normal"/>
    </style:style>
    <style:style style:name="P104" style:family="paragraph" style:parent-style-name="Standard">
      <style:paragraph-properties fo:line-height="150%" fo:text-align="start" style:justify-single-word="false"/>
      <style:text-properties style:font-name="TH SarabunPSK2" fo:font-size="16pt" fo:font-weight="normal" officeooo:rsid="00245285" officeooo:paragraph-rsid="00d66601" style:font-size-asian="16pt" style:font-weight-asian="normal" style:font-name-complex="TH SarabunPSK2" style:font-size-complex="16pt" style:font-weight-complex="normal"/>
    </style:style>
    <style:style style:name="P105" style:family="paragraph" style:parent-style-name="Standard">
      <style:paragraph-properties fo:line-height="150%" fo:text-align="start" style:justify-single-word="false"/>
      <style:text-properties style:font-name="TH SarabunPSK2" fo:font-size="16pt" fo:font-weight="normal" officeooo:rsid="00245285" officeooo:paragraph-rsid="00d68561" style:font-size-asian="16pt" style:font-weight-asian="normal" style:font-name-complex="TH SarabunPSK2" style:font-size-complex="16pt" style:font-weight-complex="normal"/>
    </style:style>
    <style:style style:name="P106" style:family="paragraph" style:parent-style-name="Standard">
      <style:paragraph-properties fo:line-height="150%" fo:text-align="start" style:justify-single-word="false"/>
      <style:text-properties style:font-name="TH SarabunPSK2" fo:font-size="16pt" fo:font-weight="normal" officeooo:rsid="00245285" officeooo:paragraph-rsid="00d74a56" style:font-size-asian="16pt" style:font-weight-asian="normal" style:font-name-complex="TH SarabunPSK2" style:font-size-complex="16pt" style:font-weight-complex="normal"/>
    </style:style>
    <style:style style:name="P107" style:family="paragraph" style:parent-style-name="Standard">
      <style:paragraph-properties fo:line-height="150%" fo:text-align="start" style:justify-single-word="false"/>
      <style:text-properties style:font-name="TH SarabunPSK2" fo:font-size="16pt" fo:font-weight="normal" officeooo:rsid="00245285" officeooo:paragraph-rsid="00d74f30" style:font-size-asian="16pt" style:font-weight-asian="normal" style:font-name-complex="TH SarabunPSK2" style:font-size-complex="16pt" style:font-weight-complex="normal"/>
    </style:style>
    <style:style style:name="P108" style:family="paragraph" style:parent-style-name="Standard">
      <style:paragraph-properties fo:line-height="150%" fo:text-align="start" style:justify-single-word="false"/>
      <style:text-properties style:font-name="TH SarabunPSK2" fo:font-size="16pt" fo:font-weight="normal" officeooo:rsid="00245285" officeooo:paragraph-rsid="00d8aaed" style:font-size-asian="16pt" style:font-weight-asian="normal" style:font-name-complex="TH SarabunPSK2" style:font-size-complex="16pt" style:font-weight-complex="normal"/>
    </style:style>
    <style:style style:name="P109" style:family="paragraph" style:parent-style-name="Standard">
      <style:paragraph-properties fo:line-height="150%" fo:text-align="start" style:justify-single-word="false"/>
      <style:text-properties style:font-name="TH SarabunPSK2" fo:font-size="16pt" fo:font-weight="normal" officeooo:rsid="00245285" officeooo:paragraph-rsid="00da0598" style:font-size-asian="16pt" style:font-weight-asian="normal" style:font-name-complex="TH SarabunPSK2" style:font-size-complex="16pt" style:font-weight-complex="normal"/>
    </style:style>
    <style:style style:name="P110" style:family="paragraph" style:parent-style-name="Standard">
      <style:paragraph-properties fo:line-height="150%" fo:text-align="start" style:justify-single-word="false"/>
      <style:text-properties style:font-name="TH SarabunPSK2" fo:font-size="16pt" fo:font-weight="normal" officeooo:rsid="00245285" officeooo:paragraph-rsid="018470c6" style:font-size-asian="16pt" style:font-weight-asian="normal" style:font-name-complex="TH SarabunPSK2" style:font-size-complex="16pt" style:font-weight-complex="normal"/>
    </style:style>
    <style:style style:name="P111" style:family="paragraph" style:parent-style-name="Standard">
      <style:paragraph-properties fo:line-height="100%" fo:text-align="start" style:justify-single-word="false"/>
      <style:text-properties style:font-name="TH SarabunPSK2" fo:font-size="16pt" fo:font-weight="normal" officeooo:rsid="00f15b4a" officeooo:paragraph-rsid="00ee46dd" style:font-size-asian="16pt" style:font-weight-asian="normal" style:font-name-complex="TH SarabunPSK2" style:font-size-complex="16pt" style:font-weight-complex="normal"/>
    </style:style>
    <style:style style:name="P112" style:family="paragraph" style:parent-style-name="Standard">
      <style:paragraph-properties fo:line-height="100%" fo:text-align="start" style:justify-single-word="false"/>
      <style:text-properties style:font-name="TH SarabunPSK2" fo:font-size="16pt" fo:font-weight="normal" officeooo:rsid="011cc78c" officeooo:paragraph-rsid="011cc78c" style:font-size-asian="16pt" style:font-weight-asian="normal" style:font-name-complex="TH SarabunPSK2" style:font-size-complex="16pt" style:font-weight-complex="normal"/>
    </style:style>
    <style:style style:name="P113" style:family="paragraph" style:parent-style-name="Standard">
      <style:paragraph-properties fo:line-height="100%" fo:text-align="start" style:justify-single-word="false"/>
      <style:text-properties style:font-name="TH SarabunPSK2" fo:font-size="16pt" fo:font-weight="normal" officeooo:rsid="011db79d" officeooo:paragraph-rsid="011db79d" style:font-size-asian="16pt" style:font-weight-asian="normal" style:font-name-complex="TH SarabunPSK2" style:font-size-complex="16pt" style:font-weight-complex="normal"/>
    </style:style>
    <style:style style:name="P114" style:family="paragraph" style:parent-style-name="Standard">
      <style:paragraph-properties fo:line-height="100%" fo:text-align="start" style:justify-single-word="false"/>
      <style:text-properties style:font-name="TH SarabunPSK2" fo:font-size="16pt" fo:font-weight="normal" officeooo:rsid="011fc8ca" officeooo:paragraph-rsid="011fc8ca" style:font-size-asian="16pt" style:font-weight-asian="normal" style:font-name-complex="TH SarabunPSK2" style:font-size-complex="16pt" style:font-weight-complex="normal"/>
    </style:style>
    <style:style style:name="P115" style:family="paragraph" style:parent-style-name="Standard">
      <style:paragraph-properties fo:line-height="100%" fo:text-align="start" style:justify-single-word="false"/>
      <style:text-properties style:font-name="TH SarabunPSK2" fo:font-size="16pt" fo:font-weight="normal" officeooo:rsid="0120e2ef" officeooo:paragraph-rsid="0120e2ef" style:font-size-asian="16pt" style:font-weight-asian="normal" style:font-name-complex="TH SarabunPSK2" style:font-size-complex="16pt" style:font-weight-complex="normal"/>
    </style:style>
    <style:style style:name="P116" style:family="paragraph" style:parent-style-name="Standard">
      <style:paragraph-properties fo:line-height="100%" fo:text-align="start" style:justify-single-word="false"/>
      <style:text-properties style:font-name="TH SarabunPSK2" fo:font-size="16pt" fo:font-weight="normal" officeooo:rsid="0160900d" officeooo:paragraph-rsid="0160900d" style:font-size-asian="16pt" style:font-weight-asian="normal" style:font-name-complex="TH SarabunPSK2" style:font-size-complex="16pt" style:font-weight-complex="normal"/>
    </style:style>
    <style:style style:name="P117" style:family="paragraph" style:parent-style-name="Standard">
      <style:paragraph-properties fo:line-height="100%" fo:text-align="start" style:justify-single-word="false"/>
      <style:text-properties style:font-name="TH SarabunPSK2" fo:font-size="16pt" fo:font-weight="normal" officeooo:rsid="011c88b1" officeooo:paragraph-rsid="011c88b1" style:font-size-asian="16pt" style:font-weight-asian="normal" style:font-name-complex="TH SarabunPSK2" style:font-size-complex="16pt" style:font-weight-complex="normal"/>
    </style:style>
    <style:style style:name="P118" style:family="paragraph" style:parent-style-name="Standard">
      <style:paragraph-properties fo:line-height="100%" fo:text-align="center" style:justify-single-word="false"/>
      <style:text-properties style:font-name="TH SarabunPSK2" fo:font-size="16pt" fo:font-weight="normal" officeooo:rsid="00245285" officeooo:paragraph-rsid="00ee46dd" style:font-size-asian="14pt" style:font-weight-asian="normal" style:font-name-complex="TH SarabunPSK2" style:font-size-complex="21.2999992370605pt" style:font-weight-complex="normal"/>
    </style:style>
    <style:style style:name="P119" style:family="paragraph" style:parent-style-name="Standard">
      <style:paragraph-properties fo:line-height="100%" fo:text-align="start" style:justify-single-word="false"/>
      <style:text-properties style:font-name="TH SarabunPSK2" fo:font-size="16pt" fo:font-weight="normal" officeooo:rsid="011c88b1" officeooo:paragraph-rsid="011c88b1" style:font-size-asian="14pt" style:font-weight-asian="normal" style:font-name-complex="TH SarabunPSK2" style:font-size-complex="21.2999992370605pt" style:font-weight-complex="normal"/>
    </style:style>
    <style:style style:name="P120" style:family="paragraph" style:parent-style-name="Standard">
      <style:paragraph-properties fo:line-height="150%" fo:text-align="start" style:justify-single-word="false"/>
      <style:text-properties style:font-name="TH SarabunPSK2" fo:font-size="16pt" fo:font-weight="bold" officeooo:paragraph-rsid="00a858a8"/>
    </style:style>
    <style:style style:name="P121" style:family="paragraph" style:parent-style-name="Standard">
      <style:paragraph-properties fo:line-height="150%" fo:text-align="start" style:justify-single-word="false"/>
      <style:text-properties style:font-name="TH SarabunPSK2" fo:font-size="16pt" fo:font-weight="bold" officeooo:paragraph-rsid="00a8fdef"/>
    </style:style>
    <style:style style:name="P122" style:family="paragraph" style:parent-style-name="Standard">
      <style:paragraph-properties fo:line-height="150%" fo:text-align="start" style:justify-single-word="false"/>
      <style:text-properties style:font-name="TH SarabunPSK2" fo:font-size="16pt" fo:font-weight="bold" officeooo:paragraph-rsid="00aa29e3"/>
    </style:style>
    <style:style style:name="P123" style:family="paragraph" style:parent-style-name="Standard">
      <style:paragraph-properties fo:line-height="100%" fo:text-align="start" style:justify-single-word="false"/>
      <style:text-properties style:font-name="TH SarabunPSK2" fo:font-size="16pt" officeooo:paragraph-rsid="00d74a56" style:font-size-asian="16pt" style:font-size-complex="16pt"/>
    </style:style>
    <style:style style:name="P124" style:family="paragraph" style:parent-style-name="Standard">
      <style:paragraph-properties fo:line-height="150%" fo:text-align="start" style:justify-single-word="false"/>
      <style:text-properties style:font-name="TH SarabunPSK2" fo:font-size="18pt" officeooo:paragraph-rsid="00792217" style:font-size-asian="18pt" style:font-size-complex="18pt"/>
    </style:style>
    <style:style style:name="P125" style:family="paragraph" style:parent-style-name="Standard">
      <style:paragraph-properties fo:line-height="100%" fo:text-align="center" style:justify-single-word="false"/>
      <style:text-properties style:font-name="TH SarabunPSK2" fo:font-size="18pt" officeooo:paragraph-rsid="00606276" style:font-size-asian="18pt" style:font-size-complex="18pt"/>
    </style:style>
    <style:style style:name="P126" style:family="paragraph" style:parent-style-name="Standard">
      <style:paragraph-properties fo:line-height="150%" fo:text-align="start" style:justify-single-word="false"/>
      <style:text-properties style:font-name="TH SarabunPSK2" fo:font-size="18pt" fo:font-weight="bold" officeooo:rsid="00264f94" officeooo:paragraph-rsid="00792217" style:font-size-asian="18pt" style:font-weight-asian="bold" style:font-name-complex="TH SarabunPSK2" style:font-size-complex="18pt" style:font-weight-complex="bold"/>
    </style:style>
    <style:style style:name="P127" style:family="paragraph" style:parent-style-name="Standard">
      <style:paragraph-properties fo:line-height="150%" fo:text-align="start" style:justify-single-word="false"/>
      <style:text-properties style:font-name="TH SarabunPSK2" fo:font-size="18pt" fo:font-weight="bold" officeooo:rsid="0099acc7" officeooo:paragraph-rsid="0099acc7" style:font-size-asian="18pt" style:font-weight-asian="bold" style:font-name-complex="TH SarabunPSK2" style:font-size-complex="18pt" style:font-weight-complex="bold"/>
    </style:style>
    <style:style style:name="P128" style:family="paragraph" style:parent-style-name="Standard">
      <style:paragraph-properties fo:line-height="100%" fo:text-align="start" style:justify-single-word="false"/>
      <style:text-properties style:font-name="TH SarabunPSK2" fo:font-size="18pt" fo:font-weight="bold" officeooo:rsid="00ef7a2f" officeooo:paragraph-rsid="00ef7a2f" style:font-size-asian="18pt" style:font-weight-asian="bold" style:font-name-complex="TH SarabunPSK2" style:font-size-complex="18pt" style:font-weight-complex="bold"/>
    </style:style>
    <style:style style:name="P129" style:family="paragraph" style:parent-style-name="Standard">
      <style:paragraph-properties fo:line-height="150%" fo:text-align="start" style:justify-single-word="false"/>
      <style:text-properties style:font-name="TH SarabunPSK2" fo:font-size="18pt" fo:font-weight="bold" officeooo:rsid="00245285" officeooo:paragraph-rsid="00245285" style:font-size-asian="18pt" style:font-weight-asian="bold" style:font-name-complex="TH SarabunPSK2" style:font-size-complex="18pt" style:font-weight-complex="bold"/>
    </style:style>
    <style:style style:name="P130" style:family="paragraph" style:parent-style-name="Standard">
      <style:text-properties officeooo:paragraph-rsid="01311c0f"/>
    </style:style>
    <style:style style:name="P131" style:family="paragraph" style:parent-style-name="Table_20_Contents">
      <style:paragraph-properties fo:text-align="start" style:justify-single-word="false"/>
    </style:style>
    <style:style style:name="P132" style:family="paragraph" style:parent-style-name="Table_20_Contents">
      <style:paragraph-properties fo:text-align="start" style:justify-single-word="false"/>
      <style:text-properties officeooo:paragraph-rsid="00583c33"/>
    </style:style>
    <style:style style:name="P133" style:family="paragraph" style:parent-style-name="Table_20_Contents">
      <style:paragraph-properties fo:text-align="start" style:justify-single-word="false"/>
      <style:text-properties officeooo:paragraph-rsid="00606276"/>
    </style:style>
    <style:style style:name="P134" style:family="paragraph" style:parent-style-name="Table_20_Contents">
      <style:paragraph-properties fo:text-align="start" style:justify-single-word="false"/>
      <style:text-properties officeooo:paragraph-rsid="006168a8"/>
    </style:style>
    <style:style style:name="P135" style:family="paragraph" style:parent-style-name="Table_20_Contents">
      <style:paragraph-properties fo:text-align="start" style:justify-single-word="false"/>
      <style:text-properties officeooo:paragraph-rsid="006aeff7"/>
    </style:style>
    <style:style style:name="P136" style:family="paragraph" style:parent-style-name="Table_20_Contents">
      <style:paragraph-properties fo:text-align="start" style:justify-single-word="false"/>
      <style:text-properties officeooo:paragraph-rsid="006c8a5f"/>
    </style:style>
    <style:style style:name="P137" style:family="paragraph" style:parent-style-name="Table_20_Contents">
      <style:paragraph-properties fo:text-align="start" style:justify-single-word="false"/>
      <style:text-properties officeooo:paragraph-rsid="006f1ab5"/>
    </style:style>
    <style:style style:name="P138" style:family="paragraph" style:parent-style-name="Table_20_Contents">
      <style:paragraph-properties fo:text-align="start" style:justify-single-word="false"/>
      <style:text-properties officeooo:paragraph-rsid="006ffe62"/>
    </style:style>
    <style:style style:name="P139" style:family="paragraph" style:parent-style-name="Table_20_Contents">
      <style:paragraph-properties fo:text-align="start" style:justify-single-word="false"/>
      <style:text-properties officeooo:paragraph-rsid="0073aef6"/>
    </style:style>
    <style:style style:name="P140" style:family="paragraph" style:parent-style-name="Table_20_Contents">
      <style:paragraph-properties fo:text-align="start" style:justify-single-word="false"/>
      <style:text-properties officeooo:paragraph-rsid="00792217"/>
    </style:style>
    <style:style style:name="P141" style:family="paragraph" style:parent-style-name="Table_20_Contents">
      <style:paragraph-properties fo:text-align="start" style:justify-single-word="false"/>
      <style:text-properties officeooo:paragraph-rsid="0097db3c"/>
    </style:style>
    <style:style style:name="P142" style:family="paragraph" style:parent-style-name="Table_20_Contents">
      <style:paragraph-properties fo:text-align="start" style:justify-single-word="false"/>
      <style:text-properties officeooo:paragraph-rsid="009b22b3"/>
    </style:style>
    <style:style style:name="P143" style:family="paragraph" style:parent-style-name="Table_20_Contents">
      <style:paragraph-properties fo:text-align="start" style:justify-single-word="false"/>
      <style:text-properties officeooo:paragraph-rsid="009c28aa"/>
    </style:style>
    <style:style style:name="P144" style:family="paragraph" style:parent-style-name="Table_20_Contents">
      <style:paragraph-properties fo:text-align="start" style:justify-single-word="false"/>
      <style:text-properties officeooo:paragraph-rsid="0131a87f"/>
    </style:style>
    <style:style style:name="P145" style:family="paragraph" style:parent-style-name="Table_20_Contents">
      <style:paragraph-properties fo:text-align="start" style:justify-single-word="false"/>
      <style:text-properties officeooo:paragraph-rsid="0134ec9b"/>
    </style:style>
    <style:style style:name="P146" style:family="paragraph" style:parent-style-name="Table_20_Contents">
      <style:paragraph-properties fo:text-align="start" style:justify-single-word="false"/>
      <style:text-properties officeooo:paragraph-rsid="013a8612"/>
    </style:style>
    <style:style style:name="P147" style:family="paragraph" style:parent-style-name="Table_20_Contents">
      <style:paragraph-properties fo:text-align="start" style:justify-single-word="false"/>
      <style:text-properties officeooo:paragraph-rsid="013ebabc"/>
    </style:style>
    <style:style style:name="P148" style:family="paragraph" style:parent-style-name="Table_20_Contents">
      <style:paragraph-properties fo:text-align="start" style:justify-single-word="false"/>
      <style:text-properties fo:font-weight="bold" style:font-weight-asian="bold" style:font-weight-complex="bold"/>
    </style:style>
    <style:style style:name="P149" style:family="paragraph" style:parent-style-name="Table_20_Contents">
      <style:paragraph-properties fo:text-align="start" style:justify-single-word="false"/>
      <style:text-properties fo:font-weight="bold" officeooo:paragraph-rsid="00606276" style:font-weight-asian="bold" style:font-weight-complex="bold"/>
    </style:style>
    <style:style style:name="P150" style:family="paragraph" style:parent-style-name="Table_20_Contents">
      <style:paragraph-properties fo:text-align="start" style:justify-single-word="false"/>
      <style:text-properties fo:font-weight="bold" officeooo:paragraph-rsid="006aeff7" style:font-weight-asian="bold" style:font-weight-complex="bold"/>
    </style:style>
    <style:style style:name="P151" style:family="paragraph" style:parent-style-name="Table_20_Contents">
      <style:paragraph-properties fo:text-align="start" style:justify-single-word="false"/>
      <style:text-properties fo:font-weight="bold" officeooo:paragraph-rsid="006c8a5f" style:font-weight-asian="bold" style:font-weight-complex="bold"/>
    </style:style>
    <style:style style:name="P152" style:family="paragraph" style:parent-style-name="Table_20_Contents">
      <style:paragraph-properties fo:text-align="start" style:justify-single-word="false"/>
      <style:text-properties fo:font-weight="bold" officeooo:paragraph-rsid="006f1ab5" style:font-weight-asian="bold" style:font-weight-complex="bold"/>
    </style:style>
    <style:style style:name="P153" style:family="paragraph" style:parent-style-name="Table_20_Contents">
      <style:paragraph-properties fo:text-align="start" style:justify-single-word="false"/>
      <style:text-properties fo:font-weight="bold" officeooo:paragraph-rsid="006ffe62" style:font-weight-asian="bold" style:font-weight-complex="bold"/>
    </style:style>
    <style:style style:name="P154" style:family="paragraph" style:parent-style-name="Table_20_Contents">
      <style:paragraph-properties fo:text-align="start" style:justify-single-word="false"/>
      <style:text-properties fo:font-weight="bold" officeooo:paragraph-rsid="0073aef6" style:font-weight-asian="bold" style:font-weight-complex="bold"/>
    </style:style>
    <style:style style:name="P155" style:family="paragraph" style:parent-style-name="Table_20_Contents">
      <style:paragraph-properties fo:text-align="start" style:justify-single-word="false"/>
      <style:text-properties fo:font-weight="bold" officeooo:paragraph-rsid="00792217" style:font-weight-asian="bold" style:font-weight-complex="bold"/>
    </style:style>
    <style:style style:name="P156" style:family="paragraph" style:parent-style-name="Table_20_Contents">
      <style:paragraph-properties fo:text-align="center" style:justify-single-word="false"/>
      <style:text-properties fo:font-weight="bold" officeooo:rsid="004b5578" officeooo:paragraph-rsid="004b5578" style:font-weight-asian="bold" style:font-weight-complex="bold"/>
    </style:style>
    <style:style style:name="P157" style:family="paragraph" style:parent-style-name="Table_20_Contents">
      <style:paragraph-properties fo:text-align="center" style:justify-single-word="false"/>
      <style:text-properties fo:font-weight="bold" officeooo:rsid="004b5578" officeooo:paragraph-rsid="00606276" style:font-weight-asian="bold" style:font-weight-complex="bold"/>
    </style:style>
    <style:style style:name="P158" style:family="paragraph" style:parent-style-name="Table_20_Contents">
      <style:paragraph-properties fo:text-align="center" style:justify-single-word="false"/>
      <style:text-properties fo:font-weight="bold" officeooo:rsid="004b5578" officeooo:paragraph-rsid="006aeff7" style:font-weight-asian="bold" style:font-weight-complex="bold"/>
    </style:style>
    <style:style style:name="P159" style:family="paragraph" style:parent-style-name="Table_20_Contents">
      <style:paragraph-properties fo:text-align="center" style:justify-single-word="false"/>
      <style:text-properties fo:font-weight="bold" officeooo:rsid="004b5578" officeooo:paragraph-rsid="006c8a5f" style:font-weight-asian="bold" style:font-weight-complex="bold"/>
    </style:style>
    <style:style style:name="P160" style:family="paragraph" style:parent-style-name="Table_20_Contents">
      <style:paragraph-properties fo:text-align="center" style:justify-single-word="false"/>
      <style:text-properties fo:font-weight="bold" officeooo:rsid="004b5578" officeooo:paragraph-rsid="006f1ab5" style:font-weight-asian="bold" style:font-weight-complex="bold"/>
    </style:style>
    <style:style style:name="P161" style:family="paragraph" style:parent-style-name="Table_20_Contents">
      <style:paragraph-properties fo:text-align="center" style:justify-single-word="false"/>
      <style:text-properties fo:font-weight="bold" officeooo:rsid="004b5578" officeooo:paragraph-rsid="006ffe62" style:font-weight-asian="bold" style:font-weight-complex="bold"/>
    </style:style>
    <style:style style:name="P162" style:family="paragraph" style:parent-style-name="Table_20_Contents">
      <style:paragraph-properties fo:text-align="center" style:justify-single-word="false"/>
      <style:text-properties fo:font-weight="bold" officeooo:rsid="004b5578" officeooo:paragraph-rsid="0073aef6" style:font-weight-asian="bold" style:font-weight-complex="bold"/>
    </style:style>
    <style:style style:name="P163" style:family="paragraph" style:parent-style-name="Table_20_Contents">
      <style:paragraph-properties fo:text-align="center" style:justify-single-word="false"/>
      <style:text-properties fo:font-weight="bold" officeooo:rsid="004b5578" officeooo:paragraph-rsid="00792217" style:font-weight-asian="bold" style:font-weight-complex="bold"/>
    </style:style>
    <style:style style:name="P164" style:family="paragraph" style:parent-style-name="Table_20_Contents">
      <style:paragraph-properties fo:text-align="center" style:justify-single-word="false"/>
      <style:text-properties fo:font-weight="bold" style:font-weight-asian="bold" style:font-weight-complex="bold"/>
    </style:style>
    <style:style style:name="P165" style:family="paragraph" style:parent-style-name="Table_20_Contents">
      <style:paragraph-properties fo:text-align="center" style:justify-single-word="false"/>
      <style:text-properties fo:font-weight="bold" officeooo:paragraph-rsid="009b22b3" style:font-weight-asian="bold" style:font-weight-complex="bold"/>
    </style:style>
    <style:style style:name="P166" style:family="paragraph" style:parent-style-name="Table_20_Contents">
      <style:paragraph-properties fo:text-align="center" style:justify-single-word="false"/>
      <style:text-properties fo:font-weight="bold" officeooo:paragraph-rsid="009c28aa" style:font-weight-asian="bold" style:font-weight-complex="bold"/>
    </style:style>
    <style:style style:name="P167" style:family="paragraph" style:parent-style-name="Table_20_Contents">
      <style:paragraph-properties fo:text-align="center" style:justify-single-word="false"/>
      <style:text-properties fo:font-weight="bold" officeooo:paragraph-rsid="009102b6" style:font-weight-asian="bold" style:font-weight-complex="bold"/>
    </style:style>
    <style:style style:name="P168" style:family="paragraph" style:parent-style-name="Table_20_Contents">
      <style:paragraph-properties fo:text-align="center" style:justify-single-word="false"/>
      <style:text-properties fo:font-weight="bold" officeooo:paragraph-rsid="00a8fdef" style:font-weight-asian="bold" style:font-weight-complex="bold"/>
    </style:style>
    <style:style style:name="P169" style:family="paragraph" style:parent-style-name="Table_20_Contents">
      <style:paragraph-properties fo:text-align="center" style:justify-single-word="false"/>
      <style:text-properties fo:font-weight="bold" officeooo:paragraph-rsid="00aa29e3" style:font-weight-asian="bold" style:font-weight-complex="bold"/>
    </style:style>
    <style:style style:name="P170" style:family="paragraph" style:parent-style-name="Table_20_Contents">
      <style:paragraph-properties fo:text-align="center" style:justify-single-word="false"/>
      <style:text-properties fo:font-weight="bold" officeooo:rsid="009102b6" officeooo:paragraph-rsid="009102b6" style:font-weight-asian="bold" style:font-weight-complex="bold"/>
    </style:style>
    <style:style style:name="P171" style:family="paragraph" style:parent-style-name="Table_20_Contents">
      <style:paragraph-properties fo:text-align="center" style:justify-single-word="false"/>
      <style:text-properties fo:font-weight="bold" officeooo:rsid="009102b6" officeooo:paragraph-rsid="00a8fdef" style:font-weight-asian="bold" style:font-weight-complex="bold"/>
    </style:style>
    <style:style style:name="P172" style:family="paragraph" style:parent-style-name="Table_20_Contents">
      <style:paragraph-properties fo:text-align="center" style:justify-single-word="false"/>
      <style:text-properties fo:font-weight="bold" officeooo:rsid="009102b6" officeooo:paragraph-rsid="00aa29e3" style:font-weight-asian="bold" style:font-weight-complex="bold"/>
    </style:style>
    <style:style style:name="P173" style:family="paragraph" style:parent-style-name="Table_20_Contents">
      <style:paragraph-properties fo:text-align="center" style:justify-single-word="false"/>
      <style:text-properties fo:font-weight="bold" officeooo:rsid="012c4d65" officeooo:paragraph-rsid="012c4d65" style:font-weight-asian="bold" style:font-weight-complex="bold"/>
    </style:style>
    <style:style style:name="P174" style:family="paragraph" style:parent-style-name="Table_20_Contents">
      <style:paragraph-properties fo:text-align="center" style:justify-single-word="false"/>
      <style:text-properties fo:font-weight="bold" officeooo:rsid="012c4d65" officeooo:paragraph-rsid="012f73ff" style:font-weight-asian="bold" style:font-weight-complex="bold"/>
    </style:style>
    <style:style style:name="P175" style:family="paragraph" style:parent-style-name="Table_20_Contents">
      <style:paragraph-properties fo:text-align="center" style:justify-single-word="false"/>
      <style:text-properties fo:font-weight="bold" officeooo:rsid="012c4d65" officeooo:paragraph-rsid="01311c0f" style:font-weight-asian="bold" style:font-weight-complex="bold"/>
    </style:style>
    <style:style style:name="P176" style:family="paragraph" style:parent-style-name="Table_20_Contents">
      <style:paragraph-properties fo:text-align="center" style:justify-single-word="false"/>
      <style:text-properties fo:font-weight="bold" officeooo:rsid="012c4d65" officeooo:paragraph-rsid="0131a87f" style:font-weight-asian="bold" style:font-weight-complex="bold"/>
    </style:style>
    <style:style style:name="P177" style:family="paragraph" style:parent-style-name="Table_20_Contents">
      <style:paragraph-properties fo:text-align="center" style:justify-single-word="false"/>
      <style:text-properties fo:font-weight="bold" officeooo:rsid="012c4d65" officeooo:paragraph-rsid="01344ea0" style:font-weight-asian="bold" style:font-weight-complex="bold"/>
    </style:style>
    <style:style style:name="P178" style:family="paragraph" style:parent-style-name="Table_20_Contents">
      <style:paragraph-properties fo:text-align="center" style:justify-single-word="false"/>
      <style:text-properties fo:font-weight="bold" officeooo:rsid="012c4d65" officeooo:paragraph-rsid="0134ec9b" style:font-weight-asian="bold" style:font-weight-complex="bold"/>
    </style:style>
    <style:style style:name="P179" style:family="paragraph" style:parent-style-name="Table_20_Contents">
      <style:paragraph-properties fo:text-align="center" style:justify-single-word="false"/>
      <style:text-properties fo:font-weight="bold" officeooo:rsid="012c4d65" officeooo:paragraph-rsid="013836b4" style:font-weight-asian="bold" style:font-weight-complex="bold"/>
    </style:style>
    <style:style style:name="P180" style:family="paragraph" style:parent-style-name="Table_20_Contents">
      <style:paragraph-properties fo:text-align="center" style:justify-single-word="false"/>
      <style:text-properties fo:font-weight="bold" officeooo:rsid="012c4d65" officeooo:paragraph-rsid="013a0ac7" style:font-weight-asian="bold" style:font-weight-complex="bold"/>
    </style:style>
    <style:style style:name="P181" style:family="paragraph" style:parent-style-name="Table_20_Contents">
      <style:paragraph-properties fo:text-align="center" style:justify-single-word="false"/>
      <style:text-properties fo:font-weight="bold" officeooo:rsid="012c4d65" officeooo:paragraph-rsid="013a8612" style:font-weight-asian="bold" style:font-weight-complex="bold"/>
    </style:style>
    <style:style style:name="P182" style:family="paragraph" style:parent-style-name="Table_20_Contents">
      <style:paragraph-properties fo:text-align="center" style:justify-single-word="false"/>
      <style:text-properties fo:font-weight="bold" officeooo:rsid="012c4d65" officeooo:paragraph-rsid="013c5d60" style:font-weight-asian="bold" style:font-weight-complex="bold"/>
    </style:style>
    <style:style style:name="P183" style:family="paragraph" style:parent-style-name="Table_20_Contents">
      <style:paragraph-properties fo:text-align="center" style:justify-single-word="false"/>
      <style:text-properties fo:font-weight="bold" officeooo:rsid="012c4d65" officeooo:paragraph-rsid="013ebabc" style:font-weight-asian="bold" style:font-weight-complex="bold"/>
    </style:style>
    <style:style style:name="P184" style:family="paragraph" style:parent-style-name="Table_20_Contents">
      <style:paragraph-properties fo:text-align="center" style:justify-single-word="false"/>
      <style:text-properties fo:font-weight="bold" officeooo:rsid="012c4d65" officeooo:paragraph-rsid="013fd011" style:font-weight-asian="bold" style:font-weight-complex="bold"/>
    </style:style>
    <style:style style:name="P185" style:family="paragraph" style:parent-style-name="Table_20_Contents">
      <style:paragraph-properties fo:text-align="center" style:justify-single-word="false"/>
      <style:text-properties fo:font-weight="bold" officeooo:rsid="012c4d65" officeooo:paragraph-rsid="01465bfa" style:font-weight-asian="bold" style:font-weight-complex="bold"/>
    </style:style>
    <style:style style:name="P186" style:family="paragraph" style:parent-style-name="Table_20_Contents">
      <style:paragraph-properties fo:text-align="center" style:justify-single-word="false"/>
      <style:text-properties fo:font-weight="bold" officeooo:rsid="012c4d65" officeooo:paragraph-rsid="014ad5b6" style:font-weight-asian="bold" style:font-weight-complex="bold"/>
    </style:style>
    <style:style style:name="P187" style:family="paragraph" style:parent-style-name="Table_20_Contents">
      <style:paragraph-properties fo:text-align="center" style:justify-single-word="false"/>
      <style:text-properties fo:font-weight="bold" officeooo:rsid="012c4d65" officeooo:paragraph-rsid="014e4a96" style:font-weight-asian="bold" style:font-weight-complex="bold"/>
    </style:style>
    <style:style style:name="P188" style:family="paragraph" style:parent-style-name="Table_20_Contents">
      <style:paragraph-properties fo:text-align="center" style:justify-single-word="false"/>
      <style:text-properties fo:font-weight="bold" officeooo:rsid="012c4d65" officeooo:paragraph-rsid="015cd31b" style:font-weight-asian="bold" style:font-weight-complex="bold"/>
    </style:style>
    <style:style style:name="P189" style:family="paragraph" style:parent-style-name="Table_20_Contents">
      <style:paragraph-properties fo:text-align="center" style:justify-single-word="false"/>
      <style:text-properties fo:font-weight="bold" officeooo:rsid="012c4d65" officeooo:paragraph-rsid="015eec1e" style:font-weight-asian="bold" style:font-weight-complex="bold"/>
    </style:style>
    <style:style style:name="P190" style:family="paragraph" style:parent-style-name="Table_20_Contents">
      <style:paragraph-properties fo:text-align="center" style:justify-single-word="false"/>
      <style:text-properties fo:font-weight="bold" officeooo:rsid="012c4d65" officeooo:paragraph-rsid="016332d6" style:font-weight-asian="bold" style:font-weight-complex="bold"/>
    </style:style>
    <style:style style:name="P191" style:family="paragraph" style:parent-style-name="Table_20_Contents">
      <style:paragraph-properties fo:text-align="center" style:justify-single-word="false"/>
      <style:text-properties fo:font-weight="bold" officeooo:rsid="012c4d65" officeooo:paragraph-rsid="0166b916" style:font-weight-asian="bold" style:font-weight-complex="bold"/>
    </style:style>
    <style:style style:name="P192" style:family="paragraph" style:parent-style-name="Table_20_Contents">
      <style:paragraph-properties fo:text-align="center" style:justify-single-word="false"/>
      <style:text-properties fo:font-weight="bold" officeooo:rsid="012c4d65" officeooo:paragraph-rsid="01687c62" style:font-weight-asian="bold" style:font-weight-complex="bold"/>
    </style:style>
    <style:style style:name="P193" style:family="paragraph" style:parent-style-name="Table_20_Contents">
      <style:paragraph-properties fo:text-align="center" style:justify-single-word="false"/>
      <style:text-properties fo:font-weight="bold" officeooo:rsid="012c4d65" officeooo:paragraph-rsid="016a6c1c" style:font-weight-asian="bold" style:font-weight-complex="bold"/>
    </style:style>
    <style:style style:name="P194" style:family="paragraph" style:parent-style-name="Table_20_Contents">
      <style:paragraph-properties fo:text-align="start" style:justify-single-word="false"/>
      <style:text-properties officeooo:rsid="00507897" officeooo:paragraph-rsid="00507897"/>
    </style:style>
    <style:style style:name="P195" style:family="paragraph" style:parent-style-name="Table_20_Contents">
      <style:paragraph-properties fo:text-align="start" style:justify-single-word="false"/>
      <style:text-properties officeooo:rsid="00507897" officeooo:paragraph-rsid="00606276"/>
    </style:style>
    <style:style style:name="P196" style:family="paragraph" style:parent-style-name="Table_20_Contents">
      <style:paragraph-properties fo:text-align="start" style:justify-single-word="false"/>
      <style:text-properties officeooo:rsid="00507897" officeooo:paragraph-rsid="0066c048"/>
    </style:style>
    <style:style style:name="P197" style:family="paragraph" style:parent-style-name="Table_20_Contents">
      <style:paragraph-properties fo:text-align="start" style:justify-single-word="false"/>
      <style:text-properties officeooo:rsid="00507897" officeooo:paragraph-rsid="006aeff7"/>
    </style:style>
    <style:style style:name="P198" style:family="paragraph" style:parent-style-name="Table_20_Contents">
      <style:paragraph-properties fo:text-align="start" style:justify-single-word="false"/>
      <style:text-properties officeooo:rsid="00507897" officeooo:paragraph-rsid="006c8a5f"/>
    </style:style>
    <style:style style:name="P199" style:family="paragraph" style:parent-style-name="Table_20_Contents">
      <style:paragraph-properties fo:text-align="start" style:justify-single-word="false"/>
      <style:text-properties officeooo:rsid="00507897" officeooo:paragraph-rsid="006f1ab5"/>
    </style:style>
    <style:style style:name="P200" style:family="paragraph" style:parent-style-name="Table_20_Contents">
      <style:paragraph-properties fo:text-align="start" style:justify-single-word="false"/>
      <style:text-properties officeooo:rsid="00507897" officeooo:paragraph-rsid="006ffe62"/>
    </style:style>
    <style:style style:name="P201" style:family="paragraph" style:parent-style-name="Table_20_Contents">
      <style:paragraph-properties fo:text-align="start" style:justify-single-word="false"/>
      <style:text-properties officeooo:rsid="00507897" officeooo:paragraph-rsid="0073aef6"/>
    </style:style>
    <style:style style:name="P202" style:family="paragraph" style:parent-style-name="Table_20_Contents">
      <style:paragraph-properties fo:text-align="start" style:justify-single-word="false"/>
      <style:text-properties officeooo:rsid="00507897" officeooo:paragraph-rsid="00792217"/>
    </style:style>
    <style:style style:name="P203" style:family="paragraph" style:parent-style-name="Table_20_Contents">
      <style:paragraph-properties fo:text-align="center" style:justify-single-word="false"/>
      <style:text-properties officeooo:rsid="00507897" officeooo:paragraph-rsid="0084b4d2"/>
    </style:style>
    <style:style style:name="P204" style:family="paragraph" style:parent-style-name="Table_20_Contents">
      <style:paragraph-properties fo:text-align="center" style:justify-single-word="false"/>
      <style:text-properties officeooo:rsid="00507897" officeooo:paragraph-rsid="00854dc0"/>
    </style:style>
    <style:style style:name="P205" style:family="paragraph" style:parent-style-name="Table_20_Contents">
      <style:paragraph-properties fo:text-align="start" style:justify-single-word="false"/>
      <style:text-properties officeooo:rsid="00514439" officeooo:paragraph-rsid="00514439"/>
    </style:style>
    <style:style style:name="P206" style:family="paragraph" style:parent-style-name="Table_20_Contents">
      <style:paragraph-properties fo:text-align="start" style:justify-single-word="false"/>
      <style:text-properties officeooo:rsid="00514439" officeooo:paragraph-rsid="00525707"/>
    </style:style>
    <style:style style:name="P207" style:family="paragraph" style:parent-style-name="Table_20_Contents">
      <style:paragraph-properties fo:text-align="start" style:justify-single-word="false"/>
      <style:text-properties officeooo:rsid="00514439" officeooo:paragraph-rsid="0066c048"/>
    </style:style>
    <style:style style:name="P208" style:family="paragraph" style:parent-style-name="Table_20_Contents">
      <style:paragraph-properties fo:text-align="start" style:justify-single-word="false"/>
      <style:text-properties officeooo:rsid="00514439" officeooo:paragraph-rsid="006aeff7"/>
    </style:style>
    <style:style style:name="P209" style:family="paragraph" style:parent-style-name="Table_20_Contents">
      <style:paragraph-properties fo:text-align="start" style:justify-single-word="false"/>
      <style:text-properties officeooo:rsid="00514439" officeooo:paragraph-rsid="006c8a5f"/>
    </style:style>
    <style:style style:name="P210" style:family="paragraph" style:parent-style-name="Table_20_Contents">
      <style:paragraph-properties fo:text-align="start" style:justify-single-word="false"/>
      <style:text-properties officeooo:rsid="00514439" officeooo:paragraph-rsid="006ffe62"/>
    </style:style>
    <style:style style:name="P211" style:family="paragraph" style:parent-style-name="Table_20_Contents">
      <style:paragraph-properties fo:text-align="start" style:justify-single-word="false"/>
      <style:text-properties officeooo:rsid="00514439" officeooo:paragraph-rsid="0073aef6"/>
    </style:style>
    <style:style style:name="P212" style:family="paragraph" style:parent-style-name="Table_20_Contents">
      <style:paragraph-properties fo:text-align="start" style:justify-single-word="false"/>
      <style:text-properties officeooo:rsid="00514439" officeooo:paragraph-rsid="00792217"/>
    </style:style>
    <style:style style:name="P213" style:family="paragraph" style:parent-style-name="Table_20_Contents">
      <style:paragraph-properties fo:text-align="start" style:justify-single-word="false"/>
      <style:text-properties officeooo:rsid="00514439" officeooo:paragraph-rsid="0082942a"/>
    </style:style>
    <style:style style:name="P214" style:family="paragraph" style:parent-style-name="Table_20_Contents">
      <style:paragraph-properties fo:text-align="start" style:justify-single-word="false"/>
      <style:text-properties officeooo:rsid="00525707" officeooo:paragraph-rsid="00525707"/>
    </style:style>
    <style:style style:name="P215" style:family="paragraph" style:parent-style-name="Table_20_Contents">
      <style:paragraph-properties fo:text-align="start" style:justify-single-word="false"/>
      <style:text-properties officeooo:rsid="0059bc4f" officeooo:paragraph-rsid="005c0efe"/>
    </style:style>
    <style:style style:name="P216" style:family="paragraph" style:parent-style-name="Table_20_Contents">
      <style:paragraph-properties fo:text-align="start" style:justify-single-word="false"/>
      <style:text-properties officeooo:rsid="005aad78" officeooo:paragraph-rsid="005aad78"/>
    </style:style>
    <style:style style:name="P217" style:family="paragraph" style:parent-style-name="Table_20_Contents">
      <style:paragraph-properties fo:text-align="start" style:justify-single-word="false"/>
      <style:text-properties officeooo:rsid="005aad78" officeooo:paragraph-rsid="00606276"/>
    </style:style>
    <style:style style:name="P218" style:family="paragraph" style:parent-style-name="Table_20_Contents">
      <style:paragraph-properties fo:text-align="start" style:justify-single-word="false"/>
      <style:text-properties officeooo:rsid="005aad78" officeooo:paragraph-rsid="006aeff7"/>
    </style:style>
    <style:style style:name="P219" style:family="paragraph" style:parent-style-name="Table_20_Contents">
      <style:paragraph-properties fo:text-align="start" style:justify-single-word="false"/>
      <style:text-properties officeooo:rsid="005aad78" officeooo:paragraph-rsid="006c8a5f"/>
    </style:style>
    <style:style style:name="P220" style:family="paragraph" style:parent-style-name="Table_20_Contents">
      <style:paragraph-properties fo:text-align="start" style:justify-single-word="false"/>
      <style:text-properties officeooo:rsid="005aad78" officeooo:paragraph-rsid="006f1ab5"/>
    </style:style>
    <style:style style:name="P221" style:family="paragraph" style:parent-style-name="Table_20_Contents">
      <style:paragraph-properties fo:text-align="start" style:justify-single-word="false"/>
      <style:text-properties officeooo:rsid="005aad78" officeooo:paragraph-rsid="006ffe62"/>
    </style:style>
    <style:style style:name="P222" style:family="paragraph" style:parent-style-name="Table_20_Contents">
      <style:paragraph-properties fo:text-align="start" style:justify-single-word="false"/>
      <style:text-properties officeooo:rsid="005aad78" officeooo:paragraph-rsid="0073aef6"/>
    </style:style>
    <style:style style:name="P223" style:family="paragraph" style:parent-style-name="Table_20_Contents">
      <style:paragraph-properties fo:text-align="start" style:justify-single-word="false"/>
      <style:text-properties officeooo:rsid="005aad78" officeooo:paragraph-rsid="00792217"/>
    </style:style>
    <style:style style:name="P22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5c0efe" style:font-weight-asian="bold" style:font-weight-complex="bold"/>
    </style:style>
    <style:style style:name="P225"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06276" style:font-weight-asian="bold" style:font-weight-complex="bold"/>
    </style:style>
    <style:style style:name="P22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2a10a" style:font-weight-asian="bold" style:font-weight-complex="bold"/>
    </style:style>
    <style:style style:name="P227"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9017e" style:font-weight-asian="bold" style:font-weight-complex="bold"/>
    </style:style>
    <style:style style:name="P228"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aeff7" style:font-weight-asian="bold" style:font-weight-complex="bold"/>
    </style:style>
    <style:style style:name="P22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c8a5f" style:font-weight-asian="bold" style:font-weight-complex="bold"/>
    </style:style>
    <style:style style:name="P230"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ffe62" style:font-weight-asian="bold" style:font-weight-complex="bold"/>
    </style:style>
    <style:style style:name="P23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3aef6" style:font-weight-asian="bold" style:font-weight-complex="bold"/>
    </style:style>
    <style:style style:name="P232"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492f6" style:font-weight-asian="bold" style:font-weight-complex="bold"/>
    </style:style>
    <style:style style:name="P233"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92217" style:font-weight-asian="bold" style:font-weight-complex="bold"/>
    </style:style>
    <style:style style:name="P23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82942a" style:font-weight-asian="bold" style:font-weight-complex="bold"/>
    </style:style>
    <style:style style:name="P235" style:family="paragraph" style:parent-style-name="Table_20_Contents">
      <style:paragraph-properties fo:text-align="start" style:justify-single-word="false"/>
      <style:text-properties fo:font-weight="normal" officeooo:rsid="00563e5a" officeooo:paragraph-rsid="00563e5a" style:font-weight-asian="normal" style:font-weight-complex="normal"/>
    </style:style>
    <style:style style:name="P236" style:family="paragraph" style:parent-style-name="Table_20_Contents">
      <style:paragraph-properties fo:text-align="start" style:justify-single-word="false"/>
      <style:text-properties fo:font-weight="normal" officeooo:rsid="00563e5a" officeooo:paragraph-rsid="00606276" style:font-weight-asian="normal" style:font-weight-complex="normal"/>
    </style:style>
    <style:style style:name="P237" style:family="paragraph" style:parent-style-name="Table_20_Contents">
      <style:paragraph-properties fo:text-align="start" style:justify-single-word="false"/>
      <style:text-properties fo:font-weight="normal" officeooo:rsid="00563e5a" officeooo:paragraph-rsid="006aeff7" style:font-weight-asian="normal" style:font-weight-complex="normal"/>
    </style:style>
    <style:style style:name="P238" style:family="paragraph" style:parent-style-name="Table_20_Contents">
      <style:paragraph-properties fo:text-align="start" style:justify-single-word="false"/>
      <style:text-properties fo:font-weight="normal" officeooo:rsid="00563e5a" officeooo:paragraph-rsid="006c8a5f" style:font-weight-asian="normal" style:font-weight-complex="normal"/>
    </style:style>
    <style:style style:name="P239" style:family="paragraph" style:parent-style-name="Table_20_Contents">
      <style:paragraph-properties fo:text-align="start" style:justify-single-word="false"/>
      <style:text-properties fo:font-weight="normal" officeooo:rsid="00563e5a" officeooo:paragraph-rsid="006f1ab5" style:font-weight-asian="normal" style:font-weight-complex="normal"/>
    </style:style>
    <style:style style:name="P240" style:family="paragraph" style:parent-style-name="Table_20_Contents">
      <style:paragraph-properties fo:text-align="start" style:justify-single-word="false"/>
      <style:text-properties fo:font-weight="normal" officeooo:rsid="00563e5a" officeooo:paragraph-rsid="0073aef6" style:font-weight-asian="normal" style:font-weight-complex="normal"/>
    </style:style>
    <style:style style:name="P241" style:family="paragraph" style:parent-style-name="Table_20_Contents">
      <style:paragraph-properties fo:text-align="start" style:justify-single-word="false"/>
      <style:text-properties fo:font-weight="normal" officeooo:rsid="00606276" officeooo:paragraph-rsid="0073aef6" style:font-weight-asian="normal" style:font-weight-complex="normal"/>
    </style:style>
    <style:style style:name="P242" style:family="paragraph" style:parent-style-name="Table_20_Contents">
      <style:paragraph-properties fo:text-align="start" style:justify-single-word="false"/>
      <style:text-properties officeooo:rsid="00583c33" officeooo:paragraph-rsid="00583c33"/>
    </style:style>
    <style:style style:name="P243" style:family="paragraph" style:parent-style-name="Table_20_Contents">
      <style:paragraph-properties fo:text-align="start" style:justify-single-word="false"/>
      <style:text-properties officeooo:rsid="00583c33" officeooo:paragraph-rsid="00606276"/>
    </style:style>
    <style:style style:name="P244" style:family="paragraph" style:parent-style-name="Table_20_Contents">
      <style:paragraph-properties fo:text-align="start" style:justify-single-word="false"/>
      <style:text-properties officeooo:rsid="00583c33" officeooo:paragraph-rsid="006aeff7"/>
    </style:style>
    <style:style style:name="P245" style:family="paragraph" style:parent-style-name="Table_20_Contents">
      <style:paragraph-properties fo:text-align="start" style:justify-single-word="false"/>
      <style:text-properties officeooo:rsid="00583c33" officeooo:paragraph-rsid="006c8a5f"/>
    </style:style>
    <style:style style:name="P246" style:family="paragraph" style:parent-style-name="Table_20_Contents">
      <style:paragraph-properties fo:text-align="start" style:justify-single-word="false"/>
      <style:text-properties officeooo:rsid="00583c33" officeooo:paragraph-rsid="006f1ab5"/>
    </style:style>
    <style:style style:name="P247" style:family="paragraph" style:parent-style-name="Table_20_Contents">
      <style:paragraph-properties fo:text-align="start" style:justify-single-word="false"/>
      <style:text-properties officeooo:rsid="005c0efe" officeooo:paragraph-rsid="00583c33"/>
    </style:style>
    <style:style style:name="P248" style:family="paragraph" style:parent-style-name="Table_20_Contents">
      <style:paragraph-properties fo:text-align="start" style:justify-single-word="false"/>
      <style:text-properties officeooo:rsid="005c0efe" officeooo:paragraph-rsid="005c0efe"/>
    </style:style>
    <style:style style:name="P249" style:family="paragraph" style:parent-style-name="Table_20_Contents">
      <style:paragraph-properties fo:text-align="start" style:justify-single-word="false"/>
      <style:text-properties officeooo:rsid="005c0efe" officeooo:paragraph-rsid="00606276"/>
    </style:style>
    <style:style style:name="P250" style:family="paragraph" style:parent-style-name="Table_20_Contents">
      <style:paragraph-properties fo:text-align="start" style:justify-single-word="false"/>
      <style:text-properties officeooo:rsid="005c0efe" officeooo:paragraph-rsid="006aeff7"/>
    </style:style>
    <style:style style:name="P251" style:family="paragraph" style:parent-style-name="Table_20_Contents">
      <style:paragraph-properties fo:text-align="start" style:justify-single-word="false"/>
      <style:text-properties officeooo:rsid="005c0efe" officeooo:paragraph-rsid="006c8a5f"/>
    </style:style>
    <style:style style:name="P252" style:family="paragraph" style:parent-style-name="Table_20_Contents">
      <style:paragraph-properties fo:text-align="start" style:justify-single-word="false"/>
      <style:text-properties officeooo:rsid="005c0efe" officeooo:paragraph-rsid="006f1ab5"/>
    </style:style>
    <style:style style:name="P253" style:family="paragraph" style:parent-style-name="Table_20_Contents">
      <style:paragraph-properties fo:text-align="start" style:justify-single-word="false"/>
      <style:text-properties officeooo:rsid="005c0efe" officeooo:paragraph-rsid="0073aef6"/>
    </style:style>
    <style:style style:name="P254" style:family="paragraph" style:parent-style-name="Table_20_Contents">
      <style:paragraph-properties fo:text-align="start" style:justify-single-word="false"/>
      <style:text-properties officeooo:rsid="005c0efe" officeooo:paragraph-rsid="007bb037"/>
    </style:style>
    <style:style style:name="P255" style:family="paragraph" style:parent-style-name="Table_20_Contents">
      <style:paragraph-properties fo:text-align="start" style:justify-single-word="false"/>
      <style:text-properties officeooo:rsid="005c0efe" officeooo:paragraph-rsid="007e09c9"/>
    </style:style>
    <style:style style:name="P256" style:family="paragraph" style:parent-style-name="Table_20_Contents">
      <style:paragraph-properties fo:text-align="start" style:justify-single-word="false"/>
      <style:text-properties officeooo:rsid="005c0efe" officeooo:paragraph-rsid="007f4718"/>
    </style:style>
    <style:style style:name="P257" style:family="paragraph" style:parent-style-name="Table_20_Contents">
      <style:paragraph-properties fo:text-align="start" style:justify-single-word="false"/>
      <style:text-properties officeooo:rsid="005c0efe" officeooo:paragraph-rsid="0082288b"/>
    </style:style>
    <style:style style:name="P258" style:family="paragraph" style:parent-style-name="Table_20_Contents">
      <style:paragraph-properties fo:text-align="start" style:justify-single-word="false"/>
      <style:text-properties officeooo:rsid="005c0efe" officeooo:paragraph-rsid="0082942a"/>
    </style:style>
    <style:style style:name="P259" style:family="paragraph" style:parent-style-name="Table_20_Contents">
      <style:paragraph-properties fo:text-align="start" style:justify-single-word="false"/>
      <style:text-properties officeooo:rsid="00606276" officeooo:paragraph-rsid="006168a8"/>
    </style:style>
    <style:style style:name="P260" style:family="paragraph" style:parent-style-name="Table_20_Contents">
      <style:paragraph-properties fo:text-align="start" style:justify-single-word="false"/>
      <style:text-properties officeooo:rsid="00606276" officeooo:paragraph-rsid="006aeff7"/>
    </style:style>
    <style:style style:name="P261" style:family="paragraph" style:parent-style-name="Table_20_Contents">
      <style:paragraph-properties fo:text-align="start" style:justify-single-word="false"/>
      <style:text-properties officeooo:rsid="00606276" officeooo:paragraph-rsid="006c8a5f"/>
    </style:style>
    <style:style style:name="P262" style:family="paragraph" style:parent-style-name="Table_20_Contents">
      <style:paragraph-properties fo:text-align="start" style:justify-single-word="false"/>
      <style:text-properties officeooo:rsid="00606276" officeooo:paragraph-rsid="006f1ab5"/>
    </style:style>
    <style:style style:name="P263" style:family="paragraph" style:parent-style-name="Table_20_Contents">
      <style:paragraph-properties fo:text-align="start" style:justify-single-word="false"/>
      <style:text-properties officeooo:rsid="006168a8" officeooo:paragraph-rsid="006168a8"/>
    </style:style>
    <style:style style:name="P264" style:family="paragraph" style:parent-style-name="Table_20_Contents">
      <style:paragraph-properties fo:text-align="start" style:justify-single-word="false"/>
      <style:text-properties officeooo:rsid="006168a8" officeooo:paragraph-rsid="006aeff7"/>
    </style:style>
    <style:style style:name="P265" style:family="paragraph" style:parent-style-name="Table_20_Contents">
      <style:paragraph-properties fo:text-align="start" style:justify-single-word="false"/>
      <style:text-properties officeooo:rsid="006168a8" officeooo:paragraph-rsid="006c8a5f"/>
    </style:style>
    <style:style style:name="P266" style:family="paragraph" style:parent-style-name="Table_20_Contents">
      <style:paragraph-properties fo:text-align="start" style:justify-single-word="false"/>
      <style:text-properties officeooo:rsid="006168a8" officeooo:paragraph-rsid="006f1ab5"/>
    </style:style>
    <style:style style:name="P267" style:family="paragraph" style:parent-style-name="Table_20_Contents">
      <style:paragraph-properties fo:text-align="start" style:justify-single-word="false"/>
      <style:text-properties style:text-underline-style="none" fo:font-weight="normal" officeooo:rsid="00646f7f" officeooo:paragraph-rsid="00646f7f" style:font-weight-asian="normal" style:font-weight-complex="normal"/>
    </style:style>
    <style:style style:name="P268" style:family="paragraph" style:parent-style-name="Table_20_Contents">
      <style:paragraph-properties fo:text-align="start" style:justify-single-word="false"/>
      <style:text-properties style:text-underline-style="none" fo:font-weight="normal" officeooo:rsid="00646f7f" officeooo:paragraph-rsid="006aeff7" style:font-weight-asian="normal" style:font-weight-complex="normal"/>
    </style:style>
    <style:style style:name="P269" style:family="paragraph" style:parent-style-name="Table_20_Contents">
      <style:paragraph-properties fo:text-align="start" style:justify-single-word="false"/>
      <style:text-properties style:text-underline-style="none" fo:font-weight="normal" officeooo:rsid="00646f7f" officeooo:paragraph-rsid="006c8a5f" style:font-weight-asian="normal" style:font-weight-complex="normal"/>
    </style:style>
    <style:style style:name="P270" style:family="paragraph" style:parent-style-name="Table_20_Contents">
      <style:paragraph-properties fo:text-align="start" style:justify-single-word="false"/>
      <style:text-properties style:text-underline-style="none" fo:font-weight="normal" officeooo:rsid="00646f7f" officeooo:paragraph-rsid="006f1ab5" style:font-weight-asian="normal" style:font-weight-complex="normal"/>
    </style:style>
    <style:style style:name="P271" style:family="paragraph" style:parent-style-name="Table_20_Contents">
      <style:paragraph-properties fo:text-align="start" style:justify-single-word="false"/>
      <style:text-properties style:text-underline-style="none" fo:font-weight="normal" officeooo:rsid="00583c33" officeooo:paragraph-rsid="00651fc3" style:font-weight-asian="normal" style:font-weight-complex="normal"/>
    </style:style>
    <style:style style:name="P272" style:family="paragraph" style:parent-style-name="Table_20_Contents">
      <style:paragraph-properties fo:text-align="start" style:justify-single-word="false"/>
      <style:text-properties style:text-underline-style="none" fo:font-weight="normal" officeooo:rsid="00583c33" officeooo:paragraph-rsid="006aeff7" style:font-weight-asian="normal" style:font-weight-complex="normal"/>
    </style:style>
    <style:style style:name="P273" style:family="paragraph" style:parent-style-name="Table_20_Contents">
      <style:paragraph-properties fo:text-align="start" style:justify-single-word="false"/>
      <style:text-properties style:text-underline-style="none" fo:font-weight="normal" officeooo:rsid="00583c33" officeooo:paragraph-rsid="006c8a5f" style:font-weight-asian="normal" style:font-weight-complex="normal"/>
    </style:style>
    <style:style style:name="P274" style:family="paragraph" style:parent-style-name="Table_20_Contents">
      <style:paragraph-properties fo:text-align="start" style:justify-single-word="false"/>
      <style:text-properties style:text-underline-style="none" fo:font-weight="normal" officeooo:rsid="00583c33" officeooo:paragraph-rsid="006f1ab5" style:font-weight-asian="normal" style:font-weight-complex="normal"/>
    </style:style>
    <style:style style:name="P275" style:family="paragraph" style:parent-style-name="Table_20_Contents">
      <style:paragraph-properties fo:text-align="start" style:justify-single-word="false"/>
      <style:text-properties style:text-underline-style="none" fo:font-weight="normal" officeooo:rsid="00583c33" officeooo:paragraph-rsid="0073aef6" style:font-weight-asian="normal" style:font-weight-complex="normal"/>
    </style:style>
    <style:style style:name="P276" style:family="paragraph" style:parent-style-name="Table_20_Contents">
      <style:paragraph-properties fo:text-align="start" style:justify-single-word="false"/>
      <style:text-properties style:text-underline-style="none" fo:font-weight="normal" officeooo:rsid="0069017e" officeooo:paragraph-rsid="0069017e" style:font-weight-asian="normal" style:font-weight-complex="normal"/>
    </style:style>
    <style:style style:name="P277" style:family="paragraph" style:parent-style-name="Table_20_Contents">
      <style:paragraph-properties fo:text-align="start" style:justify-single-word="false"/>
      <style:text-properties style:text-underline-style="none" fo:font-weight="normal" officeooo:rsid="0069017e" officeooo:paragraph-rsid="006aeff7" style:font-weight-asian="normal" style:font-weight-complex="normal"/>
    </style:style>
    <style:style style:name="P278" style:family="paragraph" style:parent-style-name="Table_20_Contents">
      <style:paragraph-properties fo:text-align="start" style:justify-single-word="false"/>
      <style:text-properties style:text-underline-style="none" fo:font-weight="normal" officeooo:rsid="0069017e" officeooo:paragraph-rsid="006c8a5f" style:font-weight-asian="normal" style:font-weight-complex="normal"/>
    </style:style>
    <style:style style:name="P279" style:family="paragraph" style:parent-style-name="Table_20_Contents">
      <style:paragraph-properties fo:text-align="start" style:justify-single-word="false"/>
      <style:text-properties style:text-underline-style="none" fo:font-weight="normal" officeooo:rsid="0069017e" officeooo:paragraph-rsid="006ffe62" style:font-weight-asian="normal" style:font-weight-complex="normal"/>
    </style:style>
    <style:style style:name="P280" style:family="paragraph" style:parent-style-name="Table_20_Contents">
      <style:paragraph-properties fo:text-align="start" style:justify-single-word="false"/>
      <style:text-properties style:text-underline-style="none" fo:font-weight="normal" officeooo:rsid="0069017e" officeooo:paragraph-rsid="0073aef6" style:font-weight-asian="normal" style:font-weight-complex="normal"/>
    </style:style>
    <style:style style:name="P281" style:family="paragraph" style:parent-style-name="Table_20_Contents">
      <style:paragraph-properties fo:text-align="start" style:justify-single-word="false"/>
      <style:text-properties style:text-underline-style="none" fo:font-weight="normal" officeooo:rsid="0069017e" officeooo:paragraph-rsid="0075f27f" style:font-weight-asian="normal" style:font-weight-complex="normal"/>
    </style:style>
    <style:style style:name="P282" style:family="paragraph" style:parent-style-name="Table_20_Contents">
      <style:paragraph-properties fo:text-align="start" style:justify-single-word="false"/>
      <style:text-properties style:text-underline-style="none" fo:font-weight="normal" officeooo:rsid="0069017e" officeooo:paragraph-rsid="00792217" style:font-weight-asian="normal" style:font-weight-complex="normal"/>
    </style:style>
    <style:style style:name="P283" style:family="paragraph" style:parent-style-name="Table_20_Contents">
      <style:paragraph-properties fo:text-align="start" style:justify-single-word="false"/>
      <style:text-properties style:text-underline-style="none" fo:font-weight="normal" officeooo:rsid="0069017e" officeooo:paragraph-rsid="0082942a" style:font-weight-asian="normal" style:font-weight-complex="normal"/>
    </style:style>
    <style:style style:name="P284" style:family="paragraph" style:parent-style-name="Table_20_Contents">
      <style:paragraph-properties fo:text-align="start" style:justify-single-word="false"/>
      <style:text-properties style:text-underline-style="none" fo:font-weight="normal" officeooo:rsid="00792217" officeooo:paragraph-rsid="00792217" style:font-weight-asian="normal" style:font-weight-complex="normal"/>
    </style:style>
    <style:style style:name="P285" style:family="paragraph" style:parent-style-name="Table_20_Contents">
      <style:paragraph-properties fo:text-align="start" style:justify-single-word="false"/>
      <style:text-properties style:text-underline-style="none" fo:font-weight="normal" officeooo:rsid="00651fc3" officeooo:paragraph-rsid="006ffe62" style:font-weight-asian="normal" style:font-weight-complex="normal"/>
    </style:style>
    <style:style style:name="P286" style:family="paragraph" style:parent-style-name="Table_20_Contents">
      <style:paragraph-properties fo:text-align="start" style:justify-single-word="false"/>
      <style:text-properties officeooo:rsid="00646f7f" officeooo:paragraph-rsid="00646f7f"/>
    </style:style>
    <style:style style:name="P287" style:family="paragraph" style:parent-style-name="Table_20_Contents">
      <style:paragraph-properties fo:text-align="start" style:justify-single-word="false"/>
      <style:text-properties officeooo:rsid="00646f7f" officeooo:paragraph-rsid="006aeff7"/>
    </style:style>
    <style:style style:name="P288" style:family="paragraph" style:parent-style-name="Table_20_Contents">
      <style:paragraph-properties fo:text-align="start" style:justify-single-word="false"/>
      <style:text-properties officeooo:rsid="00646f7f" officeooo:paragraph-rsid="006c8a5f"/>
    </style:style>
    <style:style style:name="P289" style:family="paragraph" style:parent-style-name="Table_20_Contents">
      <style:paragraph-properties fo:text-align="start" style:justify-single-word="false"/>
      <style:text-properties officeooo:rsid="00646f7f" officeooo:paragraph-rsid="006f1ab5"/>
    </style:style>
    <style:style style:name="P290" style:family="paragraph" style:parent-style-name="Table_20_Contents">
      <style:paragraph-properties fo:text-align="start" style:justify-single-word="false"/>
      <style:text-properties officeooo:rsid="00646f7f" officeooo:paragraph-rsid="006ffe62"/>
    </style:style>
    <style:style style:name="P291" style:family="paragraph" style:parent-style-name="Table_20_Contents">
      <style:paragraph-properties fo:text-align="start" style:justify-single-word="false"/>
      <style:text-properties officeooo:rsid="00646f7f" officeooo:paragraph-rsid="0073aef6"/>
    </style:style>
    <style:style style:name="P292" style:family="paragraph" style:parent-style-name="Table_20_Contents">
      <style:paragraph-properties fo:text-align="start" style:justify-single-word="false"/>
      <style:text-properties officeooo:rsid="00646f7f" officeooo:paragraph-rsid="007d7046"/>
    </style:style>
    <style:style style:name="P293" style:family="paragraph" style:parent-style-name="Table_20_Contents">
      <style:paragraph-properties fo:text-align="start" style:justify-single-word="false"/>
      <style:text-properties officeooo:rsid="00646f7f" officeooo:paragraph-rsid="00805320"/>
    </style:style>
    <style:style style:name="P294" style:family="paragraph" style:parent-style-name="Table_20_Contents">
      <style:paragraph-properties fo:text-align="start" style:justify-single-word="false"/>
      <style:text-properties officeooo:rsid="00646f7f" officeooo:paragraph-rsid="0082288b"/>
    </style:style>
    <style:style style:name="P295" style:family="paragraph" style:parent-style-name="Table_20_Contents">
      <style:paragraph-properties fo:text-align="start" style:justify-single-word="false"/>
      <style:text-properties officeooo:rsid="00646f7f" officeooo:paragraph-rsid="0082942a"/>
    </style:style>
    <style:style style:name="P296" style:family="paragraph" style:parent-style-name="Table_20_Contents">
      <style:paragraph-properties fo:text-align="start" style:justify-single-word="false"/>
      <style:text-properties officeooo:rsid="0066c048" officeooo:paragraph-rsid="0066c048"/>
    </style:style>
    <style:style style:name="P297" style:family="paragraph" style:parent-style-name="Table_20_Contents">
      <style:paragraph-properties fo:text-align="start" style:justify-single-word="false"/>
      <style:text-properties officeooo:rsid="0066c048" officeooo:paragraph-rsid="006aeff7"/>
    </style:style>
    <style:style style:name="P298" style:family="paragraph" style:parent-style-name="Table_20_Contents">
      <style:paragraph-properties fo:text-align="start" style:justify-single-word="false"/>
      <style:text-properties officeooo:rsid="0066c048" officeooo:paragraph-rsid="006c8a5f"/>
    </style:style>
    <style:style style:name="P299" style:family="paragraph" style:parent-style-name="Table_20_Contents">
      <style:paragraph-properties fo:text-align="start" style:justify-single-word="false"/>
      <style:text-properties officeooo:rsid="0066c048" officeooo:paragraph-rsid="006ffe62"/>
    </style:style>
    <style:style style:name="P300" style:family="paragraph" style:parent-style-name="Table_20_Contents">
      <style:paragraph-properties fo:text-align="start" style:justify-single-word="false"/>
      <style:text-properties officeooo:rsid="0066c048" officeooo:paragraph-rsid="0073aef6"/>
    </style:style>
    <style:style style:name="P301" style:family="paragraph" style:parent-style-name="Table_20_Contents">
      <style:paragraph-properties fo:text-align="start" style:justify-single-word="false"/>
      <style:text-properties officeooo:rsid="0066c048" officeooo:paragraph-rsid="00792217"/>
    </style:style>
    <style:style style:name="P302" style:family="paragraph" style:parent-style-name="Table_20_Contents">
      <style:paragraph-properties fo:text-align="start" style:justify-single-word="false"/>
      <style:text-properties officeooo:rsid="0066c048" officeooo:paragraph-rsid="0082942a"/>
    </style:style>
    <style:style style:name="P303" style:family="paragraph" style:parent-style-name="Table_20_Contents">
      <style:paragraph-properties fo:text-align="center" style:justify-single-word="false"/>
      <style:text-properties officeooo:rsid="0066c048" officeooo:paragraph-rsid="0084b4d2"/>
    </style:style>
    <style:style style:name="P304" style:family="paragraph" style:parent-style-name="Table_20_Contents">
      <style:paragraph-properties fo:text-align="start" style:justify-single-word="false"/>
      <style:text-properties officeooo:rsid="0069017e" officeooo:paragraph-rsid="0069017e"/>
    </style:style>
    <style:style style:name="P305" style:family="paragraph" style:parent-style-name="Table_20_Contents">
      <style:paragraph-properties fo:text-align="start" style:justify-single-word="false"/>
      <style:text-properties officeooo:rsid="0069017e" officeooo:paragraph-rsid="006aeff7"/>
    </style:style>
    <style:style style:name="P306" style:family="paragraph" style:parent-style-name="Table_20_Contents">
      <style:paragraph-properties fo:text-align="start" style:justify-single-word="false"/>
      <style:text-properties officeooo:rsid="0069017e" officeooo:paragraph-rsid="006c8a5f"/>
    </style:style>
    <style:style style:name="P307" style:family="paragraph" style:parent-style-name="Table_20_Contents">
      <style:paragraph-properties fo:text-align="start" style:justify-single-word="false"/>
      <style:text-properties officeooo:rsid="0069017e" officeooo:paragraph-rsid="006ffe62"/>
    </style:style>
    <style:style style:name="P308" style:family="paragraph" style:parent-style-name="Table_20_Contents">
      <style:paragraph-properties fo:text-align="start" style:justify-single-word="false"/>
      <style:text-properties officeooo:rsid="0069017e" officeooo:paragraph-rsid="0073aef6"/>
    </style:style>
    <style:style style:name="P309" style:family="paragraph" style:parent-style-name="Table_20_Contents">
      <style:paragraph-properties fo:text-align="start" style:justify-single-word="false"/>
      <style:text-properties officeooo:rsid="0069017e" officeooo:paragraph-rsid="0075f27f"/>
    </style:style>
    <style:style style:name="P310" style:family="paragraph" style:parent-style-name="Table_20_Contents">
      <style:paragraph-properties fo:text-align="start" style:justify-single-word="false"/>
      <style:text-properties officeooo:rsid="0069017e" officeooo:paragraph-rsid="00792217"/>
    </style:style>
    <style:style style:name="P311" style:family="paragraph" style:parent-style-name="Table_20_Contents">
      <style:paragraph-properties fo:text-align="start" style:justify-single-word="false"/>
      <style:text-properties officeooo:rsid="0069017e" officeooo:paragraph-rsid="0082942a"/>
    </style:style>
    <style:style style:name="P312" style:family="paragraph" style:parent-style-name="Table_20_Contents">
      <style:paragraph-properties fo:text-align="start" style:justify-single-word="false"/>
      <style:text-properties officeooo:rsid="0069017e" officeooo:paragraph-rsid="0087eac3"/>
    </style:style>
    <style:style style:name="P313" style:family="paragraph" style:parent-style-name="Table_20_Contents">
      <style:paragraph-properties fo:text-align="start" style:justify-single-word="false"/>
      <style:text-properties officeooo:rsid="006aeff7" officeooo:paragraph-rsid="006aeff7"/>
    </style:style>
    <style:style style:name="P314" style:family="paragraph" style:parent-style-name="Table_20_Contents">
      <style:paragraph-properties fo:text-align="center" style:justify-single-word="false"/>
      <style:text-properties officeooo:rsid="006aeff7" officeooo:paragraph-rsid="0084b4d2"/>
    </style:style>
    <style:style style:name="P315" style:family="paragraph" style:parent-style-name="Table_20_Contents">
      <style:paragraph-properties fo:text-align="start" style:justify-single-word="false"/>
      <style:text-properties officeooo:rsid="006c8a5f" officeooo:paragraph-rsid="006c8a5f"/>
    </style:style>
    <style:style style:name="P316" style:family="paragraph" style:parent-style-name="Table_20_Contents">
      <style:paragraph-properties fo:text-align="center" style:justify-single-word="false"/>
      <style:text-properties officeooo:rsid="006c8a5f" officeooo:paragraph-rsid="0084b4d2"/>
    </style:style>
    <style:style style:name="P317" style:family="paragraph" style:parent-style-name="Table_20_Contents">
      <style:paragraph-properties fo:text-align="start" style:justify-single-word="false"/>
      <style:text-properties officeooo:rsid="006f1ab5" officeooo:paragraph-rsid="006f1ab5"/>
    </style:style>
    <style:style style:name="P318" style:family="paragraph" style:parent-style-name="Table_20_Contents">
      <style:paragraph-properties fo:text-align="start" style:justify-single-word="false"/>
      <style:text-properties officeooo:rsid="006f1ab5" officeooo:paragraph-rsid="0073aef6"/>
    </style:style>
    <style:style style:name="P319" style:family="paragraph" style:parent-style-name="Table_20_Contents">
      <style:paragraph-properties fo:text-align="start" style:justify-single-word="false"/>
      <style:text-properties officeooo:rsid="006f1ab5" officeooo:paragraph-rsid="00792217"/>
    </style:style>
    <style:style style:name="P320" style:family="paragraph" style:parent-style-name="Table_20_Contents">
      <style:paragraph-properties fo:text-align="center" style:justify-single-word="false"/>
      <style:text-properties officeooo:rsid="006f1ab5" officeooo:paragraph-rsid="00854dc0"/>
    </style:style>
    <style:style style:name="P321" style:family="paragraph" style:parent-style-name="Table_20_Contents">
      <style:paragraph-properties fo:text-align="start" style:justify-single-word="false"/>
      <style:text-properties officeooo:rsid="006ffe62" officeooo:paragraph-rsid="006ffe62"/>
    </style:style>
    <style:style style:name="P322" style:family="paragraph" style:parent-style-name="Table_20_Contents">
      <style:paragraph-properties fo:text-align="start" style:justify-single-word="false"/>
      <style:text-properties officeooo:rsid="0073aef6" officeooo:paragraph-rsid="0073aef6"/>
    </style:style>
    <style:style style:name="P323" style:family="paragraph" style:parent-style-name="Table_20_Contents">
      <style:paragraph-properties fo:text-align="start" style:justify-single-word="false"/>
      <style:text-properties officeooo:rsid="0073aef6" officeooo:paragraph-rsid="00792217"/>
    </style:style>
    <style:style style:name="P324" style:family="paragraph" style:parent-style-name="Table_20_Contents">
      <style:paragraph-properties fo:text-align="start" style:justify-single-word="false"/>
      <style:text-properties officeooo:rsid="007492f6" officeooo:paragraph-rsid="007492f6"/>
    </style:style>
    <style:style style:name="P325" style:family="paragraph" style:parent-style-name="Table_20_Contents">
      <style:paragraph-properties fo:text-align="start" style:justify-single-word="false"/>
      <style:text-properties officeooo:rsid="00792217" officeooo:paragraph-rsid="00792217"/>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text-properties officeooo:paragraph-rsid="009c28aa"/>
    </style:style>
    <style:style style:name="P328" style:family="paragraph" style:parent-style-name="Table_20_Contents">
      <style:paragraph-properties fo:text-align="center" style:justify-single-word="false"/>
      <style:text-properties officeooo:paragraph-rsid="009b22b3"/>
    </style:style>
    <style:style style:name="P329" style:family="paragraph" style:parent-style-name="Table_20_Contents">
      <style:paragraph-properties fo:text-align="center" style:justify-single-word="false"/>
      <style:text-properties officeooo:rsid="0084b4d2" officeooo:paragraph-rsid="0084b4d2"/>
    </style:style>
    <style:style style:name="P330" style:family="paragraph" style:parent-style-name="Table_20_Contents">
      <style:paragraph-properties fo:text-align="center" style:justify-single-word="false"/>
      <style:text-properties officeooo:rsid="00854dc0" officeooo:paragraph-rsid="00854dc0"/>
    </style:style>
    <style:style style:name="P331" style:family="paragraph" style:parent-style-name="Table_20_Contents">
      <style:paragraph-properties fo:text-align="start" style:justify-single-word="false"/>
      <style:text-properties officeooo:rsid="0097db3c" officeooo:paragraph-rsid="0097db3c"/>
    </style:style>
    <style:style style:name="P332" style:family="paragraph" style:parent-style-name="Table_20_Contents">
      <style:paragraph-properties fo:text-align="start" style:justify-single-word="false"/>
      <style:text-properties officeooo:rsid="0097db3c" officeooo:paragraph-rsid="009b22b3"/>
    </style:style>
    <style:style style:name="P333" style:family="paragraph" style:parent-style-name="Table_20_Contents">
      <style:paragraph-properties fo:text-align="start" style:justify-single-word="false"/>
      <style:text-properties officeooo:rsid="0097db3c" officeooo:paragraph-rsid="009c28aa"/>
    </style:style>
    <style:style style:name="P334" style:family="paragraph" style:parent-style-name="Table_20_Contents">
      <style:paragraph-properties fo:text-align="start" style:justify-single-word="false"/>
      <style:text-properties officeooo:rsid="009f462a" officeooo:paragraph-rsid="009f462a"/>
    </style:style>
    <style:style style:name="P335" style:family="paragraph" style:parent-style-name="Table_20_Contents">
      <style:paragraph-properties fo:text-align="start" style:justify-single-word="false"/>
      <style:text-properties officeooo:rsid="00a00378" officeooo:paragraph-rsid="00a00378"/>
    </style:style>
    <style:style style:name="P336"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style:font-size-asian="16pt" style:font-size-complex="16pt"/>
    </style:style>
    <style:style style:name="P33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8fdef" style:font-size-asian="16pt" style:font-size-complex="16pt"/>
    </style:style>
    <style:style style:name="P338"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a29e3" style:font-size-asian="16pt" style:font-size-complex="16pt"/>
    </style:style>
    <style:style style:name="P339"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8fdef" style:font-size-asian="16pt" style:font-weight-asian="normal" style:font-size-complex="16pt" style:font-weight-complex="normal"/>
    </style:style>
    <style:style style:name="P340"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a29e3" style:font-size-asian="16pt" style:font-weight-asian="normal" style:font-size-complex="16pt" style:font-weight-complex="normal"/>
    </style:style>
    <style:style style:name="P341"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aa29e3" style:font-size-asian="18pt" style:font-weight-asian="normal" style:font-size-complex="18pt" style:font-weight-complex="normal"/>
    </style:style>
    <style:style style:name="P342" style:family="paragraph" style:parent-style-name="Table_20_Contents">
      <style:paragraph-properties fo:text-align="start" style:justify-single-word="false"/>
      <style:text-properties officeooo:rsid="00a8a420" officeooo:paragraph-rsid="00a8a420"/>
    </style:style>
    <style:style style:name="P343" style:family="paragraph" style:parent-style-name="Table_20_Contents">
      <style:paragraph-properties fo:text-align="start" style:justify-single-word="false"/>
      <style:text-properties officeooo:rsid="00aba06b" officeooo:paragraph-rsid="00aba06b"/>
    </style:style>
    <style:style style:name="P344" style:family="paragraph" style:parent-style-name="Table_20_Contents">
      <style:paragraph-properties fo:text-align="start" style:justify-single-word="false"/>
      <style:text-properties officeooo:rsid="00acfd89" officeooo:paragraph-rsid="00acfd89"/>
    </style:style>
    <style:style style:name="P345" style:family="paragraph" style:parent-style-name="Table_20_Contents">
      <style:paragraph-properties fo:text-align="start" style:justify-single-word="false"/>
      <style:text-properties officeooo:rsid="012d61d7" officeooo:paragraph-rsid="012d61d7"/>
    </style:style>
    <style:style style:name="P346" style:family="paragraph" style:parent-style-name="Table_20_Contents">
      <style:paragraph-properties fo:text-align="start" style:justify-single-word="false"/>
      <style:text-properties officeooo:rsid="012d61d7" officeooo:paragraph-rsid="012f73ff"/>
    </style:style>
    <style:style style:name="P347" style:family="paragraph" style:parent-style-name="Table_20_Contents">
      <style:paragraph-properties fo:text-align="start" style:justify-single-word="false"/>
      <style:text-properties officeooo:rsid="012d61d7" officeooo:paragraph-rsid="01311c0f"/>
    </style:style>
    <style:style style:name="P348" style:family="paragraph" style:parent-style-name="Table_20_Contents">
      <style:paragraph-properties fo:text-align="start" style:justify-single-word="false"/>
      <style:text-properties officeooo:rsid="012d61d7" officeooo:paragraph-rsid="01344ea0"/>
    </style:style>
    <style:style style:name="P349" style:family="paragraph" style:parent-style-name="Table_20_Contents">
      <style:paragraph-properties fo:text-align="start" style:justify-single-word="false"/>
      <style:text-properties officeooo:rsid="012d61d7" officeooo:paragraph-rsid="0134ec9b"/>
    </style:style>
    <style:style style:name="P350" style:family="paragraph" style:parent-style-name="Table_20_Contents">
      <style:paragraph-properties fo:text-align="start" style:justify-single-word="false"/>
      <style:text-properties officeooo:rsid="012d61d7" officeooo:paragraph-rsid="013836b4"/>
    </style:style>
    <style:style style:name="P351" style:family="paragraph" style:parent-style-name="Table_20_Contents">
      <style:paragraph-properties fo:text-align="start" style:justify-single-word="false"/>
      <style:text-properties officeooo:rsid="012d61d7" officeooo:paragraph-rsid="013a0ac7"/>
    </style:style>
    <style:style style:name="P352" style:family="paragraph" style:parent-style-name="Table_20_Contents">
      <style:paragraph-properties fo:text-align="start" style:justify-single-word="false"/>
      <style:text-properties officeooo:rsid="012d61d7" officeooo:paragraph-rsid="013c5d60"/>
    </style:style>
    <style:style style:name="P353" style:family="paragraph" style:parent-style-name="Table_20_Contents">
      <style:paragraph-properties fo:text-align="start" style:justify-single-word="false"/>
      <style:text-properties officeooo:rsid="012d61d7" officeooo:paragraph-rsid="013ebabc"/>
    </style:style>
    <style:style style:name="P354" style:family="paragraph" style:parent-style-name="Table_20_Contents">
      <style:paragraph-properties fo:text-align="start" style:justify-single-word="false"/>
      <style:text-properties officeooo:rsid="012dc1bc" officeooo:paragraph-rsid="012dc1bc"/>
    </style:style>
    <style:style style:name="P355" style:family="paragraph" style:parent-style-name="Table_20_Contents">
      <style:paragraph-properties fo:text-align="start" style:justify-single-word="false"/>
      <style:text-properties officeooo:rsid="012dc1bc" officeooo:paragraph-rsid="012f73ff"/>
    </style:style>
    <style:style style:name="P356" style:family="paragraph" style:parent-style-name="Table_20_Contents">
      <style:paragraph-properties fo:text-align="start" style:justify-single-word="false"/>
      <style:text-properties officeooo:rsid="012dc1bc" officeooo:paragraph-rsid="01311c0f"/>
    </style:style>
    <style:style style:name="P357" style:family="paragraph" style:parent-style-name="Table_20_Contents">
      <style:paragraph-properties fo:text-align="start" style:justify-single-word="false"/>
      <style:text-properties officeooo:rsid="012dc1bc" officeooo:paragraph-rsid="01344ea0"/>
    </style:style>
    <style:style style:name="P358" style:family="paragraph" style:parent-style-name="Table_20_Contents">
      <style:paragraph-properties fo:text-align="start" style:justify-single-word="false"/>
      <style:text-properties officeooo:rsid="012dc1bc" officeooo:paragraph-rsid="0134ec9b"/>
    </style:style>
    <style:style style:name="P359" style:family="paragraph" style:parent-style-name="Table_20_Contents">
      <style:paragraph-properties fo:text-align="start" style:justify-single-word="false"/>
      <style:text-properties officeooo:rsid="012dc1bc" officeooo:paragraph-rsid="013836b4"/>
    </style:style>
    <style:style style:name="P360" style:family="paragraph" style:parent-style-name="Table_20_Contents">
      <style:paragraph-properties fo:text-align="start" style:justify-single-word="false"/>
      <style:text-properties officeooo:rsid="012dc1bc" officeooo:paragraph-rsid="013a0ac7"/>
    </style:style>
    <style:style style:name="P361" style:family="paragraph" style:parent-style-name="Table_20_Contents">
      <style:paragraph-properties fo:text-align="start" style:justify-single-word="false"/>
      <style:text-properties officeooo:rsid="012dc1bc" officeooo:paragraph-rsid="013c5d60"/>
    </style:style>
    <style:style style:name="P362" style:family="paragraph" style:parent-style-name="Table_20_Contents">
      <style:paragraph-properties fo:text-align="start" style:justify-single-word="false"/>
      <style:text-properties officeooo:rsid="012dc1bc" officeooo:paragraph-rsid="013ebabc"/>
    </style:style>
    <style:style style:name="P363" style:family="paragraph" style:parent-style-name="Table_20_Contents">
      <style:paragraph-properties fo:text-align="start" style:justify-single-word="false"/>
      <style:text-properties officeooo:rsid="012f73ff" officeooo:paragraph-rsid="012f73ff"/>
    </style:style>
    <style:style style:name="P364" style:family="paragraph" style:parent-style-name="Table_20_Contents">
      <style:paragraph-properties fo:text-align="start" style:justify-single-word="false"/>
      <style:text-properties officeooo:rsid="012f73ff" officeooo:paragraph-rsid="01311c0f"/>
    </style:style>
    <style:style style:name="P365" style:family="paragraph" style:parent-style-name="Table_20_Contents">
      <style:paragraph-properties fo:text-align="start" style:justify-single-word="false"/>
      <style:text-properties officeooo:rsid="012f73ff" officeooo:paragraph-rsid="01344ea0"/>
    </style:style>
    <style:style style:name="P366" style:family="paragraph" style:parent-style-name="Table_20_Contents">
      <style:paragraph-properties fo:text-align="start" style:justify-single-word="false"/>
      <style:text-properties officeooo:rsid="012f73ff" officeooo:paragraph-rsid="0134ec9b"/>
    </style:style>
    <style:style style:name="P367" style:family="paragraph" style:parent-style-name="Table_20_Contents">
      <style:paragraph-properties fo:text-align="start" style:justify-single-word="false"/>
      <style:text-properties officeooo:rsid="012f73ff" officeooo:paragraph-rsid="013836b4"/>
    </style:style>
    <style:style style:name="P368" style:family="paragraph" style:parent-style-name="Table_20_Contents">
      <style:paragraph-properties fo:text-align="start" style:justify-single-word="false"/>
      <style:text-properties officeooo:rsid="012f73ff" officeooo:paragraph-rsid="013a0ac7"/>
    </style:style>
    <style:style style:name="P369" style:family="paragraph" style:parent-style-name="Table_20_Contents">
      <style:paragraph-properties fo:text-align="start" style:justify-single-word="false"/>
      <style:text-properties officeooo:rsid="012f73ff" officeooo:paragraph-rsid="013c5d60"/>
    </style:style>
    <style:style style:name="P370" style:family="paragraph" style:parent-style-name="Table_20_Contents">
      <style:paragraph-properties fo:text-align="start" style:justify-single-word="false"/>
      <style:text-properties officeooo:rsid="012f73ff" officeooo:paragraph-rsid="013ebabc"/>
    </style:style>
    <style:style style:name="P371" style:family="paragraph" style:parent-style-name="Table_20_Contents">
      <style:paragraph-properties fo:text-align="start" style:justify-single-word="false"/>
      <style:text-properties officeooo:rsid="012f73ff" officeooo:paragraph-rsid="01309f9b"/>
    </style:style>
    <style:style style:name="P372" style:family="paragraph" style:parent-style-name="Table_20_Contents">
      <style:paragraph-properties fo:text-align="start" style:justify-single-word="false"/>
      <style:text-properties officeooo:rsid="0131a87f" officeooo:paragraph-rsid="0131a87f"/>
    </style:style>
    <style:style style:name="P373" style:family="paragraph" style:parent-style-name="Table_20_Contents">
      <style:paragraph-properties fo:text-align="start" style:justify-single-word="false"/>
      <style:text-properties officeooo:rsid="0131a87f" officeooo:paragraph-rsid="0134ec9b"/>
    </style:style>
    <style:style style:name="P374" style:family="paragraph" style:parent-style-name="Table_20_Contents">
      <style:paragraph-properties fo:text-align="start" style:justify-single-word="false"/>
      <style:text-properties officeooo:rsid="0131a87f" officeooo:paragraph-rsid="013a8612"/>
    </style:style>
    <style:style style:name="P375" style:family="paragraph" style:parent-style-name="Table_20_Contents">
      <style:paragraph-properties fo:text-align="start" style:justify-single-word="false"/>
      <style:text-properties officeooo:rsid="0131a87f" officeooo:paragraph-rsid="013ebabc"/>
    </style:style>
    <style:style style:name="P376" style:family="paragraph" style:parent-style-name="Table_20_Contents">
      <style:paragraph-properties fo:text-align="start" style:justify-single-word="false"/>
      <style:text-properties officeooo:rsid="01332e44" officeooo:paragraph-rsid="01332e44"/>
    </style:style>
    <style:style style:name="P377" style:family="paragraph" style:parent-style-name="Table_20_Contents">
      <style:paragraph-properties fo:text-align="start" style:justify-single-word="false"/>
      <style:text-properties officeooo:rsid="01332e44" officeooo:paragraph-rsid="0134ec9b"/>
    </style:style>
    <style:style style:name="P378" style:family="paragraph" style:parent-style-name="Table_20_Contents">
      <style:paragraph-properties fo:text-align="start" style:justify-single-word="false"/>
      <style:text-properties officeooo:rsid="01332e44" officeooo:paragraph-rsid="013a8612"/>
    </style:style>
    <style:style style:name="P379" style:family="paragraph" style:parent-style-name="Table_20_Contents">
      <style:paragraph-properties fo:text-align="start" style:justify-single-word="false"/>
      <style:text-properties officeooo:rsid="01332e44" officeooo:paragraph-rsid="013ebabc"/>
    </style:style>
    <style:style style:name="P380" style:family="paragraph" style:parent-style-name="Table_20_Contents">
      <style:paragraph-properties fo:text-align="start" style:justify-single-word="false"/>
      <style:text-properties officeooo:rsid="013a0ac7" officeooo:paragraph-rsid="013a0ac7"/>
    </style:style>
    <style:style style:name="P381" style:family="paragraph" style:parent-style-name="Table_20_Contents">
      <style:paragraph-properties fo:text-align="start" style:justify-single-word="false"/>
      <style:text-properties officeooo:rsid="014150d5" officeooo:paragraph-rsid="014150d5"/>
    </style:style>
    <style:style style:name="P382" style:family="paragraph" style:parent-style-name="Table_20_Contents">
      <style:paragraph-properties fo:text-align="start" style:justify-single-word="false"/>
      <style:text-properties officeooo:rsid="01465bfa" officeooo:paragraph-rsid="01465bfa"/>
    </style:style>
    <style:style style:name="P383" style:family="paragraph" style:parent-style-name="Table_20_Contents">
      <style:paragraph-properties fo:text-align="start" style:justify-single-word="false"/>
      <style:text-properties officeooo:rsid="01465bfa" officeooo:paragraph-rsid="014ad5b6"/>
    </style:style>
    <style:style style:name="P384" style:family="paragraph" style:parent-style-name="Table_20_Contents">
      <style:paragraph-properties fo:text-align="start" style:justify-single-word="false"/>
      <style:text-properties officeooo:rsid="015cd31b" officeooo:paragraph-rsid="015cd31b"/>
    </style:style>
    <style:style style:name="P385" style:family="paragraph" style:parent-style-name="Table_20_Contents">
      <style:paragraph-properties fo:text-align="start" style:justify-single-word="false"/>
      <style:text-properties officeooo:rsid="015eec1e" officeooo:paragraph-rsid="015eec1e"/>
    </style:style>
    <style:style style:name="P386" style:family="paragraph" style:parent-style-name="Table_20_Contents">
      <style:paragraph-properties fo:text-align="start" style:justify-single-word="false"/>
      <style:text-properties officeooo:rsid="015eec1e" officeooo:paragraph-rsid="015fd177"/>
    </style:style>
    <style:style style:name="P387" style:family="paragraph" style:parent-style-name="Table_20_Contents">
      <style:paragraph-properties fo:text-align="start" style:justify-single-word="false"/>
      <style:text-properties officeooo:rsid="016332d6" officeooo:paragraph-rsid="016332d6"/>
    </style:style>
    <style:style style:name="P388" style:family="paragraph" style:parent-style-name="Table_20_Contents">
      <style:paragraph-properties fo:text-align="start" style:justify-single-word="false"/>
      <style:text-properties officeooo:rsid="016332d6" officeooo:paragraph-rsid="0166b916"/>
    </style:style>
    <style:style style:name="P389" style:family="paragraph" style:parent-style-name="Table_20_Contents">
      <style:paragraph-properties fo:text-align="start" style:justify-single-word="false"/>
      <style:text-properties officeooo:rsid="016332d6" officeooo:paragraph-rsid="01687c62"/>
    </style:style>
    <style:style style:name="P390" style:family="paragraph" style:parent-style-name="Table_20_Contents">
      <style:paragraph-properties fo:text-align="start" style:justify-single-word="false"/>
      <style:text-properties officeooo:rsid="016332d6" officeooo:paragraph-rsid="016a6c1c"/>
    </style:style>
    <style:style style:name="P391" style:family="paragraph" style:parent-style-name="Table_20_Contents">
      <style:paragraph-properties fo:text-align="start" style:justify-single-word="false"/>
      <style:text-properties officeooo:rsid="014ad5b6" officeooo:paragraph-rsid="014e4a96"/>
    </style:style>
    <style:style style:name="P392" style:family="paragraph" style:parent-style-name="Text_20_body">
      <style:paragraph-properties fo:line-height="100%" fo:text-align="start" style:justify-single-word="false"/>
      <style:text-properties officeooo:paragraph-rsid="00245285"/>
    </style:style>
    <style:style style:name="P393" style:family="paragraph" style:parent-style-name="Text_20_body">
      <style:paragraph-properties fo:line-height="100%" fo:text-align="start" style:justify-single-word="false"/>
      <style:text-properties officeooo:paragraph-rsid="00b79aad"/>
    </style:style>
    <style:style style:name="P394" style:family="paragraph" style:parent-style-name="Text_20_body">
      <style:paragraph-properties fo:line-height="100%" fo:text-align="start" style:justify-single-word="false"/>
      <style:text-properties officeooo:paragraph-rsid="00b7c5d3"/>
    </style:style>
    <style:style style:name="P395" style:family="paragraph" style:parent-style-name="Text_20_body">
      <style:paragraph-properties fo:line-height="100%" fo:text-align="start" style:justify-single-word="false"/>
      <style:text-properties officeooo:paragraph-rsid="00bad4ea"/>
    </style:style>
    <style:style style:name="P396" style:family="paragraph" style:parent-style-name="Text_20_body">
      <style:paragraph-properties fo:line-height="100%" fo:text-align="start" style:justify-single-word="false"/>
      <style:text-properties officeooo:paragraph-rsid="00c471e3"/>
    </style:style>
    <style:style style:name="P397"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ee46dd" style:font-size-asian="18pt" style:font-weight-asian="bold" style:font-name-complex="TH SarabunPSK2" style:font-size-complex="18pt" style:font-weight-complex="bold"/>
    </style:style>
    <style:style style:name="P398" style:family="paragraph" style:parent-style-name="Standard">
      <style:paragraph-properties fo:line-height="150%" fo:text-align="start" style:justify-single-word="false"/>
      <style:text-properties style:font-name="TH SarabunPSK2" fo:font-size="16pt" fo:font-weight="bold" officeooo:rsid="00264f94" officeooo:paragraph-rsid="009c28aa" style:font-size-asian="16pt" style:font-weight-asian="bold" style:font-name-complex="TH SarabunPSK2" style:font-size-complex="16pt" style:font-weight-complex="bold"/>
    </style:style>
    <style:style style:name="P399" style:family="paragraph" style:parent-style-name="Standard">
      <style:paragraph-properties fo:line-height="100%" fo:text-align="start" style:justify-single-word="false"/>
      <style:text-properties style:font-name="TH SarabunPSK2" fo:font-size="16pt" fo:font-weight="normal" officeooo:rsid="00245285" officeooo:paragraph-rsid="01a3652d" style:font-size-asian="16pt" style:font-weight-asian="normal" style:font-name-complex="TH SarabunPSK2" style:font-size-complex="16pt" style:font-weight-complex="normal"/>
    </style:style>
    <style:style style:name="P400" style:family="paragraph" style:parent-style-name="Standard">
      <style:paragraph-properties fo:line-height="100%" fo:text-align="start" style:justify-single-word="false"/>
      <style:text-properties style:font-name="TH SarabunPSK2" fo:font-size="16pt" fo:font-weight="normal" officeooo:rsid="00245285" officeooo:paragraph-rsid="012b939d" style:font-size-asian="16pt" style:font-weight-asian="normal" style:font-name-complex="TH SarabunPSK2" style:font-size-complex="16pt" style:font-weight-complex="normal"/>
    </style:style>
    <style:style style:name="P401" style:family="paragraph" style:parent-style-name="Standard">
      <style:paragraph-properties fo:line-height="100%" fo:text-align="start" style:justify-single-word="false"/>
      <style:text-properties style:font-name="TH SarabunPSK2" fo:font-size="16pt" fo:font-weight="normal" officeooo:rsid="00245285" officeooo:paragraph-rsid="01a3fc03" style:font-size-asian="16pt" style:font-weight-asian="normal" style:font-name-complex="TH SarabunPSK2" style:font-size-complex="16pt" style:font-weight-complex="normal"/>
    </style:style>
    <style:style style:name="P402" style:family="paragraph" style:parent-style-name="Standard">
      <style:paragraph-properties fo:line-height="100%" fo:text-align="start" style:justify-single-word="false"/>
      <style:text-properties style:font-name="TH SarabunPSK2" fo:font-size="16pt" fo:font-weight="normal" officeooo:rsid="00245285" officeooo:paragraph-rsid="0131a87f" style:font-size-asian="16pt" style:font-weight-asian="normal" style:font-name-complex="TH SarabunPSK2" style:font-size-complex="16pt" style:font-weight-complex="normal"/>
    </style:style>
    <style:style style:name="P403" style:family="paragraph" style:parent-style-name="Standard">
      <style:paragraph-properties fo:line-height="100%" fo:text-align="start" style:justify-single-word="false"/>
      <style:text-properties style:font-name="TH SarabunPSK2" fo:font-size="16pt" fo:font-weight="normal" officeooo:rsid="00245285" officeooo:paragraph-rsid="01a4f709" style:font-size-asian="16pt" style:font-weight-asian="normal" style:font-name-complex="TH SarabunPSK2" style:font-size-complex="16pt" style:font-weight-complex="normal"/>
    </style:style>
    <style:style style:name="P404" style:family="paragraph" style:parent-style-name="Standard">
      <style:paragraph-properties fo:line-height="100%" fo:text-align="start" style:justify-single-word="false"/>
      <style:text-properties style:font-name="TH SarabunPSK2" fo:font-size="16pt" fo:font-weight="normal" officeooo:rsid="00245285" officeooo:paragraph-rsid="0134ec9b" style:font-size-asian="16pt" style:font-weight-asian="normal" style:font-name-complex="TH SarabunPSK2" style:font-size-complex="16pt" style:font-weight-complex="normal"/>
    </style:style>
    <style:style style:name="P405" style:family="paragraph" style:parent-style-name="Standard">
      <style:paragraph-properties fo:line-height="100%" fo:text-align="start" style:justify-single-word="false"/>
      <style:text-properties style:font-name="TH SarabunPSK2" fo:font-size="16pt" fo:font-weight="normal" officeooo:rsid="00245285" officeooo:paragraph-rsid="01a613e4" style:font-size-asian="16pt" style:font-weight-asian="normal" style:font-name-complex="TH SarabunPSK2" style:font-size-complex="16pt" style:font-weight-complex="normal"/>
    </style:style>
    <style:style style:name="P406" style:family="paragraph" style:parent-style-name="Standard">
      <style:paragraph-properties fo:line-height="100%" fo:text-align="start" style:justify-single-word="false"/>
      <style:text-properties style:font-name="TH SarabunPSK2" fo:font-size="16pt" fo:font-weight="normal" officeooo:rsid="00245285" officeooo:paragraph-rsid="013a0ac7" style:font-size-asian="16pt" style:font-weight-asian="normal" style:font-name-complex="TH SarabunPSK2" style:font-size-complex="16pt" style:font-weight-complex="normal"/>
    </style:style>
    <style:style style:name="P407" style:family="paragraph" style:parent-style-name="Standard">
      <style:paragraph-properties fo:line-height="100%" fo:text-align="start" style:justify-single-word="false"/>
      <style:text-properties style:font-name="TH SarabunPSK2" fo:font-size="16pt" fo:font-weight="normal" officeooo:rsid="00245285" officeooo:paragraph-rsid="013c5d60" style:font-size-asian="16pt" style:font-weight-asian="normal" style:font-name-complex="TH SarabunPSK2" style:font-size-complex="16pt" style:font-weight-complex="normal"/>
    </style:style>
    <style:style style:name="P408" style:family="paragraph" style:parent-style-name="Standard">
      <style:paragraph-properties fo:line-height="100%" fo:text-align="start" style:justify-single-word="false"/>
      <style:text-properties style:font-name="TH SarabunPSK2" fo:font-size="16pt" fo:font-weight="normal" officeooo:rsid="00245285" officeooo:paragraph-rsid="01a80ffb" style:font-size-asian="16pt" style:font-weight-asian="normal" style:font-name-complex="TH SarabunPSK2" style:font-size-complex="16pt" style:font-weight-complex="normal"/>
    </style:style>
    <style:style style:name="P409" style:family="paragraph" style:parent-style-name="Standard">
      <style:paragraph-properties fo:line-height="100%" fo:text-align="start" style:justify-single-word="false"/>
      <style:text-properties style:font-name="TH SarabunPSK2" fo:font-size="16pt" fo:font-weight="normal" officeooo:rsid="00245285" officeooo:paragraph-rsid="013ebabc" style:font-size-asian="16pt" style:font-weight-asian="normal" style:font-name-complex="TH SarabunPSK2" style:font-size-complex="16pt" style:font-weight-complex="normal"/>
    </style:style>
    <style:style style:name="P410" style:family="paragraph" style:parent-style-name="Standard">
      <style:paragraph-properties fo:line-height="100%" fo:text-align="start" style:justify-single-word="false"/>
      <style:text-properties style:font-name="TH SarabunPSK2" fo:font-size="16pt" fo:font-weight="normal" officeooo:rsid="00245285" officeooo:paragraph-rsid="01a8bbb9" style:font-size-asian="16pt" style:font-weight-asian="normal" style:font-name-complex="TH SarabunPSK2" style:font-size-complex="16pt" style:font-weight-complex="normal"/>
    </style:style>
    <style:style style:name="P411" style:family="paragraph" style:parent-style-name="Standard">
      <style:paragraph-properties fo:line-height="100%" fo:text-align="start" style:justify-single-word="false"/>
      <style:text-properties style:font-name="TH SarabunPSK2" fo:font-size="16pt" fo:font-weight="normal" officeooo:rsid="00245285" officeooo:paragraph-rsid="013fd011" style:font-size-asian="16pt" style:font-weight-asian="normal" style:font-name-complex="TH SarabunPSK2" style:font-size-complex="16pt" style:font-weight-complex="normal"/>
    </style:style>
    <style:style style:name="P412" style:family="paragraph" style:parent-style-name="Standard">
      <style:paragraph-properties fo:line-height="100%" fo:text-align="start" style:justify-single-word="false"/>
      <style:text-properties style:font-name="TH SarabunPSK2" fo:font-size="16pt" fo:font-weight="normal" officeooo:rsid="00245285" officeooo:paragraph-rsid="01a9a0aa" style:font-size-asian="16pt" style:font-weight-asian="normal" style:font-name-complex="TH SarabunPSK2" style:font-size-complex="16pt" style:font-weight-complex="normal"/>
    </style:style>
    <style:style style:name="P413" style:family="paragraph" style:parent-style-name="Standard">
      <style:paragraph-properties fo:line-height="100%" fo:text-align="start" style:justify-single-word="false"/>
      <style:text-properties style:font-name="TH SarabunPSK2" fo:font-size="16pt" fo:font-weight="normal" officeooo:rsid="00245285" officeooo:paragraph-rsid="014ad5b6" style:font-size-asian="16pt" style:font-weight-asian="normal" style:font-name-complex="TH SarabunPSK2" style:font-size-complex="16pt" style:font-weight-complex="normal"/>
    </style:style>
    <style:style style:name="P414" style:family="paragraph" style:parent-style-name="Standard">
      <style:paragraph-properties fo:line-height="100%" fo:text-align="start" style:justify-single-word="false"/>
      <style:text-properties style:font-name="TH SarabunPSK2" fo:font-size="16pt" fo:font-weight="normal" officeooo:rsid="00245285" officeooo:paragraph-rsid="014e4a96" style:font-size-asian="16pt" style:font-weight-asian="normal" style:font-name-complex="TH SarabunPSK2" style:font-size-complex="16pt" style:font-weight-complex="normal"/>
    </style:style>
    <style:style style:name="P415" style:family="paragraph" style:parent-style-name="Standard">
      <style:paragraph-properties fo:line-height="100%" fo:text-align="start" style:justify-single-word="false"/>
      <style:text-properties style:font-name="TH SarabunPSK2" fo:font-size="16pt" fo:font-weight="normal" officeooo:rsid="00245285" officeooo:paragraph-rsid="01aafa78" style:font-size-asian="16pt" style:font-weight-asian="normal" style:font-name-complex="TH SarabunPSK2" style:font-size-complex="16pt" style:font-weight-complex="normal"/>
    </style:style>
    <style:style style:name="P416" style:family="paragraph" style:parent-style-name="Standard">
      <style:paragraph-properties fo:line-height="100%" fo:text-align="start" style:justify-single-word="false"/>
      <style:text-properties style:font-name="TH SarabunPSK2" fo:font-size="16pt" fo:font-weight="normal" officeooo:rsid="00245285" officeooo:paragraph-rsid="016253c5" style:font-size-asian="16pt" style:font-weight-asian="normal" style:font-name-complex="TH SarabunPSK2" style:font-size-complex="16pt" style:font-weight-complex="normal"/>
    </style:style>
    <style:style style:name="P417" style:family="paragraph" style:parent-style-name="Standard">
      <style:text-properties officeooo:paragraph-rsid="01311c0f"/>
    </style:style>
    <style:style style:name="P418" style:family="paragraph" style:parent-style-name="Heading_20_2">
      <style:paragraph-properties fo:line-height="100%" fo:text-align="start" style:justify-single-word="false"/>
      <style:text-properties officeooo:paragraph-rsid="017ddbd9"/>
    </style:style>
    <style:style style:name="P419" style:family="paragraph" style:parent-style-name="Heading_20_2">
      <style:paragraph-properties fo:line-height="100%" fo:text-align="start" style:justify-single-word="false"/>
      <style:text-properties style:font-name="TH SarabunPSK2" fo:font-size="20pt" fo:font-weight="bold" officeooo:rsid="00245285" officeooo:paragraph-rsid="00bad4ea" style:font-size-asian="20pt" style:font-weight-asian="bold" style:font-size-complex="20pt" style:font-weight-complex="bold"/>
    </style:style>
    <style:style style:name="P420" style:family="paragraph" style:parent-style-name="Heading_20_2">
      <style:paragraph-properties fo:line-height="100%" fo:text-align="start" style:justify-single-word="false"/>
      <style:text-properties style:font-name="TH SarabunPSK2" fo:font-size="20pt" fo:font-weight="bold" officeooo:rsid="00245285" officeooo:paragraph-rsid="017ae46a" style:font-size-asian="20pt" style:font-weight-asian="bold" style:font-size-complex="20pt" style:font-weight-complex="bold"/>
    </style:style>
    <style:style style:name="T1" style:family="text">
      <style:text-properties officeooo:rsid="00475873"/>
    </style:style>
    <style:style style:name="T2" style:family="text">
      <style:text-properties fo:font-weight="normal" style:font-weight-asian="normal" style:font-weight-complex="normal"/>
    </style:style>
    <style:style style:name="T3" style:family="text">
      <style:text-properties fo:font-weight="normal" officeooo:rsid="006168a8" style:font-weight-asian="normal" style:font-weight-complex="normal"/>
    </style:style>
    <style:style style:name="T4" style:family="text">
      <style:text-properties fo:font-weight="normal" officeooo:rsid="008c4c3e" style:font-weight-asian="normal" style:font-weight-complex="normal"/>
    </style:style>
    <style:style style:name="T5" style:family="text">
      <style:text-properties fo:font-weight="normal" officeooo:rsid="00bad4ea" style:font-weight-asian="normal" style:font-weight-complex="normal"/>
    </style:style>
    <style:style style:name="T6" style:family="text">
      <style:text-properties fo:font-weight="normal" officeooo:rsid="00cd3b80" style:font-weight-asian="normal" style:font-weight-complex="normal"/>
    </style:style>
    <style:style style:name="T7" style:family="text">
      <style:text-properties fo:font-weight="normal" officeooo:rsid="00507897" style:font-weight-asian="normal" style:font-weight-complex="normal"/>
    </style:style>
    <style:style style:name="T8" style:family="text">
      <style:text-properties fo:font-weight="normal" officeooo:rsid="0066c048" style:font-weight-asian="normal" style:font-weight-complex="normal"/>
    </style:style>
    <style:style style:name="T9" style:family="text">
      <style:text-properties fo:font-weight="normal" officeooo:rsid="006aeff7" style:font-weight-asian="normal" style:font-weight-complex="normal"/>
    </style:style>
    <style:style style:name="T10" style:family="text">
      <style:text-properties fo:font-weight="normal" officeooo:rsid="006f1ab5" style:font-weight-asian="normal" style:font-weight-complex="normal"/>
    </style:style>
    <style:style style:name="T11" style:family="text">
      <style:text-properties fo:font-weight="normal" officeooo:rsid="0073aef6" style:font-weight-asian="normal" style:font-weight-complex="normal"/>
    </style:style>
    <style:style style:name="T12" style:family="text">
      <style:text-properties fo:font-weight="normal" officeooo:rsid="00e67b4e" style:font-weight-asian="normal" style:font-weight-complex="normal"/>
    </style:style>
    <style:style style:name="T13" style:family="text">
      <style:text-properties fo:font-weight="normal" officeooo:rsid="00f18568" style:font-weight-asian="normal" style:font-weight-complex="normal"/>
    </style:style>
    <style:style style:name="T14" style:family="text">
      <style:text-properties fo:font-weight="normal" officeooo:rsid="00f1a5dc" style:font-weight-asian="normal" style:font-weight-complex="normal"/>
    </style:style>
    <style:style style:name="T15" style:family="text">
      <style:text-properties fo:font-weight="normal" officeooo:rsid="00f15b4a" style:font-weight-asian="normal" style:font-weight-complex="normal"/>
    </style:style>
    <style:style style:name="T16" style:family="text">
      <style:text-properties fo:font-weight="normal" officeooo:rsid="00f1f950" style:font-weight-asian="normal" style:font-weight-complex="normal"/>
    </style:style>
    <style:style style:name="T17" style:family="text">
      <style:text-properties fo:font-weight="normal" officeooo:rsid="00f3b3c7" style:font-weight-asian="normal" style:font-weight-complex="normal"/>
    </style:style>
    <style:style style:name="T18" style:family="text">
      <style:text-properties fo:font-weight="normal" officeooo:rsid="00f3fe10" style:font-weight-asian="normal" style:font-weight-complex="normal"/>
    </style:style>
    <style:style style:name="T19" style:family="text">
      <style:text-properties fo:font-weight="normal" officeooo:rsid="00f733af" style:font-weight-asian="normal" style:font-weight-complex="normal"/>
    </style:style>
    <style:style style:name="T20" style:family="text">
      <style:text-properties fo:font-weight="normal" officeooo:rsid="00f940c3" style:font-weight-asian="normal" style:font-weight-complex="normal"/>
    </style:style>
    <style:style style:name="T21" style:family="text">
      <style:text-properties fo:font-weight="normal" officeooo:rsid="00fbdffb" style:font-weight-asian="normal" style:font-weight-complex="normal"/>
    </style:style>
    <style:style style:name="T22" style:family="text">
      <style:text-properties fo:font-weight="normal" officeooo:rsid="00fd5e19" style:font-weight-asian="normal" style:font-weight-complex="normal"/>
    </style:style>
    <style:style style:name="T23" style:family="text">
      <style:text-properties fo:font-weight="normal" officeooo:rsid="00fe1eb5" style:font-weight-asian="normal" style:font-weight-complex="normal"/>
    </style:style>
    <style:style style:name="T24" style:family="text">
      <style:text-properties fo:font-weight="normal" officeooo:rsid="00ff9389" style:font-weight-asian="normal" style:font-weight-complex="normal"/>
    </style:style>
    <style:style style:name="T25" style:family="text">
      <style:text-properties fo:font-weight="normal" officeooo:rsid="0100ae72" style:font-weight-asian="normal" style:font-weight-complex="normal"/>
    </style:style>
    <style:style style:name="T26" style:family="text">
      <style:text-properties fo:font-weight="normal" officeooo:rsid="0102750c" style:font-weight-asian="normal" style:font-weight-complex="normal"/>
    </style:style>
    <style:style style:name="T27" style:family="text">
      <style:text-properties fo:font-weight="normal" officeooo:rsid="0103714c" style:font-weight-asian="normal" style:font-weight-complex="normal"/>
    </style:style>
    <style:style style:name="T28" style:family="text">
      <style:text-properties fo:font-weight="normal" officeooo:rsid="01046565" style:font-weight-asian="normal" style:font-weight-complex="normal"/>
    </style:style>
    <style:style style:name="T29" style:family="text">
      <style:text-properties fo:font-weight="normal" officeooo:rsid="010509b9" style:font-weight-asian="normal" style:font-weight-complex="normal"/>
    </style:style>
    <style:style style:name="T30" style:family="text">
      <style:text-properties fo:font-weight="normal" officeooo:rsid="01068a55" style:font-weight-asian="normal" style:font-weight-complex="normal"/>
    </style:style>
    <style:style style:name="T31" style:family="text">
      <style:text-properties fo:font-weight="normal" officeooo:rsid="010751fd" style:font-weight-asian="normal" style:font-weight-complex="normal"/>
    </style:style>
    <style:style style:name="T32" style:family="text">
      <style:text-properties fo:font-weight="normal" officeooo:rsid="010848d2" style:font-weight-asian="normal" style:font-weight-complex="normal"/>
    </style:style>
    <style:style style:name="T33" style:family="text">
      <style:text-properties fo:font-weight="normal" officeooo:rsid="010a62a0" style:font-weight-asian="normal" style:font-weight-complex="normal"/>
    </style:style>
    <style:style style:name="T34" style:family="text">
      <style:text-properties fo:font-weight="normal" officeooo:rsid="010adf31" style:font-weight-asian="normal" style:font-weight-complex="normal"/>
    </style:style>
    <style:style style:name="T35" style:family="text">
      <style:text-properties fo:font-weight="normal" officeooo:rsid="010c4d57" style:font-weight-asian="normal" style:font-weight-complex="normal"/>
    </style:style>
    <style:style style:name="T36" style:family="text">
      <style:text-properties fo:font-weight="normal" officeooo:rsid="010f204c" style:font-weight-asian="normal" style:font-weight-complex="normal"/>
    </style:style>
    <style:style style:name="T37" style:family="text">
      <style:text-properties fo:font-weight="normal" officeooo:rsid="0110c97a" style:font-weight-asian="normal" style:font-weight-complex="normal"/>
    </style:style>
    <style:style style:name="T38" style:family="text">
      <style:text-properties fo:font-weight="normal" officeooo:rsid="011648ca" style:font-weight-asian="normal" style:font-weight-complex="normal"/>
    </style:style>
    <style:style style:name="T39" style:family="text">
      <style:text-properties fo:font-weight="normal" officeooo:rsid="01181ae4" style:font-weight-asian="normal" style:font-weight-complex="normal"/>
    </style:style>
    <style:style style:name="T40" style:family="text">
      <style:text-properties fo:font-weight="normal" officeooo:rsid="0118c1b1" style:font-weight-asian="normal" style:font-weight-complex="normal"/>
    </style:style>
    <style:style style:name="T41" style:family="text">
      <style:text-properties fo:font-weight="normal" officeooo:rsid="0118f070" style:font-weight-asian="normal" style:font-weight-complex="normal"/>
    </style:style>
    <style:style style:name="T42" style:family="text">
      <style:text-properties fo:font-weight="normal" officeooo:rsid="011b69ef" style:font-weight-asian="normal" style:font-weight-complex="normal"/>
    </style:style>
    <style:style style:name="T43" style:family="text">
      <style:text-properties fo:font-weight="normal" officeooo:rsid="011b95e0" style:font-weight-asian="normal" style:font-weight-complex="normal"/>
    </style:style>
    <style:style style:name="T44" style:family="text">
      <style:text-properties fo:font-weight="normal" officeooo:rsid="012d1bf2" style:font-weight-asian="normal" style:font-weight-complex="normal"/>
    </style:style>
    <style:style style:name="T45" style:family="text">
      <style:text-properties fo:font-weight="normal" officeooo:rsid="012f73ff" style:font-weight-asian="normal" style:font-weight-complex="normal"/>
    </style:style>
    <style:style style:name="T46" style:family="text">
      <style:text-properties fo:font-weight="normal" officeooo:rsid="01311c0f" style:font-weight-asian="normal" style:font-weight-complex="normal"/>
    </style:style>
    <style:style style:name="T47" style:family="text">
      <style:text-properties fo:font-weight="normal" officeooo:rsid="0131a87f" style:font-weight-asian="normal" style:font-weight-complex="normal"/>
    </style:style>
    <style:style style:name="T48" style:family="text">
      <style:text-properties fo:font-weight="normal" officeooo:rsid="01344ea0" style:font-weight-asian="normal" style:font-weight-complex="normal"/>
    </style:style>
    <style:style style:name="T49" style:family="text">
      <style:text-properties fo:font-weight="normal" officeooo:rsid="0134ec9b" style:font-weight-asian="normal" style:font-weight-complex="normal"/>
    </style:style>
    <style:style style:name="T50" style:family="text">
      <style:text-properties fo:font-weight="normal" officeooo:rsid="0136fbf4" style:font-weight-asian="normal" style:font-weight-complex="normal"/>
    </style:style>
    <style:style style:name="T51" style:family="text">
      <style:text-properties fo:font-weight="normal" officeooo:rsid="01383df7" style:font-weight-asian="normal" style:font-weight-complex="normal"/>
    </style:style>
    <style:style style:name="T52" style:family="text">
      <style:text-properties fo:font-weight="normal" officeooo:rsid="013a0ac7" style:font-weight-asian="normal" style:font-weight-complex="normal"/>
    </style:style>
    <style:style style:name="T53" style:family="text">
      <style:text-properties fo:font-weight="normal" officeooo:rsid="013a8612" style:font-weight-asian="normal" style:font-weight-complex="normal"/>
    </style:style>
    <style:style style:name="T54" style:family="text">
      <style:text-properties fo:font-weight="normal" officeooo:rsid="013c5d60" style:font-weight-asian="normal" style:font-weight-complex="normal"/>
    </style:style>
    <style:style style:name="T55" style:family="text">
      <style:text-properties fo:font-weight="normal" officeooo:rsid="013d26e0" style:font-weight-asian="normal" style:font-weight-complex="normal"/>
    </style:style>
    <style:style style:name="T56" style:family="text">
      <style:text-properties fo:font-weight="normal" officeooo:rsid="013ebabc" style:font-weight-asian="normal" style:font-weight-complex="normal"/>
    </style:style>
    <style:style style:name="T57" style:family="text">
      <style:text-properties fo:font-weight="normal" officeooo:rsid="013f9a8c" style:font-weight-asian="normal" style:font-weight-complex="normal"/>
    </style:style>
    <style:style style:name="T58" style:family="text">
      <style:text-properties fo:font-weight="normal" officeooo:rsid="014174fd" style:font-weight-asian="normal" style:font-weight-complex="normal"/>
    </style:style>
    <style:style style:name="T59" style:family="text">
      <style:text-properties fo:font-weight="normal" officeooo:rsid="0143c0b5" style:font-weight-asian="normal" style:font-weight-complex="normal"/>
    </style:style>
    <style:style style:name="T60" style:family="text">
      <style:text-properties fo:font-weight="normal" officeooo:rsid="01449c1d" style:font-weight-asian="normal" style:font-weight-complex="normal"/>
    </style:style>
    <style:style style:name="T61" style:family="text">
      <style:text-properties fo:font-weight="normal" officeooo:rsid="0145e275" style:font-weight-asian="normal" style:font-weight-complex="normal"/>
    </style:style>
    <style:style style:name="T62" style:family="text">
      <style:text-properties fo:font-weight="normal" officeooo:rsid="01465bfa" style:font-weight-asian="normal" style:font-weight-complex="normal"/>
    </style:style>
    <style:style style:name="T63" style:family="text">
      <style:text-properties fo:font-weight="normal" officeooo:rsid="014ad5b6" style:font-weight-asian="normal" style:font-weight-complex="normal"/>
    </style:style>
    <style:style style:name="T64" style:family="text">
      <style:text-properties fo:font-weight="normal" officeooo:rsid="014e4a96" style:font-weight-asian="normal" style:font-weight-complex="normal"/>
    </style:style>
    <style:style style:name="T65" style:family="text">
      <style:text-properties fo:font-weight="normal" officeooo:rsid="014f687a" style:font-weight-asian="normal" style:font-weight-complex="normal"/>
    </style:style>
    <style:style style:name="T66" style:family="text">
      <style:text-properties fo:font-weight="normal" officeooo:rsid="01511226" style:font-weight-asian="normal" style:font-weight-complex="normal"/>
    </style:style>
    <style:style style:name="T67" style:family="text">
      <style:text-properties fo:font-weight="normal" officeooo:rsid="015bf90c" style:font-weight-asian="normal" style:font-weight-complex="normal"/>
    </style:style>
    <style:style style:name="T68" style:family="text">
      <style:text-properties fo:font-weight="normal" officeooo:rsid="015e72aa" style:font-weight-asian="normal" style:font-weight-complex="normal"/>
    </style:style>
    <style:style style:name="T69" style:family="text">
      <style:text-properties fo:font-weight="normal" officeooo:rsid="015eec1e" style:font-weight-asian="normal" style:font-weight-complex="normal"/>
    </style:style>
    <style:style style:name="T70" style:family="text">
      <style:text-properties fo:font-weight="normal" officeooo:rsid="01610e8a" style:font-weight-asian="normal" style:font-weight-complex="normal"/>
    </style:style>
    <style:style style:name="T71" style:family="text">
      <style:text-properties fo:font-weight="normal" officeooo:rsid="016253c5" style:font-weight-asian="normal" style:font-weight-complex="normal"/>
    </style:style>
    <style:style style:name="T72" style:family="text">
      <style:text-properties fo:font-weight="normal" officeooo:rsid="01635e8c" style:font-weight-asian="normal" style:font-weight-complex="normal"/>
    </style:style>
    <style:style style:name="T73" style:family="text">
      <style:text-properties fo:font-weight="normal" officeooo:rsid="0166b916" style:font-weight-asian="normal" style:font-weight-complex="normal"/>
    </style:style>
    <style:style style:name="T74" style:family="text">
      <style:text-properties fo:font-weight="normal" officeooo:rsid="01687c62" style:font-weight-asian="normal" style:font-weight-complex="normal"/>
    </style:style>
    <style:style style:name="T75" style:family="text">
      <style:text-properties fo:font-weight="normal" officeooo:rsid="01699de4" style:font-weight-asian="normal" style:font-weight-complex="normal"/>
    </style:style>
    <style:style style:name="T76" style:family="text">
      <style:text-properties fo:font-weight="normal" officeooo:rsid="016a6c1c" style:font-weight-asian="normal" style:font-weight-complex="normal"/>
    </style:style>
    <style:style style:name="T77" style:family="text">
      <style:text-properties fo:font-weight="normal" officeooo:rsid="01995f99" style:font-weight-asian="normal" style:font-weight-complex="normal"/>
    </style:style>
    <style:style style:name="T78" style:family="text">
      <style:text-properties fo:font-weight="normal" officeooo:rsid="01a8bbb9" style:font-weight-asian="normal" style:font-weight-complex="normal"/>
    </style:style>
    <style:style style:name="T79" style:family="text">
      <style:text-properties fo:font-weight="normal" officeooo:rsid="01a9a0aa" style:font-weight-asian="normal" style:font-weight-complex="normal"/>
    </style:style>
    <style:style style:name="T80" style:family="text">
      <style:text-properties fo:font-weight="normal" officeooo:rsid="00cd3b80" style:font-weight-asian="normal" style:font-name-complex="TH SarabunPSK2" style:font-weight-complex="normal"/>
    </style:style>
    <style:style style:name="T81" style:family="text">
      <style:text-properties fo:font-weight="normal" officeooo:rsid="00245285" style:font-weight-asian="normal" style:font-name-complex="TH SarabunPSK2" style:font-weight-complex="normal"/>
    </style:style>
    <style:style style:name="T82" style:family="text">
      <style:text-properties fo:font-weight="normal" officeooo:rsid="006c8a5f" style:font-weight-asian="normal" style:font-name-complex="TH SarabunPSK2" style:font-weight-complex="normal"/>
    </style:style>
    <style:style style:name="T83" style:family="text">
      <style:text-properties fo:font-weight="normal" officeooo:rsid="006f1ab5" style:font-weight-asian="normal" style:font-name-complex="TH SarabunPSK2" style:font-weight-complex="normal"/>
    </style:style>
    <style:style style:name="T84" style:family="text">
      <style:text-properties fo:font-weight="normal" officeooo:rsid="006ffe62" style:font-weight-asian="normal" style:font-name-complex="TH SarabunPSK2" style:font-weight-complex="normal"/>
    </style:style>
    <style:style style:name="T85" style:family="text">
      <style:text-properties fo:font-weight="normal" officeooo:rsid="0073aef6" style:font-weight-asian="normal" style:font-name-complex="TH SarabunPSK2" style:font-weight-complex="normal"/>
    </style:style>
    <style:style style:name="T86" style:family="text">
      <style:text-properties fo:font-weight="normal" officeooo:rsid="00a858a8" style:font-size-asian="16pt" style:font-weight-asian="normal" style:font-name-complex="TH SarabunPSK2" style:font-size-complex="16pt" style:font-weight-complex="normal"/>
    </style:style>
    <style:style style:name="T87" style:family="text">
      <style:text-properties officeooo:rsid="00484ec9"/>
    </style:style>
    <style:style style:name="T88" style:family="text">
      <style:text-properties officeooo:rsid="00583c33"/>
    </style:style>
    <style:style style:name="T89" style:family="text">
      <style:text-properties officeooo:rsid="005c0efe"/>
    </style:style>
    <style:style style:name="T90" style:family="text">
      <style:text-properties officeooo:rsid="005dd083"/>
    </style:style>
    <style:style style:name="T91" style:family="text">
      <style:text-properties officeooo:rsid="00606276"/>
    </style:style>
    <style:style style:name="T92" style:family="text">
      <style:text-properties officeooo:rsid="006168a8"/>
    </style:style>
    <style:style style:name="T93" style:family="text">
      <style:text-properties officeooo:rsid="0062a10a"/>
    </style:style>
    <style:style style:name="T94" style:family="text">
      <style:text-properties style:text-underline-style="none" fo:font-weight="normal" officeooo:rsid="0066c048" style:font-weight-asian="normal" style:font-weight-complex="normal"/>
    </style:style>
    <style:style style:name="T95" style:family="text">
      <style:text-properties style:text-underline-style="none" fo:font-weight="normal" officeooo:rsid="00712acc" style:font-weight-asian="normal" style:font-weight-complex="normal"/>
    </style:style>
    <style:style style:name="T96" style:family="text">
      <style:text-properties style:text-underline-style="none" fo:font-weight="normal" officeooo:rsid="0087eac3" style:font-weight-asian="normal" style:font-weight-complex="normal"/>
    </style:style>
    <style:style style:name="T97" style:family="text">
      <style:text-properties officeooo:rsid="00651fc3"/>
    </style:style>
    <style:style style:name="T98" style:family="text">
      <style:text-properties officeooo:rsid="0066c048"/>
    </style:style>
    <style:style style:name="T99" style:family="text">
      <style:text-properties officeooo:rsid="0069017e"/>
    </style:style>
    <style:style style:name="T100" style:family="text">
      <style:text-properties officeooo:rsid="006aeff7"/>
    </style:style>
    <style:style style:name="T101" style:family="text">
      <style:text-properties officeooo:rsid="006c8a5f"/>
    </style:style>
    <style:style style:name="T102" style:family="text">
      <style:text-properties officeooo:rsid="006f1ab5"/>
    </style:style>
    <style:style style:name="T103" style:family="text">
      <style:text-properties officeooo:rsid="006ffe62"/>
    </style:style>
    <style:style style:name="T104" style:family="text">
      <style:text-properties officeooo:rsid="0073a436"/>
    </style:style>
    <style:style style:name="T105" style:family="text">
      <style:text-properties officeooo:rsid="0073aef6"/>
    </style:style>
    <style:style style:name="T106" style:family="text">
      <style:text-properties officeooo:rsid="007492f6"/>
    </style:style>
    <style:style style:name="T107" style:family="text">
      <style:text-properties officeooo:rsid="0075f27f"/>
    </style:style>
    <style:style style:name="T108" style:family="text">
      <style:text-properties officeooo:rsid="00792217"/>
    </style:style>
    <style:style style:name="T109" style:family="text">
      <style:text-properties officeooo:rsid="00854dc0"/>
    </style:style>
    <style:style style:name="T110" style:family="text">
      <style:text-properties officeooo:rsid="0087eac3"/>
    </style:style>
    <style:style style:name="T111" style:family="text">
      <style:text-properties officeooo:rsid="008c4c3e"/>
    </style:style>
    <style:style style:name="T112" style:family="text">
      <style:text-properties officeooo:rsid="0094c852"/>
    </style:style>
    <style:style style:name="T113" style:family="text">
      <style:text-properties officeooo:rsid="0097db3c"/>
    </style:style>
    <style:style style:name="T114" style:family="text">
      <style:text-properties officeooo:rsid="009e3c65"/>
    </style:style>
    <style:style style:name="T115" style:family="text">
      <style:text-properties style:font-name="TH SarabunPSK2" fo:font-size="16pt" fo:font-weight="normal" style:font-size-asian="16pt" style:font-weight-asian="normal" style:font-name-complex="TH SarabunPSK2" style:font-size-complex="16pt" style:font-weight-complex="normal"/>
    </style:style>
    <style:style style:name="T116"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17"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18"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19"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20"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21"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2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2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24"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25"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26"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27"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28"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29"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30"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31" style:family="text">
      <style:text-properties style:font-name="TH SarabunPSK2" fo:font-size="16pt" style:font-size-asian="16pt" style:font-name-complex="TH SarabunPSK2" style:font-size-complex="16pt"/>
    </style:style>
    <style:style style:name="T132" style:family="text">
      <style:text-properties style:font-name="TH SarabunPSK2" fo:font-size="16pt" officeooo:rsid="00bc644a" style:font-size-asian="16pt" style:font-name-complex="TH SarabunPSK2" style:font-size-complex="16pt"/>
    </style:style>
    <style:style style:name="T133" style:family="text">
      <style:text-properties style:font-name="TH SarabunPSK2" fo:font-size="16pt" officeooo:rsid="00245285" style:font-size-asian="16pt" style:font-name-complex="TH SarabunPSK2" style:font-size-complex="16pt"/>
    </style:style>
    <style:style style:name="T134"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35"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36" style:family="text">
      <style:text-properties style:font-name="TH SarabunPSK2" officeooo:rsid="00a858a8" style:font-size-asian="16pt" style:font-weight-asian="bold" style:font-name-complex="TH SarabunPSK2" style:font-size-complex="16pt" style:font-weight-complex="bold"/>
    </style:style>
    <style:style style:name="T137" style:family="text">
      <style:text-properties style:font-name="TH SarabunPSK2" fo:font-size="20pt" fo:font-weight="bold" officeooo:rsid="00bac411" style:font-size-asian="20pt" style:font-weight-asian="bold" style:font-size-complex="20pt" style:font-weight-complex="bold"/>
    </style:style>
    <style:style style:name="T138" style:family="text">
      <style:text-properties style:font-name="TH SarabunPSK2" fo:font-size="20pt" fo:font-weight="bold" officeooo:rsid="00bac411" style:font-size-asian="20pt" style:font-weight-asian="bold" style:font-name-complex="TH SarabunPSK2" style:font-size-complex="20pt" style:font-weight-complex="bold"/>
    </style:style>
    <style:style style:name="T139" style:family="text">
      <style:text-properties style:font-name="TH SarabunPSK2" fo:font-weight="bold" officeooo:rsid="00bac411" style:font-weight-asian="bold" style:font-name-complex="TH SarabunPSK2" style:font-weight-complex="bold"/>
    </style:style>
    <style:style style:name="T140" style:family="text">
      <style:text-properties style:font-name="TH SarabunPSK2" fo:font-weight="bold" officeooo:rsid="00d74a56" style:font-weight-asian="bold" style:font-name-complex="TH SarabunPSK2" style:font-weight-complex="bold"/>
    </style:style>
    <style:style style:name="T141" style:family="text">
      <style:text-properties style:font-name="TH SarabunPSK2" fo:font-weight="bold" officeooo:rsid="00e67b4e" style:font-weight-asian="bold" style:font-name-complex="TH SarabunPSK2" style:font-weight-complex="bold"/>
    </style:style>
    <style:style style:name="T142" style:family="text">
      <style:text-properties style:font-name="TH SarabunPSK2" fo:font-weight="normal" officeooo:rsid="00cd3b80" style:font-weight-asian="normal" style:font-name-complex="TH SarabunPSK2" style:font-weight-complex="normal"/>
    </style:style>
    <style:style style:name="T143" style:family="text">
      <style:text-properties style:font-name="TH SarabunPSK2" fo:font-weight="normal" officeooo:rsid="00bac411" style:font-weight-asian="normal" style:font-name-complex="TH SarabunPSK2" style:font-weight-complex="normal"/>
    </style:style>
    <style:style style:name="T144" style:family="text">
      <style:text-properties style:font-name="TH SarabunPSK2" fo:font-weight="normal" officeooo:rsid="00e67b4e" style:font-weight-asian="normal" style:font-name-complex="TH SarabunPSK2" style:font-weight-complex="normal"/>
    </style:style>
    <style:style style:name="T145" style:family="text">
      <style:text-properties fo:font-weight="bold" style:font-weight-asian="bold" style:font-weight-complex="bold"/>
    </style:style>
    <style:style style:name="T146" style:family="text">
      <style:text-properties fo:font-weight="bold" officeooo:rsid="00a172af" style:font-weight-asian="bold" style:font-weight-complex="bold"/>
    </style:style>
    <style:style style:name="T147" style:family="text">
      <style:text-properties fo:font-weight="bold" officeooo:rsid="00bac411" style:font-weight-asian="bold" style:font-weight-complex="bold"/>
    </style:style>
    <style:style style:name="T148" style:family="text">
      <style:text-properties fo:font-weight="bold" officeooo:rsid="00ca2a91" style:font-weight-asian="bold" style:font-weight-complex="bold"/>
    </style:style>
    <style:style style:name="T149" style:family="text">
      <style:text-properties fo:font-weight="bold" officeooo:rsid="00cd3b80" style:font-weight-asian="bold" style:font-weight-complex="bold"/>
    </style:style>
    <style:style style:name="T150" style:family="text">
      <style:text-properties fo:font-weight="bold" officeooo:rsid="00d38528" style:font-weight-asian="bold" style:font-weight-complex="bold"/>
    </style:style>
    <style:style style:name="T151" style:family="text">
      <style:text-properties fo:font-weight="bold" officeooo:rsid="00d3cbbc" style:font-weight-asian="bold" style:font-weight-complex="bold"/>
    </style:style>
    <style:style style:name="T152" style:family="text">
      <style:text-properties fo:font-weight="bold" officeooo:rsid="00d66601" style:font-weight-asian="bold" style:font-weight-complex="bold"/>
    </style:style>
    <style:style style:name="T153" style:family="text">
      <style:text-properties fo:font-weight="bold" officeooo:rsid="00d68561" style:font-weight-asian="bold" style:font-weight-complex="bold"/>
    </style:style>
    <style:style style:name="T154" style:family="text">
      <style:text-properties fo:font-weight="bold" officeooo:rsid="00d74a56" style:font-weight-asian="bold" style:font-weight-complex="bold"/>
    </style:style>
    <style:style style:name="T155" style:family="text">
      <style:text-properties fo:font-weight="bold" officeooo:rsid="00d74f30" style:font-weight-asian="bold" style:font-weight-complex="bold"/>
    </style:style>
    <style:style style:name="T156" style:family="text">
      <style:text-properties fo:font-weight="bold" officeooo:rsid="00d8aaed" style:font-weight-asian="bold" style:font-weight-complex="bold"/>
    </style:style>
    <style:style style:name="T157" style:family="text">
      <style:text-properties fo:font-weight="bold" officeooo:rsid="00da0598" style:font-weight-asian="bold" style:font-weight-complex="bold"/>
    </style:style>
    <style:style style:name="T158" style:family="text">
      <style:text-properties fo:font-weight="bold" officeooo:rsid="00daf302" style:font-weight-asian="bold" style:font-weight-complex="bold"/>
    </style:style>
    <style:style style:name="T159" style:family="text">
      <style:text-properties fo:font-weight="bold" officeooo:rsid="00dd1678" style:font-weight-asian="bold" style:font-weight-complex="bold"/>
    </style:style>
    <style:style style:name="T160" style:family="text">
      <style:text-properties fo:font-weight="bold" officeooo:rsid="00e7d5a7" style:font-weight-asian="bold" style:font-weight-complex="bold"/>
    </style:style>
    <style:style style:name="T161" style:family="text">
      <style:text-properties fo:font-weight="bold" officeooo:rsid="00ef7a2f" style:font-weight-asian="bold" style:font-weight-complex="bold"/>
    </style:style>
    <style:style style:name="T162" style:family="text">
      <style:text-properties fo:font-weight="bold" officeooo:rsid="00ff9389" style:font-weight-asian="bold" style:font-weight-complex="bold"/>
    </style:style>
    <style:style style:name="T163" style:family="text">
      <style:text-properties fo:font-weight="bold" officeooo:rsid="010848d2" style:font-weight-asian="bold" style:font-weight-complex="bold"/>
    </style:style>
    <style:style style:name="T164" style:family="text">
      <style:text-properties fo:font-weight="bold" officeooo:rsid="01268b0b" style:font-weight-asian="bold" style:font-weight-complex="bold"/>
    </style:style>
    <style:style style:name="T165" style:family="text">
      <style:text-properties fo:font-weight="bold" officeooo:rsid="012d1bf2" style:font-weight-asian="bold" style:font-weight-complex="bold"/>
    </style:style>
    <style:style style:name="T166" style:family="text">
      <style:text-properties fo:font-weight="bold" officeooo:rsid="012de98e" style:font-weight-asian="bold" style:font-weight-complex="bold"/>
    </style:style>
    <style:style style:name="T167" style:family="text">
      <style:text-properties fo:font-weight="bold" officeooo:rsid="01311c0f" style:font-weight-asian="bold" style:font-weight-complex="bold"/>
    </style:style>
    <style:style style:name="T168" style:family="text">
      <style:text-properties fo:font-weight="bold" officeooo:rsid="01332e44" style:font-weight-asian="bold" style:font-weight-complex="bold"/>
    </style:style>
    <style:style style:name="T169" style:family="text">
      <style:text-properties fo:font-weight="bold" officeooo:rsid="01344ea0" style:font-weight-asian="bold" style:font-weight-complex="bold"/>
    </style:style>
    <style:style style:name="T170" style:family="text">
      <style:text-properties fo:font-weight="bold" officeooo:rsid="0134ec9b" style:font-weight-asian="bold" style:font-weight-complex="bold"/>
    </style:style>
    <style:style style:name="T171" style:family="text">
      <style:text-properties fo:font-weight="bold" officeooo:rsid="0136fbf4" style:font-weight-asian="bold" style:font-weight-complex="bold"/>
    </style:style>
    <style:style style:name="T172" style:family="text">
      <style:text-properties fo:font-weight="bold" officeooo:rsid="013c5d60" style:font-weight-asian="bold" style:font-weight-complex="bold"/>
    </style:style>
    <style:style style:name="T173" style:family="text">
      <style:text-properties fo:font-weight="bold" officeooo:rsid="01451ed0" style:font-weight-asian="bold" style:font-weight-complex="bold"/>
    </style:style>
    <style:style style:name="T174" style:family="text">
      <style:text-properties fo:font-weight="bold" officeooo:rsid="01465bfa" style:font-weight-asian="bold" style:font-weight-complex="bold"/>
    </style:style>
    <style:style style:name="T175" style:family="text">
      <style:text-properties fo:font-weight="bold" officeooo:rsid="014ad5b6" style:font-weight-asian="bold" style:font-weight-complex="bold"/>
    </style:style>
    <style:style style:name="T176" style:family="text">
      <style:text-properties fo:font-weight="bold" officeooo:rsid="014e4a96" style:font-weight-asian="bold" style:font-weight-complex="bold"/>
    </style:style>
    <style:style style:name="T177" style:family="text">
      <style:text-properties fo:font-weight="bold" officeooo:rsid="01521e47" style:font-weight-asian="bold" style:font-weight-complex="bold"/>
    </style:style>
    <style:style style:name="T178" style:family="text">
      <style:text-properties fo:font-weight="bold" officeooo:rsid="015e72aa" style:font-weight-asian="bold" style:font-weight-complex="bold"/>
    </style:style>
    <style:style style:name="T179" style:family="text">
      <style:text-properties fo:font-weight="bold" officeooo:rsid="016253c5" style:font-weight-asian="bold" style:font-weight-complex="bold"/>
    </style:style>
    <style:style style:name="T180" style:family="text">
      <style:text-properties fo:font-weight="bold" officeooo:rsid="0166b916" style:font-weight-asian="bold" style:font-weight-complex="bold"/>
    </style:style>
    <style:style style:name="T181" style:family="text">
      <style:text-properties fo:font-weight="bold" officeooo:rsid="016a6c1c" style:font-weight-asian="bold" style:font-weight-complex="bold"/>
    </style:style>
    <style:style style:name="T182" style:family="text">
      <style:text-properties fo:font-weight="bold" officeooo:rsid="017268a6" style:font-weight-asian="bold" style:font-weight-complex="bold"/>
    </style:style>
    <style:style style:name="T183" style:family="text">
      <style:text-properties fo:font-weight="bold" officeooo:rsid="019a26af" style:font-weight-asian="bold" style:font-weight-complex="bold"/>
    </style:style>
    <style:style style:name="T184" style:family="text">
      <style:text-properties fo:font-weight="bold" officeooo:rsid="019b4649" style:font-weight-asian="bold" style:font-weight-complex="bold"/>
    </style:style>
    <style:style style:name="T185" style:family="text">
      <style:text-properties fo:font-weight="bold" officeooo:rsid="0100ae72" style:font-weight-asian="bold" style:font-weight-complex="bold"/>
    </style:style>
    <style:style style:name="T186" style:family="text">
      <style:text-properties fo:font-weight="bold" officeooo:rsid="019c3df1" style:font-weight-asian="bold" style:font-weight-complex="bold"/>
    </style:style>
    <style:style style:name="T187" style:family="text">
      <style:text-properties fo:font-weight="bold" officeooo:rsid="019cc8e4" style:font-weight-asian="bold" style:font-weight-complex="bold"/>
    </style:style>
    <style:style style:name="T188" style:family="text">
      <style:text-properties fo:font-weight="bold" officeooo:rsid="019f1a49" style:font-weight-asian="bold" style:font-weight-complex="bold"/>
    </style:style>
    <style:style style:name="T189" style:family="text">
      <style:text-properties fo:font-weight="bold" officeooo:rsid="01a035ca" style:font-weight-asian="bold" style:font-weight-complex="bold"/>
    </style:style>
    <style:style style:name="T190" style:family="text">
      <style:text-properties fo:font-weight="bold" officeooo:rsid="01a3652d" style:font-weight-asian="bold" style:font-weight-complex="bold"/>
    </style:style>
    <style:style style:name="T191" style:family="text">
      <style:text-properties fo:font-weight="bold" officeooo:rsid="01a3fc03" style:font-weight-asian="bold" style:font-weight-complex="bold"/>
    </style:style>
    <style:style style:name="T192" style:family="text">
      <style:text-properties fo:font-weight="bold" officeooo:rsid="01a4f709" style:font-weight-asian="bold" style:font-weight-complex="bold"/>
    </style:style>
    <style:style style:name="T193" style:family="text">
      <style:text-properties fo:font-weight="bold" officeooo:rsid="01a613e4" style:font-weight-asian="bold" style:font-weight-complex="bold"/>
    </style:style>
    <style:style style:name="T194" style:family="text">
      <style:text-properties fo:font-weight="bold" officeooo:rsid="01a80ffb" style:font-weight-asian="bold" style:font-weight-complex="bold"/>
    </style:style>
    <style:style style:name="T195" style:family="text">
      <style:text-properties fo:font-weight="bold" officeooo:rsid="01a8bbb9" style:font-weight-asian="bold" style:font-weight-complex="bold"/>
    </style:style>
    <style:style style:name="T196" style:family="text">
      <style:text-properties fo:font-weight="bold" officeooo:rsid="01a9a0aa" style:font-weight-asian="bold" style:font-weight-complex="bold"/>
    </style:style>
    <style:style style:name="T197" style:family="text">
      <style:text-properties fo:font-weight="bold" officeooo:rsid="01aafa78" style:font-weight-asian="bold" style:font-weight-complex="bold"/>
    </style:style>
    <style:style style:name="T198" style:family="text">
      <style:text-properties fo:font-weight="bold" officeooo:rsid="00bac411" style:font-weight-asian="bold" style:font-name-complex="TH SarabunPSK2" style:font-weight-complex="bold"/>
    </style:style>
    <style:style style:name="T199" style:family="text">
      <style:text-properties fo:font-weight="bold" officeooo:rsid="00d74a56" style:font-weight-asian="bold" style:font-name-complex="TH SarabunPSK2" style:font-weight-complex="bold"/>
    </style:style>
    <style:style style:name="T200" style:family="text">
      <style:text-properties fo:font-weight="bold" officeooo:rsid="00d74f30" style:font-weight-asian="bold" style:font-name-complex="TH SarabunPSK2" style:font-weight-complex="bold"/>
    </style:style>
    <style:style style:name="T201" style:family="text">
      <style:text-properties fo:font-weight="bold" officeooo:rsid="00d8aaed" style:font-weight-asian="bold" style:font-name-complex="TH SarabunPSK2" style:font-weight-complex="bold"/>
    </style:style>
    <style:style style:name="T202" style:family="text">
      <style:text-properties fo:font-weight="bold" officeooo:rsid="00da0598" style:font-weight-asian="bold" style:font-name-complex="TH SarabunPSK2" style:font-weight-complex="bold"/>
    </style:style>
    <style:style style:name="T203" style:family="text">
      <style:text-properties fo:font-weight="bold" officeooo:rsid="00daf302" style:font-weight-asian="bold" style:font-name-complex="TH SarabunPSK2" style:font-weight-complex="bold"/>
    </style:style>
    <style:style style:name="T204" style:family="text">
      <style:text-properties fo:font-weight="bold" officeooo:rsid="01a3fc03" style:font-size-asian="14pt" style:font-weight-asian="bold" style:font-size-complex="21.2999992370605pt" style:font-weight-complex="bold"/>
    </style:style>
    <style:style style:name="T205" style:family="text">
      <style:text-properties officeooo:rsid="00a172af"/>
    </style:style>
    <style:style style:name="T206" style:family="text">
      <style:text-properties fo:font-style="normal" fo:font-weight="bold" style:font-style-asian="normal" style:font-weight-asian="bold" style:font-style-complex="normal" style:font-weight-complex="bold"/>
    </style:style>
    <style:style style:name="T207" style:family="text">
      <style:text-properties fo:font-style="normal" fo:font-weight="bold" officeooo:rsid="00a172af" style:font-style-asian="normal" style:font-weight-asian="bold" style:font-style-complex="normal" style:font-weight-complex="bold"/>
    </style:style>
    <style:style style:name="T208" style:family="text">
      <style:text-properties fo:font-style="normal" fo:font-weight="bold" officeooo:rsid="00e7d5a7" style:font-style-asian="normal" style:font-weight-asian="bold" style:font-style-complex="normal" style:font-weight-complex="bold"/>
    </style:style>
    <style:style style:name="T209" style:family="text">
      <style:text-properties fo:font-style="normal" fo:font-weight="bold" officeooo:rsid="00f1f950" style:font-style-asian="normal" style:font-weight-asian="bold" style:font-style-complex="normal" style:font-weight-complex="bold"/>
    </style:style>
    <style:style style:name="T210" style:family="text">
      <style:text-properties fo:font-style="normal" fo:font-weight="bold" officeooo:rsid="019b4649" style:font-style-asian="normal" style:font-weight-asian="bold" style:font-style-complex="normal" style:font-weight-complex="bold"/>
    </style:style>
    <style:style style:name="T211" style:family="text">
      <style:text-properties fo:font-style="normal" fo:font-weight="normal" officeooo:rsid="019b4649" style:font-style-asian="normal" style:font-weight-asian="normal" style:font-style-complex="normal" style:font-weight-complex="normal"/>
    </style:style>
    <style:style style:name="T212" style:family="text">
      <style:text-properties fo:font-variant="normal" fo:text-transform="none" fo:color="#000000" style:font-name="TH SarabunPSK2" fo:letter-spacing="normal" fo:font-style="normal" fo:font-weight="normal" style:font-size-asian="16pt" style:font-size-complex="16pt"/>
    </style:style>
    <style:style style:name="T213" style:family="text">
      <style:text-properties fo:font-variant="normal" fo:text-transform="none" fo:color="#000000" style:font-name="TH SarabunPSK2" fo:letter-spacing="normal" fo:font-style="normal" fo:font-weight="normal" officeooo:rsid="00a858a8" style:font-size-asian="16pt" style:font-weight-asian="bold" style:font-size-complex="16pt" style:font-weight-complex="bold"/>
    </style:style>
    <style:style style:name="T214" style:family="text">
      <style:text-properties officeooo:rsid="00a858a8" style:font-size-asian="16pt" style:font-weight-asian="bold" style:font-name-complex="TH SarabunPSK2" style:font-size-complex="16pt" style:font-weight-complex="bold"/>
    </style:style>
    <style:style style:name="T215" style:family="text">
      <style:text-properties officeooo:rsid="00e9c90b" style:font-size-asian="16pt" style:font-weight-asian="bold" style:font-name-complex="TH SarabunPSK2" style:font-size-complex="16pt" style:font-weight-complex="bold"/>
    </style:style>
    <style:style style:name="T216" style:family="text">
      <style:text-properties style:font-size-asian="16pt" style:font-size-complex="16pt"/>
    </style:style>
    <style:style style:name="T217" style:family="text">
      <style:text-properties officeooo:rsid="00afd3fa"/>
    </style:style>
    <style:style style:name="T218" style:family="text">
      <style:text-properties officeooo:rsid="00b4c63e"/>
    </style:style>
    <style:style style:name="T219" style:family="text">
      <style:text-properties fo:font-size="20pt" fo:font-weight="bold" officeooo:rsid="00bac411" style:font-size-asian="20pt" style:font-weight-asian="bold" style:font-name-complex="TH SarabunPSK2" style:font-size-complex="20pt" style:font-weight-complex="bold"/>
    </style:style>
    <style:style style:name="T220" style:family="text">
      <style:text-properties fo:font-size="20pt" fo:font-weight="bold" officeooo:rsid="00bac411" style:font-size-asian="20pt" style:font-weight-asian="bold" style:font-size-complex="20pt" style:font-weight-complex="bold"/>
    </style:style>
    <style:style style:name="T221" style:family="text">
      <style:text-properties officeooo:rsid="00bac411"/>
    </style:style>
    <style:style style:name="T222" style:family="text">
      <style:text-properties officeooo:rsid="00be0b03"/>
    </style:style>
    <style:style style:name="T223" style:family="text">
      <style:text-properties officeooo:rsid="00c8a8ee"/>
    </style:style>
    <style:style style:name="T224" style:family="text">
      <style:text-properties officeooo:rsid="00507897"/>
    </style:style>
    <style:style style:name="T225" style:family="text">
      <style:text-properties officeooo:rsid="00ee46dd"/>
    </style:style>
    <style:style style:name="T226" style:family="text">
      <style:text-properties officeooo:rsid="0111c7d4"/>
    </style:style>
    <style:style style:name="T227" style:family="text">
      <style:text-properties officeooo:rsid="012a3ce5"/>
    </style:style>
    <style:style style:name="T228" style:family="text">
      <style:text-properties fo:font-size="18pt" fo:font-weight="bold" officeooo:rsid="012b939d" style:font-size-asian="18pt" style:font-weight-asian="bold" style:font-size-complex="18pt" style:font-weight-complex="bold"/>
    </style:style>
    <style:style style:name="T229" style:family="text">
      <style:text-properties fo:font-size="18pt" fo:font-weight="bold" officeooo:rsid="01a04e21" style:font-size-asian="18pt" style:font-weight-asian="bold" style:font-size-complex="18pt" style:font-weight-complex="bold"/>
    </style:style>
    <style:style style:name="T230" style:family="text">
      <style:text-properties fo:font-size="18pt" fo:font-weight="bold" officeooo:rsid="01a3652d" style:font-size-asian="18pt" style:font-weight-asian="bold" style:font-size-complex="18pt" style:font-weight-complex="bold"/>
    </style:style>
    <style:style style:name="T231" style:family="text">
      <style:text-properties fo:font-size="16pt" fo:font-weight="normal" officeooo:rsid="012b939d" style:font-size-asian="14pt" style:font-weight-asian="normal" style:font-size-complex="21.2999992370605pt" style:font-weight-complex="normal"/>
    </style:style>
    <style:style style:name="T232" style:family="text">
      <style:text-properties fo:font-size="16pt" fo:font-weight="normal" officeooo:rsid="017268a6" style:font-size-asian="14pt" style:font-weight-asian="normal" style:font-size-complex="21.2999992370605pt" style:font-weight-complex="normal"/>
    </style:style>
    <style:style style:name="T233" style:family="text">
      <style:text-properties fo:font-size="16pt" fo:font-weight="normal" officeooo:rsid="017268a6" style:font-size-asian="16pt" style:font-weight-asian="normal" style:font-size-complex="16pt" style:font-weight-complex="normal"/>
    </style:style>
    <style:style style:name="T234" style:family="text">
      <style:text-properties fo:font-size="16pt" fo:font-weight="normal" officeooo:rsid="017299a8" style:font-size-asian="16pt" style:font-weight-asian="normal" style:font-size-complex="16pt" style:font-weight-complex="normal"/>
    </style:style>
    <style:style style:name="T235" style:family="text">
      <style:text-properties fo:font-size="16pt" fo:font-weight="normal" officeooo:rsid="01743689" style:font-size-asian="16pt" style:font-weight-asian="normal" style:font-size-complex="16pt" style:font-weight-complex="normal"/>
    </style:style>
    <style:style style:name="T236" style:family="text">
      <style:text-properties fo:font-size="16pt" fo:font-weight="normal" officeooo:rsid="01756dec" style:font-size-asian="16pt" style:font-weight-asian="normal" style:font-size-complex="16pt" style:font-weight-complex="normal"/>
    </style:style>
    <style:style style:name="T237" style:family="text">
      <style:text-properties fo:font-size="16pt" fo:font-weight="normal" officeooo:rsid="01760ec2" style:font-size-asian="16pt" style:font-weight-asian="normal" style:font-size-complex="16pt" style:font-weight-complex="normal"/>
    </style:style>
    <style:style style:name="T238" style:family="text">
      <style:text-properties fo:font-size="16pt" fo:font-weight="normal" style:font-size-asian="16pt" style:font-weight-asian="normal" style:font-name-complex="TH SarabunPSK2" style:font-size-complex="16pt" style:font-weight-complex="normal"/>
    </style:style>
    <style:style style:name="T239" style:family="text">
      <style:text-properties fo:font-size="16pt" fo:font-weight="normal" officeooo:rsid="00245285" style:font-size-asian="16pt" style:font-weight-asian="normal" style:font-name-complex="TH SarabunPSK2" style:font-size-complex="16pt" style:font-weight-complex="normal"/>
    </style:style>
    <style:style style:name="T240" style:family="text">
      <style:text-properties fo:font-size="16pt" fo:font-weight="normal" officeooo:rsid="017b769a" style:font-size-asian="16pt" style:font-weight-asian="normal" style:font-name-complex="TH SarabunPSK2" style:font-size-complex="16pt" style:font-weight-complex="normal"/>
    </style:style>
    <style:style style:name="T241" style:family="text">
      <style:text-properties fo:font-size="16pt" style:font-size-asian="16pt" style:font-name-complex="TH SarabunPSK2" style:font-size-complex="16pt"/>
    </style:style>
    <style:style style:name="T242" style:family="text">
      <style:text-properties fo:font-size="16pt" officeooo:rsid="00c1a1b4" style:font-size-asian="16pt" style:font-name-complex="TH SarabunPSK2" style:font-size-complex="16pt"/>
    </style:style>
    <style:style style:name="T243" style:family="text">
      <style:text-properties fo:font-size="16pt" fo:font-weight="bold" officeooo:rsid="017268a6" style:font-size-asian="16pt" style:font-weight-asian="bold" style:font-size-complex="16pt" style:font-weight-complex="bold"/>
    </style:style>
    <style:style style:name="T244" style:family="text">
      <style:text-properties fo:font-size="16pt" fo:font-weight="bold" officeooo:rsid="01743689" style:font-size-asian="16pt" style:font-weight-asian="bold" style:font-size-complex="16pt" style:font-weight-complex="bold"/>
    </style:style>
    <style:style style:name="T245" style:family="text">
      <style:text-properties fo:font-size="16pt" fo:font-weight="bold" officeooo:rsid="017299a8" style:font-size-asian="16pt" style:font-weight-asian="bold" style:font-size-complex="16pt" style:font-weight-complex="bold"/>
    </style:style>
    <style:style style:name="T246" style:family="text">
      <style:text-properties fo:font-size="16pt" fo:font-weight="bold" officeooo:rsid="01760ec2" style:font-size-asian="16pt" style:font-weight-asian="bold" style:font-size-complex="16pt" style:font-weight-complex="bold"/>
    </style:style>
    <style:style style:name="T247" style:family="text">
      <style:text-properties fo:font-size="16pt" fo:font-weight="bold" officeooo:rsid="01794ed1" style:font-size-asian="16pt" style:font-weight-asian="bold" style:font-name-complex="TH SarabunPSK2" style:font-size-complex="16pt" style:font-weight-complex="bold"/>
    </style:style>
    <style:style style:name="T248" style:family="text">
      <style:text-properties fo:font-size="16pt" fo:font-weight="bold" officeooo:rsid="017ae46a" style:font-size-asian="16pt" style:font-weight-asian="bold" style:font-name-complex="TH SarabunPSK2" style:font-size-complex="16pt" style:font-weight-complex="bold"/>
    </style:style>
    <style:style style:name="T249" style:family="text">
      <style:text-properties fo:font-size="16pt" fo:font-weight="bold" officeooo:rsid="017b769a" style:font-size-asian="16pt" style:font-weight-asian="bold" style:font-name-complex="TH SarabunPSK2" style:font-size-complex="16pt" style:font-weight-complex="bold"/>
    </style:style>
    <style:style style:name="T250" style:family="text">
      <style:text-properties officeooo:rsid="012f73ff"/>
    </style:style>
    <style:style style:name="T251" style:family="text">
      <style:text-properties officeooo:rsid="01311c0f"/>
    </style:style>
    <style:style style:name="T252" style:family="text">
      <style:text-properties officeooo:rsid="013a0ac7"/>
    </style:style>
    <style:style style:name="T253" style:family="text">
      <style:text-properties officeooo:rsid="014ad5b6"/>
    </style:style>
    <style:style style:name="T254" style:family="text">
      <style:text-properties officeooo:rsid="015fd177"/>
    </style:style>
    <style:style style:name="T255" style:family="text">
      <style:text-properties officeooo:rsid="016a6c1c"/>
    </style:style>
    <style:style style:name="T256" style:family="text">
      <style:text-properties officeooo:rsid="01709b45"/>
    </style:style>
    <style:style style:name="T257" style:family="text">
      <style:text-properties officeooo:rsid="01995f99"/>
    </style:style>
    <style:style style:name="T258" style:family="text">
      <style:text-properties officeooo:rsid="019a26af"/>
    </style:style>
    <style:style style:name="T259" style:family="text">
      <style:text-properties officeooo:rsid="01a1030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บทที่ <text:span text:style-name="T1">3</text:span></text:p>
      <text:p text:style-name="P1">วิเคราะห์และออกแบบระบบ</text:p>
      <text:p text:style-name="P1"/>
      <text:p text:style-name="P129">ทฤษฎีก<text:span text:style-name="T218">า</text:span>รสร้<text:span text:style-name="T218">า</text:span>ง Diagram</text:p>
      <text:h text:style-name="P418" text:outline-level="2"><text:bookmark text:name="3d81"/><text:span text:style-name="T117"><text:s text:c="7"/>UML </text:span><text:span text:style-name="T118">(</text:span><text:span text:style-name="Strong_20_Emphasis"><text:span text:style-name="T117">Unified Modeling Language</text:span></text:span><text:span text:style-name="Strong_20_Emphasis"><text:span text:style-name="T118">)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418" text:outline-level="2"><text:span text:style-name="Strong_20_Emphasis"><text:span text:style-name="T134"><text:s text:c="7"/></text:span></text:span><text:span text:style-name="Strong_20_Emphasis"><text:span text:style-name="T135">3.1 <text:s text:c="2"/>Use Case Diagram </text:span></text:span><text:span text:style-name="Strong_20_Emphasis"><text:span text:style-name="T134"><text:s text:c="2"/></text:span></text:span></text:h>
      <text:p text:style-name="P393"><text:span text:style-name="Strong_20_Emphasis"><text:span text:style-name="T119"><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394"><text:span text:style-name="Strong_20_Emphasis"><text:span text:style-name="T119"><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393"><text:span text:style-name="Strong_20_Emphasis"><text:span text:style-name="T119"><text:s text:c="14"/>ความสัมพันธ์แบบ Include หมายถึง การที่ Use Case หน</text:span></text:span><text:span text:style-name="Strong_20_Emphasis"><text:span text:style-name="T120">ึ่ง</text:span></text:span><text:span text:style-name="Strong_20_Emphasis"><text:span text:style-name="T119">เรียกใช้งาน Use Case อีกอันห</text:span></text:span><text:span text:style-name="Strong_20_Emphasis"><text:span text:style-name="T120">นึ่ง</text:span></text:span><text:span text:style-name="Strong_20_Emphasis"><text:span text:style-name="T119">คล้าย</text:span></text:span><text:span text:style-name="Strong_20_Emphasis"><text:span text:style-name="T120">ๆ</text:span></text:span><text:span text:style-name="Strong_20_Emphasis"><text:span text:style-name="T119">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20">ำ</text:span></text:span><text:span text:style-name="Strong_20_Emphasis"><text:span text:style-name="T119">ว่า&lt;&lt;include&gt;&gt; ก</text:span></text:span><text:span text:style-name="Strong_20_Emphasis"><text:span text:style-name="T120">ำ</text:span></text:span><text:span text:style-name="Strong_20_Emphasis"><text:span text:style-name="T119">กับอยู่บนเส้นลูกศร</text:span></text:span></text:p>
      <text:p text:style-name="P393"><text:span text:style-name="Strong_20_Emphasis"><text:span text:style-name="T119"><text:s text:c="14"/>ความสัมพันธ์แบบ Extend หมายถึง การที่ Use Case หนึ่งไปมีผลต่อการท</text:span></text:span><text:span text:style-name="Strong_20_Emphasis"><text:span text:style-name="T120">ำ</text:span></text:span><text:span text:style-name="Strong_20_Emphasis"><text:span text:style-name="T119">งานตามปกติของอีกUse Case หนึ่งนั่นหมายถ</text:span></text:span><text:span text:style-name="Strong_20_Emphasis"><text:span text:style-name="T120">ึง</text:span></text:span><text:span text:style-name="Strong_20_Emphasis"><text:span text:style-name="T119"> Use Case ที่มา Extend นั้นจะมีผลท</text:span></text:span><text:span text:style-name="Strong_20_Emphasis"><text:span text:style-name="T120">ำ</text:span></text:span><text:span text:style-name="Strong_20_Emphasis"><text:span text:style-name="T119">ให้การท</text:span></text:span><text:span text:style-name="Strong_20_Emphasis"><text:span text:style-name="T120">ำ</text:span></text:span><text:span text:style-name="Strong_20_Emphasis"><text:span text:style-name="T119">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20">ำ</text:span></text:span><text:span text:style-name="Strong_20_Emphasis"><text:span text:style-name="T119">ว่า &lt;&lt; extend &gt;&gt;ก</text:span></text:span><text:span text:style-name="Strong_20_Emphasis"><text:span text:style-name="T120">ำ</text:span></text:span><text:span text:style-name="Strong_20_Emphasis"><text:span text:style-name="T119">กับ</text:span></text:span></text:p>
      <text:p text:style-name="P392"><text:span text:style-name="Strong_20_Emphasis"><text:span text:style-name="T118"/></text:span></text:p>
      <text:p text:style-name="P4"/>
      <text:p text:style-name="P4"/>
      <text:p text:style-name="P4"/>
      <text:p text:style-name="P5"><draw:frame draw:style-name="fr1" draw:name="Image11" text:anchor-type="paragraph" svg:width="4.9866in" svg:height="3.0827in" draw:z-index="10"><draw:image xlink:href="Pictures/10000201000002A9000001A5A95846FFD1B6A7DA.png" xlink:type="simple" xlink:show="embed" xlink:actuate="onLoad" loext:mime-type="image/png"/></draw:frame><text:soft-page-break/><text:span text:style-name="T131"><text:s text:c="8"/>ภาพที่ 3.1</text:span> <text:span text:style-name="T115">ตัวอย่าง</text:span><text:span text:style-name="Strong_20_Emphasis"><text:span text:style-name="T119">Use Case Diagram</text:span></text:span></text:p>
      <text:h text:style-name="P419" text:outline-level="2"><text:span text:style-name="Strong_20_Emphasis"><text:span text:style-name="T121"><text:s text:c="8"/></text:span></text:span><text:span text:style-name="Strong_20_Emphasis"><text:span text:style-name="T247">3.2 <text:s text:c="2"/>Sequence Diagram</text:span></text:span></text:h>
      <text:p text:style-name="P395"><text:span text:style-name="Strong_20_Emphasis"><text:span text:style-name="T118"><text:s text:c="15"/>Sequence Diagram จะแสดงล</text:span></text:span><text:span text:style-name="Strong_20_Emphasis"><text:span text:style-name="T121">ำ</text:span></text:span><text:span text:style-name="Strong_20_Emphasis"><text:span text:style-name="T118">ดับการท</text:span></text:span><text:span text:style-name="Strong_20_Emphasis"><text:span text:style-name="T121">ำ</text:span></text:span><text:span text:style-name="Strong_20_Emphasis"><text:span text:style-name="T118">งานของระบบ โดยมี Object และ เวลาเป็นตัวก</text:span></text:span><text:span text:style-name="Strong_20_Emphasis"><text:span text:style-name="T121">ำ</text:span></text:span><text:span text:style-name="Strong_20_Emphasis"><text:span text:style-name="T118">หนด</text:span></text:span><text:span text:style-name="Strong_20_Emphasis"><text:span text:style-name="T121">ลำ</text:span></text:span><text:span text:style-name="Strong_20_Emphasis"><text:span text:style-name="T118">ดับของงาน และเน้นไปที่ instant ของ O</text:span></text:span><text:span text:style-name="Strong_20_Emphasis"><text:span text:style-name="T121">b</text:span></text:span><text:span text:style-name="Strong_20_Emphasis"><text:span text:style-name="T118">ject Sequence Diagram เป็น Diagram ซึ่ง</text:span></text:span><text:span text:style-name="Strong_20_Emphasis"><text:span text:style-name="T121">แส</text:span></text:span><text:span text:style-name="Strong_20_Emphasis"><text:span text:style-name="T118">ดงปฏิสัมพันธ</text:span></text:span><text:span text:style-name="Strong_20_Emphasis"><text:span text:style-name="T121">์ </text:span></text:span><text:span text:style-name="Strong_20_Emphasis"><text:span text:style-name="T118">(Interaction) ระหว่าง Object ตามล</text:span></text:span><text:span text:style-name="Strong_20_Emphasis"><text:span text:style-name="T121">ำ</text:span></text:span><text:span text:style-name="Strong_20_Emphasis"><text:span text:style-name="T118">ดับของเหตุการณ์ที่เกิดขึ้น ณ เวลาที่ก</text:span></text:span><text:span text:style-name="Strong_20_Emphasis"><text:span text:style-name="T121">ำ</text:span></text:span><text:span text:style-name="Strong_20_Emphasis"><text:span text:style-name="T118">หนด message ที่เกิดขึ้นระหว่าง class จะสามารถน</text:span></text:span><text:span text:style-name="Strong_20_Emphasis"><text:span text:style-name="T121">ำ</text:span></text:span><text:span text:style-name="Strong_20_Emphasis"><text:span text:style-name="T118">ไปสู่การสร้าง method ใน class ที่เกี่ยวข้องได้</text:span></text:span></text:p>
      <text:p text:style-name="P4"/>
      <text:p text:style-name="P6"><draw:frame draw:style-name="fr2" draw:name="Image12" text:anchor-type="paragraph" svg:width="5.0173in" svg:height="2.3799in" draw:z-index="11"><draw:image xlink:href="Pictures/10000201000002F900000169710A83ADE1564156.png" xlink:type="simple" xlink:show="embed" xlink:actuate="onLoad" loext:mime-type="image/png"/></draw:frame><text:span text:style-name="T131"><text:s text:c="7"/>ภาพที่ 3.</text:span><text:span text:style-name="T132">2</text:span> <text:span text:style-name="T115">ตัวอย่าง</text:span><text:span text:style-name="Strong_20_Emphasis"><text:span text:style-name="T118">Sequence Diagram</text:span></text:span></text:p>
      <text:p text:style-name="P4"/>
      <text:h text:style-name="P420" text:outline-level="2"><text:soft-page-break/><text:span text:style-name="Strong_20_Emphasis"><text:span text:style-name="T238"><text:s text:c="7"/></text:span></text:span><text:span text:style-name="Strong_20_Emphasis"><text:span text:style-name="T248">3.3 <text:s text:c="2"/>Activity Diagram</text:span></text:span></text:h>
      <text:p text:style-name="P37"><text:s text:c="14"/>Activity Diagramเป็นแผนภาพที่ใช้ที่แสดงขั้นตอนการท<text:span text:style-name="T222">ำ</text:span>งานของ use case (เช่นเดียวกับSequence Diagram และ Collaboration Diagram) แต่จะเน้นไปที่งานย่อยของวัตถุ โดยจะม<text:span text:style-name="T222">า</text:span>กระบวนการท<text:span text:style-name="T222">ำ</text:span>งานคล้ายกับ Flowchart บางครั้งมีลักษณะคล้าย Swimlane โดยจะแบ่งกลุ่มกิจกรรมที่เกิดขึ้นเป็นช่อง โดยก<text:span text:style-name="T222">ำ</text:span>กับแต่ละช่องด้วยชื่อของ Object แต่ละ Swimlane แสดงถึงกิจกรรมที่เกิดขึ้นกับObject นั้นๆ</text:p>
      <text:p text:style-name="P4"/>
      <text:p text:style-name="P7"><draw:frame draw:style-name="fr1" draw:name="Image13" text:anchor-type="paragraph" svg:width="5.0126in" svg:height="3.1701in" draw:z-index="12"><draw:image xlink:href="Pictures/10000201000002FA000001E2D3E64F03D8C62941.png" xlink:type="simple" xlink:show="embed" xlink:actuate="onLoad" loext:mime-type="image/png"/></draw:frame><text:span text:style-name="T241"><text:s text:c="7"/>ภาพที่ 3.</text:span><text:span text:style-name="T242">3</text:span> <text:span text:style-name="T238">ตัวอย่าง</text:span><text:span text:style-name="Strong_20_Emphasis"><text:span text:style-name="T239">Activity Diagram</text:span></text:span></text:p>
      <text:p text:style-name="P7"><text:span text:style-name="Strong_20_Emphasis"><text:span text:style-name="T240"/></text:span></text:p>
      <text:p text:style-name="P8"><text:span text:style-name="Strong_20_Emphasis"><text:span text:style-name="T240"><text:s text:c="7"/></text:span></text:span><text:span text:style-name="Strong_20_Emphasis"><text:span text:style-name="T249">3.4 <text:s text:c="2"/>Class Diagram</text:span></text:span></text:p>
      <text:p text:style-name="P396"><text:span text:style-name="Strong_20_Emphasis"><text:span text:style-name="T121"><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22">ำ</text:span></text:span><text:span text:style-name="Strong_20_Emphasis"><text:span text:style-name="T121">ดับ</text:span></text:span></text:p>
      <text:p text:style-name="P396"><text:span text:style-name="Strong_20_Emphasis"><text:span text:style-name="T121"><text:s text:c="14"/>ในการเขียนสัญลักษณ์แทน Class สิ่งที่ต้องค</text:span></text:span><text:span text:style-name="Strong_20_Emphasis"><text:span text:style-name="T123">ำ</text:span></text:span><text:span text:style-name="Strong_20_Emphasis"><text:span text:style-name="T121">นึงถึงอีกสิ่งหนึ่งคือ ระดับการเข้าถึงเรียกสัญลักษณ์ที่ใช</text:span></text:span><text:span text:style-name="Strong_20_Emphasis"><text:span text:style-name="T123">้</text:span></text:span><text:span text:style-name="Strong_20_Emphasis"><text:span text:style-name="T121">แทนการเข้าถึงนี้ว่า Visibility แบ่งออกได้เป็น 3 ประเภท ได้แก</text:span></text:span><text:span text:style-name="Strong_20_Emphasis"><text:span text:style-name="T123">่</text:span></text:span></text:p>
      <text:p text:style-name="P4"/>
      <text:p text:style-name="P37"><text:soft-page-break/><text:s text:c="19"/>1. Private เขียนแทนด้วยสัญลักษณ์ - หมายถึง Attribute หรือ ฟังก์ชัน ที่ไม่สามารถมองเห็นได<text:span text:style-name="T223">้</text:span>จากภายนอก แต่สามารถมองเห็นได้จากภายในตัวของ Class เองเท่านั้น</text:p>
      <text:p text:style-name="P37"><text:s text:c="19"/>2. Protect เขียนแทนด้วยสัญลักษณ์ # หมายถึง Attribute หรือ ฟังก์ชันที่สงวนไว้<text:span text:style-name="T223">สำ</text:span>หรับการ<text:span text:style-name="T223">ทำ</text:span>Inheritance โดยเฉพาะ Attribute หรือ ฟังก์ชันเหล่านี้ จะเป็นของ Super class เมื่อท<text:span text:style-name="T223">ำ</text:span>การ Inheritanceแล้ว Attribute หรือ ฟังก์ชัน ที่มี Visibility แบบ Protect จะกลายไปเป็น Private Attribute ฟังก์ชัน หรือProtected ขึ้นอยู่กับภาษา Programming ที่น<text:span text:style-name="T223">ำ</text:span>ไปใช<text:span text:style-name="T223">้</text:span></text:p>
      <text:p text:style-name="P37"><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7"/>
      <text:p text:style-name="P38"><draw:frame draw:style-name="fr1" draw:name="Image14" text:anchor-type="paragraph" svg:width="5.0055in" svg:height="3.0791in" draw:z-index="13"><draw:image xlink:href="Pictures/10000201000007130000045AEFA3296B91C4752B.png" xlink:type="simple" xlink:show="embed" xlink:actuate="onLoad" loext:mime-type="image/png"/></draw:frame><text:s text:c="7"/><text:span text:style-name="T147">ภาพที่ 3.</text:span><text:span text:style-name="T148">4</text:span><text:span text:style-name="T137"> </text:span><text:span text:style-name="T221">ตัวอย่าง</text:span><text:span text:style-name="Strong_20_Emphasis"><text:span text:style-name="T5">Class Diagram</text:span></text:span></text:p>
      <text:p text:style-name="P4"/>
      <text:p text:style-name="P4"/>
      <text:p text:style-name="P4"/>
      <text:p text:style-name="P4"/>
      <text:p text:style-name="P4"/>
      <text:p text:style-name="P4"/>
      <text:p text:style-name="P4"/>
      <text:p text:style-name="P4"/>
      <text:p text:style-name="P4"/>
      <text:p text:style-name="P102"><text:soft-page-break/><text:span text:style-name="T145"><text:s text:c="7"/>ตารางที่ </text:span><text:span text:style-name="T159">3</text:span><text:span text:style-name="T145">.1</text:span> Use Case Main Diagram</text:p>
      <table:table table:name="Table9" table:style-name="Table9">
        <table:table-column table:style-name="Table9.A" table:number-columns-repeated="3"/>
        <table:table-row>
          <table:table-cell table:style-name="Table9.A1" office:value-type="string">
            <text:p text:style-name="P164">Diagram ID</text:p>
          </table:table-cell>
          <table:table-cell table:style-name="Table9.A1" office:value-type="string">
            <text:p text:style-name="P164">Diagram Name</text:p>
          </table:table-cell>
          <table:table-cell table:style-name="Table9.C1" office:value-type="string">
            <text:p text:style-name="P164">Diagram Description</text:p>
          </table:table-cell>
        </table:table-row>
        <table:table-row>
          <table:table-cell table:style-name="Table9.A2" office:value-type="string">
            <text:p text:style-name="P329">UC_M</text:p>
          </table:table-cell>
          <table:table-cell table:style-name="Table9.A2" office:value-type="string">
            <text:p text:style-name="P326">Main</text:p>
          </table:table-cell>
          <table:table-cell table:style-name="Table9.C2" office:value-type="string">
            <text:p text:style-name="P326">Use Case Main Diagram</text:p>
          </table:table-cell>
        </table:table-row>
        <table:table-row>
          <table:table-cell table:style-name="Table9.A2" office:value-type="string">
            <text:p text:style-name="P203">UC_01</text:p>
          </table:table-cell>
          <table:table-cell table:style-name="Table9.A2" office:value-type="string">
            <text:p text:style-name="P203">Log in</text:p>
          </table:table-cell>
          <table:table-cell table:style-name="Table9.C2" office:value-type="string">
            <text:p text:style-name="P329">เข้าสู่ระบบ</text:p>
          </table:table-cell>
        </table:table-row>
        <table:table-row>
          <table:table-cell table:style-name="Table9.A2" office:value-type="string">
            <text:p text:style-name="P203">UC_0<text:span text:style-name="T91">2</text:span></text:p>
          </table:table-cell>
          <table:table-cell table:style-name="Table9.A2" office:value-type="string">
            <text:p text:style-name="P303">Web control</text:p>
          </table:table-cell>
          <table:table-cell table:style-name="Table9.C2" office:value-type="string">
            <text:p text:style-name="P329">จัดการเว็บ</text:p>
          </table:table-cell>
        </table:table-row>
        <table:table-row>
          <table:table-cell table:style-name="Table9.A2" office:value-type="string">
            <text:p text:style-name="P203">UC_0<text:span text:style-name="T100">3</text:span></text:p>
          </table:table-cell>
          <table:table-cell table:style-name="Table9.A2" office:value-type="string">
            <text:p text:style-name="P314">Schedule</text:p>
          </table:table-cell>
          <table:table-cell table:style-name="Table9.C2" office:value-type="string">
            <text:p text:style-name="P303">ตั้งเวลาทำงาน</text:p>
          </table:table-cell>
        </table:table-row>
        <table:table-row>
          <table:table-cell table:style-name="Table9.A2" office:value-type="string">
            <text:p text:style-name="P203">UC_0<text:span text:style-name="T101">4</text:span></text:p>
          </table:table-cell>
          <table:table-cell table:style-name="Table9.A2" office:value-type="string">
            <text:p text:style-name="P316">Users</text:p>
          </table:table-cell>
          <table:table-cell table:style-name="Table9.C2" office:value-type="string">
            <text:p text:style-name="P329">จัดการสมาชิก</text:p>
          </table:table-cell>
        </table:table-row>
        <table:table-row>
          <table:table-cell table:style-name="Table9.A2" office:value-type="string">
            <text:p text:style-name="P204">UC_0<text:span text:style-name="T102">5</text:span></text:p>
          </table:table-cell>
          <table:table-cell table:style-name="Table9.A2" office:value-type="string">
            <text:p text:style-name="P320">Switch database</text:p>
          </table:table-cell>
          <table:table-cell table:style-name="Table9.C2" office:value-type="string">
            <text:p text:style-name="P330">จัดการสลับฐานข้อมูล</text:p>
          </table:table-cell>
        </table:table-row>
        <table:table-row>
          <table:table-cell table:style-name="Table9.A2" office:value-type="string">
            <text:p text:style-name="P204">UC_0<text:span text:style-name="T103">6</text:span></text:p>
          </table:table-cell>
          <table:table-cell table:style-name="Table9.A2" office:value-type="string">
            <text:p text:style-name="P330">Log</text:p>
          </table:table-cell>
          <table:table-cell table:style-name="Table9.C2" office:value-type="string">
            <text:p text:style-name="P330">จัดการ Log</text:p>
          </table:table-cell>
        </table:table-row>
        <table:table-row>
          <table:table-cell table:style-name="Table9.A2" office:value-type="string">
            <text:p text:style-name="P204">UC_0<text:span text:style-name="T105">7</text:span></text:p>
          </table:table-cell>
          <table:table-cell table:style-name="Table9.A2" office:value-type="string">
            <text:p text:style-name="P330">Search</text:p>
          </table:table-cell>
          <table:table-cell table:style-name="Table9.C2" office:value-type="string">
            <text:p text:style-name="P330">ค้นหา สินค้าลดราคา</text:p>
          </table:table-cell>
        </table:table-row>
        <table:table-row>
          <table:table-cell table:style-name="Table9.A2" office:value-type="string">
            <text:p text:style-name="P204">UC_0<text:span text:style-name="T109">8</text:span></text:p>
          </table:table-cell>
          <table:table-cell table:style-name="Table9.A2" office:value-type="string">
            <text:p text:style-name="P320">S<text:span text:style-name="T105">elect category</text:span></text:p>
          </table:table-cell>
          <table:table-cell table:style-name="Table9.C2" office:value-type="string">
            <text:p text:style-name="P330">หมวดหมู่ สินค้าลดราคา</text:p>
          </table:table-cell>
        </table:table-row>
      </table:table>
      <text:p text:style-name="P1"/>
      <text:p text:style-name="P1"/>
      <text:p text:style-name="P39"><draw:frame draw:style-name="fr2" draw:name="Image9" text:anchor-type="paragraph" svg:width="5.0165in" svg:height="2.9535in" draw:z-index="8"><draw:image xlink:href="Pictures/10000201000002A900000191146801F6F7867DAA.png" xlink:type="simple" xlink:show="embed" xlink:actuate="onLoad" loext:mime-type="image/png"/></draw:frame><text:span text:style-name="T147"><text:s text:c="7"/>ภาพที่ 3.</text:span><text:span text:style-name="T149">5</text:span><text:span text:style-name="T137"> </text:span><text:span text:style-name="Strong_20_Emphasis"><text:span text:style-name="T6">รูป </text:span></text:span><text:span text:style-name="Strong_20_Emphasis"><text:span text:style-name="T2">Use Case Main Diagram</text:span></text:span></text:p>
      <text:p text:style-name="P1"/>
      <text:p text:style-name="P1"/>
      <text:p text:style-name="P1"/>
      <text:p text:style-name="P1"/>
      <text:p text:style-name="P1"/>
      <text:p text:style-name="P40"><draw:frame draw:style-name="fr2" draw:name="Image1" text:anchor-type="paragraph" svg:width="5.0307in" svg:height="3.1098in" draw:z-index="0"><draw:image xlink:href="Pictures/10000201000002A9000001A5A95846FFD1B6A7DA.png" xlink:type="simple" xlink:show="embed" xlink:actuate="onLoad" loext:mime-type="image/png"/></draw:frame><text:soft-page-break/><text:span text:style-name="T147"><text:s text:c="7"/>ภาพที่ 3.</text:span><text:span text:style-name="T150">6</text:span><text:span text:style-name="T137"> </text:span><text:span text:style-name="Strong_20_Emphasis"><text:span text:style-name="T6">รูป </text:span></text:span><text:span text:style-name="Strong_20_Emphasis"><text:span text:style-name="T2">Use Case Diagram </text:span></text:span><text:span text:style-name="Strong_20_Emphasis"><text:span text:style-name="T7">Log in</text:span></text:span></text:p>
      <text:p text:style-name="P40"><text:span text:style-name="Strong_20_Emphasis"><text:span text:style-name="T7"/></text:span></text:p>
      <text:p text:style-name="P103"><text:span text:style-name="T145"><text:s text:c="7"/>ตารางที่ </text:span><text:span text:style-name="T159">3</text:span><text:span text:style-name="T145">.</text:span><text:span text:style-name="T151">2</text:span> Use Case Description <text:span text:style-name="T224">Log in</text:span></text:p>
      <table:table table:name="Table1" table:style-name="Table1">
        <table:table-column table:style-name="Table1.A" table:number-columns-repeated="3"/>
        <table:table-row>
          <table:table-cell table:style-name="Table1.A1" office:value-type="string">
            <text:p text:style-name="P148">Diagram ID</text:p>
          </table:table-cell>
          <table:table-cell table:style-name="Table1.B1" table:number-columns-spanned="2" office:value-type="string">
            <text:p text:style-name="P194">UC_01</text:p>
          </table:table-cell>
          <table:covered-table-cell/>
        </table:table-row>
        <table:table-row>
          <table:table-cell table:style-name="Table1.A2" office:value-type="string">
            <text:p text:style-name="P148">Use <text:span text:style-name="T87">C</text:span>ase Name</text:p>
          </table:table-cell>
          <table:table-cell table:style-name="Table1.B2" table:number-columns-spanned="2" office:value-type="string">
            <text:p text:style-name="P194">Log in</text:p>
          </table:table-cell>
          <table:covered-table-cell/>
        </table:table-row>
        <table:table-row>
          <table:table-cell table:style-name="Table1.A2" office:value-type="string">
            <text:p text:style-name="P148">Triggering Event</text:p>
          </table:table-cell>
          <table:table-cell table:style-name="Table1.B2" table:number-columns-spanned="2" office:value-type="string">
            <text:p text:style-name="P194">เมื่อต้องการเข้าสู่ระบบ</text:p>
          </table:table-cell>
          <table:covered-table-cell/>
        </table:table-row>
        <table:table-row>
          <table:table-cell table:style-name="Table1.A2" office:value-type="string">
            <text:p text:style-name="P148">Brief Description</text:p>
          </table:table-cell>
          <table:table-cell table:style-name="Table1.B2" table:number-columns-spanned="2" office:value-type="string">
            <text:p text:style-name="P206">Use Case Log in มีหน้าที่ทำให้ ผู้ดูแลระบบ และ ผู้ช่วยผู้ดูแลระบบ สามารถเข้าสู่ระบบได้</text:p>
          </table:table-cell>
          <table:covered-table-cell/>
        </table:table-row>
        <table:table-row>
          <table:table-cell table:style-name="Table1.A2" office:value-type="string">
            <text:p text:style-name="P148">Actors</text:p>
          </table:table-cell>
          <table:table-cell table:style-name="Table1.B2" table:number-columns-spanned="2" office:value-type="string">
            <text:p text:style-name="P194">ผู้ดูแลระบบ , ผู้ช่วยผู้ดูแลระบบ</text:p>
          </table:table-cell>
          <table:covered-table-cell/>
        </table:table-row>
        <table:table-row>
          <table:table-cell table:style-name="Table1.A2" office:value-type="string">
            <text:p text:style-name="P148">Pre-Condition</text:p>
          </table:table-cell>
          <table:table-cell table:style-name="Table1.B2" table:number-columns-spanned="2" office:value-type="string">
            <text:p text:style-name="P214">-</text:p>
          </table:table-cell>
          <table:covered-table-cell/>
        </table:table-row>
        <table:table-row>
          <table:table-cell table:style-name="Table1.A2" office:value-type="string">
            <text:p text:style-name="P148">Post-Condition</text:p>
          </table:table-cell>
          <table:table-cell table:style-name="Table1.B2" table:number-columns-spanned="2" office:value-type="string">
            <text:p text:style-name="P205">สามารถเข้าสู่ระบบได้สำเร็จ</text:p>
          </table:table-cell>
          <table:covered-table-cell/>
        </table:table-row>
        <table:table-row>
          <table:table-cell table:style-name="Table1.A2" office:value-type="string">
            <text:p text:style-name="P148">Flow of Event</text:p>
          </table:table-cell>
          <table:table-cell table:style-name="Table1.A2" office:value-type="string">
            <text:p text:style-name="P156">Actor</text:p>
          </table:table-cell>
          <table:table-cell table:style-name="Table1.B2" office:value-type="string">
            <text:p text:style-name="P156">System</text:p>
          </table:table-cell>
        </table:table-row>
        <table:table-row>
          <table:table-cell table:style-name="Table1.A2" office:value-type="string">
            <text:p text:style-name="P148">(ล<text:span text:style-name="T87">ำ</text:span>ดับขั้นตอนก<text:span text:style-name="T87">า</text:span>ร</text:p>
            <text:p text:style-name="P148">ท<text:span text:style-name="T87">ำ</text:span>ง<text:span text:style-name="T87">า</text:span>นระห<text:span text:style-name="T87">ว่</text:span>าง User</text:p>
            <text:p text:style-name="P148">กับ System)</text:p>
          </table:table-cell>
          <table:table-cell table:style-name="Table1.A2" office:value-type="string">
            <text:p text:style-name="P224">กรณี Log in เข้าสู่ระบบ</text:p>
            <text:p text:style-name="P235">1. <text:s/>ทำการกรอก <text:span text:style-name="T111">ชื่อผู้ใช้</text:span> และ <text:span text:style-name="T111">รหัสผ่าน</text:span> จากนั้นกดปุ่ม เข้าสู่ระบบ</text:p>
            <text:p text:style-name="P131"><text:s text:c="4"/><text:span text:style-name="T88">1.1 <text:s/>ข้อมูลที่กรอกถูกต้อง</text:span></text:p>
            <text:p text:style-name="P132"><text:s text:c="4"/></text:p>
            <text:p text:style-name="P242"><text:s text:c="4"/></text:p>
            <text:p text:style-name="P242"><text:s text:c="4"/>1.2 <text:s/>ข้อมูลที่กรอกไม่ถูกต้อง</text:p>
            <text:p text:style-name="P132"><text:soft-page-break/></text:p>
            <text:p text:style-name="P215"/>
            <text:p text:style-name="P215">2. <text:s/>กรณีเลือก “จำฉันไว้ใน</text:p>
            <text:p text:style-name="P215">ระบบ”</text:p>
            <text:p text:style-name="P131"/>
          </table:table-cell>
          <table:table-cell table:style-name="Table1.B2" office:value-type="string">
            <text:p text:style-name="P131"/>
            <text:p text:style-name="P132"><text:span text:style-name="T89">1. <text:s/></text:span>ระบบตรวจสอบ <text:span text:style-name="T4">ชื่อผู้ใช้</text:span> และ <text:span text:style-name="T4">รหัสผ่าน</text:span> ที่ผู้ใช้กรอก กับในฐานข้อมูล</text:p>
            <text:p text:style-name="P247">1.1 <text:s/>ระบบทำการเเจ้งเตือน “ยินดีต้อนรับเข้าสู่ระบบ” และเข้าสู่หน้าหลักของระบบ</text:p>
            <text:p text:style-name="P248">1.2 <text:s/>ระบบทำการเเจ้งเตือน <text:soft-page-break/>“ชื่อผู้ใช้หรือรหัสผ่านไม่ถูกต้อง”</text:p>
            <text:p text:style-name="P248">2. <text:s/>ระบบจะทำการจดจำ <text:span text:style-name="T111">ชื่อผู้ใช้</text:span> และ<text:span text:style-name="T111">รหัสผ่าน</text:span>ไว้</text:p>
          </table:table-cell>
        </table:table-row>
        <table:table-row>
          <table:table-cell table:style-name="Table1.A2" office:value-type="string">
            <text:p text:style-name="P148">Exceptions</text:p>
          </table:table-cell>
          <table:table-cell table:style-name="Table1.B2" table:number-columns-spanned="2" office:value-type="string">
            <text:p text:style-name="P216"><text:span text:style-name="T90">เมื่อ</text:span>กรอกข้อมูล<text:span text:style-name="T90">ไม่ถูกต้อง ระบบจะทำการแจ้งเตือนข้อความให้ทราบ</text:span></text:p>
          </table:table-cell>
          <table:covered-table-cell/>
        </table:table-row>
      </table:table>
      <text:p text:style-name="P25"/>
      <text:p text:style-name="P41"><draw:frame draw:style-name="fr2" draw:name="Image2" text:anchor-type="paragraph" svg:width="5.0118in" svg:height="2.9508in" draw:z-index="1"><draw:image xlink:href="Pictures/10000201000002A900000191B16A3C6AB0186BCB.png" xlink:type="simple" xlink:show="embed" xlink:actuate="onLoad" loext:mime-type="image/png"/></draw:frame><text:span text:style-name="T147"><text:s text:c="7"/>ภาพที่ 3.</text:span><text:span text:style-name="T152">7</text:span><text:span text:style-name="T137"> </text:span><text:span text:style-name="Strong_20_Emphasis"><text:span text:style-name="T6">รูป </text:span></text:span><text:span text:style-name="Strong_20_Emphasis"><text:span text:style-name="T2">Use Case Diagram </text:span></text:span><text:span text:style-name="Strong_20_Emphasis"><text:span text:style-name="T8">Web control</text:span></text:span></text:p>
      <text:p text:style-name="P125"/>
      <text:p text:style-name="P104"><text:span text:style-name="T145"><text:s text:c="7"/>ตารางที่ </text:span><text:span text:style-name="T159">3</text:span><text:span text:style-name="T145">.</text:span><text:span text:style-name="T152">3</text:span> Use Case Description <text:span text:style-name="T98">Web control</text:span></text:p>
      <table:table table:name="Table2" table:style-name="Table2">
        <table:table-column table:style-name="Table2.A" table:number-columns-repeated="3"/>
        <table:table-row>
          <table:table-cell table:style-name="Table2.A1" office:value-type="string">
            <text:p text:style-name="P149">Diagram ID</text:p>
          </table:table-cell>
          <table:table-cell table:style-name="Table2.B1" table:number-columns-spanned="2" office:value-type="string">
            <text:p text:style-name="P195">UC_0<text:span text:style-name="T91">2</text:span></text:p>
          </table:table-cell>
          <table:covered-table-cell/>
        </table:table-row>
        <table:table-row>
          <table:table-cell table:style-name="Table2.A2" office:value-type="string">
            <text:p text:style-name="P149">Use <text:span text:style-name="T87">C</text:span>ase Name</text:p>
          </table:table-cell>
          <table:table-cell table:style-name="Table2.B2" table:number-columns-spanned="2" office:value-type="string">
            <text:p text:style-name="P296">Web control</text:p>
          </table:table-cell>
          <table:covered-table-cell/>
        </table:table-row>
        <table:table-row>
          <table:table-cell table:style-name="Table2.A2" office:value-type="string">
            <text:p text:style-name="P149">Triggering Event</text:p>
          </table:table-cell>
          <table:table-cell table:style-name="Table2.B2" table:number-columns-spanned="2" office:value-type="string">
            <text:p text:style-name="P296">เมื่อต้องการ เรียกดู เพิ่ม แก้ไข ลบ เว็บ</text:p>
          </table:table-cell>
          <table:covered-table-cell/>
        </table:table-row>
        <table:table-row>
          <table:table-cell table:style-name="Table2.A2" office:value-type="string">
            <text:p text:style-name="P149">Brief Description</text:p>
          </table:table-cell>
          <table:table-cell table:style-name="Table2.B2" table:number-columns-spanned="2" office:value-type="string">
            <text:p text:style-name="P207">Use Case <text:span text:style-name="T98">Web control</text:span> มีหน้าที่ทำให้ ผู้ดูแลระบบ และ ผู้ช่วยผู้ดูแลระบบ <text:span text:style-name="T98">สามารถ เรียกดู เพิ่ม แก้ไข ลบ เว็บ</text:span></text:p>
          </table:table-cell>
          <table:covered-table-cell/>
        </table:table-row>
        <table:table-row>
          <table:table-cell table:style-name="Table2.A2" office:value-type="string">
            <text:p text:style-name="P149">Actors</text:p>
          </table:table-cell>
          <table:table-cell table:style-name="Table2.B2" table:number-columns-spanned="2" office:value-type="string">
            <text:p text:style-name="P195">ผู้ดูแลระบบ , ผู้ช่วยผู้ดูแลระบบ</text:p>
          </table:table-cell>
          <table:covered-table-cell/>
        </table:table-row>
        <table:table-row>
          <table:table-cell table:style-name="Table2.A2" office:value-type="string">
            <text:p text:style-name="P149">Pre-Condition</text:p>
          </table:table-cell>
          <table:table-cell table:style-name="Table2.B2" table:number-columns-spanned="2" office:value-type="string">
            <text:p text:style-name="P196">UC_01</text:p>
          </table:table-cell>
          <table:covered-table-cell/>
        </table:table-row>
        <table:table-row>
          <table:table-cell table:style-name="Table2.A2" office:value-type="string">
            <text:p text:style-name="P149">Post-Condition</text:p>
          </table:table-cell>
          <table:table-cell table:style-name="Table2.B2" table:number-columns-spanned="2" office:value-type="string">
            <text:p text:style-name="P304">1. <text:s/><text:span text:style-name="T98">สามารถ เ</text:span>รียกดู<text:span text:style-name="T98"> เว็บได้สำเร็จ</text:span></text:p>
            <text:p text:style-name="P296"><text:span text:style-name="T104">2</text:span>. <text:s/>สามารถ เพิ่ม เว็บได้สำเร็จ</text:p>
            <text:p text:style-name="P296"><text:soft-page-break/><text:span text:style-name="T104">3</text:span>. <text:s/>สามารถ แก้ไข เว็บได้สำเร็จ</text:p>
            <text:p text:style-name="P296"><text:span text:style-name="T104">4</text:span>. <text:s/>สามารถ ลบ เว็บได้สำเร็จ</text:p>
          </table:table-cell>
          <table:covered-table-cell/>
        </table:table-row>
        <table:table-row>
          <table:table-cell table:style-name="Table2.A2" office:value-type="string">
            <text:p text:style-name="P149">Flow of Event</text:p>
          </table:table-cell>
          <table:table-cell table:style-name="Table2.A2" office:value-type="string">
            <text:p text:style-name="P157">Actor</text:p>
          </table:table-cell>
          <table:table-cell table:style-name="Table2.B2" office:value-type="string">
            <text:p text:style-name="P157">System</text:p>
          </table:table-cell>
        </table:table-row>
        <table:table-row>
          <table:table-cell table:style-name="Table2.A2" office:value-type="string">
            <text:p text:style-name="P149">(ล<text:span text:style-name="T87">ำ</text:span>ดับขั้นตอนก<text:span text:style-name="T87">า</text:span>ร</text:p>
            <text:p text:style-name="P149">ท<text:span text:style-name="T87">ำ</text:span>ง<text:span text:style-name="T87">า</text:span>นระห<text:span text:style-name="T87">ว่</text:span>าง User</text:p>
            <text:p text:style-name="P149">กับ System)</text:p>
          </table:table-cell>
          <table:table-cell table:style-name="Table2.A2" office:value-type="string">
            <text:p text:style-name="P227">กรณี <text:span text:style-name="T99">เรียกดู เว็บ</text:span></text:p>
            <text:p text:style-name="P276">1. <text:s/>เลือกเมนู<text:span text:style-name="T110">จัดการเว็บ</text:span></text:p>
            <text:p text:style-name="P225"/>
            <text:p text:style-name="P225">กรณี <text:span text:style-name="T91">เพิ่ม เว็บ</text:span></text:p>
            <text:p text:style-name="P236"><text:span text:style-name="T99">2</text:span>. <text:s/><text:span text:style-name="T92">กรณีเลือกปุ่ม “เพิ่ม”</text:span></text:p>
            <text:p text:style-name="P133"><text:s text:c="4"/><text:span text:style-name="T99">2.1 <text:s/>กรณีกรอกข้อมูลครบถ้วนถูกต้องและกดบันทึก</text:span></text:p>
            <text:p text:style-name="P133"><text:s text:c="4"/></text:p>
            <text:p text:style-name="P243"><text:s text:c="4"/><text:span text:style-name="T99">2</text:span>.2 <text:s/><text:span text:style-name="T91">กรณีกดปุ่มปิด หรือปุ่มยกเลิก</text:span></text:p>
            <text:p text:style-name="P225">กรณี <text:span text:style-name="T91">แก้ไข เว็บ</text:span></text:p>
            <text:p text:style-name="P236"><text:span text:style-name="T99">3</text:span> <text:s/><text:span text:style-name="T92">กรณีเลือกปุ่ม “แก้ไข”</text:span></text:p>
            <text:p text:style-name="P134"><text:s text:c="4"/></text:p>
            <text:p text:style-name="P259"><text:s text:c="4"/>3.1 <text:s/>กรณีกรอกข้อมูลครบถ้วนถูกต้องและกดบันทึก</text:p>
            <text:p text:style-name="P133"><text:s text:c="4"/></text:p>
            <text:p text:style-name="P243"><text:s text:c="4"/><text:span text:style-name="T99">3.2</text:span> <text:s/><text:span text:style-name="T91">กรณีกดปุ่มปิด หรือปุ่มยกเลิก</text:span></text:p>
            <text:p text:style-name="P259"><text:span text:style-name="T99">4.</text:span> <text:s/><text:span text:style-name="T92">กรณี</text:span><text:span text:style-name="T2">เลือ</text:span><text:span text:style-name="T3">น</text:span><text:span text:style-name="T2">ปุ่ม “</text:span><text:span text:style-name="T3">switch button</text:span><text:span text:style-name="T2">”</text:span></text:p>
            <text:p text:style-name="P133"/>
            <text:p text:style-name="P226">กรณี <text:span text:style-name="T93">ลบ เว็บ</text:span></text:p>
            <text:p text:style-name="P267"><text:span text:style-name="T99">5</text:span>. <text:s/>กรณีเลือกปุ่ม “ลบ”</text:p>
            <text:p text:style-name="P267"/>
            <text:p text:style-name="P267"><text:s text:c="4"/><text:span text:style-name="T99">5.1 <text:s/>กรณีกดปุ่ม “ตกลง”</text:span></text:p>
            <text:p text:style-name="P267"/>
            <text:p text:style-name="P267"/>
            <text:p text:style-name="P267"/>
            <text:p text:style-name="P271"><text:span text:style-name="T97"><text:s text:c="4"/>5.2</text:span> <text:s/><text:span text:style-name="T91">กรณีกดปุ่มปิด หรือปุ่มยกเลิก</text:span></text:p>
          </table:table-cell>
          <table:table-cell table:style-name="Table2.B2" office:value-type="string">
            <text:p text:style-name="P133"/>
            <text:p text:style-name="P312">1. <text:s/>ระบบแสดงหน้ารายการ<text:span text:style-name="T96">จัดการเว็บ</text:span></text:p>
            <text:p text:style-name="P133"/>
            <text:p text:style-name="P133"><text:span text:style-name="T99">2. <text:s/></text:span>ระบบ<text:span text:style-name="T91">แสดงหน้าเพิ่มรายการ</text:span></text:p>
            <text:p text:style-name="P254"><text:s text:c="4"/><text:span text:style-name="T99">2</text:span>.1 <text:s/><text:span text:style-name="T91">ระบบทำการบันทึกข้อมูลลงฐานข้อมูล และแสดงข้อความ “บันทึกข้อมูลสำเร็จ”</text:span></text:p>
            <text:p text:style-name="P249"><text:s text:c="4"/><text:span text:style-name="T99">2</text:span>.2 <text:s/><text:span text:style-name="T91">ระบบทำการปิดหน้าเพิ่มรายการ</text:span></text:p>
            <text:p text:style-name="P249"/>
            <text:p text:style-name="P133"><text:span text:style-name="T99">3 <text:s/></text:span>ระบบ<text:span text:style-name="T91">แสดงหน้าแก้ไขรายการ</text:span></text:p>
            <text:p text:style-name="P254"><text:span text:style-name="T91"><text:s text:c="4"/>3.</text:span>1 <text:s/><text:span text:style-name="T91">ระบบทำการบันทึกข้อมูลฐานข้อมูล และแสดงข้อความ “แก้ไขข้อมูลสำเร็จ”</text:span></text:p>
            <text:p text:style-name="P249"><text:span text:style-name="T91"><text:s text:c="4"/>3</text:span>.2 <text:s/><text:span text:style-name="T91">ระบบทำการปิดหน้าแก้ไขรายการ</text:span></text:p>
            <text:p text:style-name="P263"><text:span text:style-name="T99">4.</text:span> <text:s/>ระบบทำการแก้ไขข้อมูล<text:span text:style-name="T91">และแสดงข้อความ ”แก้ไขข้อมูลสำเร็จ”</text:span></text:p>
            <text:p text:style-name="P263"/>
            <text:p text:style-name="P286"><text:span text:style-name="T99">5</text:span>. ระบบแสดงหน้ายืนยันการลบรายการ</text:p>
            <text:p text:style-name="P292"><text:s text:c="4"/><text:span text:style-name="T99">5.1 <text:s/>ระบบทำการลบข้อมูลดังกล่าวในฐานข้อมูล และแสดงข้อความ “ลบข้อมูลสำเร็จ”</text:span></text:p>
            <text:p text:style-name="P286"><text:s text:c="4"/><text:span text:style-name="T99">5.2 <text:s/>ระบบทำการปิดหน้ายืนยันการลบรายการ</text:span></text:p>
          </table:table-cell>
        </table:table-row>
        <table:table-row>
          <table:table-cell table:style-name="Table2.A2" office:value-type="string">
            <text:p text:style-name="P149">Exceptions</text:p>
          </table:table-cell>
          <table:table-cell table:style-name="Table2.B2" table:number-columns-spanned="2" office:value-type="string">
            <text:p text:style-name="P217"><text:span text:style-name="T90">เมื่อ</text:span>กรอกข้อมูล<text:span text:style-name="T90">ไม่ถูกต้อง ระบบจะทำการแจ้งเตือนข้อความให้ทราบ</text:span></text:p>
          </table:table-cell>
          <table:covered-table-cell/>
        </table:table-row>
      </table:table>
      <text:p text:style-name="P42"><draw:frame draw:style-name="fr3" draw:name="Image3" text:anchor-type="paragraph" svg:x="0.3882in" svg:y="0.0728in" svg:width="4.9929in" svg:height="2.9398in" draw:z-index="2"><draw:image xlink:href="Pictures/10000201000002A900000191FC59278D381E8D05.png" xlink:type="simple" xlink:show="embed" xlink:actuate="onLoad" loext:mime-type="image/png"/></draw:frame><text:soft-page-break/><text:span text:style-name="T147"><text:s text:c="7"/>ภาพที่ 3.</text:span><text:span text:style-name="T153">9</text:span><text:span text:style-name="T137"> </text:span><text:span text:style-name="Strong_20_Emphasis"><text:span text:style-name="T6">รูป </text:span></text:span><text:span text:style-name="Strong_20_Emphasis"><text:span text:style-name="T2">Use Case Diagram </text:span></text:span><text:span text:style-name="Strong_20_Emphasis"><text:span text:style-name="T9">Schedule</text:span></text:span></text:p>
      <text:p text:style-name="P42"><text:span text:style-name="Strong_20_Emphasis"><text:span text:style-name="T9"/></text:span></text:p>
      <text:p text:style-name="P105"><text:span text:style-name="T145"><text:s text:c="7"/>ตารางที่ </text:span><text:span text:style-name="T159">3</text:span><text:span text:style-name="T145">.</text:span><text:span text:style-name="T153">4</text:span> Use Case Description <text:span text:style-name="T100">Schedule</text:span></text:p>
      <table:table table:name="Table3" table:style-name="Table3">
        <table:table-column table:style-name="Table3.A" table:number-columns-repeated="3"/>
        <table:table-row>
          <table:table-cell table:style-name="Table3.A1" office:value-type="string">
            <text:p text:style-name="P150">Diagram ID</text:p>
          </table:table-cell>
          <table:table-cell table:style-name="Table3.B1" table:number-columns-spanned="2" office:value-type="string">
            <text:p text:style-name="P197">UC_0<text:span text:style-name="T100">3</text:span></text:p>
          </table:table-cell>
          <table:covered-table-cell/>
        </table:table-row>
        <table:table-row>
          <table:table-cell table:style-name="Table3.A2" office:value-type="string">
            <text:p text:style-name="P150">Use <text:span text:style-name="T87">C</text:span>ase Name</text:p>
          </table:table-cell>
          <table:table-cell table:style-name="Table3.B2" table:number-columns-spanned="2" office:value-type="string">
            <text:p text:style-name="P313">Schedule</text:p>
          </table:table-cell>
          <table:covered-table-cell/>
        </table:table-row>
        <table:table-row>
          <table:table-cell table:style-name="Table3.A2" office:value-type="string">
            <text:p text:style-name="P150">Triggering Event</text:p>
          </table:table-cell>
          <table:table-cell table:style-name="Table3.B2" table:number-columns-spanned="2" office:value-type="string">
            <text:p text:style-name="P297">เมื่อต้องการ เรียกดู เพิ่ม แก้ไข ลบ การตั้งเวลาทำงาน</text:p>
          </table:table-cell>
          <table:covered-table-cell/>
        </table:table-row>
        <table:table-row>
          <table:table-cell table:style-name="Table3.A2" office:value-type="string">
            <text:p text:style-name="P150">Brief Description</text:p>
          </table:table-cell>
          <table:table-cell table:style-name="Table3.B2" table:number-columns-spanned="2" office:value-type="string">
            <text:p text:style-name="P208">Use Case <text:span text:style-name="T100">Schedule</text:span>มีหน้าที่ทำให้ ผู้ดูแลระบบ และ ผู้ช่วยผู้ดูแลระบบ <text:span text:style-name="T98">สามารถ เรียกดู เพิ่ม แก้ไข ลบ การตั้งเวลาทำงาน</text:span></text:p>
          </table:table-cell>
          <table:covered-table-cell/>
        </table:table-row>
        <table:table-row>
          <table:table-cell table:style-name="Table3.A2" office:value-type="string">
            <text:p text:style-name="P150">Actors</text:p>
          </table:table-cell>
          <table:table-cell table:style-name="Table3.B2" table:number-columns-spanned="2" office:value-type="string">
            <text:p text:style-name="P197">ผู้ดูแลระบบ , ผู้ช่วยผู้ดูแลระบบ</text:p>
          </table:table-cell>
          <table:covered-table-cell/>
        </table:table-row>
        <table:table-row>
          <table:table-cell table:style-name="Table3.A2" office:value-type="string">
            <text:p text:style-name="P150">Pre-Condition</text:p>
          </table:table-cell>
          <table:table-cell table:style-name="Table3.B2" table:number-columns-spanned="2" office:value-type="string">
            <text:p text:style-name="P197">UC_01</text:p>
          </table:table-cell>
          <table:covered-table-cell/>
        </table:table-row>
        <table:table-row>
          <table:table-cell table:style-name="Table3.A2" office:value-type="string">
            <text:p text:style-name="P150">Post-Condition</text:p>
          </table:table-cell>
          <table:table-cell table:style-name="Table3.B2" table:number-columns-spanned="2" office:value-type="string">
            <text:p text:style-name="P305">1. <text:s/><text:span text:style-name="T98">สามารถ เ</text:span>รียกดู<text:span text:style-name="T98"> การตั้งเวลาทำงานได้สำเร็จ</text:span></text:p>
            <text:p text:style-name="P297"><text:span text:style-name="T104">2</text:span>. <text:s/>สามารถ เพิ่ม การตั้งเวลาทำงานได้สำเร็จ</text:p>
            <text:p text:style-name="P297"><text:span text:style-name="T104">3</text:span>. <text:s/>สามารถ แก้ไข การตั้งเวลาทำงานได้สำเร็จ</text:p>
            <text:p text:style-name="P297"><text:span text:style-name="T104">4</text:span>. <text:s/>สามารถ ลบ การตั้งเวลาทำงานได้สำเร็จ</text:p>
          </table:table-cell>
          <table:covered-table-cell/>
        </table:table-row>
        <table:table-row>
          <table:table-cell table:style-name="Table3.A2" office:value-type="string">
            <text:p text:style-name="P150">Flow of Event</text:p>
          </table:table-cell>
          <table:table-cell table:style-name="Table3.A2" office:value-type="string">
            <text:p text:style-name="P158">Actor</text:p>
          </table:table-cell>
          <table:table-cell table:style-name="Table3.B2" office:value-type="string">
            <text:p text:style-name="P158">System</text:p>
          </table:table-cell>
        </table:table-row>
        <table:table-row>
          <table:table-cell table:style-name="Table3.A2" office:value-type="string">
            <text:p text:style-name="P150">(ล<text:span text:style-name="T87">ำ</text:span>ดับขั้นตอนก<text:span text:style-name="T87">า</text:span>ร</text:p>
            <text:p text:style-name="P150">ท<text:span text:style-name="T87">ำ</text:span>ง<text:span text:style-name="T87">า</text:span>นระห<text:span text:style-name="T87">ว่</text:span>าง User</text:p>
            <text:p text:style-name="P150">กับ System)</text:p>
          </table:table-cell>
          <table:table-cell table:style-name="Table3.A2" office:value-type="string">
            <text:p text:style-name="P228">กรณี <text:span text:style-name="T99">เรียกดู การตั้งเวลาทำงาน</text:span></text:p>
            <text:p text:style-name="P277">1. <text:s/>เลือกเมนู<text:span text:style-name="T98">ตั้งเวลาทำงาน</text:span></text:p>
            <text:p text:style-name="P228"/>
            <text:p text:style-name="P228">กรณี <text:span text:style-name="T91">เพิ่ม การตั้งเวลาทำงาน</text:span></text:p>
            <text:p text:style-name="P237"><text:soft-page-break/><text:span text:style-name="T99">2</text:span>. <text:s/><text:span text:style-name="T92">กรณีเลือกปุ่ม “เพิ่ม”</text:span></text:p>
            <text:p text:style-name="P135"><text:s text:c="4"/><text:span text:style-name="T99">2.1 <text:s/>กรณีกรอกข้อมูลครบถ้วนถูกต้องและกดบันทึก</text:span></text:p>
            <text:p text:style-name="P135"><text:s text:c="4"/></text:p>
            <text:p text:style-name="P244"><text:s text:c="4"/><text:span text:style-name="T99">2</text:span>.2 <text:s/><text:span text:style-name="T91">กรณีกดปุ่มปิด หรือปุ่มยกเลิก</text:span></text:p>
            <text:p text:style-name="P228">กรณี <text:span text:style-name="T91">แก้ไข การตั้งเวลาทำงาน</text:span></text:p>
            <text:p text:style-name="P237"><text:span text:style-name="T99">3</text:span> <text:s/><text:span text:style-name="T92">กรณีเลือกปุ่ม “แก้ไข”</text:span></text:p>
            <text:p text:style-name="P135"><text:s text:c="4"/></text:p>
            <text:p text:style-name="P260"><text:s text:c="4"/>3.1 <text:s/>กรณีกรอกข้อมูลครบถ้วนถูกต้องและกดบันทึก</text:p>
            <text:p text:style-name="P135"><text:s text:c="4"/></text:p>
            <text:p text:style-name="P244"><text:s text:c="4"/><text:span text:style-name="T99">3.2</text:span> <text:s/><text:span text:style-name="T91">กรณีกดปุ่มปิด หรือปุ่มยกเลิก</text:span></text:p>
            <text:p text:style-name="P135"/>
            <text:p text:style-name="P228">กรณี <text:span text:style-name="T93">ลบ การตั้งเวลาทำงาน</text:span></text:p>
            <text:p text:style-name="P268"><text:span text:style-name="T100">4</text:span>. <text:s/>กรณีเลือกปุ่ม “ลบ”</text:p>
            <text:p text:style-name="P268"/>
            <text:p text:style-name="P268"><text:s text:c="4"/><text:span text:style-name="T100">4.1 <text:s/>กรณีกดปุ่ม “ตกลง”</text:span></text:p>
            <text:p text:style-name="P268"/>
            <text:p text:style-name="P268"/>
            <text:p text:style-name="P272"><text:span text:style-name="T97"><text:s text:c="4"/>4.2</text:span> <text:s/><text:span text:style-name="T91">กรณีกดปุ่มปิด หรือปุ่มยกเลิก</text:span></text:p>
          </table:table-cell>
          <table:table-cell table:style-name="Table3.B2" office:value-type="string">
            <text:p text:style-name="P135"/>
            <text:p text:style-name="P135"/>
            <text:p text:style-name="P305">1. <text:s/>ระบบแสดงหน้ารายการ<text:span text:style-name="T94">ตั้งเวลาทำงาน</text:span></text:p>
            <text:p text:style-name="P135"/>
            <text:p text:style-name="P135"><text:soft-page-break/><text:span text:style-name="T99">2. <text:s/></text:span>ระบบ<text:span text:style-name="T91">แสดงหน้าเพิ่มรายการ</text:span></text:p>
            <text:p text:style-name="P255"><text:s text:c="4"/><text:span text:style-name="T99">2</text:span>.1 <text:s/><text:span text:style-name="T91">ระบบทำการบันทึกข้อมูลลงฐานข้อมูล และแสดงข้อความ “บันทึกข้อมูลสำเร็จ”</text:span></text:p>
            <text:p text:style-name="P250"><text:s text:c="4"/><text:span text:style-name="T99">2</text:span>.2 <text:s/><text:span text:style-name="T91">ระบบทำการปิดหน้าเพิ่มรายการ</text:span></text:p>
            <text:p text:style-name="P250"/>
            <text:p text:style-name="P135"><text:span text:style-name="T99">3 <text:s/></text:span>ระบบ<text:span text:style-name="T91">แสดงหน้าแก้ไขรายการ</text:span></text:p>
            <text:p text:style-name="P256"><text:span text:style-name="T91"><text:s text:c="4"/>3.</text:span>1 <text:s/><text:span text:style-name="T91">ระบบทำการบันทึกข้อมูลลงฐานข้อมูล และแสดงข้อความ “แก้ไขข้อมูลสำเร็จ”</text:span></text:p>
            <text:p text:style-name="P250"><text:span text:style-name="T91"><text:s text:c="4"/>3</text:span>.2 <text:s/><text:span text:style-name="T91">ระบบทำการปิดหน้าแก้ไขรายการ</text:span></text:p>
            <text:p text:style-name="P264"/>
            <text:p text:style-name="P264"/>
            <text:p text:style-name="P287"><text:span text:style-name="T100">4</text:span>. ระบบแสดงหน้ายืนยันการลบรายการ</text:p>
            <text:p text:style-name="P293"><text:s text:c="4"/><text:span text:style-name="T100">4.1 <text:s/>ระบบทำการลบข้อมูลดังกล่าวในฐานข้อมูล และแสดงข้อความ “ลบข้อมูลสำเร็จ”</text:span></text:p>
            <text:p text:style-name="P287"><text:s text:c="4"/><text:span text:style-name="T100">4.2 <text:s/>ระบบทำการปิดหน้ายืนยันการลบรายการ</text:span></text:p>
          </table:table-cell>
        </table:table-row>
        <table:table-row>
          <table:table-cell table:style-name="Table3.A2" office:value-type="string">
            <text:p text:style-name="P150">Exceptions</text:p>
          </table:table-cell>
          <table:table-cell table:style-name="Table3.B2" table:number-columns-spanned="2" office:value-type="string">
            <text:p text:style-name="P218"><text:span text:style-name="T90">เมื่อ</text:span>กรอกข้อมูล<text:span text:style-name="T90">ไม่ถูกต้อง ระบบจะทำการแจ้งเตือนข้อความให้ทราบ</text:span></text:p>
          </table:table-cell>
          <table:covered-table-cell/>
        </table:table-row>
      </table:table>
      <text:p text:style-name="P20"/>
      <text:p text:style-name="P123"><draw:frame draw:style-name="fr2" draw:name="Image4" text:anchor-type="paragraph" svg:width="5.0083in" svg:height="2.9484in" draw:z-index="3"><draw:image xlink:href="Pictures/10000201000002A9000001913DC46F2B016D88CE.png" xlink:type="simple" xlink:show="embed" xlink:actuate="onLoad" loext:mime-type="image/png"/></draw:frame><text:soft-page-break/><text:span text:style-name="T198"><text:s text:c="7"/>ภาพที่ 3.</text:span><text:span text:style-name="T199">10</text:span><text:span text:style-name="T138"> </text:span><text:span text:style-name="Strong_20_Emphasis"><text:span text:style-name="T80">รูป </text:span></text:span><text:span text:style-name="Strong_20_Emphasis"><text:span text:style-name="T81">Use Case Diagram </text:span></text:span><text:span text:style-name="Strong_20_Emphasis"><text:span text:style-name="T82">Users</text:span></text:span></text:p>
      <text:p text:style-name="P123"><text:span text:style-name="Strong_20_Emphasis"><text:span text:style-name="T82"/></text:span></text:p>
      <text:p text:style-name="P106"><text:span text:style-name="T145"><text:s text:c="7"/>ตารางที่ </text:span><text:span text:style-name="T159">3</text:span><text:span text:style-name="T145">.</text:span><text:span text:style-name="T154">5</text:span> Use Case Description <text:span text:style-name="T101">Users</text:span></text:p>
      <table:table table:name="Table4" table:style-name="Table4">
        <table:table-column table:style-name="Table4.A" table:number-columns-repeated="3"/>
        <table:table-row>
          <table:table-cell table:style-name="Table4.A1" office:value-type="string">
            <text:p text:style-name="P151">Diagram ID</text:p>
          </table:table-cell>
          <table:table-cell table:style-name="Table4.B1" table:number-columns-spanned="2" office:value-type="string">
            <text:p text:style-name="P198">UC_0<text:span text:style-name="T101">4</text:span></text:p>
          </table:table-cell>
          <table:covered-table-cell/>
        </table:table-row>
        <table:table-row>
          <table:table-cell table:style-name="Table4.A2" office:value-type="string">
            <text:p text:style-name="P151">Use <text:span text:style-name="T87">C</text:span>ase Name</text:p>
          </table:table-cell>
          <table:table-cell table:style-name="Table4.B2" table:number-columns-spanned="2" office:value-type="string">
            <text:p text:style-name="P315">Users</text:p>
          </table:table-cell>
          <table:covered-table-cell/>
        </table:table-row>
        <table:table-row>
          <table:table-cell table:style-name="Table4.A2" office:value-type="string">
            <text:p text:style-name="P151">Triggering Event</text:p>
          </table:table-cell>
          <table:table-cell table:style-name="Table4.B2" table:number-columns-spanned="2" office:value-type="string">
            <text:p text:style-name="P298">เมื่อต้องการ เรียกดู เพิ่ม แก้ไข ลบ สมาชิก</text:p>
          </table:table-cell>
          <table:covered-table-cell/>
        </table:table-row>
        <table:table-row>
          <table:table-cell table:style-name="Table4.A2" office:value-type="string">
            <text:p text:style-name="P151">Brief Description</text:p>
          </table:table-cell>
          <table:table-cell table:style-name="Table4.B2" table:number-columns-spanned="2" office:value-type="string">
            <text:p text:style-name="P209">Use Case <text:span text:style-name="T101">Users</text:span>มีหน้าที่ทำให้ ผู้ดูแลระบบ และ ผู้ช่วยผู้ดูแลระบบ <text:span text:style-name="T98">สามารถ เรียกดู เพิ่ม แก้ไข ลบ สมาชิก</text:span></text:p>
          </table:table-cell>
          <table:covered-table-cell/>
        </table:table-row>
        <table:table-row>
          <table:table-cell table:style-name="Table4.A2" office:value-type="string">
            <text:p text:style-name="P151">Actors</text:p>
          </table:table-cell>
          <table:table-cell table:style-name="Table4.B2" table:number-columns-spanned="2" office:value-type="string">
            <text:p text:style-name="P198">ผู้ดูแลระบบ , ผู้ช่วยผู้ดูแลระบบ</text:p>
          </table:table-cell>
          <table:covered-table-cell/>
        </table:table-row>
        <table:table-row>
          <table:table-cell table:style-name="Table4.A2" office:value-type="string">
            <text:p text:style-name="P151">Pre-Condition</text:p>
          </table:table-cell>
          <table:table-cell table:style-name="Table4.B2" table:number-columns-spanned="2" office:value-type="string">
            <text:p text:style-name="P198">UC_01</text:p>
          </table:table-cell>
          <table:covered-table-cell/>
        </table:table-row>
        <table:table-row>
          <table:table-cell table:style-name="Table4.A2" office:value-type="string">
            <text:p text:style-name="P151">Post-Condition</text:p>
          </table:table-cell>
          <table:table-cell table:style-name="Table4.B2" table:number-columns-spanned="2" office:value-type="string">
            <text:p text:style-name="P306">1. <text:s/><text:span text:style-name="T98">สามารถ เ</text:span>รียกดู<text:span text:style-name="T98"> สมาชิกได้สำเร็จ</text:span></text:p>
            <text:p text:style-name="P298"><text:span text:style-name="T104">2</text:span>. <text:s/>สามารถ เพิ่ม สมาชิกได้สำเร็จ</text:p>
            <text:p text:style-name="P298"><text:span text:style-name="T104">3</text:span>. <text:s/>สามารถ แก้ไข สมาชิกได้สำเร็จ</text:p>
            <text:p text:style-name="P298"><text:span text:style-name="T104">4</text:span>. <text:s/>สามารถ ลบ สมาชิกได้สำเร็จ</text:p>
          </table:table-cell>
          <table:covered-table-cell/>
        </table:table-row>
        <table:table-row>
          <table:table-cell table:style-name="Table4.A2" office:value-type="string">
            <text:p text:style-name="P151">Flow of Event</text:p>
          </table:table-cell>
          <table:table-cell table:style-name="Table4.A2" office:value-type="string">
            <text:p text:style-name="P159">Actor</text:p>
          </table:table-cell>
          <table:table-cell table:style-name="Table4.B2" office:value-type="string">
            <text:p text:style-name="P159">System</text:p>
          </table:table-cell>
        </table:table-row>
        <table:table-row>
          <table:table-cell table:style-name="Table4.A2" office:value-type="string">
            <text:p text:style-name="P151">(ล<text:span text:style-name="T87">ำ</text:span>ดับขั้นตอนก<text:span text:style-name="T87">า</text:span>ร</text:p>
            <text:p text:style-name="P151">ท<text:span text:style-name="T87">ำ</text:span>ง<text:span text:style-name="T87">า</text:span>นระห<text:span text:style-name="T87">ว่</text:span>าง User</text:p>
            <text:p text:style-name="P151">กับ System)</text:p>
          </table:table-cell>
          <table:table-cell table:style-name="Table4.A2" office:value-type="string">
            <text:p text:style-name="P229">กรณี <text:span text:style-name="T99">เรียกดู สมาชิก</text:span></text:p>
            <text:p text:style-name="P278">1. <text:s/>เลือกเมนู<text:span text:style-name="T98">จัดการสมาชิก</text:span></text:p>
            <text:p text:style-name="P229"/>
            <text:p text:style-name="P229">กรณี <text:span text:style-name="T91">เพิ่ม สมาชิก</text:span></text:p>
            <text:p text:style-name="P238"><text:span text:style-name="T99">2</text:span>. <text:s/><text:span text:style-name="T92">กรณีเลือกปุ่ม “เพิ่ม”</text:span></text:p>
            <text:p text:style-name="P136"><text:s text:c="4"/><text:span text:style-name="T99">2.1 <text:s/>กรณีกรอกข้อมูลครบ</text:span><text:soft-page-break/><text:span text:style-name="T99">ถ้วนถูกต้องและกดบันทึก</text:span></text:p>
            <text:p text:style-name="P136"><text:s text:c="4"/></text:p>
            <text:p text:style-name="P245"><text:s text:c="4"/><text:span text:style-name="T99">2</text:span>.2 <text:s/><text:span text:style-name="T91">กรณีกดปุ่มปิด หรือปุ่มยกเลิก</text:span></text:p>
            <text:p text:style-name="P229">กรณี <text:span text:style-name="T91">แก้ไข สมาชิก</text:span></text:p>
            <text:p text:style-name="P238"><text:span text:style-name="T99">3</text:span> <text:s/><text:span text:style-name="T92">กรณีเลือกปุ่ม “แก้ไข”</text:span></text:p>
            <text:p text:style-name="P136"><text:s text:c="4"/></text:p>
            <text:p text:style-name="P261"><text:s text:c="4"/>3.1 <text:s/>กรณีกรอกข้อมูลครบถ้วนถูกต้องและกดบันทึก</text:p>
            <text:p text:style-name="P136"><text:s text:c="4"/></text:p>
            <text:p text:style-name="P245"><text:s text:c="4"/>3.2 <text:s/>กรณีกดปุ่มปิด หรือปุ่มยกเลิก</text:p>
            <text:p text:style-name="P136"/>
            <text:p text:style-name="P136"/>
            <text:p text:style-name="P229">กรณี <text:span text:style-name="T93">ลบ สมาชิก</text:span></text:p>
            <text:p text:style-name="P269"><text:span text:style-name="T100">4</text:span>. <text:s/>กรณีเลือกปุ่ม “ลบ”</text:p>
            <text:p text:style-name="P269"/>
            <text:p text:style-name="P269"><text:s text:c="4"/><text:span text:style-name="T100">4.1 <text:s/>กรณีกดปุ่ม “ตกลง”</text:span></text:p>
            <text:p text:style-name="P269"/>
            <text:p text:style-name="P269"/>
            <text:p text:style-name="P273"><text:span text:style-name="T97"><text:s text:c="4"/>4.2</text:span> <text:s/><text:span text:style-name="T91">กรณีกดปุ่มปิด หรือปุ่มยกเลิก</text:span></text:p>
          </table:table-cell>
          <table:table-cell table:style-name="Table4.B2" office:value-type="string">
            <text:p text:style-name="P136"/>
            <text:p text:style-name="P306">1. <text:s/>ระบบแสดงหน้ารายการ<text:span text:style-name="T94">จัดการสมาชิก</text:span></text:p>
            <text:p text:style-name="P136"/>
            <text:p text:style-name="P136"><text:span text:style-name="T99">2. <text:s/></text:span>ระบบ<text:span text:style-name="T91">แสดงหน้าเพิ่มรายการ</text:span></text:p>
            <text:p text:style-name="P257"><text:s text:c="4"/><text:span text:style-name="T99">2</text:span>.1 <text:s/><text:span text:style-name="T91">ระบบทำการบันทึก</text:span><text:soft-page-break/><text:span text:style-name="T91">ข้อมูลลงฐานข้อมูล และแสดงข้อความ “บันทึกข้อมูลสำเร็จ”</text:span></text:p>
            <text:p text:style-name="P251"><text:s text:c="4"/><text:span text:style-name="T99">2</text:span>.2 <text:s/><text:span text:style-name="T91">ระบบทำการปิดหน้าเพิ่มรายการ</text:span></text:p>
            <text:p text:style-name="P251"/>
            <text:p text:style-name="P136"><text:span text:style-name="T99">3 <text:s/></text:span>ระบบ<text:span text:style-name="T91">แสดงหน้าแก้ไขรายการ</text:span></text:p>
            <text:p text:style-name="P257"><text:span text:style-name="T91"><text:s text:c="4"/>3.</text:span>1 <text:s/><text:span text:style-name="T91">ระบบทำการบันทึกข้อมูลลงฐานข้อมูล และแสดงข้อความ “แก้ไขข้อมูลสำเร็จ”</text:span></text:p>
            <text:p text:style-name="P251"><text:span text:style-name="T91"><text:s text:c="4"/>3</text:span>.2 <text:s/><text:span text:style-name="T91">ระบบทำการปิดหน้าแก้ไขรายการ</text:span></text:p>
            <text:p text:style-name="P265"/>
            <text:p text:style-name="P265"/>
            <text:p text:style-name="P288"/>
            <text:p text:style-name="P288"><text:span text:style-name="T100">4</text:span>. ระบบแสดงหน้ายืนยันการลบรายการ</text:p>
            <text:p text:style-name="P294"><text:s text:c="4"/><text:span text:style-name="T100">4.1 <text:s/>ระบบทำการลบข้อมูลดังกล่าวในฐานข้อมูล และแสดงข้อความ “ลบข้อมูลสำเร็จ”</text:span></text:p>
            <text:p text:style-name="P288"><text:s text:c="4"/><text:span text:style-name="T100">4.2 <text:s/>ระบบทำการปิดหน้ายืนยันการลบรายการ</text:span></text:p>
          </table:table-cell>
        </table:table-row>
        <table:table-row>
          <table:table-cell table:style-name="Table4.A2" office:value-type="string">
            <text:p text:style-name="P151">Exceptions</text:p>
          </table:table-cell>
          <table:table-cell table:style-name="Table4.B2" table:number-columns-spanned="2" office:value-type="string">
            <text:p text:style-name="P219"><text:span text:style-name="T90">เมื่อ</text:span>กรอกข้อมูล<text:span text:style-name="T90">ไม่ถูกต้อง ระบบจะทำการแจ้งเตือนข้อความให้ทราบ</text:span></text:p>
          </table:table-cell>
          <table:covered-table-cell/>
        </table:table-row>
      </table:table>
      <text:p text:style-name="P14"/>
      <text:p text:style-name="P14"/>
      <text:p text:style-name="P14"/>
      <text:p text:style-name="P29"><draw:frame draw:style-name="fr2" draw:name="Image5" text:anchor-type="paragraph" svg:width="5.0138in" svg:height="2.952in" draw:z-index="4"><draw:image xlink:href="Pictures/10000201000002A900000191359D6399B7A89721.png" xlink:type="simple" xlink:show="embed" xlink:actuate="onLoad" loext:mime-type="image/png"/></draw:frame><text:soft-page-break/><text:span text:style-name="T198"><text:s text:c="7"/>ภาพที่ 3.</text:span><text:span text:style-name="T199">1</text:span><text:span text:style-name="T200">1</text:span><text:span text:style-name="T138"> </text:span><text:span text:style-name="Strong_20_Emphasis"><text:span text:style-name="T80">รูป </text:span></text:span><text:span text:style-name="Strong_20_Emphasis"><text:span text:style-name="T81">Use Case Diagram </text:span></text:span><text:span text:style-name="Strong_20_Emphasis"><text:span text:style-name="T83">Switch database</text:span></text:span></text:p>
      <text:p text:style-name="P29"><text:span text:style-name="Strong_20_Emphasis"><text:span text:style-name="T83"/></text:span></text:p>
      <text:p text:style-name="P107"><text:span text:style-name="T145"><text:s text:c="7"/>ตารางที่ </text:span><text:span text:style-name="T159">3</text:span><text:span text:style-name="T145">.</text:span><text:span text:style-name="T155">6</text:span> Use Case Description <text:span text:style-name="T102">Switch database</text:span></text:p>
      <table:table table:name="Table5" table:style-name="Table5">
        <table:table-column table:style-name="Table5.A" table:number-columns-repeated="3"/>
        <table:table-row>
          <table:table-cell table:style-name="Table5.A1" office:value-type="string">
            <text:p text:style-name="P152">Diagram ID</text:p>
          </table:table-cell>
          <table:table-cell table:style-name="Table5.B1" table:number-columns-spanned="2" office:value-type="string">
            <text:p text:style-name="P199">UC_0<text:span text:style-name="T102">5</text:span></text:p>
          </table:table-cell>
          <table:covered-table-cell/>
        </table:table-row>
        <table:table-row>
          <table:table-cell table:style-name="Table5.A2" office:value-type="string">
            <text:p text:style-name="P152">Use <text:span text:style-name="T87">C</text:span>ase Name</text:p>
          </table:table-cell>
          <table:table-cell table:style-name="Table5.B2" table:number-columns-spanned="2" office:value-type="string">
            <text:p text:style-name="P317">Switch database</text:p>
          </table:table-cell>
          <table:covered-table-cell/>
        </table:table-row>
        <table:table-row>
          <table:table-cell table:style-name="Table5.A2" office:value-type="string">
            <text:p text:style-name="P152">Triggering Event</text:p>
          </table:table-cell>
          <table:table-cell table:style-name="Table5.B2" table:number-columns-spanned="2" office:value-type="string">
            <text:p text:style-name="P302">เมื่อต้องการ เรียกดู เพิ่ม แก้ไข ลบ <text:span text:style-name="T102">การจัดการสลับฐานข้อมูล</text:span></text:p>
          </table:table-cell>
          <table:covered-table-cell/>
        </table:table-row>
        <table:table-row>
          <table:table-cell table:style-name="Table5.A2" office:value-type="string">
            <text:p text:style-name="P152">Brief Description</text:p>
          </table:table-cell>
          <table:table-cell table:style-name="Table5.B2" table:number-columns-spanned="2" office:value-type="string">
            <text:p text:style-name="P213">Use Case <text:span text:style-name="T102">Switch database</text:span> มีหน้าที่ทำให้ ผู้ดูแลระบบ และ ผู้ช่วยผู้ดูแลระบบ <text:span text:style-name="T98">สามารถ เรียกดู เพิ่ม แก้ไข ลบ การจัดการสลับฐานข้อมูล</text:span></text:p>
          </table:table-cell>
          <table:covered-table-cell/>
        </table:table-row>
        <table:table-row>
          <table:table-cell table:style-name="Table5.A2" office:value-type="string">
            <text:p text:style-name="P152">Actors</text:p>
          </table:table-cell>
          <table:table-cell table:style-name="Table5.B2" table:number-columns-spanned="2" office:value-type="string">
            <text:p text:style-name="P199">ผู้ดูแลระบบ , ผู้ช่วยผู้ดูแลระบบ</text:p>
          </table:table-cell>
          <table:covered-table-cell/>
        </table:table-row>
        <table:table-row>
          <table:table-cell table:style-name="Table5.A2" office:value-type="string">
            <text:p text:style-name="P152">Pre-Condition</text:p>
          </table:table-cell>
          <table:table-cell table:style-name="Table5.B2" table:number-columns-spanned="2" office:value-type="string">
            <text:p text:style-name="P199">UC_01</text:p>
          </table:table-cell>
          <table:covered-table-cell/>
        </table:table-row>
        <table:table-row>
          <table:table-cell table:style-name="Table5.A2" office:value-type="string">
            <text:p text:style-name="P152">Post-Condition</text:p>
          </table:table-cell>
          <table:table-cell table:style-name="Table5.B2" table:number-columns-spanned="2" office:value-type="string">
            <text:p text:style-name="P311">1. <text:s/><text:span text:style-name="T98">สามารถ เ</text:span>รียกดู<text:span text:style-name="T98"> การจัดการสลับฐานข้อมูลได้สำเร็จ</text:span></text:p>
            <text:p text:style-name="P302"><text:span text:style-name="T104">2</text:span>. <text:s/>สามารถ เพิ่ม <text:span text:style-name="T102">การจัดการสลับฐานข้อมูล</text:span>ได้สำเร็จ</text:p>
            <text:p text:style-name="P302"><text:span text:style-name="T104">3</text:span>. <text:s/>สามารถ แก้ไข <text:span text:style-name="T102">การจัดการสลับฐานข้อมูล</text:span>ได้สำเร็จ</text:p>
            <text:p text:style-name="P302"><text:span text:style-name="T104">4</text:span>. <text:s/>สามารถ ลบ <text:span text:style-name="T102">การจัดการสลับฐานข้อมูล</text:span>ได้สำเร็จ</text:p>
          </table:table-cell>
          <table:covered-table-cell/>
        </table:table-row>
        <table:table-row>
          <table:table-cell table:style-name="Table5.A2" office:value-type="string">
            <text:p text:style-name="P152">Flow of Event</text:p>
          </table:table-cell>
          <table:table-cell table:style-name="Table5.A2" office:value-type="string">
            <text:p text:style-name="P160">Actor</text:p>
          </table:table-cell>
          <table:table-cell table:style-name="Table5.B2" office:value-type="string">
            <text:p text:style-name="P160">System</text:p>
          </table:table-cell>
        </table:table-row>
        <table:table-row>
          <table:table-cell table:style-name="Table5.A2" office:value-type="string">
            <text:p text:style-name="P152">(ล<text:span text:style-name="T87">ำ</text:span>ดับขั้นตอนก<text:span text:style-name="T87">า</text:span>ร</text:p>
            <text:p text:style-name="P152">ท<text:span text:style-name="T87">ำ</text:span>ง<text:span text:style-name="T87">า</text:span>นระห<text:span text:style-name="T87">ว่</text:span>าง User</text:p>
            <text:p text:style-name="P152">กับ System)</text:p>
          </table:table-cell>
          <table:table-cell table:style-name="Table5.A2" office:value-type="string">
            <text:p text:style-name="P234">กรณี <text:span text:style-name="T99">เรียกดู การจัดการสลับฐานข้อมูล</text:span></text:p>
            <text:p text:style-name="P283">1. <text:s/>เลือกเมนู<text:span text:style-name="T98">จัดการสลับฐานข้อมูล</text:span></text:p>
            <text:p text:style-name="P234">กรณี <text:span text:style-name="T91">เพิ่ม การจัดการสลับฐาน</text:span><text:soft-page-break/><text:span text:style-name="T91">ข้อมูล</text:span></text:p>
            <text:p text:style-name="P239"><text:span text:style-name="T99">2</text:span>. <text:s/><text:span text:style-name="T92">กรณีเลือกปุ่ม “เพิ่ม”</text:span></text:p>
            <text:p text:style-name="P137"><text:s text:c="4"/><text:span text:style-name="T99">2.1 <text:s/>กรณีกรอกข้อมูลครบถ้วนถูกต้องและกดบันทึก</text:span></text:p>
            <text:p text:style-name="P137"><text:s text:c="4"/></text:p>
            <text:p text:style-name="P246"><text:s text:c="4"/><text:span text:style-name="T99">2</text:span>.2 <text:s/><text:span text:style-name="T91">กรณีกดปุ่มปิด หรือปุ่มยกเลิก</text:span></text:p>
            <text:p text:style-name="P234">กรณี <text:span text:style-name="T91">แก้ไข การจัดการสลับฐานข้อมูล</text:span></text:p>
            <text:p text:style-name="P239"><text:span text:style-name="T99">3</text:span> <text:s/><text:span text:style-name="T92">กรณีเลือกปุ่ม “แก้ไข”</text:span></text:p>
            <text:p text:style-name="P137"><text:s text:c="4"/></text:p>
            <text:p text:style-name="P262"><text:s text:c="4"/>3.1 <text:s/>กรณีกรอกข้อมูลครบถ้วนถูกต้องและกดบันทึก</text:p>
            <text:p text:style-name="P137"><text:s text:c="4"/></text:p>
            <text:p text:style-name="P246"><text:s text:c="4"/><text:span text:style-name="T99">3.2</text:span> <text:s/><text:span text:style-name="T91">กรณีกดปุ่มปิด หรือปุ่มยกเลิก</text:span></text:p>
            <text:p text:style-name="P262"><text:span text:style-name="T99">4.</text:span> <text:s/><text:span text:style-name="T92">กรณี</text:span><text:span text:style-name="T2">เลือ</text:span><text:span text:style-name="T3">น</text:span><text:span text:style-name="T2">ปุ่ม “</text:span><text:span text:style-name="T3">switch button</text:span><text:span text:style-name="T2">”</text:span></text:p>
            <text:p text:style-name="P137"/>
            <text:p text:style-name="P234">กรณี <text:span text:style-name="T93">ลบ การจัดการสลับฐานข้อมูล</text:span></text:p>
            <text:p text:style-name="P270"><text:span text:style-name="T99">5</text:span>. <text:s/>กรณีเลือกปุ่ม “ลบ”</text:p>
            <text:p text:style-name="P270"/>
            <text:p text:style-name="P270"><text:s text:c="4"/><text:span text:style-name="T99">5.1 <text:s/>กรณีกดปุ่ม “ตกลง”</text:span></text:p>
            <text:p text:style-name="P270"/>
            <text:p text:style-name="P270"/>
            <text:p text:style-name="P274"><text:span text:style-name="T97"><text:s text:c="4"/>5.2</text:span> <text:s/><text:span text:style-name="T91">กรณีกดปุ่มปิด หรือปุ่มยกเลิก</text:span></text:p>
          </table:table-cell>
          <table:table-cell table:style-name="Table5.B2" office:value-type="string">
            <text:p text:style-name="P137"/>
            <text:p text:style-name="P137"/>
            <text:p text:style-name="P311">1. <text:s/>ระบบแสดงหน้ารายการ<text:span text:style-name="T98">จัดการสลับฐานข้อมูล</text:span></text:p>
            <text:p text:style-name="P137"/>
            <text:p text:style-name="P137"><text:soft-page-break/></text:p>
            <text:p text:style-name="P137"><text:span text:style-name="T99">2. <text:s/></text:span>ระบบ<text:span text:style-name="T91">แสดงหน้าเพิ่มรายการ</text:span></text:p>
            <text:p text:style-name="P258"><text:s text:c="4"/><text:span text:style-name="T99">2</text:span>.1 <text:s/><text:span text:style-name="T91">ระบบทำการบันทึกข้อมูลลงฐานข้อมูล และแสดงข้อความ “บันทึกข้อมูลสำเร็จ”</text:span></text:p>
            <text:p text:style-name="P252"><text:s text:c="4"/><text:span text:style-name="T99">2</text:span>.2 <text:s/><text:span text:style-name="T91">ระบบทำการปิดหน้าเพิ่มรายการ</text:span></text:p>
            <text:p text:style-name="P252"/>
            <text:p text:style-name="P252"/>
            <text:p text:style-name="P137"><text:span text:style-name="T99">3 <text:s/></text:span>ระบบ<text:span text:style-name="T91">แสดงหน้าแก้ไขรายการ</text:span></text:p>
            <text:p text:style-name="P258"><text:span text:style-name="T91"><text:s text:c="4"/>3.</text:span>1 <text:s/><text:span text:style-name="T91">ระบบทำการบันทึกข้อมูลลงฐานข้อมูล และแสดงข้อความ “แก้ไขข้อมูลสำเร็จ”</text:span></text:p>
            <text:p text:style-name="P252"><text:span text:style-name="T91"><text:s text:c="4"/>3</text:span>.2 <text:s/><text:span text:style-name="T91">ระบบทำการปิดหน้าแก้ไขรายการ</text:span></text:p>
            <text:p text:style-name="P266"><text:span text:style-name="T99">4.</text:span> <text:s/>ระบบทำการแก้ไขข้อมูล<text:span text:style-name="T91">และแสดงข้อความ “แก้ไขข้อมูลสำเร็จ”</text:span></text:p>
            <text:p text:style-name="P266"/>
            <text:p text:style-name="P266"/>
            <text:p text:style-name="P289"><text:span text:style-name="T99">5</text:span>. ระบบแสดงหน้ายืนยันการลบรายการ</text:p>
            <text:p text:style-name="P295"><text:s text:c="4"/><text:span text:style-name="T99">5.1 <text:s/>ระบบทำการลบข้อมูลดังกล่าวในฐานข้อมูล และแสดงข้อความ “ลบข้อมูลสำเร็จ”</text:span></text:p>
            <text:p text:style-name="P289"><text:s text:c="4"/><text:span text:style-name="T99">5.2 <text:s/>ระบบทำการปิดหน้ายืนยันการลบรายการ</text:span></text:p>
          </table:table-cell>
        </table:table-row>
        <table:table-row>
          <table:table-cell table:style-name="Table5.A2" office:value-type="string">
            <text:p text:style-name="P152">Exceptions</text:p>
          </table:table-cell>
          <table:table-cell table:style-name="Table5.B2" table:number-columns-spanned="2" office:value-type="string">
            <text:p text:style-name="P220"><text:span text:style-name="T90">เมื่อ</text:span>กรอกข้อมูล<text:span text:style-name="T90">ไม่ถูกต้อง ระบบจะทำการแจ้งเตือนข้อความให้ทราบ</text:span></text:p>
          </table:table-cell>
          <table:covered-table-cell/>
        </table:table-row>
      </table:table>
      <text:p text:style-name="P30"><draw:frame draw:style-name="fr2" draw:name="Image6" text:anchor-type="paragraph" svg:width="5.0035in" svg:height="2.9457in" draw:z-index="5"><draw:image xlink:href="Pictures/10000201000002A900000191A1D1A354ABFA4224.png" xlink:type="simple" xlink:show="embed" xlink:actuate="onLoad" loext:mime-type="image/png"/></draw:frame><text:soft-page-break/><text:span text:style-name="T198"><text:s text:c="7"/>ภาพที่ 3.</text:span><text:span text:style-name="T199">1</text:span><text:span text:style-name="T201">2</text:span><text:span text:style-name="T138"> </text:span><text:span text:style-name="Strong_20_Emphasis"><text:span text:style-name="T80">รูป </text:span></text:span><text:span text:style-name="Strong_20_Emphasis"><text:span text:style-name="T81">Use Case Diagram </text:span></text:span><text:span text:style-name="Strong_20_Emphasis"><text:span text:style-name="T84">Log</text:span></text:span></text:p>
      <text:p text:style-name="P15"/>
      <text:p text:style-name="P108"><text:span text:style-name="T145"><text:s text:c="7"/>ตารางที่ </text:span><text:span text:style-name="T159">3</text:span><text:span text:style-name="T145">.</text:span><text:span text:style-name="T156">7</text:span> Use Case Description <text:span text:style-name="T103">Log</text:span></text:p>
      <table:table table:name="Table6" table:style-name="Table6">
        <table:table-column table:style-name="Table6.A" table:number-columns-repeated="3"/>
        <table:table-row>
          <table:table-cell table:style-name="Table6.A1" office:value-type="string">
            <text:p text:style-name="P153">Diagram ID</text:p>
          </table:table-cell>
          <table:table-cell table:style-name="Table6.B1" table:number-columns-spanned="2" office:value-type="string">
            <text:p text:style-name="P200">UC_0<text:span text:style-name="T103">6</text:span></text:p>
          </table:table-cell>
          <table:covered-table-cell/>
        </table:table-row>
        <table:table-row>
          <table:table-cell table:style-name="Table6.A2" office:value-type="string">
            <text:p text:style-name="P153">Use <text:span text:style-name="T87">C</text:span>ase Name</text:p>
          </table:table-cell>
          <table:table-cell table:style-name="Table6.B2" table:number-columns-spanned="2" office:value-type="string">
            <text:p text:style-name="P321">Log</text:p>
          </table:table-cell>
          <table:covered-table-cell/>
        </table:table-row>
        <table:table-row>
          <table:table-cell table:style-name="Table6.A2" office:value-type="string">
            <text:p text:style-name="P153">Triggering Event</text:p>
          </table:table-cell>
          <table:table-cell table:style-name="Table6.B2" table:number-columns-spanned="2" office:value-type="string">
            <text:p text:style-name="P299">เมื่อต้องการ เรียกดู<text:span text:style-name="T103"> Log</text:span></text:p>
          </table:table-cell>
          <table:covered-table-cell/>
        </table:table-row>
        <table:table-row>
          <table:table-cell table:style-name="Table6.A2" office:value-type="string">
            <text:p text:style-name="P153">Brief Description</text:p>
          </table:table-cell>
          <table:table-cell table:style-name="Table6.B2" table:number-columns-spanned="2" office:value-type="string">
            <text:p text:style-name="P210">Use Case <text:span text:style-name="T103">Log</text:span>มีหน้าที่ทำให้ ผู้ดูแลระบบ <text:span text:style-name="T98">สามารถ เรียกดู Log</text:span></text:p>
          </table:table-cell>
          <table:covered-table-cell/>
        </table:table-row>
        <table:table-row>
          <table:table-cell table:style-name="Table6.A2" office:value-type="string">
            <text:p text:style-name="P153">Actors</text:p>
          </table:table-cell>
          <table:table-cell table:style-name="Table6.B2" table:number-columns-spanned="2" office:value-type="string">
            <text:p text:style-name="P200">ผู้ดูแลระบบ </text:p>
          </table:table-cell>
          <table:covered-table-cell/>
        </table:table-row>
        <table:table-row>
          <table:table-cell table:style-name="Table6.A2" office:value-type="string">
            <text:p text:style-name="P153">Pre-Condition</text:p>
          </table:table-cell>
          <table:table-cell table:style-name="Table6.B2" table:number-columns-spanned="2" office:value-type="string">
            <text:p text:style-name="P200">UC_01</text:p>
          </table:table-cell>
          <table:covered-table-cell/>
        </table:table-row>
        <table:table-row>
          <table:table-cell table:style-name="Table6.A2" office:value-type="string">
            <text:p text:style-name="P153">Post-Condition</text:p>
          </table:table-cell>
          <table:table-cell table:style-name="Table6.B2" table:number-columns-spanned="2" office:value-type="string">
            <text:p text:style-name="P307"><text:span text:style-name="T98">สามารถ เ</text:span>รียกดู<text:span text:style-name="T98"> Log ได้สำเร็จ</text:span></text:p>
          </table:table-cell>
          <table:covered-table-cell/>
        </table:table-row>
        <table:table-row>
          <table:table-cell table:style-name="Table6.A2" office:value-type="string">
            <text:p text:style-name="P153">Flow of Event</text:p>
          </table:table-cell>
          <table:table-cell table:style-name="Table6.A2" office:value-type="string">
            <text:p text:style-name="P161">Actor</text:p>
          </table:table-cell>
          <table:table-cell table:style-name="Table6.B2" office:value-type="string">
            <text:p text:style-name="P161">System</text:p>
          </table:table-cell>
        </table:table-row>
        <table:table-row>
          <table:table-cell table:style-name="Table6.A2" office:value-type="string">
            <text:p text:style-name="P153">(ล<text:span text:style-name="T87">ำ</text:span>ดับขั้นตอนก<text:span text:style-name="T87">า</text:span>ร</text:p>
            <text:p text:style-name="P153">ท<text:span text:style-name="T87">ำ</text:span>ง<text:span text:style-name="T87">า</text:span>นระห<text:span text:style-name="T87">ว่</text:span>าง User</text:p>
            <text:p text:style-name="P153">กับ System)</text:p>
          </table:table-cell>
          <table:table-cell table:style-name="Table6.A2" office:value-type="string">
            <text:p text:style-name="P230">กรณี <text:span text:style-name="T99">เรียกดู Log</text:span></text:p>
            <text:p text:style-name="P279">1. <text:s/>เลือกเมนู<text:span text:style-name="T98">จัดการสมาชิก และเลือกวัน เดือน ปี</text:span></text:p>
            <text:p text:style-name="P285"><text:s text:c="3"/></text:p>
          </table:table-cell>
          <table:table-cell table:style-name="Table6.B2" office:value-type="string">
            <text:p text:style-name="P138"/>
            <text:p text:style-name="P307">1. <text:s/>ระบบแสดงหน้ารายการ<text:span text:style-name="T95">Log</text:span></text:p>
            <text:p text:style-name="P290"/>
          </table:table-cell>
        </table:table-row>
        <table:table-row>
          <table:table-cell table:style-name="Table6.A2" office:value-type="string">
            <text:p text:style-name="P153">Exceptions</text:p>
          </table:table-cell>
          <table:table-cell table:style-name="Table6.B2" table:number-columns-spanned="2" office:value-type="string">
            <text:p text:style-name="P221"><text:span text:style-name="T90">เมื่อ</text:span>กรอกข้อมูล<text:span text:style-name="T90">ไม่ถูกต้อง ระบบจะทำการแจ้งเตือนข้อความให้ทราบ</text:span></text:p>
          </table:table-cell>
          <table:covered-table-cell/>
        </table:table-row>
      </table:table>
      <text:p text:style-name="P23"><text:soft-page-break/></text:p>
      <text:p text:style-name="P31"><draw:frame draw:style-name="fr2" draw:name="Image7" text:anchor-type="paragraph" svg:width="4.9902in" svg:height="2.9382in" draw:z-index="6"><draw:image xlink:href="Pictures/10000201000002A9000001919B22A815736C6307.png" xlink:type="simple" xlink:show="embed" xlink:actuate="onLoad" loext:mime-type="image/png"/></draw:frame><text:span text:style-name="T198"><text:s text:c="7"/>ภาพที่ 3.</text:span><text:span text:style-name="T199">1</text:span><text:span text:style-name="T202">3</text:span><text:span text:style-name="T138"> </text:span><text:span text:style-name="Strong_20_Emphasis"><text:span text:style-name="T80">รูป </text:span></text:span><text:span text:style-name="Strong_20_Emphasis"><text:span text:style-name="T81">Use Case Diagram </text:span></text:span><text:span text:style-name="Strong_20_Emphasis"><text:span text:style-name="T83">S</text:span></text:span><text:span text:style-name="Strong_20_Emphasis"><text:span text:style-name="T85">earch</text:span></text:span></text:p>
      <text:p text:style-name="P31"><text:span text:style-name="Strong_20_Emphasis"><text:span text:style-name="T84"/></text:span></text:p>
      <text:p text:style-name="P109"><text:span text:style-name="Strong_20_Emphasis"><text:span text:style-name="T145"><text:s text:c="7"/>ตารางที่ </text:span></text:span><text:span text:style-name="Strong_20_Emphasis"><text:span text:style-name="T159">3</text:span></text:span><text:span text:style-name="Strong_20_Emphasis"><text:span text:style-name="T145">.</text:span></text:span><text:span text:style-name="Strong_20_Emphasis"><text:span text:style-name="T157">8</text:span></text:span><text:span text:style-name="Strong_20_Emphasis"><text:span text:style-name="T2"> Use Case Description </text:span></text:span><text:span text:style-name="Strong_20_Emphasis"><text:span text:style-name="T10">S</text:span></text:span><text:span text:style-name="Strong_20_Emphasis"><text:span text:style-name="T11">earch</text:span></text:span></text:p>
      <table:table table:name="Table7" table:style-name="Table7">
        <table:table-column table:style-name="Table7.A"/>
        <table:table-column table:style-name="Table7.B"/>
        <table:table-column table:style-name="Table7.C"/>
        <table:table-row>
          <table:table-cell table:style-name="Table7.A1" office:value-type="string">
            <text:p text:style-name="P154">Diagram ID</text:p>
          </table:table-cell>
          <table:table-cell table:style-name="Table7.B1" table:number-columns-spanned="2" office:value-type="string">
            <text:p text:style-name="P201">UC_0<text:span text:style-name="T105">7</text:span></text:p>
          </table:table-cell>
          <table:covered-table-cell/>
        </table:table-row>
        <table:table-row>
          <table:table-cell table:style-name="Table7.A2" office:value-type="string">
            <text:p text:style-name="P154">Use <text:span text:style-name="T87">C</text:span>ase Name</text:p>
          </table:table-cell>
          <table:table-cell table:style-name="Table7.B2" table:number-columns-spanned="2" office:value-type="string">
            <text:p text:style-name="P318">S<text:span text:style-name="T105">earch</text:span></text:p>
          </table:table-cell>
          <table:covered-table-cell/>
        </table:table-row>
        <table:table-row>
          <table:table-cell table:style-name="Table7.A2" office:value-type="string">
            <text:p text:style-name="P154">Triggering Event</text:p>
          </table:table-cell>
          <table:table-cell table:style-name="Table7.B2" table:number-columns-spanned="2" office:value-type="string">
            <text:p text:style-name="P300">เมื่อต้องการ <text:span text:style-name="T105">ค้นหา สินค้าลดราคา</text:span></text:p>
          </table:table-cell>
          <table:covered-table-cell/>
        </table:table-row>
        <table:table-row>
          <table:table-cell table:style-name="Table7.A2" office:value-type="string">
            <text:p text:style-name="P154">Brief Description</text:p>
          </table:table-cell>
          <table:table-cell table:style-name="Table7.B2" table:number-columns-spanned="2" office:value-type="string">
            <text:p text:style-name="P211">Use Case <text:span text:style-name="T102">Search</text:span> มีหน้าที่ทำให้ ผู้ดูแลระบบ ผู้ช่วยผู้ดูแลระบบ<text:span text:style-name="T98"> และผู้ใช้งาน สามารถ ค้นหา สินค้าลดราคา</text:span></text:p>
          </table:table-cell>
          <table:covered-table-cell/>
        </table:table-row>
        <table:table-row>
          <table:table-cell table:style-name="Table7.A2" office:value-type="string">
            <text:p text:style-name="P154">Actors</text:p>
          </table:table-cell>
          <table:table-cell table:style-name="Table7.B2" table:number-columns-spanned="2" office:value-type="string">
            <text:p text:style-name="P201">ผู้ดูแลระบบ , ผู้ช่วยผู้ดูแลระบบ , <text:span text:style-name="T98">ผู้ใช้งาน</text:span></text:p>
          </table:table-cell>
          <table:covered-table-cell/>
        </table:table-row>
        <table:table-row>
          <table:table-cell table:style-name="Table7.A2" office:value-type="string">
            <text:p text:style-name="P154">Pre-Condition</text:p>
          </table:table-cell>
          <table:table-cell table:style-name="Table7.B2" table:number-columns-spanned="2" office:value-type="string">
            <text:p text:style-name="P322">-</text:p>
          </table:table-cell>
          <table:covered-table-cell/>
        </table:table-row>
        <table:table-row>
          <table:table-cell table:style-name="Table7.A2" office:value-type="string">
            <text:p text:style-name="P154">Post-Condition</text:p>
          </table:table-cell>
          <table:table-cell table:style-name="Table7.B2" table:number-columns-spanned="2" office:value-type="string">
            <text:p text:style-name="P300">สามารถ ค้นหา สินค้าลดราคาได้สำเร็จ</text:p>
          </table:table-cell>
          <table:covered-table-cell/>
        </table:table-row>
        <table:table-row>
          <table:table-cell table:style-name="Table7.A2" office:value-type="string">
            <text:p text:style-name="P154">Flow of Event</text:p>
          </table:table-cell>
          <table:table-cell table:style-name="Table7.A2" office:value-type="string">
            <text:p text:style-name="P162">Actor</text:p>
          </table:table-cell>
          <table:table-cell table:style-name="Table7.B2" office:value-type="string">
            <text:p text:style-name="P162">System</text:p>
          </table:table-cell>
        </table:table-row>
        <table:table-row>
          <table:table-cell table:style-name="Table7.A2" office:value-type="string">
            <text:p text:style-name="P154">(ล<text:span text:style-name="T87">ำ</text:span>ดับขั้นตอนก<text:span text:style-name="T87">า</text:span>ร</text:p>
            <text:p text:style-name="P154">ท<text:span text:style-name="T87">ำ</text:span>ง<text:span text:style-name="T87">า</text:span>นระห<text:span text:style-name="T87">ว่</text:span>าง User</text:p>
            <text:p text:style-name="P154">กับ System)</text:p>
          </table:table-cell>
          <table:table-cell table:style-name="Table7.A2" office:value-type="string">
            <text:p text:style-name="P231">กรณี <text:span text:style-name="T98">ค้นหา สินค้าลดราคา</text:span></text:p>
            <text:p text:style-name="P280">1. <text:s/><text:span text:style-name="T106">พิมพ์คำค้น</text:span></text:p>
            <text:p text:style-name="P280"/>
            <text:p text:style-name="P280"/>
            <text:p text:style-name="P232">กรณี <text:span text:style-name="T98">ค้นหา แบบใช้ filter สินค้าลดราคา</text:span></text:p>
            <text:p text:style-name="P240"><text:span text:style-name="T99">2</text:span>. <text:s/><text:span text:style-name="T92">เลือกปุ่ม “filter”</text:span></text:p>
            <text:p text:style-name="P324"><text:soft-page-break/><text:s text:c="4"/><text:span text:style-name="T107">2.1 <text:s/>เลือกชื่อเว็บ</text:span></text:p>
            <text:p text:style-name="P324"/>
            <text:p text:style-name="P324"><text:s text:c="4"/><text:span text:style-name="T107">2.2 <text:s/>กำหนดช่วงราคาต่ำสุด สูงสุด</text:span></text:p>
            <text:p text:style-name="P324"><text:s text:c="4"/><text:span text:style-name="T107">2.3 <text:s/>กดปุ่ม “choose filter”</text:span></text:p>
            <text:p text:style-name="P324"/>
            <text:p text:style-name="P281"><text:span text:style-name="T107">3</text:span>. <text:s/><text:span text:style-name="T106">พิมพ์คำค้น</text:span></text:p>
            <text:p text:style-name="P241"/>
            <text:p text:style-name="P275"/>
          </table:table-cell>
          <table:table-cell table:style-name="Table7.B2" office:value-type="string">
            <text:p text:style-name="P139"/>
            <text:p text:style-name="P308">1. <text:s/>ระบบแสดง<text:span text:style-name="T106">รายการค้นหาหากไม่พบข้อมูล จะแสดงข้อความไม่พบข้อมูล</text:span></text:p>
            <text:p text:style-name="P139"/>
            <text:p text:style-name="P139"/>
            <text:p text:style-name="P139"><text:span text:style-name="T99">2. <text:s/></text:span>ระบบ<text:span text:style-name="T91">แสดงเมนู filter</text:span></text:p>
            <text:p text:style-name="P258"><text:soft-page-break/><text:s text:c="4"/><text:span text:style-name="T99">2</text:span>.1 <text:s/><text:span text:style-name="T91">ระบบแสดงรายชื่อ เว็บ ทั้งหมดในฐานข้อมูล</text:span></text:p>
            <text:p text:style-name="P253"><text:s text:c="3"/><text:span text:style-name="T107">2.2 <text:s/>ระบบแสดงช่วงราคาต่ำสุด สูงสุด</text:span> </text:p>
            <text:p text:style-name="P291"><text:s text:c="3"/><text:span text:style-name="T107">2.3 <text:s/>ระบบบันทึก filterที่เลือกไว้และกลับมาแสดงหน้าค้นหา</text:span></text:p>
            <text:p text:style-name="P309"><text:span text:style-name="T107">3</text:span>. <text:s/>ระบบแสดง<text:span text:style-name="T106">รายการค้นหาหากไม่พบข้อมูล จะแสดงข้อความไม่พบข้อมูล</text:span></text:p>
          </table:table-cell>
        </table:table-row>
        <table:table-row>
          <table:table-cell table:style-name="Table7.A2" office:value-type="string">
            <text:p text:style-name="P154">Exceptions</text:p>
          </table:table-cell>
          <table:table-cell table:style-name="Table7.B2" table:number-columns-spanned="2" office:value-type="string">
            <text:p text:style-name="P222"><text:span text:style-name="T90">เมื่อ</text:span>กรอกข้อมูล<text:span text:style-name="T90">ไม่ถูกต้อง ระบบจะทำการแจ้งเตือนข้อความให้ทราบ</text:span></text:p>
          </table:table-cell>
          <table:covered-table-cell/>
        </table:table-row>
      </table:table>
      <text:p text:style-name="P24"/>
      <text:p text:style-name="P32"><draw:frame draw:style-name="fr2" draw:name="Image8" text:anchor-type="paragraph" svg:width="5.0228in" svg:height="2.9575in" draw:z-index="7"><draw:image xlink:href="Pictures/10000201000002A900000191F21C59F64C167622.png" xlink:type="simple" xlink:show="embed" xlink:actuate="onLoad" loext:mime-type="image/png"/></draw:frame><text:span text:style-name="T198"><text:s text:c="7"/>ภาพที่ 3.</text:span><text:span text:style-name="T199">1</text:span><text:span text:style-name="T203">4</text:span><text:span text:style-name="T138"> </text:span><text:span text:style-name="Strong_20_Emphasis"><text:span text:style-name="T80">รูป </text:span></text:span><text:span text:style-name="Strong_20_Emphasis"><text:span text:style-name="T81">Use Case Diagram </text:span></text:span><text:span text:style-name="Strong_20_Emphasis"><text:span text:style-name="T83">S</text:span></text:span><text:span text:style-name="Strong_20_Emphasis"><text:span text:style-name="T85">elect category</text:span></text:span></text:p>
      <text:p text:style-name="P124"/>
      <text:p text:style-name="P124"/>
      <text:p text:style-name="P124"/>
      <text:p text:style-name="P124"/>
      <text:p text:style-name="P124"/>
      <text:p text:style-name="P124"><text:soft-page-break/></text:p>
      <text:p text:style-name="P90"><text:span text:style-name="Strong_20_Emphasis"><text:span text:style-name="T145"><text:s text:c="6"/></text:span></text:span></text:p>
      <text:p text:style-name="P110"><text:span text:style-name="Strong_20_Emphasis"><text:span text:style-name="T145"><text:s text:c="7"/>ตารางที่ </text:span></text:span><text:span text:style-name="Strong_20_Emphasis"><text:span text:style-name="T158">3</text:span></text:span><text:span text:style-name="Strong_20_Emphasis"><text:span text:style-name="T145">.</text:span></text:span><text:span text:style-name="Strong_20_Emphasis"><text:span text:style-name="T158">9</text:span></text:span><text:span text:style-name="Strong_20_Emphasis"><text:span text:style-name="T2"> Use Case Description </text:span></text:span><text:span text:style-name="Strong_20_Emphasis"><text:span text:style-name="T10">S</text:span></text:span><text:span text:style-name="Strong_20_Emphasis"><text:span text:style-name="T11">elect category</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155">Diagram ID</text:p>
          </table:table-cell>
          <table:table-cell table:style-name="Table8.B1" table:number-columns-spanned="2" office:value-type="string">
            <text:p text:style-name="P202">UC_0<text:span text:style-name="T108">8</text:span></text:p>
          </table:table-cell>
          <table:covered-table-cell/>
        </table:table-row>
        <table:table-row>
          <table:table-cell table:style-name="Table8.A2" office:value-type="string">
            <text:p text:style-name="P155">Use <text:span text:style-name="T87">C</text:span>ase Name</text:p>
          </table:table-cell>
          <table:table-cell table:style-name="Table8.B2" table:number-columns-spanned="2" office:value-type="string">
            <text:p text:style-name="P319">S<text:span text:style-name="T105">elect category</text:span></text:p>
          </table:table-cell>
          <table:covered-table-cell/>
        </table:table-row>
        <table:table-row>
          <table:table-cell table:style-name="Table8.A2" office:value-type="string">
            <text:p text:style-name="P155">Triggering Event</text:p>
          </table:table-cell>
          <table:table-cell table:style-name="Table8.B2" table:number-columns-spanned="2" office:value-type="string">
            <text:p text:style-name="P301">เมื่อต้องการ <text:span text:style-name="T108">เลือกหมวดหมู่ สินค้าลดราคา</text:span></text:p>
          </table:table-cell>
          <table:covered-table-cell/>
        </table:table-row>
        <table:table-row>
          <table:table-cell table:style-name="Table8.A2" office:value-type="string">
            <text:p text:style-name="P155">Brief Description</text:p>
          </table:table-cell>
          <table:table-cell table:style-name="Table8.B2" table:number-columns-spanned="2" office:value-type="string">
            <text:p text:style-name="P212">Use Case <text:span text:style-name="T102">Select category</text:span> มีหน้าที่ทำให้ ผู้ดูแลระบบ ผู้ช่วยผู้ดูแลระบบ<text:span text:style-name="T98"> และผู้ใช้งาน สามารถ เลือกหมวดหมู่ สินค้าลดราคา</text:span></text:p>
          </table:table-cell>
          <table:covered-table-cell/>
        </table:table-row>
        <table:table-row>
          <table:table-cell table:style-name="Table8.A2" office:value-type="string">
            <text:p text:style-name="P155">Actors</text:p>
          </table:table-cell>
          <table:table-cell table:style-name="Table8.B2" table:number-columns-spanned="2" office:value-type="string">
            <text:p text:style-name="P202">ผู้ดูแลระบบ , ผู้ช่วยผู้ดูแลระบบ , <text:span text:style-name="T98">ผู้ใช้งาน</text:span></text:p>
          </table:table-cell>
          <table:covered-table-cell/>
        </table:table-row>
        <table:table-row>
          <table:table-cell table:style-name="Table8.A2" office:value-type="string">
            <text:p text:style-name="P155">Pre-Condition</text:p>
          </table:table-cell>
          <table:table-cell table:style-name="Table8.B2" table:number-columns-spanned="2" office:value-type="string">
            <text:p text:style-name="P323">-</text:p>
          </table:table-cell>
          <table:covered-table-cell/>
        </table:table-row>
        <table:table-row>
          <table:table-cell table:style-name="Table8.A2" office:value-type="string">
            <text:p text:style-name="P155">Post-Condition</text:p>
          </table:table-cell>
          <table:table-cell table:style-name="Table8.B2" table:number-columns-spanned="2" office:value-type="string">
            <text:p text:style-name="P301">สามารถ เลือกหมวดหมู่ สินค้าลดราคา</text:p>
          </table:table-cell>
          <table:covered-table-cell/>
        </table:table-row>
        <table:table-row>
          <table:table-cell table:style-name="Table8.A2" office:value-type="string">
            <text:p text:style-name="P155">Flow of Event</text:p>
          </table:table-cell>
          <table:table-cell table:style-name="Table8.A2" office:value-type="string">
            <text:p text:style-name="P163">Actor</text:p>
          </table:table-cell>
          <table:table-cell table:style-name="Table8.B2" office:value-type="string">
            <text:p text:style-name="P163">System</text:p>
          </table:table-cell>
        </table:table-row>
        <table:table-row>
          <table:table-cell table:style-name="Table8.A2" office:value-type="string">
            <text:p text:style-name="P155">(ล<text:span text:style-name="T87">ำ</text:span>ดับขั้นตอนก<text:span text:style-name="T87">า</text:span>ร</text:p>
            <text:p text:style-name="P155">ท<text:span text:style-name="T87">ำ</text:span>ง<text:span text:style-name="T87">า</text:span>นระห<text:span text:style-name="T87">ว่</text:span>าง User</text:p>
            <text:p text:style-name="P155">กับ System)</text:p>
          </table:table-cell>
          <table:table-cell table:style-name="Table8.A2" office:value-type="string">
            <text:p text:style-name="P233">กรณี <text:span text:style-name="T98">เลือกหมวดหมู่ สินค้าลดราคา</text:span></text:p>
            <text:p text:style-name="P282">1. <text:s/><text:span text:style-name="T92">เลือกปุ่ม “menu”</text:span></text:p>
            <text:p text:style-name="P282"/>
            <text:p text:style-name="P284">2. <text:s/><text:span text:style-name="T98">เลือกหมวดหมู่ สินค้าลดราคา</text:span></text:p>
          </table:table-cell>
          <table:table-cell table:style-name="Table8.B2" office:value-type="string">
            <text:p text:style-name="P140"/>
            <text:p text:style-name="P140"/>
            <text:p text:style-name="P310">1. <text:s/>ระบบแสดง<text:span text:style-name="T108">หมวดหมู่สินค้าลดราคา</text:span></text:p>
            <text:p text:style-name="P325">2. <text:s/>ระบบแสดงรายการสินค้าลดราคา</text:p>
          </table:table-cell>
        </table:table-row>
        <table:table-row>
          <table:table-cell table:style-name="Table8.A2" office:value-type="string">
            <text:p text:style-name="P155">Exceptions</text:p>
          </table:table-cell>
          <table:table-cell table:style-name="Table8.B2" table:number-columns-spanned="2" office:value-type="string">
            <text:p text:style-name="P223"><text:span text:style-name="T90">เมื่อ</text:span>กรอกข้อมูล<text:span text:style-name="T90">ไม่ถูกต้อง ระบบจะทำการแจ้งเตือนข้อความให้ทราบ</text:span></text:p>
          </table:table-cell>
          <table:covered-table-cell/>
        </table:table-row>
      </table:table>
      <text:p text:style-name="P21"><draw:frame draw:style-name="fr3" draw:name="Image10" text:anchor-type="paragraph" svg:x="0.3366in" svg:y="0.0783in" svg:width="5.1457in" svg:height="8.3661in" draw:z-index="9"><draw:image xlink:href="Pictures/100002010000045A000007134774CB106615CC8D.png" xlink:type="simple" xlink:show="embed" xlink:actuate="onLoad" loext:mime-type="image/png"/></draw:frame><text:soft-page-break/><text:span text:style-name="Strong_20_Emphasis"><text:span text:style-name="T143"><text:s text:c="7"/></text:span></text:span><text:span text:style-name="Strong_20_Emphasis"><text:span text:style-name="T139">ภาพที่ 3.</text:span></text:span><text:span text:style-name="Strong_20_Emphasis"><text:span text:style-name="T140">1</text:span></text:span><text:span text:style-name="Strong_20_Emphasis"><text:span text:style-name="T141">5</text:span></text:span><text:span text:style-name="Strong_20_Emphasis"><text:span text:style-name="T219"> </text:span></text:span><text:span text:style-name="Strong_20_Emphasis"><text:span text:style-name="T142">รูป </text:span></text:span><text:span text:style-name="Strong_20_Emphasis"><text:span text:style-name="T144">Class Diagram</text:span></text:span></text:p>
      <text:p text:style-name="P126"><text:soft-page-break/>Database Dictionary</text:p>
      <text:p text:style-name="P126"><text:s text:c="6"/><text:span text:style-name="T259">3.5 <text:s/>Relational Database</text:span></text:p>
      <text:p text:style-name="P16"><text:span text:style-name="T145"><text:s text:c="7"/>ตารา</text:span><text:span text:style-name="T146">งที่ 3.1</text:span><text:span text:style-name="T160">0</text:span><text:span text:style-name="T205"> WEB</text:span> (<text:span text:style-name="T113">เว็บ</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64">Attribute Name</text:p>
          </table:table-cell>
          <table:table-cell table:style-name="Table10.A1" office:value-type="string">
            <text:p text:style-name="P164">Description</text:p>
          </table:table-cell>
          <table:table-cell table:style-name="Table10.A1" office:value-type="string">
            <text:p text:style-name="P164">Data Type (Size)</text:p>
          </table:table-cell>
          <table:table-cell table:style-name="Table10.A1" office:value-type="string">
            <text:p text:style-name="P164">Key Type</text:p>
          </table:table-cell>
          <table:table-cell table:style-name="Table10.E1" office:value-type="string">
            <text:p text:style-name="P164">Reference Table</text:p>
          </table:table-cell>
        </table:table-row>
        <table:table-row>
          <table:table-cell table:style-name="Table10.A2" office:value-type="string">
            <text:p text:style-name="P131">Web_ID</text:p>
          </table:table-cell>
          <table:table-cell table:style-name="Table10.A2" office:value-type="string">
            <text:p text:style-name="P334">เลขเว็บ</text:p>
          </table:table-cell>
          <table:table-cell table:style-name="Table10.A2" office:value-type="string">
            <text:p text:style-name="P331">INT(11)</text:p>
          </table:table-cell>
          <table:table-cell table:style-name="Table10.A2" office:value-type="string">
            <text:p text:style-name="P131">Primary key</text:p>
          </table:table-cell>
          <table:table-cell table:style-name="Table10.E2" office:value-type="string">
            <text:p text:style-name="P326">-</text:p>
          </table:table-cell>
        </table:table-row>
        <table:table-row>
          <table:table-cell table:style-name="Table10.A2" office:value-type="string">
            <text:p text:style-name="P131">WEB_NAME</text:p>
          </table:table-cell>
          <table:table-cell table:style-name="Table10.A2" office:value-type="string">
            <text:p text:style-name="P334">ชื่อเว็บ</text:p>
          </table:table-cell>
          <table:table-cell table:style-name="Table10.A2" office:value-type="string">
            <text:p text:style-name="P131">VARCHAR(50)</text:p>
          </table:table-cell>
          <table:table-cell table:style-name="Table10.A2" office:value-type="string">
            <text:p text:style-name="P326">-</text:p>
          </table:table-cell>
          <table:table-cell table:style-name="Table10.E2" office:value-type="string">
            <text:p text:style-name="P326">-</text:p>
          </table:table-cell>
        </table:table-row>
        <table:table-row>
          <table:table-cell table:style-name="Table10.A2" office:value-type="string">
            <text:p text:style-name="P131">WEB_URL</text:p>
          </table:table-cell>
          <table:table-cell table:style-name="Table10.A2" office:value-type="string">
            <text:p text:style-name="P334"><text:span text:style-name="T217">Url </text:span>ของเว็บ</text:p>
          </table:table-cell>
          <table:table-cell table:style-name="Table10.A2" office:value-type="string">
            <text:p text:style-name="P131">VARCHAR(250)</text:p>
          </table:table-cell>
          <table:table-cell table:style-name="Table10.A2" office:value-type="string">
            <text:p text:style-name="P326">-</text:p>
          </table:table-cell>
          <table:table-cell table:style-name="Table10.E2" office:value-type="string">
            <text:p text:style-name="P326">-</text:p>
          </table:table-cell>
        </table:table-row>
        <table:table-row>
          <table:table-cell table:style-name="Table10.A2" office:value-type="string">
            <text:p text:style-name="P141">WEB_STATUS</text:p>
          </table:table-cell>
          <table:table-cell table:style-name="Table10.A2" office:value-type="string">
            <text:p text:style-name="P334">สถานะเว็บ</text:p>
          </table:table-cell>
          <table:table-cell table:style-name="Table10.A2" office:value-type="string">
            <text:p text:style-name="P131">CHAR(1)</text:p>
          </table:table-cell>
          <table:table-cell table:style-name="Table10.A2" office:value-type="string">
            <text:p text:style-name="P326">-</text:p>
          </table:table-cell>
          <table:table-cell table:style-name="Table10.E2" office:value-type="string">
            <text:p text:style-name="P326">-</text:p>
          </table:table-cell>
        </table:table-row>
        <table:table-row>
          <table:table-cell table:style-name="Table10.A2" office:value-type="string">
            <text:p text:style-name="P131">ICON_URL</text:p>
          </table:table-cell>
          <table:table-cell table:style-name="Table10.A2" office:value-type="string">
            <text:p text:style-name="P335"><text:span text:style-name="T217">Url</text:span>รูปภาพของเว็บ</text:p>
          </table:table-cell>
          <table:table-cell table:style-name="Table10.A2" office:value-type="string">
            <text:p text:style-name="P131">VARCHAR(250)</text:p>
          </table:table-cell>
          <table:table-cell table:style-name="Table10.A2" office:value-type="string">
            <text:p text:style-name="P326">-</text:p>
          </table:table-cell>
          <table:table-cell table:style-name="Table10.E2" office:value-type="string">
            <text:p text:style-name="P326">-</text:p>
          </table:table-cell>
        </table:table-row>
      </table:table>
      <text:p text:style-name="P16"/>
      <text:p text:style-name="P17"><text:span text:style-name="T206"><text:s text:c="7"/>ตาราง</text:span><text:span text:style-name="T207">ที่ 3.</text:span><text:span text:style-name="T208">11</text:span><text:span text:style-name="T205"> </text:span>SCHEDULE (<text:span text:style-name="T114">ตั้งเวลาทำงาน</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65">Attribute Name</text:p>
          </table:table-cell>
          <table:table-cell table:style-name="Table12.A1" office:value-type="string">
            <text:p text:style-name="P165">Description</text:p>
          </table:table-cell>
          <table:table-cell table:style-name="Table12.A1" office:value-type="string">
            <text:p text:style-name="P165">Data Type (Size)</text:p>
          </table:table-cell>
          <table:table-cell table:style-name="Table12.A1" office:value-type="string">
            <text:p text:style-name="P165">Key Type</text:p>
          </table:table-cell>
          <table:table-cell table:style-name="Table12.E1" office:value-type="string">
            <text:p text:style-name="P165">Reference Table</text:p>
          </table:table-cell>
        </table:table-row>
        <table:table-row>
          <table:table-cell table:style-name="Table12.A2" office:value-type="string">
            <text:p text:style-name="P142">SCHEDULE_ID</text:p>
          </table:table-cell>
          <table:table-cell table:style-name="Table12.A2" office:value-type="string">
            <text:p text:style-name="P334">เลข<text:span text:style-name="T116">ตั้งเวลาทำงาน</text:span></text:p>
          </table:table-cell>
          <table:table-cell table:style-name="Table12.A2" office:value-type="string">
            <text:p text:style-name="P332">INT(11)</text:p>
          </table:table-cell>
          <table:table-cell table:style-name="Table12.A2" office:value-type="string">
            <text:p text:style-name="P142">Primary key</text:p>
          </table:table-cell>
          <table:table-cell table:style-name="Table12.E2" office:value-type="string">
            <text:p text:style-name="P328">-</text:p>
          </table:table-cell>
        </table:table-row>
        <table:table-row>
          <table:table-cell table:style-name="Table12.A2" office:value-type="string">
            <text:p text:style-name="P142">SCHEDULE_NAME</text:p>
          </table:table-cell>
          <table:table-cell table:style-name="Table12.A2" office:value-type="string">
            <text:p text:style-name="P335">ชื่อ<text:span text:style-name="T116">ตั้งเวลาทำงาน</text:span></text:p>
          </table:table-cell>
          <table:table-cell table:style-name="Table12.A2" office:value-type="string">
            <text:p text:style-name="P142">VARCHAR(50)</text:p>
          </table:table-cell>
          <table:table-cell table:style-name="Table12.A2" office:value-type="string">
            <text:p text:style-name="P328">-</text:p>
          </table:table-cell>
          <table:table-cell table:style-name="Table12.E2" office:value-type="string">
            <text:p text:style-name="P328">-</text:p>
          </table:table-cell>
        </table:table-row>
        <table:table-row>
          <table:table-cell table:style-name="Table12.A2" office:value-type="string">
            <text:p text:style-name="P142">CRON_EXPRESSION</text:p>
          </table:table-cell>
          <table:table-cell table:style-name="Table12.A2" office:value-type="string">
            <text:p text:style-name="P335">รหัส<text:span text:style-name="T116">ตั้งเวลาทำงาน</text:span></text:p>
          </table:table-cell>
          <table:table-cell table:style-name="Table12.A2" office:value-type="string">
            <text:p text:style-name="P142">VARCHAR(50)</text:p>
          </table:table-cell>
          <table:table-cell table:style-name="Table12.A2" office:value-type="string">
            <text:p text:style-name="P328">-</text:p>
          </table:table-cell>
          <table:table-cell table:style-name="Table12.E2" office:value-type="string">
            <text:p text:style-name="P328">-</text:p>
          </table:table-cell>
        </table:table-row>
        <table:table-row>
          <table:table-cell table:style-name="Table12.A2" office:value-type="string">
            <text:p text:style-name="P142">METHOD_NAME</text:p>
          </table:table-cell>
          <table:table-cell table:style-name="Table12.A2" office:value-type="string">
            <text:p text:style-name="P335">ชื่อฟังก์ชัน</text:p>
          </table:table-cell>
          <table:table-cell table:style-name="Table12.A2" office:value-type="string">
            <text:p text:style-name="P142">VARCHAR(50)</text:p>
          </table:table-cell>
          <table:table-cell table:style-name="Table12.A2" office:value-type="string">
            <text:p text:style-name="P328">-</text:p>
          </table:table-cell>
          <table:table-cell table:style-name="Table12.E2" office:value-type="string">
            <text:p text:style-name="P328">-</text:p>
          </table:table-cell>
        </table:table-row>
        <table:table-row>
          <table:table-cell table:style-name="Table12.A2" office:value-type="string">
            <text:p text:style-name="P142">PROJECT_NAME</text:p>
          </table:table-cell>
          <table:table-cell table:style-name="Table12.A2" office:value-type="string">
            <text:p text:style-name="P335">ชื่อโปรเจค</text:p>
          </table:table-cell>
          <table:table-cell table:style-name="Table12.A2" office:value-type="string">
            <text:p text:style-name="P142">VARCHAR(50)</text:p>
          </table:table-cell>
          <table:table-cell table:style-name="Table12.A2" office:value-type="string">
            <text:p text:style-name="P328">-</text:p>
          </table:table-cell>
          <table:table-cell table:style-name="Table12.E2" office:value-type="string">
            <text:p text:style-name="P328">-</text:p>
          </table:table-cell>
        </table:table-row>
      </table:table>
      <text:p text:style-name="P17"/>
      <text:p text:style-name="P17"/>
      <text:p text:style-name="P17"/>
      <text:p text:style-name="P17"/>
      <text:p text:style-name="P17"/>
      <text:p text:style-name="P17"/>
      <text:p text:style-name="P17"><text:soft-page-break/><text:span text:style-name="T145"><text:s text:c="7"/>ตารา</text:span><text:span text:style-name="T146">งที่ 3.</text:span><text:span text:style-name="T160">12</text:span><text:span text:style-name="T146"> </text:span>USERS (<text:span text:style-name="T114">ผู้ใช้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65">Attribute Name</text:p>
          </table:table-cell>
          <table:table-cell table:style-name="Table13.A1" office:value-type="string">
            <text:p text:style-name="P165">Description</text:p>
          </table:table-cell>
          <table:table-cell table:style-name="Table13.A1" office:value-type="string">
            <text:p text:style-name="P165">Data Type (Size)</text:p>
          </table:table-cell>
          <table:table-cell table:style-name="Table13.A1" office:value-type="string">
            <text:p text:style-name="P165">Key Type</text:p>
          </table:table-cell>
          <table:table-cell table:style-name="Table13.E1" office:value-type="string">
            <text:p text:style-name="P165">Reference Table</text:p>
          </table:table-cell>
        </table:table-row>
        <table:table-row>
          <table:table-cell table:style-name="Table13.A2" office:value-type="string">
            <text:p text:style-name="P142">USER_ID</text:p>
          </table:table-cell>
          <table:table-cell table:style-name="Table13.A2" office:value-type="string">
            <text:p text:style-name="P334">เลขผู้ใช้งาน</text:p>
          </table:table-cell>
          <table:table-cell table:style-name="Table13.A2" office:value-type="string">
            <text:p text:style-name="P332">INT(20)</text:p>
          </table:table-cell>
          <table:table-cell table:style-name="Table13.A2" office:value-type="string">
            <text:p text:style-name="P142">Primary key</text:p>
          </table:table-cell>
          <table:table-cell table:style-name="Table13.E2" office:value-type="string">
            <text:p text:style-name="P328">-</text:p>
          </table:table-cell>
        </table:table-row>
        <table:table-row>
          <table:table-cell table:style-name="Table13.A2" office:value-type="string">
            <text:p text:style-name="P142">PASSWORD</text:p>
          </table:table-cell>
          <table:table-cell table:style-name="Table13.A2" office:value-type="string">
            <text:p text:style-name="P335">รหัสผ่าน</text:p>
          </table:table-cell>
          <table:table-cell table:style-name="Table13.A2" office:value-type="string">
            <text:p text:style-name="P142">VARCHAR(250)</text:p>
          </table:table-cell>
          <table:table-cell table:style-name="Table13.A2" office:value-type="string">
            <text:p text:style-name="P328">-</text:p>
          </table:table-cell>
          <table:table-cell table:style-name="Table13.E2" office:value-type="string">
            <text:p text:style-name="P328">-</text:p>
          </table:table-cell>
        </table:table-row>
        <table:table-row>
          <table:table-cell table:style-name="Table13.A2" office:value-type="string">
            <text:p text:style-name="P142">ROLE</text:p>
          </table:table-cell>
          <table:table-cell table:style-name="Table13.A2" office:value-type="string">
            <text:p text:style-name="P335">สถานะบทบาทผู้ใช้</text:p>
          </table:table-cell>
          <table:table-cell table:style-name="Table13.A2" office:value-type="string">
            <text:p text:style-name="P142">VARCHAR(20)</text:p>
          </table:table-cell>
          <table:table-cell table:style-name="Table13.A2" office:value-type="string">
            <text:p text:style-name="P328">-</text:p>
          </table:table-cell>
          <table:table-cell table:style-name="Table13.E2" office:value-type="string">
            <text:p text:style-name="P328">-</text:p>
          </table:table-cell>
        </table:table-row>
        <table:table-row>
          <table:table-cell table:style-name="Table13.A2" office:value-type="string">
            <text:p text:style-name="P142">USERNAME</text:p>
          </table:table-cell>
          <table:table-cell table:style-name="Table13.A2" office:value-type="string">
            <text:p text:style-name="P335">ชื่อผู้ใช้</text:p>
          </table:table-cell>
          <table:table-cell table:style-name="Table13.A2" office:value-type="string">
            <text:p text:style-name="P142">VARCHAR(50)</text:p>
          </table:table-cell>
          <table:table-cell table:style-name="Table13.A2" office:value-type="string">
            <text:p text:style-name="P328">-</text:p>
          </table:table-cell>
          <table:table-cell table:style-name="Table13.E2" office:value-type="string">
            <text:p text:style-name="P328">-</text:p>
          </table:table-cell>
        </table:table-row>
      </table:table>
      <text:p text:style-name="P398"/>
      <text:p text:style-name="P18"><text:span text:style-name="T145"><text:s text:c="7"/>ตาราง</text:span><text:span text:style-name="T146">ที่ 3.</text:span><text:span text:style-name="T160">13</text:span> SWITCH_DATABASE (<text:span text:style-name="T114">สลับฐานข้อมูล</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66">Attribute Name</text:p>
          </table:table-cell>
          <table:table-cell table:style-name="Table14.A1" office:value-type="string">
            <text:p text:style-name="P166">Description</text:p>
          </table:table-cell>
          <table:table-cell table:style-name="Table14.A1" office:value-type="string">
            <text:p text:style-name="P166">Data Type (Size)</text:p>
          </table:table-cell>
          <table:table-cell table:style-name="Table14.A1" office:value-type="string">
            <text:p text:style-name="P166">Key Type</text:p>
          </table:table-cell>
          <table:table-cell table:style-name="Table14.E1" office:value-type="string">
            <text:p text:style-name="P166">Reference Table</text:p>
          </table:table-cell>
        </table:table-row>
        <table:table-row>
          <table:table-cell table:style-name="Table14.A2" office:value-type="string">
            <text:p text:style-name="P143">DATABASE_ID</text:p>
          </table:table-cell>
          <table:table-cell table:style-name="Table14.A2" office:value-type="string">
            <text:p text:style-name="P334">เลขสลับฐานข้อมูล</text:p>
          </table:table-cell>
          <table:table-cell table:style-name="Table14.A2" office:value-type="string">
            <text:p text:style-name="P333">INT(11)</text:p>
          </table:table-cell>
          <table:table-cell table:style-name="Table14.A2" office:value-type="string">
            <text:p text:style-name="P143">Primary key</text:p>
          </table:table-cell>
          <table:table-cell table:style-name="Table14.E2" office:value-type="string">
            <text:p text:style-name="P327">-</text:p>
          </table:table-cell>
        </table:table-row>
        <table:table-row>
          <table:table-cell table:style-name="Table14.A2" office:value-type="string">
            <text:p text:style-name="P143">DATABASE_NAME</text:p>
          </table:table-cell>
          <table:table-cell table:style-name="Table14.A2" office:value-type="string">
            <text:p text:style-name="P335">ชื่อฐานข้อมูล</text:p>
          </table:table-cell>
          <table:table-cell table:style-name="Table14.A2" office:value-type="string">
            <text:p text:style-name="P143">VARCHAR(50)</text:p>
          </table:table-cell>
          <table:table-cell table:style-name="Table14.A2" office:value-type="string">
            <text:p text:style-name="P327">-</text:p>
          </table:table-cell>
          <table:table-cell table:style-name="Table14.E2" office:value-type="string">
            <text:p text:style-name="P327">-</text:p>
          </table:table-cell>
        </table:table-row>
        <table:table-row>
          <table:table-cell table:style-name="Table14.A2" office:value-type="string">
            <text:p text:style-name="P143">DATABASE_STATUS</text:p>
          </table:table-cell>
          <table:table-cell table:style-name="Table14.A2" office:value-type="string">
            <text:p text:style-name="P335">สถานะฐานข้อมูล</text:p>
          </table:table-cell>
          <table:table-cell table:style-name="Table14.A2" office:value-type="string">
            <text:p text:style-name="P143">CHAR(1)</text:p>
          </table:table-cell>
          <table:table-cell table:style-name="Table14.A2" office:value-type="string">
            <text:p text:style-name="P327">-</text:p>
          </table:table-cell>
          <table:table-cell table:style-name="Table14.E2" office:value-type="string">
            <text:p text:style-name="P327">-</text:p>
          </table:table-cell>
        </table:table-row>
      </table:table>
      <text:p text:style-name="P127"/>
      <text:p text:style-name="P127"><text:s text:c="6"/><text:span text:style-name="T259">3.6 <text:s/></text:span>NoSQL</text:p>
      <text:p text:style-name="P120"><text:span text:style-name="T214"><text:s text:c="7"/>ตารางที่ 3.</text:span><text:span text:style-name="T215">14</text:span><text:span text:style-name="T214"> </text:span><text:span text:style-name="T86">ชื่อฐานข้อมูล</text:span><text:span text:style-name="T214"> </text:span><text:span text:style-name="T212">web_scrapping_categories</text:span><text:span text:style-name="T136"> </text:span></text:p>
      <table:table table:name="Table11" table:style-name="Table11">
        <table:table-column table:style-name="Table11.A"/>
        <table:table-column table:style-name="Table11.B"/>
        <table:table-row>
          <table:table-cell table:style-name="Table11.A1" office:value-type="string">
            <text:p text:style-name="P170">Field <text:span text:style-name="T112">(Key)</text:span></text:p>
          </table:table-cell>
          <table:table-cell table:style-name="Table11.B1" office:value-type="string">
            <text:p text:style-name="P167">Description</text:p>
          </table:table-cell>
        </table:table-row>
        <table:table-row>
          <table:table-cell table:style-name="Table11.A2" office:value-type="string">
            <text:p text:style-name="P336">category</text:p>
          </table:table-cell>
          <table:table-cell table:style-name="Table11.B2" office:value-type="string">
            <text:p text:style-name="P343">หมวดหมู่</text:p>
          </table:table-cell>
        </table:table-row>
        <table:table-row>
          <table:table-cell table:style-name="Table11.A2" office:value-type="string">
            <text:p text:style-name="P342">tag</text:p>
          </table:table-cell>
          <table:table-cell table:style-name="Table11.B2" office:value-type="string">
            <text:p text:style-name="P343">แท็ก (หมวดหมู่ที่ยังไม่ได้จัดเรียง)</text:p>
          </table:table-cell>
        </table:table-row>
      </table:table>
      <text:p text:style-name="P16"/>
      <text:p text:style-name="P16"/>
      <text:p text:style-name="P16"/>
      <text:p text:style-name="P16"/>
      <text:p text:style-name="P16"/>
      <text:p text:style-name="P16"/>
      <text:p text:style-name="P121"><text:soft-page-break/><text:span text:style-name="T214"><text:s text:c="7"/>ตารางที่ 3.</text:span><text:span text:style-name="T215">15</text:span><text:span text:style-name="T214"> </text:span><text:span text:style-name="T86">ชื่อฐานข้อมูล</text:span><text:span text:style-name="T214"> </text:span><text:span text:style-name="T213">web_scrapping_log</text:span></text:p>
      <table:table table:name="Table15" table:style-name="Table15">
        <table:table-column table:style-name="Table15.A"/>
        <table:table-column table:style-name="Table15.B"/>
        <table:table-row>
          <table:table-cell table:style-name="Table15.A1" office:value-type="string">
            <text:p text:style-name="P171">Field <text:span text:style-name="T112">(Key)</text:span></text:p>
          </table:table-cell>
          <table:table-cell table:style-name="Table15.B1" office:value-type="string">
            <text:p text:style-name="P168">Description</text:p>
          </table:table-cell>
        </table:table-row>
        <table:table-row>
          <table:table-cell table:style-name="Table15.A2" office:value-type="string">
            <text:p text:style-name="P337">datetime</text:p>
          </table:table-cell>
          <table:table-cell table:style-name="Table15.B2" office:value-type="string">
            <text:p text:style-name="P343">วันที่</text:p>
          </table:table-cell>
        </table:table-row>
        <table:table-row>
          <table:table-cell table:style-name="Table15.A2" office:value-type="string">
            <text:p text:style-name="P339">type</text:p>
          </table:table-cell>
          <table:table-cell table:style-name="Table15.B2" office:value-type="string">
            <text:p text:style-name="P343">ประเภทของ Log</text:p>
          </table:table-cell>
        </table:table-row>
        <table:table-row>
          <table:table-cell table:style-name="Table15.A2" office:value-type="string">
            <text:p text:style-name="P339">message</text:p>
          </table:table-cell>
          <table:table-cell table:style-name="Table15.B2" office:value-type="string">
            <text:p text:style-name="P343">ข้อความ</text:p>
          </table:table-cell>
        </table:table-row>
        <table:table-row>
          <table:table-cell table:style-name="Table15.A2" office:value-type="string">
            <text:p text:style-name="P339">timestamp</text:p>
          </table:table-cell>
          <table:table-cell table:style-name="Table15.B2" office:value-type="string">
            <text:p text:style-name="P343">วันที่และเวลา</text:p>
          </table:table-cell>
        </table:table-row>
        <table:table-row>
          <table:table-cell table:style-name="Table15.A2" office:value-type="string">
            <text:p text:style-name="P339">username</text:p>
          </table:table-cell>
          <table:table-cell table:style-name="Table15.B2" office:value-type="string">
            <text:p text:style-name="P343">ชื่อผู้ใช้</text:p>
          </table:table-cell>
        </table:table-row>
      </table:table>
      <text:p text:style-name="P26"/>
      <text:p text:style-name="P122"><text:span text:style-name="T214"><text:s text:c="7"/>ตารางที่ 3.</text:span><text:span text:style-name="T215">16</text:span><text:span text:style-name="T214"> </text:span><text:span text:style-name="T86">ชื่อฐานข้อมูล</text:span><text:span text:style-name="T214"> </text:span><text:span text:style-name="T213">web-scrapping-db</text:span></text:p>
      <table:table table:name="Table16" table:style-name="Table16">
        <table:table-column table:style-name="Table16.A"/>
        <table:table-column table:style-name="Table16.B"/>
        <table:table-row>
          <table:table-cell table:style-name="Table16.A1" office:value-type="string">
            <text:p text:style-name="P172">Field <text:span text:style-name="T112">(Key)</text:span></text:p>
          </table:table-cell>
          <table:table-cell table:style-name="Table16.B1" office:value-type="string">
            <text:p text:style-name="P169">Description</text:p>
          </table:table-cell>
        </table:table-row>
        <table:table-row>
          <table:table-cell table:style-name="Table16.A2" office:value-type="string">
            <text:p text:style-name="P338">image</text:p>
          </table:table-cell>
          <table:table-cell table:style-name="Table16.B2" office:value-type="string">
            <text:p text:style-name="P344">รูปภาพ</text:p>
          </table:table-cell>
        </table:table-row>
        <table:table-row>
          <table:table-cell table:style-name="Table16.A2" office:value-type="string">
            <text:p text:style-name="P340">originalPrice</text:p>
          </table:table-cell>
          <table:table-cell table:style-name="Table16.B2" office:value-type="string">
            <text:p text:style-name="P344">ราคาเดิม</text:p>
          </table:table-cell>
        </table:table-row>
        <table:table-row>
          <table:table-cell table:style-name="Table16.A2" office:value-type="string">
            <text:p text:style-name="P340">price</text:p>
          </table:table-cell>
          <table:table-cell table:style-name="Table16.B2" office:value-type="string">
            <text:p text:style-name="P344">ราคาปัจจุบัน</text:p>
          </table:table-cell>
        </table:table-row>
        <table:table-row>
          <table:table-cell table:style-name="Table16.A2" office:value-type="string">
            <text:p text:style-name="P340">review</text:p>
          </table:table-cell>
          <table:table-cell table:style-name="Table16.B2" office:value-type="string">
            <text:p text:style-name="P344">จำนวนรีวิว</text:p>
          </table:table-cell>
        </table:table-row>
        <table:table-row>
          <table:table-cell table:style-name="Table16.A2" office:value-type="string">
            <text:p text:style-name="P340">webName</text:p>
          </table:table-cell>
          <table:table-cell table:style-name="Table16.B2" office:value-type="string">
            <text:p text:style-name="P344">ชื่อเว็บ</text:p>
          </table:table-cell>
        </table:table-row>
        <table:table-row>
          <table:table-cell table:style-name="Table16.A2" office:value-type="string">
            <text:p text:style-name="P341">name</text:p>
          </table:table-cell>
          <table:table-cell table:style-name="Table16.B2" office:value-type="string">
            <text:p text:style-name="P344">ชื่อสินค้า</text:p>
          </table:table-cell>
        </table:table-row>
        <table:table-row>
          <table:table-cell table:style-name="Table16.A2" office:value-type="string">
            <text:p text:style-name="P340">icon</text:p>
          </table:table-cell>
          <table:table-cell table:style-name="Table16.B2" office:value-type="string">
            <text:p text:style-name="P344">โลโก้เว็บ</text:p>
          </table:table-cell>
        </table:table-row>
        <table:table-row>
          <table:table-cell table:style-name="Table16.A2" office:value-type="string">
            <text:p text:style-name="P340">discount</text:p>
          </table:table-cell>
          <table:table-cell table:style-name="Table16.B2" office:value-type="string">
            <text:p text:style-name="P344">ส่วนลด</text:p>
          </table:table-cell>
        </table:table-row>
        <table:table-row>
          <table:table-cell table:style-name="Table16.A2" office:value-type="string">
            <text:p text:style-name="P340">category</text:p>
          </table:table-cell>
          <table:table-cell table:style-name="Table16.B2" office:value-type="string">
            <text:p text:style-name="P344">หมวดหมู่</text:p>
          </table:table-cell>
        </table:table-row>
        <table:table-row>
          <table:table-cell table:style-name="Table16.A2" office:value-type="string">
            <text:p text:style-name="P340">productUrl</text:p>
          </table:table-cell>
          <table:table-cell table:style-name="Table16.B2" office:value-type="string">
            <text:p text:style-name="P344">Url ของสินค้า</text:p>
          </table:table-cell>
        </table:table-row>
        <table:table-row>
          <table:table-cell table:style-name="Table16.A2" office:value-type="string">
            <text:p text:style-name="P340">ratingScore</text:p>
          </table:table-cell>
          <table:table-cell table:style-name="Table16.B2" office:value-type="string">
            <text:p text:style-name="P344">คะแนนรีวิว</text:p>
          </table:table-cell>
        </table:table-row>
      </table:table>
      <text:p text:style-name="P19"/>
      <text:p text:style-name="P16"/>
      <text:p text:style-name="P16"/>
      <text:p text:style-name="P16"/>
      <text:p text:style-name="P16"/>
      <text:p text:style-name="P2"><text:soft-page-break/>บทที่ <text:span text:style-name="T225">4</text:span></text:p>
      <text:p text:style-name="P9">การพัฒนาระบบและ<text:span text:style-name="T227">การทดสอบระบบ</text:span></text:p>
      <text:p text:style-name="P118"/>
      <text:p text:style-name="P128"><text:span text:style-name="T257">4.1 <text:s text:c="2"/>หลัก</text:span>การทำงานของ<text:span text:style-name="T226">ระบบ web scrapping</text:span></text:p>
      <text:p text:style-name="P128"/>
      <text:p text:style-name="P128"><draw:frame draw:style-name="fr4" draw:name="Image41" text:anchor-type="paragraph" svg:width="5.7701in" svg:height="2.9354in" draw:z-index="39"><draw:image xlink:href="Pictures/100002010000075B000003BE349150EBF7E53358.png" xlink:type="simple" xlink:show="embed" xlink:actuate="onLoad" loext:mime-type="image/png"/></draw:frame></text:p>
      <text:p text:style-name="P28"><text:span text:style-name="Strong_20_Emphasis"><text:span text:style-name="T147">ภาพที่ </text:span></text:span><text:span text:style-name="Strong_20_Emphasis"><text:span text:style-name="T161">4</text:span></text:span><text:span text:style-name="Strong_20_Emphasis"><text:span text:style-name="T147">.</text:span></text:span><text:span text:style-name="Strong_20_Emphasis"><text:span text:style-name="T154">1</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8">หลักการทำงานของระบบ web scrapping</text:span></text:span></text:p>
      <text:p text:style-name="P34"><text:span text:style-name="Strong_20_Emphasis"><text:span text:style-name="T39"><text:s text:c="7"/>การทำงานของระบบ web scrapping จะแบ่งการทำงานออกเป็น 3 ส่วน ได้แก่ </text:span></text:span></text:p>
      <text:p text:style-name="P34"><text:span text:style-name="Strong_20_Emphasis"><text:span text:style-name="T39">start application, <text:s/>fetch url application และ web scrapping ซึ่งการทำงานมีดังต่อไปนี้</text:span></text:span></text:p>
      <text:p text:style-name="P34"><text:span text:style-name="Strong_20_Emphasis"><text:span text:style-name="T39"><text:s text:c="7"/></text:span></text:span><text:span text:style-name="Strong_20_Emphasis"><text:span text:style-name="T77">4.1.</text:span></text:span><text:span text:style-name="Strong_20_Emphasis"><text:span text:style-name="T40">1 <text:s text:c="2"/>start application มีหลักการทำงานดังต่อไปนี้</text:span></text:span></text:p>
      <text:p text:style-name="P35"><text:span text:style-name="Strong_20_Emphasis"><text:span text:style-name="T40"><text:s text:c="13"/></text:span></text:span><text:span text:style-name="Strong_20_Emphasis"><text:span text:style-name="T77">4.1.</text:span></text:span><text:span text:style-name="Strong_20_Emphasis"><text:span text:style-name="T40">1.1 <text:s/>ทำงานตามเวลาที่ได้ตั้งไว้ในฐานข้อมูล</text:span></text:span></text:p>
      <text:p text:style-name="P35"><text:span text:style-name="Strong_20_Emphasis"><text:span text:style-name="T40"><text:s text:c="13"/></text:span></text:span><text:span text:style-name="Strong_20_Emphasis"><text:span text:style-name="T77">4.1.</text:span></text:span><text:span text:style-name="Strong_20_Emphasis"><text:span text:style-name="T40">1.2 <text:s/>ทำการลบข้อมูลที่เก็บไว้ใน stack (Redis NoSQL)</text:span></text:span></text:p>
      <text:p text:style-name="P35"><text:span text:style-name="Strong_20_Emphasis"><text:span text:style-name="T40"><text:s text:c="13"/></text:span></text:span><text:span text:style-name="Strong_20_Emphasis"><text:span text:style-name="T77">4.1.</text:span></text:span><text:span text:style-name="Strong_20_Emphasis"><text:span text:style-name="T40">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41">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36"><text:span text:style-name="Strong_20_Emphasis"><text:span text:style-name="T42"><text:s text:c="13"/></text:span></text:span><text:span text:style-name="Strong_20_Emphasis"><text:span text:style-name="T77">4.1.</text:span></text:span><text:span text:style-name="Strong_20_Emphasis"><text:span text:style-name="T42">1.4 <text:s/>ทำการลบข้อมูลใน Elasticsearch <text:s text:c="2"/>โดยเลือก</text:span></text:span><text:span text:style-name="Strong_20_Emphasis"><text:span text:style-name="T43">ลบ</text:span></text:span><text:span text:style-name="Strong_20_Emphasis"><text:span text:style-name="T42">จาก</text:span></text:span><text:span text:style-name="Strong_20_Emphasis"><text:span text:style-name="T43">ชื่อ</text:span></text:span><text:span text:style-name="Strong_20_Emphasis"><text:span text:style-name="T42">ฐานข้อมูลที่มี status เท่ากับ 0</text:span></text:span></text:p>
      <text:p text:style-name="P119"><text:s text:c="13"/><text:span text:style-name="T257">4.1.</text:span>1.5 <text:s/><text:span text:style-name="T216">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117"/>
      <text:p text:style-name="P117"/>
      <text:p text:style-name="P112"><text:soft-page-break/><text:s text:c="7"/><text:span text:style-name="T257">4.1.</text:span>2 <text:s text:c="2"/>fetch url application มีหลักการทำงานดังต่อไปนี้</text:p>
      <text:p text:style-name="P113"><text:s text:c="13"/><text:span text:style-name="T257">4.1.</text:span>2.1 <text:s/>ทำงานทุกๆ 1 นาที</text:p>
      <text:p text:style-name="P113"><text:s text:c="13"/><text:span text:style-name="T257">4.1.</text:span>2.2 <text:s/>ทำการ pop ข้อมูลที่เก็บไว้ใน Redis มาทำงาน</text:p>
      <text:p text:style-name="P113"><text:s text:c="13"/><text:span text:style-name="T257">4.1.</text:span>2.3 <text:s/>ทำการจัดเรียงข้อมูลหมวดหมู่ใหม่ จากข้อมูลที่ได้จาก start application</text:p>
      <text:p text:style-name="P113"><text:s text:c="13"/><text:span text:style-name="T257">4.1.</text:span>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114"><text:s text:c="13"/><text:span text:style-name="T257">4.1.</text:span>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115"><text:s text:c="7"/><text:span text:style-name="T257">4.1.</text:span>3 <text:s text:c="2"/>web scrapping application มีหลักการทำงานดังต่อไปนี้</text:p>
      <text:p text:style-name="P115"><text:s text:c="13"/><text:span text:style-name="T257">4.1.</text:span>3.1 <text:s/>ทำงานทุกๆ 1 นาที</text:p>
      <text:p text:style-name="P115"><text:s text:c="13"/><text:span text:style-name="T257">4.1.</text:span>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33"><text:span text:style-name="Strong_20_Emphasis"><text:span text:style-name="T12"/></text:span></text:p>
      <text:p text:style-name="P397"><text:soft-page-break/><text:span text:style-name="T258">4.2 <text:s text:c="2"/></text:span>Interface Design</text:p>
      <text:p text:style-name="P111"><text:s text:c="7"/><text:span text:style-name="T145"><text:s/></text:span><text:span text:style-name="T183">4.2.</text:span><text:span text:style-name="T145">1 <text:s text:c="2"/>เข้าสู่ระบบ</text:span></text:p>
      <text:p text:style-name="P43"/>
      <text:p text:style-name="P27"><draw:frame draw:style-name="fr2" draw:name="Image15" text:anchor-type="paragraph" svg:width="4.9929in" svg:height="2.4598in" draw:z-index="14"><draw:image xlink:href="Pictures/100002010000051300000280E72D16B576A8B1B1.png" xlink:type="simple" xlink:show="embed" xlink:actuate="onLoad" loext:mime-type="image/png"/></draw:frame><text:span text:style-name="Strong_20_Emphasis"><text:span text:style-name="T147"><text:s text:c="8"/>ภาพที่ </text:span></text:span><text:span text:style-name="Strong_20_Emphasis"><text:span text:style-name="T161">4</text:span></text:span><text:span text:style-name="Strong_20_Emphasis"><text:span text:style-name="T147">.</text:span></text:span><text:span text:style-name="Strong_20_Emphasis"><text:span text:style-name="T164">2</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เข้าสู่ระบบ</text:span></text:span></text:p>
      <text:p text:style-name="P27"><text:span text:style-name="Strong_20_Emphasis"><text:span text:style-name="T210"><text:s text:c="7"/>4.2.2 </text:span></text:span><text:span text:style-name="Strong_20_Emphasis"><text:span text:style-name="T211"><text:s/></text:span></text:span><text:span text:style-name="Strong_20_Emphasis"><text:span text:style-name="T209">จัดการเว็บ</text:span></text:span></text:p>
      <text:p text:style-name="P44"><text:span text:style-name="Strong_20_Emphasis"><text:span text:style-name="T16"/></text:span></text:p>
      <text:p text:style-name="P22"><draw:frame draw:style-name="fr2" draw:name="Image16" text:anchor-type="paragraph" svg:width="5.0146in" svg:height="2.4665in" draw:z-index="15"><draw:image xlink:href="Pictures/100002010000051500000280D36920B27C4D6BD5.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4">3</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รียกดูจัดการเว็บ</text:span></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6"/></text:span></text:p>
      <text:p text:style-name="P45"><draw:frame draw:style-name="fr2" draw:name="Image17" text:anchor-type="paragraph" svg:width="5.0354in" svg:height="2.4744in" draw:z-index="16"><draw:image xlink:href="Pictures/10000201000005140000027F67D1EE5E4C0E2820.png" xlink:type="simple" xlink:show="embed" xlink:actuate="onLoad" loext:mime-type="image/png"/></draw:frame><text:soft-page-break/><text:span text:style-name="Strong_20_Emphasis"><text:span text:style-name="T15"><text:s text:c="7"/></text:span></text:span><text:span text:style-name="Strong_20_Emphasis"><text:span text:style-name="T147">ภาพที่ </text:span></text:span><text:span text:style-name="Strong_20_Emphasis"><text:span text:style-name="T161">4</text:span></text:span><text:span text:style-name="Strong_20_Emphasis"><text:span text:style-name="T147">.</text:span></text:span><text:span text:style-name="Strong_20_Emphasis"><text:span text:style-name="T164">4</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text:span></text:span><text:span text:style-name="Strong_20_Emphasis"><text:span text:style-name="T17">พิ่ม</text:span></text:span><text:span text:style-name="Strong_20_Emphasis"><text:span text:style-name="T16">เว็บ</text:span></text:span></text:p>
      <text:p text:style-name="P45"><text:span text:style-name="Strong_20_Emphasis"><text:span text:style-name="T16"/></text:span></text:p>
      <text:p text:style-name="P46"><draw:frame draw:style-name="fr1" draw:name="Image18" text:anchor-type="paragraph" svg:width="5.0201in" svg:height="2.4728in" draw:z-index="17"><draw:image xlink:href="Pictures/100002010000051300000280E1A14EB0DC2A6153.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4">5</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ไข</text:span></text:span><text:span text:style-name="Strong_20_Emphasis"><text:span text:style-name="T16">เว็บ</text:span></text:span></text:p>
      <text:p text:style-name="P46"><text:span text:style-name="Strong_20_Emphasis"><text:span text:style-name="T16"/></text:span></text:p>
      <text:p text:style-name="P47"><draw:frame draw:style-name="fr2" draw:name="Image19" text:anchor-type="paragraph" svg:width="4.9965in" svg:height="2.4571in" draw:z-index="18"><draw:image xlink:href="Pictures/10000201000005130000027F056C0BEC92B22717.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4">6</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text:span></text:span><text:span text:style-name="Strong_20_Emphasis"><text:span text:style-name="T19">ไขสถานะ</text:span></text:span><text:span text:style-name="Strong_20_Emphasis"><text:span text:style-name="T16">เว็บ</text:span></text:span></text:p>
      <text:p text:style-name="P47"><text:span text:style-name="Strong_20_Emphasis"><text:span text:style-name="T16"/></text:span></text:p>
      <text:p text:style-name="P48"><draw:frame draw:style-name="fr2" draw:name="Image20" text:anchor-type="paragraph" svg:width="5.0138in" svg:height="2.4701in" draw:z-index="19"><draw:image xlink:href="Pictures/1000020100000513000002809B09EF7108F2F17F.png" xlink:type="simple" xlink:show="embed" xlink:actuate="onLoad" loext:mime-type="image/png"/></draw:frame><text:soft-page-break/><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4">7</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0">ลบ</text:span></text:span><text:span text:style-name="Strong_20_Emphasis"><text:span text:style-name="T16">เว็บ</text:span></text:span></text:p>
      <text:p text:style-name="P48"><text:span text:style-name="Strong_20_Emphasis"><text:span text:style-name="T16"/></text:span></text:p>
      <text:p text:style-name="P49"><text:span text:style-name="Strong_20_Emphasis"><text:span text:style-name="T15"><text:s text:c="7"/></text:span></text:span><text:span text:style-name="Strong_20_Emphasis"><text:span text:style-name="T184">4.2.3</text:span></text:span><text:span text:style-name="Strong_20_Emphasis"><text:span text:style-name="T15"> <text:s/></text:span></text:span><text:span text:style-name="Strong_20_Emphasis"><text:span text:style-name="T184">ตั้งเวลาทำงาน</text:span></text:span></text:p>
      <text:p text:style-name="P49"><text:span text:style-name="Strong_20_Emphasis"><text:span text:style-name="T21"/></text:span></text:p>
      <text:p text:style-name="P49"><draw:frame draw:style-name="fr1" draw:name="Image21" text:anchor-type="paragraph" svg:width="5.0083in" svg:height="2.4654in" draw:z-index="20"><draw:image xlink:href="Pictures/100002010000051400000280E9E0130A090C7F43.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4">8</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1">แสดงหน้าตั้งเวลาทำงาน</text:span></text:span></text:p>
      <text:p text:style-name="P49"><text:span text:style-name="Strong_20_Emphasis"><text:span text:style-name="T21"/></text:span></text:p>
      <text:p text:style-name="P49"><text:span text:style-name="Strong_20_Emphasis"><text:span text:style-name="T21"/></text:span></text:p>
      <text:p text:style-name="P49"><text:span text:style-name="Strong_20_Emphasis"><text:span text:style-name="T21"/></text:span></text:p>
      <text:p text:style-name="P49"><text:span text:style-name="Strong_20_Emphasis"><text:span text:style-name="T21"/></text:span></text:p>
      <text:p text:style-name="P49"><text:span text:style-name="Strong_20_Emphasis"><text:span text:style-name="T21"/></text:span></text:p>
      <text:p text:style-name="P50"><draw:frame draw:style-name="fr2" draw:name="Image22" text:anchor-type="paragraph" svg:width="5.0228in" svg:height="2.4701in" draw:z-index="21"><draw:image xlink:href="Pictures/10000201000005130000027FBB08F53C553720A5.png" xlink:type="simple" xlink:show="embed" xlink:actuate="onLoad" loext:mime-type="image/png"/></draw:frame><text:soft-page-break/><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4">9</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2">เพิ่ม</text:span></text:span><text:span text:style-name="Strong_20_Emphasis"><text:span text:style-name="T21">ตั้งเวลาทำงาน</text:span></text:span></text:p>
      <text:p text:style-name="P50"><text:span text:style-name="Strong_20_Emphasis"><text:span text:style-name="T21"/></text:span></text:p>
      <text:p text:style-name="P51"><draw:frame draw:style-name="fr1" draw:name="Image23" text:anchor-type="paragraph" svg:width="5.0311in" svg:height="2.4764in" draw:z-index="22"><draw:image xlink:href="Pictures/10000201000005120000027F5B554304BD947F1E.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4">10</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3">แก้ไข</text:span></text:span><text:span text:style-name="Strong_20_Emphasis"><text:span text:style-name="T21">ตั้งเวลาทำงาน</text:span></text:span></text:p>
      <text:p text:style-name="P51"><text:span text:style-name="Strong_20_Emphasis"><text:span text:style-name="T21"/></text:span></text:p>
      <text:p text:style-name="P52"><draw:frame draw:style-name="fr2" draw:name="Image24" text:anchor-type="paragraph" svg:width="5.0311in" svg:height="2.4764in" draw:z-index="23"><draw:image xlink:href="Pictures/1000020100000514000002802BBE0D8014488210.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1</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4">ลบ</text:span></text:span><text:span text:style-name="Strong_20_Emphasis"><text:span text:style-name="T21">ตั้งเวลาทำงาน</text:span></text:span></text:p>
      <text:p text:style-name="P52"><text:span text:style-name="Strong_20_Emphasis"><text:span text:style-name="T21"/></text:span></text:p>
      <text:p text:style-name="P53"><text:soft-page-break/><text:span text:style-name="Strong_20_Emphasis"><text:span text:style-name="T15"><text:s text:c="8"/></text:span></text:span><text:span text:style-name="Strong_20_Emphasis"><text:span text:style-name="T186">4.2.4</text:span></text:span><text:span text:style-name="Strong_20_Emphasis"><text:span text:style-name="T15"> <text:s/></text:span></text:span><text:span text:style-name="Strong_20_Emphasis"><text:span text:style-name="T185">จัดการสมาชิก</text:span></text:span></text:p>
      <text:p text:style-name="P53"><text:span text:style-name="Strong_20_Emphasis"><text:span text:style-name="T25"/></text:span></text:p>
      <text:p text:style-name="P53"><draw:frame draw:style-name="fr1" draw:name="Image25" text:anchor-type="paragraph" svg:width="5.0354in" svg:height="2.4807in" draw:z-index="24"><draw:image xlink:href="Pictures/1000020100000513000002804E2DA4DC04B02F06.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2</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5">แสดงหน้าจัดการสมาชิก</text:span></text:span></text:p>
      <text:p text:style-name="P53"><text:span text:style-name="Strong_20_Emphasis"><text:span text:style-name="T25"/></text:span></text:p>
      <text:p text:style-name="P54"><draw:frame draw:style-name="fr1" draw:name="Image26" text:anchor-type="paragraph" svg:width="5.0228in" svg:height="2.472in" draw:z-index="25"><draw:image xlink:href="Pictures/10000201000005140000028097C7B63799D2B07B.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3</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6">เพิ่ม</text:span></text:span><text:span text:style-name="Strong_20_Emphasis"><text:span text:style-name="T25">สมาชิก</text:span></text:span></text:p>
      <text:p text:style-name="P54"><text:span text:style-name="Strong_20_Emphasis"><text:span text:style-name="T25"/></text:span></text:p>
      <text:p text:style-name="P54"><text:span text:style-name="Strong_20_Emphasis"><text:span text:style-name="T25"/></text:span></text:p>
      <text:p text:style-name="P55"><draw:frame draw:style-name="fr1" draw:name="Image27" text:anchor-type="paragraph" svg:width="5.0055in" svg:height="2.4618in" draw:z-index="26"><draw:image xlink:href="Pictures/10000201000005130000027FE7D911F82F6EA8F5.png" xlink:type="simple" xlink:show="embed" xlink:actuate="onLoad" loext:mime-type="image/png"/></draw:frame><text:soft-page-break/><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4</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แก้ไข</text:span></text:span><text:span text:style-name="Strong_20_Emphasis"><text:span text:style-name="T25">สมาชิก</text:span></text:span></text:p>
      <text:p text:style-name="P55"><text:span text:style-name="Strong_20_Emphasis"><text:span text:style-name="T25"/></text:span></text:p>
      <text:p text:style-name="P55"><draw:frame draw:style-name="fr2" draw:name="Image28" text:anchor-type="paragraph" svg:width="5.0228in" svg:height="2.4744in" draw:z-index="27"><draw:image xlink:href="Pictures/100002010000051300000280422175CAA325CE38.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5</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เปลี่ยนรหัสผ่าน</text:span></text:span><text:span text:style-name="Strong_20_Emphasis"><text:span text:style-name="T25">สมาชิก</text:span></text:span></text:p>
      <text:p text:style-name="P55"><text:span text:style-name="Strong_20_Emphasis"><text:span text:style-name="T25"/></text:span></text:p>
      <text:p text:style-name="P55"><draw:frame draw:style-name="fr2" draw:name="Image29" text:anchor-type="paragraph" svg:width="5.0228in" svg:height="2.472in" draw:z-index="28"><draw:image xlink:href="Pictures/100002010000051400000280C3233AA30355D1AD.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6</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ลบ</text:span></text:span><text:span text:style-name="Strong_20_Emphasis"><text:span text:style-name="T25">สมาชิก</text:span></text:span></text:p>
      <text:p text:style-name="P55"><text:span text:style-name="Strong_20_Emphasis"><text:span text:style-name="T25"/></text:span></text:p>
      <text:p text:style-name="P56"><text:soft-page-break/><text:span text:style-name="Strong_20_Emphasis"><text:span text:style-name="T15"><text:s text:c="7"/></text:span></text:span><text:span text:style-name="Strong_20_Emphasis"><text:span text:style-name="T187">4.2.5 <text:s/>จัดการสลับฐานข้อมูล</text:span></text:span></text:p>
      <text:p text:style-name="P56"/>
      <text:p text:style-name="P56"><draw:frame draw:style-name="fr1" draw:name="Image30" text:anchor-type="paragraph" svg:width="5.0138in" svg:height="2.4661in" draw:z-index="29"><draw:image xlink:href="Pictures/10000201000005130000027FF1C58B89006396CA.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7</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8">แสดงหน้าจัดการสลับฐานข้อมูล</text:span></text:span></text:p>
      <text:p text:style-name="P56"><text:span text:style-name="Strong_20_Emphasis"><text:span text:style-name="T28"/></text:span></text:p>
      <text:p text:style-name="P57"><draw:frame draw:style-name="fr2" draw:name="Image31" text:anchor-type="paragraph" svg:width="4.9965in" svg:height="2.461in" draw:z-index="30"><draw:image xlink:href="Pictures/1000020100000513000002804DCFA28A09DBA379.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8</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9">สร้างชื่อ</text:span></text:span><text:span text:style-name="Strong_20_Emphasis"><text:span text:style-name="T28">ฐานข้อมูล</text:span></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8"><draw:frame draw:style-name="fr2" draw:name="Image32" text:anchor-type="paragraph" svg:width="5.0138in" svg:height="2.4681in" draw:z-index="31"><draw:image xlink:href="Pictures/1000020100000514000002807043666D412B0049.png" xlink:type="simple" xlink:show="embed" xlink:actuate="onLoad" loext:mime-type="image/png"/></draw:frame><text:soft-page-break/><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2">1</text:span></text:span><text:span text:style-name="Strong_20_Emphasis"><text:span text:style-name="T164">9</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29">ชื่อ</text:span></text:span><text:span text:style-name="Strong_20_Emphasis"><text:span text:style-name="T28">ฐานข้อมูล</text:span></text:span></text:p>
      <text:p text:style-name="P58"><text:span text:style-name="Strong_20_Emphasis"><text:span text:style-name="T28"/></text:span></text:p>
      <text:p text:style-name="P59"><draw:frame draw:style-name="fr2" draw:name="Image33" text:anchor-type="paragraph" svg:width="5.0217in" svg:height="2.4736in" draw:z-index="32"><draw:image xlink:href="Pictures/100002010000051300000280546A7A06D103085B.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4">20</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31">สถานะ</text:span></text:span><text:span text:style-name="Strong_20_Emphasis"><text:span text:style-name="T28">ฐานข้อมูล</text:span></text:span></text:p>
      <text:p text:style-name="P59"><text:span text:style-name="Strong_20_Emphasis"><text:span text:style-name="T28"/></text:span></text:p>
      <text:p text:style-name="P60"><draw:frame draw:style-name="fr1" draw:name="Image34" text:anchor-type="paragraph" svg:width="5.0228in" svg:height="2.4744in" draw:z-index="33"><draw:image xlink:href="Pictures/1000020100000513000002800EF2A2B6C977DBA0.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3">2</text:span></text:span><text:span text:style-name="Strong_20_Emphasis"><text:span text:style-name="T164">1</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2">ลบชื่อ</text:span></text:span><text:span text:style-name="Strong_20_Emphasis"><text:span text:style-name="T28">ฐานข้อมูล</text:span></text:span></text:p>
      <text:p text:style-name="P60"><text:span text:style-name="Strong_20_Emphasis"><text:span text:style-name="T28"/></text:span></text:p>
      <text:p text:style-name="P61"><text:soft-page-break/><text:span text:style-name="Strong_20_Emphasis"><text:span text:style-name="T15"><text:s text:c="7"/></text:span></text:span><text:span text:style-name="Strong_20_Emphasis"><text:span text:style-name="T188">4.2.6 <text:s/>จัดการ Log</text:span></text:span></text:p>
      <text:p text:style-name="P55"><text:span text:style-name="Strong_20_Emphasis"><text:span text:style-name="T25"/></text:span></text:p>
      <text:p text:style-name="P95"><draw:frame draw:style-name="fr2" draw:name="Image35" text:anchor-type="paragraph" svg:width="5.0055in" svg:height="2.4638in" draw:z-index="34"><draw:image xlink:href="Pictures/10000201000005140000028086C8023D9B00E96B.png" xlink:type="simple" xlink:show="embed" xlink:actuate="onLoad" loext:mime-type="image/png"/></draw:frame><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3">2</text:span></text:span><text:span text:style-name="Strong_20_Emphasis"><text:span text:style-name="T164">2</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3">แสดง Log</text:span></text:span></text:p>
      <text:p text:style-name="P95"><text:span text:style-name="Strong_20_Emphasis"><text:span text:style-name="T33"/></text:span></text:p>
      <text:p text:style-name="P95"><draw:frame draw:style-name="fr1" draw:name="Image36" text:anchor-type="paragraph" svg:width="5.0055in" svg:height="2.4638in" draw:z-index="40"><draw:image xlink:href="Pictures/1000020100000514000002806F636136A86E4690.png" xlink:type="simple" xlink:show="embed" xlink:actuate="onLoad" loext:mime-type="image/png"/></draw:frame></text:p>
      <text:p text:style-name="P62"><text:span text:style-name="Strong_20_Emphasis"><text:span text:style-name="T147"><text:s text:c="7"/>ภาพที่ </text:span></text:span><text:span text:style-name="Strong_20_Emphasis"><text:span text:style-name="T161">4</text:span></text:span><text:span text:style-name="Strong_20_Emphasis"><text:span text:style-name="T147">.</text:span></text:span><text:span text:style-name="Strong_20_Emphasis"><text:span text:style-name="T163">2</text:span></text:span><text:span text:style-name="Strong_20_Emphasis"><text:span text:style-name="T164">3</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4">เลือกวันที่เพื่อ</text:span></text:span><text:span text:style-name="Strong_20_Emphasis"><text:span text:style-name="T33">แสดง Log</text:span></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14"/></text:span></text:p>
      <text:p text:style-name="P96"><text:soft-page-break/><text:span text:style-name="Strong_20_Emphasis"><text:span text:style-name="T189"><text:s text:c="8"/>4.2.7 <text:s/>Mobile interface</text:span></text:span></text:p>
      <text:p text:style-name="P63"><text:span text:style-name="Strong_20_Emphasis"><text:span text:style-name="T14"/></text:span></text:p>
      <text:p text:style-name="P63"><draw:frame draw:style-name="fr3" draw:name="Image37" text:anchor-type="paragraph" svg:x="1.8728in" svg:y="0.052in" svg:width="2.0244in" svg:height="3.5917in" draw:z-index="35"><draw:image xlink:href="Pictures/10000201000001360000022612748A3EC6BEB40A.png" xlink:type="simple" xlink:show="embed" xlink:actuate="onLoad" loext:mime-type="image/png"/></draw:frame><text:span text:style-name="Strong_20_Emphasis"><text:span text:style-name="T14"/></text:span></text:p>
      <text:p text:style-name="P63"><text:span text:style-name="Strong_20_Emphasis"><text:span text:style-name="T14"/></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
      <text:p text:style-name="P97"><text:span text:style-name="Strong_20_Emphasis"><text:span text:style-name="T147">ภาพที่ </text:span></text:span><text:span text:style-name="Strong_20_Emphasis"><text:span text:style-name="T161">4</text:span></text:span><text:span text:style-name="Strong_20_Emphasis"><text:span text:style-name="T147">.</text:span></text:span><text:span text:style-name="Strong_20_Emphasis"><text:span text:style-name="T163">2</text:span></text:span><text:span text:style-name="Strong_20_Emphasis"><text:span text:style-name="T164">4</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5">Mobile i</text:span></text:span><text:span text:style-name="Strong_20_Emphasis"><text:span text:style-name="T14">nterface</text:span></text:span><text:span text:style-name="Strong_20_Emphasis"><text:span text:style-name="T13"> </text:span></text:span><text:span text:style-name="Strong_20_Emphasis"><text:span text:style-name="T35">หน้าแรก</text:span></text:span></text:p>
      <text:p text:style-name="P97"><draw:frame draw:style-name="fr3" draw:name="Image38" text:anchor-type="paragraph" svg:x="1.8866in" svg:y="0.2201in" svg:width="1.9965in" svg:height="3.728in" draw:z-index="36"><draw:image xlink:href="Pictures/10000201000001340000023F44F51AFA2E6E1493.png" xlink:type="simple" xlink:show="embed" xlink:actuate="onLoad" loext:mime-type="image/png"/></draw:frame><text:span text:style-name="Strong_20_Emphasis"><text:span text:style-name="T35"/></text:span></text:p>
      <text:p text:style-name="P97"><text:span text:style-name="Strong_20_Emphasis"><text:span text:style-name="T3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98"><text:span text:style-name="Strong_20_Emphasis"><text:span text:style-name="T147">ภาพที่ </text:span></text:span><text:span text:style-name="Strong_20_Emphasis"><text:span text:style-name="T161">4</text:span></text:span><text:span text:style-name="Strong_20_Emphasis"><text:span text:style-name="T147">.</text:span></text:span><text:span text:style-name="Strong_20_Emphasis"><text:span text:style-name="T163">2</text:span></text:span><text:span text:style-name="Strong_20_Emphasis"><text:span text:style-name="T164">5</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5">Mobile i</text:span></text:span><text:span text:style-name="Strong_20_Emphasis"><text:span text:style-name="T14">nterface</text:span></text:span><text:span text:style-name="Strong_20_Emphasis"><text:span text:style-name="T13"> </text:span></text:span><text:span text:style-name="Strong_20_Emphasis"><text:span text:style-name="T35">ค้นหา</text:span></text:span></text:p>
      <text:p text:style-name="P97"><text:soft-page-break/><text:span text:style-name="Strong_20_Emphasis"><text:span text:style-name="T35"/></text:span></text:p>
      <text:p text:style-name="P97"><draw:frame draw:style-name="fr2" draw:name="Image39" text:anchor-type="paragraph" svg:width="2.0299in" svg:height="3.5811in" draw:z-index="37"><draw:image xlink:href="Pictures/10000201000001360000022384C721514C1555B0.png" xlink:type="simple" xlink:show="embed" xlink:actuate="onLoad" loext:mime-type="image/png"/></draw:frame><text:span text:style-name="Strong_20_Emphasis"><text:span text:style-name="T3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55"><text:span text:style-name="Strong_20_Emphasis"><text:span text:style-name="T25"/></text:span></text:p>
      <text:p text:style-name="P99"><text:span text:style-name="Strong_20_Emphasis"><text:span text:style-name="T147">ภาพที่ </text:span></text:span><text:span text:style-name="Strong_20_Emphasis"><text:span text:style-name="T161">4</text:span></text:span><text:span text:style-name="Strong_20_Emphasis"><text:span text:style-name="T147">.</text:span></text:span><text:span text:style-name="Strong_20_Emphasis"><text:span text:style-name="T163">2</text:span></text:span><text:span text:style-name="Strong_20_Emphasis"><text:span text:style-name="T164">6</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5">Mobile i</text:span></text:span><text:span text:style-name="Strong_20_Emphasis"><text:span text:style-name="T14">nterface</text:span></text:span><text:span text:style-name="Strong_20_Emphasis"><text:span text:style-name="T13"> </text:span></text:span><text:span text:style-name="Strong_20_Emphasis"><text:span text:style-name="T36">filter</text:span></text:span><text:span text:style-name="Strong_20_Emphasis"><text:span text:style-name="T35">ค้นหา</text:span></text:span></text:p>
      <text:p text:style-name="P99"><text:span text:style-name="Strong_20_Emphasis"><text:span text:style-name="T35"/></text:span></text:p>
      <text:p text:style-name="P99"><draw:frame draw:style-name="fr1" draw:name="Image40" text:anchor-type="paragraph" svg:width="2.0043in" svg:height="3.5445in" draw:z-index="38"><draw:image xlink:href="Pictures/100002010000013700000226DB4210D131CF0D5E.png" xlink:type="simple" xlink:show="embed" xlink:actuate="onLoad" loext:mime-type="image/png"/></draw:frame><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99"><text:span text:style-name="Strong_20_Emphasis"><text:span text:style-name="T35"/></text:span></text:p>
      <text:p text:style-name="P100"><text:span text:style-name="Strong_20_Emphasis"><text:span text:style-name="T147">ภาพที่ </text:span></text:span><text:span text:style-name="Strong_20_Emphasis"><text:span text:style-name="T161">4</text:span></text:span><text:span text:style-name="Strong_20_Emphasis"><text:span text:style-name="T147">.</text:span></text:span><text:span text:style-name="Strong_20_Emphasis"><text:span text:style-name="T163">2</text:span></text:span><text:span text:style-name="Strong_20_Emphasis"><text:span text:style-name="T164">7</text:span></text:span><text:span text:style-name="Strong_20_Emphasis"><text:span text:style-name="T22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5">Mobile i</text:span></text:span><text:span text:style-name="Strong_20_Emphasis"><text:span text:style-name="T14">nterface</text:span></text:span><text:span text:style-name="Strong_20_Emphasis"><text:span text:style-name="T13"> </text:span></text:span><text:span text:style-name="Strong_20_Emphasis"><text:span text:style-name="T37">หมวดหมู่สินค้า</text:span></text:span></text:p>
      <text:p text:style-name="P100"><text:span text:style-name="Strong_20_Emphasis"><text:span text:style-name="T37"/></text:span></text:p>
      <text:p text:style-name="P101"><text:soft-page-break/><text:span text:style-name="Strong_20_Emphasis"><text:span text:style-name="T229">4.</text:span></text:span><text:span text:style-name="Strong_20_Emphasis"><text:span text:style-name="T230">3 <text:s text:c="2"/></text:span></text:span><text:span text:style-name="Strong_20_Emphasis"><text:span text:style-name="T228">การทดสอบระบบ</text:span></text:span></text:p>
      <text:p text:style-name="P399"><text:span text:style-name="Strong_20_Emphasis"><text:span text:style-name="T190"><text:s text:c="8"/>4.3.1 <text:s/>ทดสอบการเข้าสู่ระบบ</text:span></text:span></text:p>
      <text:p text:style-name="P76"><text:span text:style-name="Strong_20_Emphasis"><text:span text:style-name="T145"><text:s text:c="13"/>ตารางที่ </text:span></text:span><text:span text:style-name="Strong_20_Emphasis"><text:span text:style-name="T165">4</text:span></text:span><text:span text:style-name="Strong_20_Emphasis"><text:span text:style-name="T145">.</text:span></text:span><text:span text:style-name="Strong_20_Emphasis"><text:span text:style-name="T165">1</text:span></text:span><text:span text:style-name="Strong_20_Emphasis"><text:span text:style-name="T2"> </text:span></text:span><text:span text:style-name="Strong_20_Emphasis"><text:span text:style-name="T44">ทดสอบการเข้าสู่ระบบ</text:spa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73">การทำงาน</text:p>
          </table:table-cell>
          <table:table-cell table:style-name="Table17.A1" office:value-type="string">
            <text:p text:style-name="P173">เงื่อนไขการทดสอบ</text:p>
          </table:table-cell>
          <table:table-cell table:style-name="Table17.C1" office:value-type="string">
            <text:p text:style-name="P173">ผลการทดสอบ</text:p>
          </table:table-cell>
        </table:table-row>
        <table:table-row>
          <table:table-cell table:style-name="Table17.A2" table:number-rows-spanned="2" office:value-type="string">
            <text:p text:style-name="P345">การเข้าสู่ระบบ</text:p>
          </table:table-cell>
          <table:table-cell table:style-name="Table17.A2" office:value-type="string">
            <text:p text:style-name="P354">กรอก ชื่อผู้ใช้ และรหัสผ่านไม่ถูกต้อง</text:p>
          </table:table-cell>
          <table:table-cell table:style-name="Table17.C2" office:value-type="string">
            <text:p text:style-name="P354">แสดงข้อความ “ชื่อผู้ใช้หรือรหัสผ่านไม่ถูกต้อง”</text:p>
          </table:table-cell>
        </table:table-row>
        <table:table-row>
          <table:covered-table-cell/>
          <table:table-cell table:style-name="Table17.A2" office:value-type="string">
            <text:p text:style-name="P354">กรอก ชื่อผู้ใช้ และรหัสผ่านถูกต้อง</text:p>
          </table:table-cell>
          <table:table-cell table:style-name="Table17.C2" office:value-type="string">
            <text:p text:style-name="P354">เข้าสู่หน้าหลักของระบบ</text:p>
          </table:table-cell>
        </table:table-row>
      </table:table>
      <text:p text:style-name="P400"><text:span text:style-name="Strong_20_Emphasis"><text:span text:style-name="T231"/></text:span></text:p>
      <text:p text:style-name="P401"><text:span text:style-name="Strong_20_Emphasis"><text:span text:style-name="T204"><text:s text:c="9"/>4.3.2 <text:s/></text:span></text:span><text:span text:style-name="Strong_20_Emphasis"><text:span text:style-name="T191">ทดสอบหน้าจัดการเว็บ</text:span></text:span></text:p>
      <text:p text:style-name="P94"><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66">2</text:span></text:span><text:span text:style-name="Strong_20_Emphasis"><text:span text:style-name="T2"> </text:span></text:span><text:span text:style-name="Strong_20_Emphasis"><text:span text:style-name="T44">ทดสอบ</text:span></text:span><text:span text:style-name="Strong_20_Emphasis"><text:span text:style-name="T45">การจัดการเว็บ : เพิ่มข้อมูล</text:span></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74">การทำงาน</text:p>
          </table:table-cell>
          <table:table-cell table:style-name="Table18.A1" office:value-type="string">
            <text:p text:style-name="P174">เงื่อนไขการทดสอบ</text:p>
          </table:table-cell>
          <table:table-cell table:style-name="Table18.C1" office:value-type="string">
            <text:p text:style-name="P174">ผลการทดสอบ</text:p>
          </table:table-cell>
        </table:table-row>
        <table:table-row>
          <table:table-cell table:style-name="Table18.A2" table:number-rows-spanned="2" office:value-type="string">
            <text:p text:style-name="P346">การเ<text:span text:style-name="T250">พิ่มข้อมูล</text:span></text:p>
          </table:table-cell>
          <table:table-cell table:style-name="Table18.A2" office:value-type="string">
            <text:p text:style-name="P355">กรอก<text:span text:style-name="T250">ข้อมูลไม่ครบ</text:span></text:p>
          </table:table-cell>
          <table:table-cell table:style-name="Table18.C2" office:value-type="string">
            <text:p text:style-name="P363">ไม่สามารถกดปุ่มบันทึกข้อมูลได้</text:p>
          </table:table-cell>
        </table:table-row>
        <table:table-row>
          <table:covered-table-cell/>
          <table:table-cell table:style-name="Table18.A2" office:value-type="string">
            <text:p text:style-name="P355">กรอก<text:span text:style-name="T250">ข้อมูลครบถ้วน</text:span></text:p>
          </table:table-cell>
          <table:table-cell table:style-name="Table18.C2" office:value-type="string">
            <text:p text:style-name="P371">สามารถกดปุ่มบันทึกข้อมูลได้ และแสดงข้อความ “บันทึกข้อมูลสำเร็จ”</text:p>
          </table:table-cell>
        </table:table-row>
      </table:table>
      <text:p text:style-name="P64"><text:span text:style-name="Strong_20_Emphasis"><text:span text:style-name="T117"/></text:span></text:p>
      <text:p text:style-name="P93"><text:span text:style-name="Strong_20_Emphasis"><text:span text:style-name="T145"><text:s text:c="13"/>ตารางที่ </text:span></text:span><text:span text:style-name="Strong_20_Emphasis"><text:span text:style-name="T165">4</text:span></text:span><text:span text:style-name="Strong_20_Emphasis"><text:span text:style-name="T145">.</text:span></text:span><text:span text:style-name="Strong_20_Emphasis"><text:span text:style-name="T167">3</text:span></text:span><text:span text:style-name="Strong_20_Emphasis"><text:span text:style-name="T2"> </text:span></text:span><text:span text:style-name="Strong_20_Emphasis"><text:span text:style-name="T44">ทดสอบ</text:span></text:span><text:span text:style-name="Strong_20_Emphasis"><text:span text:style-name="T45">การจัดการเว็บ : </text:span></text:span><text:span text:style-name="Strong_20_Emphasis"><text:span text:style-name="T46">แก้ไข</text:span></text:span><text:span text:style-name="Strong_20_Emphasis"><text:span text:style-name="T45">ข้อมูล</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75">การทำงาน</text:p>
          </table:table-cell>
          <table:table-cell table:style-name="Table19.A1" office:value-type="string">
            <text:p text:style-name="P175">เงื่อนไขการทดสอบ</text:p>
          </table:table-cell>
          <table:table-cell table:style-name="Table19.C1" office:value-type="string">
            <text:p text:style-name="P175">ผลการทดสอบ</text:p>
          </table:table-cell>
        </table:table-row>
        <table:table-row>
          <table:table-cell table:style-name="Table19.A2" table:number-rows-spanned="2" office:value-type="string">
            <text:p text:style-name="P347">การ<text:span text:style-name="T251">แก้ไขข้อมูล</text:span></text:p>
          </table:table-cell>
          <table:table-cell table:style-name="Table19.A2" office:value-type="string">
            <text:p text:style-name="P356">กรอก<text:span text:style-name="T250">ข้อมูลไม่ครบ</text:span></text:p>
          </table:table-cell>
          <table:table-cell table:style-name="Table19.C2" office:value-type="string">
            <text:p text:style-name="P364">ไม่สามารถกดปุ่มบันทึกข้อมูลได้</text:p>
          </table:table-cell>
        </table:table-row>
        <table:table-row>
          <table:covered-table-cell/>
          <table:table-cell table:style-name="Table19.A2" office:value-type="string">
            <text:p text:style-name="P356">กรอก<text:span text:style-name="T250">ข้อมูลครบถ้วน</text:span></text:p>
          </table:table-cell>
          <table:table-cell table:style-name="Table19.C2" office:value-type="string">
            <text:p text:style-name="P364">สามารถกดปุ่มบันทึกข้อมูลได้ และแสดงข้อความ “แก้ไขข้อมูลสำเร็จ”</text:p>
          </table: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5"><text:soft-page-break/><text:span text:style-name="Strong_20_Emphasis"><text:span text:style-name="T145"><text:s text:c="13"/>ตารางที่ </text:span></text:span><text:span text:style-name="Strong_20_Emphasis"><text:span text:style-name="T165">4</text:span></text:span><text:span text:style-name="Strong_20_Emphasis"><text:span text:style-name="T145">.</text:span></text:span><text:span text:style-name="Strong_20_Emphasis"><text:span text:style-name="T168">4</text:span></text:span><text:span text:style-name="Strong_20_Emphasis"><text:span text:style-name="T2"> </text:span></text:span><text:span text:style-name="Strong_20_Emphasis"><text:span text:style-name="T44">ทดสอบ</text:span></text:span><text:span text:style-name="Strong_20_Emphasis"><text:span text:style-name="T45">การจัดการเว็บ : </text:span></text:span><text:span text:style-name="Strong_20_Emphasis"><text:span text:style-name="T47">ลบ</text:span></text:span><text:span text:style-name="Strong_20_Emphasis"><text:span text:style-name="T45">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76">การทำงาน</text:p>
          </table:table-cell>
          <table:table-cell table:style-name="Table20.A1" office:value-type="string">
            <text:p text:style-name="P176">เงื่อนไขการทดสอบ</text:p>
          </table:table-cell>
          <table:table-cell table:style-name="Table20.C1" office:value-type="string">
            <text:p text:style-name="P176">ผลการทดสอบ</text:p>
          </table:table-cell>
        </table:table-row>
        <table:table-row>
          <table:table-cell table:style-name="Table20.A2" table:number-rows-spanned="2" office:value-type="string">
            <text:p text:style-name="P372">ลบข้อมูล</text:p>
          </table:table-cell>
          <table:table-cell table:style-name="Table20.A2" office:value-type="string">
            <text:p text:style-name="P372">เมื่อกดปุ่มลบให้แสดงการยืนยันลบข้อมูล</text:p>
          </table:table-cell>
          <table:table-cell table:style-name="Table20.C2" office:value-type="string">
            <text:p text:style-name="P372">แสดงหน้ายืนยันการลบข้อมูล และแสดงข้อความ “ต้องการลบรายการหรือไม่ ?”</text:p>
          </table:table-cell>
        </table:table-row>
        <table:table-row>
          <table:covered-table-cell/>
          <table:table-cell table:style-name="Table20.A2" office:value-type="string">
            <text:p text:style-name="P372">เมื่อกดตกลง ทำการลบข้อมูล</text:p>
          </table:table-cell>
          <table:table-cell table:style-name="Table20.C2" office:value-type="string">
            <text:p text:style-name="P372">ทำการลบข้อมูลที่เลือก และแสดงข้อความ “ลบข้อมูลสำเร็จ”</text:p>
          </table:table-cell>
        </table:table-row>
        <table:table-row>
          <table:table-cell table:style-name="Table20.A2" office:value-type="string">
            <text:p text:style-name="P144"/>
          </table:table-cell>
          <table:table-cell table:style-name="Table20.A2" office:value-type="string">
            <text:p text:style-name="P372">เมื่อกดยกเลิก ไม่ลบข้อมูล</text:p>
          </table:table-cell>
          <table:table-cell table:style-name="Table20.C2" office:value-type="string">
            <text:p text:style-name="P376">กลับสู่หน้าจัดการเว็บ</text:p>
          </table:table-cell>
        </table:table-row>
      </table:table>
      <text:p text:style-name="P65"><text:span text:style-name="Strong_20_Emphasis"><text:span text:style-name="T45"/></text:span></text:p>
      <text:p text:style-name="P403"><text:span text:style-name="Strong_20_Emphasis"><text:span text:style-name="T192"><text:s text:c="6"/>4.3.3 <text:s/>ทดสอบหน้าตั้งเวลาทำงาน</text:span></text:span></text:p>
      <text:p text:style-name="P66"><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69">5</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48">ตั้งเวลาทำงาน</text:span></text:span><text:span text:style-name="Strong_20_Emphasis"><text:span text:style-name="T45"> : </text:span></text:span><text:span text:style-name="Strong_20_Emphasis"><text:span text:style-name="T48">เพิ่ม</text:span></text:span><text:span text:style-name="Strong_20_Emphasis"><text:span text:style-name="T45">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77">การทำงาน</text:p>
          </table:table-cell>
          <table:table-cell table:style-name="Table21.A1" office:value-type="string">
            <text:p text:style-name="P177">เงื่อนไขการทดสอบ</text:p>
          </table:table-cell>
          <table:table-cell table:style-name="Table21.C1" office:value-type="string">
            <text:p text:style-name="P177">ผลการทดสอบ</text:p>
          </table:table-cell>
        </table:table-row>
        <table:table-row>
          <table:table-cell table:style-name="Table21.A2" table:number-rows-spanned="2" office:value-type="string">
            <text:p text:style-name="P348">การเ<text:span text:style-name="T250">พิ่มข้อมูล</text:span></text:p>
          </table:table-cell>
          <table:table-cell table:style-name="Table21.A2" office:value-type="string">
            <text:p text:style-name="P357">กรอก<text:span text:style-name="T250">ข้อมูลไม่ครบ</text:span></text:p>
          </table:table-cell>
          <table:table-cell table:style-name="Table21.C2" office:value-type="string">
            <text:p text:style-name="P365">ไม่สามารถกดปุ่มบันทึกข้อมูลได้</text:p>
          </table:table-cell>
        </table:table-row>
        <table:table-row>
          <table:covered-table-cell/>
          <table:table-cell table:style-name="Table21.A2" office:value-type="string">
            <text:p text:style-name="P357">กรอก<text:span text:style-name="T250">ข้อมูลครบถ้วน</text:span></text:p>
          </table:table-cell>
          <table:table-cell table:style-name="Table21.C2" office:value-type="string">
            <text:p text:style-name="P365">สามารถกดปุ่มบันทึกข้อมูลได้ และแสดงข้อความ “บันทึกข้อมูลสำเร็จ”</text:p>
          </table:table-cell>
        </table:table-row>
      </table:table>
      <text:p text:style-name="P66"><text:span text:style-name="Strong_20_Emphasis"><text:span text:style-name="T117"/></text:span></text:p>
      <text:p text:style-name="P66"><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69">6</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48">ตั้งเวลาทำงาน</text:span></text:span><text:span text:style-name="Strong_20_Emphasis"><text:span text:style-name="T45"> : </text:span></text:span><text:span text:style-name="Strong_20_Emphasis"><text:span text:style-name="T48">แก้ไข</text:span></text:span><text:span text:style-name="Strong_20_Emphasis"><text:span text:style-name="T45">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78">การทำงาน</text:p>
          </table:table-cell>
          <table:table-cell table:style-name="Table22.A1" office:value-type="string">
            <text:p text:style-name="P178">เงื่อนไขการทดสอบ</text:p>
          </table:table-cell>
          <table:table-cell table:style-name="Table22.C1" office:value-type="string">
            <text:p text:style-name="P178">ผลการทดสอบ</text:p>
          </table:table-cell>
        </table:table-row>
        <table:table-row>
          <table:table-cell table:style-name="Table22.A2" table:number-rows-spanned="2" office:value-type="string">
            <text:p text:style-name="P349">การ<text:span text:style-name="T251">แก้ไขข้อมูล</text:span></text:p>
          </table:table-cell>
          <table:table-cell table:style-name="Table22.A2" office:value-type="string">
            <text:p text:style-name="P358">กรอก<text:span text:style-name="T250">ข้อมูลไม่ครบ</text:span></text:p>
          </table:table-cell>
          <table:table-cell table:style-name="Table22.C2" office:value-type="string">
            <text:p text:style-name="P366">ไม่สามารถกดปุ่มบันทึกข้อมูลได้</text:p>
          </table:table-cell>
        </table:table-row>
        <table:table-row>
          <table:covered-table-cell/>
          <table:table-cell table:style-name="Table22.A2" office:value-type="string">
            <text:p text:style-name="P358">กรอก<text:span text:style-name="T250">ข้อมูลครบถ้วน</text:span></text:p>
          </table:table-cell>
          <table:table-cell table:style-name="Table22.C2" office:value-type="string">
            <text:p text:style-name="P366">สามารถกดปุ่มบันทึกข้อมูลได้ และแสดงข้อความ “แก้ไขข้อมูลสำเร็จ”</text:p>
          </table:table-cell>
        </table:table-row>
      </table:table>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pan text:style-name="Strong_20_Emphasis"><text:span text:style-name="T45"/></text:span></text:p>
      <text:p text:style-name="P67"><text:soft-page-break/><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0">7</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48">ตั้งเวลาทำงาน</text:span></text:span><text:span text:style-name="Strong_20_Emphasis"><text:span text:style-name="T45"> : </text:span></text:span><text:span text:style-name="Strong_20_Emphasis"><text:span text:style-name="T49">ลบ</text:span></text:span><text:span text:style-name="Strong_20_Emphasis"><text:span text:style-name="T45">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78">การทำงาน</text:p>
          </table:table-cell>
          <table:table-cell table:style-name="Table23.A1" office:value-type="string">
            <text:p text:style-name="P178">เงื่อนไขการทดสอบ</text:p>
          </table:table-cell>
          <table:table-cell table:style-name="Table23.C1" office:value-type="string">
            <text:p text:style-name="P178">ผลการทดสอบ</text:p>
          </table:table-cell>
        </table:table-row>
        <table:table-row>
          <table:table-cell table:style-name="Table23.A2" table:number-rows-spanned="2" office:value-type="string">
            <text:p text:style-name="P373">ลบข้อมูล</text:p>
          </table:table-cell>
          <table:table-cell table:style-name="Table23.A2" office:value-type="string">
            <text:p text:style-name="P373">เมื่อกดปุ่มลบให้แสดงการยืนยันลบข้อมูล</text:p>
          </table:table-cell>
          <table:table-cell table:style-name="Table23.C2" office:value-type="string">
            <text:p text:style-name="P373">แสดงหน้ายืนยันการลบข้อมูล และแสดงข้อความ “ต้องการลบรายการหรือไม่ ?”</text:p>
          </table:table-cell>
        </table:table-row>
        <table:table-row>
          <table:covered-table-cell/>
          <table:table-cell table:style-name="Table23.A2" office:value-type="string">
            <text:p text:style-name="P373">เมื่อกดตกลง ทำการลบข้อมูล</text:p>
          </table:table-cell>
          <table:table-cell table:style-name="Table23.C2" office:value-type="string">
            <text:p text:style-name="P373">ทำการลบข้อมูลที่เลือก และแสดงข้อความ “ลบข้อมูลสำเร็จ”</text:p>
          </table:table-cell>
        </table:table-row>
        <table:table-row>
          <table:table-cell table:style-name="Table23.A2" office:value-type="string">
            <text:p text:style-name="P145"/>
          </table:table-cell>
          <table:table-cell table:style-name="Table23.A2" office:value-type="string">
            <text:p text:style-name="P373">เมื่อกดยกเลิก ไม่ลบข้อมูล</text:p>
          </table:table-cell>
          <table:table-cell table:style-name="Table23.C2" office:value-type="string">
            <text:p text:style-name="P377">กลับสู่หน้า<text:span text:style-name="Strong_20_Emphasis"><text:span text:style-name="T124">ตั้งเวลาทำงาน</text:span></text:span><text:span text:style-name="Strong_20_Emphasis"><text:span text:style-name="T125"> </text:span></text:span></text:p>
          </table:table-cell>
        </table:table-row>
      </table:table>
      <text:p text:style-name="P67"><text:span text:style-name="Strong_20_Emphasis"><text:span text:style-name="T117"/></text:span></text:p>
      <text:p text:style-name="P405"><text:span text:style-name="Strong_20_Emphasis"><text:span text:style-name="T193"><text:s text:c="6"/>4.3.4 <text:s/>ทดสอบหน้าจัดการสมาชิก</text:span></text:span></text:p>
      <text:p text:style-name="P92"><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1">8</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50">จัดการสมาชิก</text:span></text:span><text:span text:style-name="Strong_20_Emphasis"><text:span text:style-name="T45"> : </text:span></text:span><text:span text:style-name="Strong_20_Emphasis"><text:span text:style-name="T50">เพิ่ม</text:span></text:span><text:span text:style-name="Strong_20_Emphasis"><text:span text:style-name="T45">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79">การทำงาน</text:p>
          </table:table-cell>
          <table:table-cell table:style-name="Table24.A1" office:value-type="string">
            <text:p text:style-name="P179">เงื่อนไขการทดสอบ</text:p>
          </table:table-cell>
          <table:table-cell table:style-name="Table24.C1" office:value-type="string">
            <text:p text:style-name="P179">ผลการทดสอบ</text:p>
          </table:table-cell>
        </table:table-row>
        <table:table-row>
          <table:table-cell table:style-name="Table24.A2" table:number-rows-spanned="2" office:value-type="string">
            <text:p text:style-name="P350">การเ<text:span text:style-name="T250">พิ่มข้อมูล</text:span></text:p>
          </table:table-cell>
          <table:table-cell table:style-name="Table24.A2" office:value-type="string">
            <text:p text:style-name="P359">กรอก<text:span text:style-name="T250">ข้อมูลไม่ครบ</text:span></text:p>
          </table:table-cell>
          <table:table-cell table:style-name="Table24.C2" office:value-type="string">
            <text:p text:style-name="P367">ไม่สามารถกดปุ่มบันทึกข้อมูลได้</text:p>
          </table:table-cell>
        </table:table-row>
        <table:table-row>
          <table:covered-table-cell/>
          <table:table-cell table:style-name="Table24.A2" office:value-type="string">
            <text:p text:style-name="P359">กรอก<text:span text:style-name="T250">ข้อมูลครบถ้วน</text:span></text:p>
          </table:table-cell>
          <table:table-cell table:style-name="Table24.C2" office:value-type="string">
            <text:p text:style-name="P367">สามารถกดปุ่มบันทึกข้อมูลได้ และแสดงข้อความ “บันทึกข้อมูลสำเร็จ”</text:p>
          </table:table-cell>
        </table:table-row>
      </table:table>
      <text:p text:style-name="P68"><text:span text:style-name="Strong_20_Emphasis"><text:span text:style-name="T117"/></text:span></text:p>
      <text:p text:style-name="P91"><text:span text:style-name="Strong_20_Emphasis"><text:span text:style-name="T145"><text:s text:c="13"/>ตารางที่ </text:span></text:span><text:span text:style-name="Strong_20_Emphasis"><text:span text:style-name="T165">4</text:span></text:span><text:span text:style-name="Strong_20_Emphasis"><text:span text:style-name="T145">.</text:span></text:span><text:span text:style-name="Strong_20_Emphasis"><text:span text:style-name="T173">9</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50">จัดการสมาชิก</text:span></text:span><text:span text:style-name="Strong_20_Emphasis"><text:span text:style-name="T45"> : </text:span></text:span><text:span text:style-name="Strong_20_Emphasis"><text:span text:style-name="T51">แก้ไข</text:span></text:span><text:span text:style-name="Strong_20_Emphasis"><text:span text:style-name="T45">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80">การทำงาน</text:p>
          </table:table-cell>
          <table:table-cell table:style-name="Table25.A1" office:value-type="string">
            <text:p text:style-name="P180">เงื่อนไขการทดสอบ</text:p>
          </table:table-cell>
          <table:table-cell table:style-name="Table25.C1" office:value-type="string">
            <text:p text:style-name="P180">ผลการทดสอบ</text:p>
          </table:table-cell>
        </table:table-row>
        <table:table-row>
          <table:table-cell table:style-name="Table25.A2" table:number-rows-spanned="2" office:value-type="string">
            <text:p text:style-name="P351">การ<text:span text:style-name="T251">แก้ไขข้อมูล</text:span></text:p>
          </table:table-cell>
          <table:table-cell table:style-name="Table25.A2" office:value-type="string">
            <text:p text:style-name="P360">กรอก<text:span text:style-name="T250">ข้อมูลไม่ครบ</text:span></text:p>
          </table:table-cell>
          <table:table-cell table:style-name="Table25.C2" office:value-type="string">
            <text:p text:style-name="P368">ไม่สามารถกดปุ่มบันทึกข้อมูลได้</text:p>
          </table:table-cell>
        </table:table-row>
        <table:table-row>
          <table:covered-table-cell/>
          <table:table-cell table:style-name="Table25.A2" office:value-type="string">
            <text:p text:style-name="P360">กรอก<text:span text:style-name="T250">ข้อมูลครบถ้วน</text:span></text:p>
          </table:table-cell>
          <table:table-cell table:style-name="Table25.C2" office:value-type="string">
            <text:p text:style-name="P368">สามารถกดปุ่มบันทึกข้อมูลได้ และแสดงข้อความ “แก้ไขข้อมูลสำเร็จ”</text:p>
          </table:table-cell>
        </table:table-row>
      </table:table>
      <text:p text:style-name="P69"><text:span text:style-name="Strong_20_Emphasis"><text:span text:style-name="T117"/></text:span></text:p>
      <text:p text:style-name="P69"><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3">10</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50">จัดการสมาชิก</text:span></text:span><text:span text:style-name="Strong_20_Emphasis"><text:span text:style-name="T45"> : </text:span></text:span><text:span text:style-name="Strong_20_Emphasis"><text:span text:style-name="T52">เปลี่ยนรหัสผ่าน</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80">การทำงาน</text:p>
          </table:table-cell>
          <table:table-cell table:style-name="Table26.A1" office:value-type="string">
            <text:p text:style-name="P180">เงื่อนไขการทดสอบ</text:p>
          </table:table-cell>
          <table:table-cell table:style-name="Table26.C1" office:value-type="string">
            <text:p text:style-name="P180">ผลการทดสอบ</text:p>
          </table:table-cell>
        </table:table-row>
        <table:table-row>
          <table:table-cell table:style-name="Table26.A2" table:number-rows-spanned="2" office:value-type="string">
            <text:p text:style-name="P380">เปลี่ยนรหัสผ่าน</text:p>
          </table:table-cell>
          <table:table-cell table:style-name="Table26.A2" office:value-type="string">
            <text:p text:style-name="P360">กรอก<text:span text:style-name="T252">รหัสผ่านเดิมไม่ถูกต้อง</text:span></text:p>
          </table:table-cell>
          <table:table-cell table:style-name="Table26.C2" office:value-type="string">
            <text:p text:style-name="P380">แสดงข้อความ “รหัสผ่านไม่ถูกต้อง”</text:p>
          </table:table-cell>
        </table:table-row>
        <table:table-row>
          <table:covered-table-cell/>
          <table:table-cell table:style-name="Table26.A2" office:value-type="string">
            <text:p text:style-name="P360">กรอก<text:span text:style-name="T252">รหัสผ่านเดิมถูกต้อง</text:span></text:p>
          </table:table-cell>
          <table:table-cell table:style-name="Table26.C2" office:value-type="string">
            <text:p text:style-name="P368">แสดงข้อความ “แก้ไขข้อมูลสำเร็จ”</text:p>
          </table:table-cell>
        </table:table-row>
      </table:table>
      <text:p text:style-name="P69"><text:span text:style-name="Strong_20_Emphasis"><text:span text:style-name="T117"/></text:span></text:p>
      <text:p text:style-name="P69"><text:span text:style-name="Strong_20_Emphasis"><text:span text:style-name="T117"/></text:span></text:p>
      <text:p text:style-name="P69"><text:span text:style-name="Strong_20_Emphasis"><text:span text:style-name="T117"/></text:span></text:p>
      <text:p text:style-name="P69"><text:span text:style-name="Strong_20_Emphasis"><text:span text:style-name="T117"/></text:span></text:p>
      <text:p text:style-name="P69"><text:span text:style-name="Strong_20_Emphasis"><text:span text:style-name="T117"/></text:span></text:p>
      <text:p text:style-name="P70"><text:soft-page-break/><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3">11</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50">จัดการสมาชิก</text:span></text:span><text:span text:style-name="Strong_20_Emphasis"><text:span text:style-name="T45"> : </text:span></text:span><text:span text:style-name="Strong_20_Emphasis"><text:span text:style-name="T53">ลบ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81">การทำงาน</text:p>
          </table:table-cell>
          <table:table-cell table:style-name="Table27.A1" office:value-type="string">
            <text:p text:style-name="P181">เงื่อนไขการทดสอบ</text:p>
          </table:table-cell>
          <table:table-cell table:style-name="Table27.C1" office:value-type="string">
            <text:p text:style-name="P181">ผลการทดสอบ</text:p>
          </table:table-cell>
        </table:table-row>
        <table:table-row>
          <table:table-cell table:style-name="Table27.A2" table:number-rows-spanned="2" office:value-type="string">
            <text:p text:style-name="P374">ลบข้อมูล</text:p>
          </table:table-cell>
          <table:table-cell table:style-name="Table27.A2" office:value-type="string">
            <text:p text:style-name="P374">เมื่อกดปุ่มลบให้แสดงการยืนยันลบข้อมูล</text:p>
          </table:table-cell>
          <table:table-cell table:style-name="Table27.C2" office:value-type="string">
            <text:p text:style-name="P374">แสดงหน้ายืนยันการลบข้อมูล และแสดงข้อความ “ต้องการลบรายการหรือไม่ ?”</text:p>
          </table:table-cell>
        </table:table-row>
        <table:table-row>
          <table:covered-table-cell/>
          <table:table-cell table:style-name="Table27.A2" office:value-type="string">
            <text:p text:style-name="P374">เมื่อกดตกลง ทำการลบข้อมูล</text:p>
          </table:table-cell>
          <table:table-cell table:style-name="Table27.C2" office:value-type="string">
            <text:p text:style-name="P374">ทำการลบข้อมูลที่เลือก และแสดงข้อความ “ลบข้อมูลสำเร็จ”</text:p>
          </table:table-cell>
        </table:table-row>
        <table:table-row>
          <table:table-cell table:style-name="Table27.A2" office:value-type="string">
            <text:p text:style-name="P146"/>
          </table:table-cell>
          <table:table-cell table:style-name="Table27.A2" office:value-type="string">
            <text:p text:style-name="P374">เมื่อกดยกเลิก ไม่ลบข้อมูล</text:p>
          </table:table-cell>
          <table:table-cell table:style-name="Table27.C2" office:value-type="string">
            <text:p text:style-name="P378">กลับสู่หน้า<text:span text:style-name="Strong_20_Emphasis"><text:span text:style-name="T126">จัดการสมาชิก</text:span></text:span></text:p>
          </table:table-cell>
        </table:table-row>
      </table:table>
      <text:p text:style-name="P71"><text:span text:style-name="Strong_20_Emphasis"><text:span text:style-name="T54"/></text:span></text:p>
      <text:p text:style-name="P408"><text:span text:style-name="Strong_20_Emphasis"><text:span text:style-name="T194"><text:s text:c="6"/>4.3.5 <text:s/>ทดสอบหน้าจัดการสลับฐานข้อมูล</text:span></text:span></text:p>
      <text:p text:style-name="P71"><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2">1</text:span></text:span><text:span text:style-name="Strong_20_Emphasis"><text:span text:style-name="T173">2</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50">จัดการ</text:span></text:span><text:span text:style-name="Strong_20_Emphasis"><text:span text:style-name="T54">สลับฐานข้อมูล</text:span></text:span><text:span text:style-name="Strong_20_Emphasis"><text:span text:style-name="T45"> : </text:span></text:span><text:span text:style-name="Strong_20_Emphasis"><text:span text:style-name="T54">เพิ่ม</text:span></text:span><text:span text:style-name="Strong_20_Emphasis"><text:span text:style-name="T53">ข้อมูล</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82">การทำงาน</text:p>
          </table:table-cell>
          <table:table-cell table:style-name="Table28.A1" office:value-type="string">
            <text:p text:style-name="P182">เงื่อนไขการทดสอบ</text:p>
          </table:table-cell>
          <table:table-cell table:style-name="Table28.C1" office:value-type="string">
            <text:p text:style-name="P182">ผลการทดสอบ</text:p>
          </table:table-cell>
        </table:table-row>
        <table:table-row>
          <table:table-cell table:style-name="Table28.A2" table:number-rows-spanned="2" office:value-type="string">
            <text:p text:style-name="P352">การเ<text:span text:style-name="T250">พิ่มข้อมูล</text:span></text:p>
          </table:table-cell>
          <table:table-cell table:style-name="Table28.A2" office:value-type="string">
            <text:p text:style-name="P361">กรอก<text:span text:style-name="T250">ข้อมูลไม่ครบ</text:span></text:p>
          </table:table-cell>
          <table:table-cell table:style-name="Table28.C2" office:value-type="string">
            <text:p text:style-name="P369">ไม่สามารถกดปุ่มบันทึกข้อมูลได้</text:p>
          </table:table-cell>
        </table:table-row>
        <table:table-row>
          <table:covered-table-cell/>
          <table:table-cell table:style-name="Table28.A2" office:value-type="string">
            <text:p text:style-name="P361">กรอก<text:span text:style-name="T250">ข้อมูลครบถ้วน</text:span></text:p>
          </table:table-cell>
          <table:table-cell table:style-name="Table28.C2" office:value-type="string">
            <text:p text:style-name="P369">สามารถกดปุ่มบันทึกข้อมูลได้ และแสดงข้อความ “บันทึกข้อมูลสำเร็จ”</text:p>
          </table:table-cell>
        </table:table-row>
      </table:table>
      <text:p text:style-name="P71"><text:span text:style-name="Strong_20_Emphasis"><text:span text:style-name="T117"/></text:span></text:p>
      <text:p text:style-name="P71"><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2">1</text:span></text:span><text:span text:style-name="Strong_20_Emphasis"><text:span text:style-name="T173">3</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50">จัดการ</text:span></text:span><text:span text:style-name="Strong_20_Emphasis"><text:span text:style-name="T54">สลับฐานข้อมูล</text:span></text:span><text:span text:style-name="Strong_20_Emphasis"><text:span text:style-name="T45"> : </text:span></text:span><text:span text:style-name="Strong_20_Emphasis"><text:span text:style-name="T55">แก้ไข</text:span></text:span><text:span text:style-name="Strong_20_Emphasis"><text:span text:style-name="T53">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83">การทำงาน</text:p>
          </table:table-cell>
          <table:table-cell table:style-name="Table29.A1" office:value-type="string">
            <text:p text:style-name="P183">เงื่อนไขการทดสอบ</text:p>
          </table:table-cell>
          <table:table-cell table:style-name="Table29.C1" office:value-type="string">
            <text:p text:style-name="P183">ผลการทดสอบ</text:p>
          </table:table-cell>
        </table:table-row>
        <table:table-row>
          <table:table-cell table:style-name="Table29.A2" table:number-rows-spanned="2" office:value-type="string">
            <text:p text:style-name="P353">การ<text:span text:style-name="T251">แก้ไขข้อมูล</text:span></text:p>
          </table:table-cell>
          <table:table-cell table:style-name="Table29.A2" office:value-type="string">
            <text:p text:style-name="P362">กรอก<text:span text:style-name="T250">ข้อมูลไม่ครบ</text:span></text:p>
          </table:table-cell>
          <table:table-cell table:style-name="Table29.C2" office:value-type="string">
            <text:p text:style-name="P370">ไม่สามารถกดปุ่มบันทึกข้อมูลได้</text:p>
          </table:table-cell>
        </table:table-row>
        <table:table-row>
          <table:covered-table-cell/>
          <table:table-cell table:style-name="Table29.A2" office:value-type="string">
            <text:p text:style-name="P362">กรอก<text:span text:style-name="T250">ข้อมูลครบถ้วน</text:span></text:p>
          </table:table-cell>
          <table:table-cell table:style-name="Table29.C2" office:value-type="string">
            <text:p text:style-name="P370">สามารถกดปุ่มบันทึกข้อมูลได้ และแสดงข้อความ “แก้ไขข้อมูลสำเร็จ”</text:p>
          </table:table-cell>
        </table:table-row>
      </table:table>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pan text:style-name="Strong_20_Emphasis"><text:span text:style-name="T117"/></text:span></text:p>
      <text:p text:style-name="P72"><text:soft-page-break/><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2">1</text:span></text:span><text:span text:style-name="Strong_20_Emphasis"><text:span text:style-name="T173">4</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50">จัดการ</text:span></text:span><text:span text:style-name="Strong_20_Emphasis"><text:span text:style-name="T54">สลับฐานข้อมูล</text:span></text:span><text:span text:style-name="Strong_20_Emphasis"><text:span text:style-name="T45"> : </text:span></text:span><text:span text:style-name="Strong_20_Emphasis"><text:span text:style-name="T56">ลบ</text:span></text:span><text:span text:style-name="Strong_20_Emphasis"><text:span text:style-name="T53">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83">การทำงาน</text:p>
          </table:table-cell>
          <table:table-cell table:style-name="Table30.A1" office:value-type="string">
            <text:p text:style-name="P183">เงื่อนไขการทดสอบ</text:p>
          </table:table-cell>
          <table:table-cell table:style-name="Table30.C1" office:value-type="string">
            <text:p text:style-name="P183">ผลการทดสอบ</text:p>
          </table:table-cell>
        </table:table-row>
        <table:table-row>
          <table:table-cell table:style-name="Table30.A2" table:number-rows-spanned="2" office:value-type="string">
            <text:p text:style-name="P375">ลบข้อมูล</text:p>
          </table:table-cell>
          <table:table-cell table:style-name="Table30.A2" office:value-type="string">
            <text:p text:style-name="P375">เมื่อกดปุ่มลบให้แสดงการยืนยันลบข้อมูล</text:p>
          </table:table-cell>
          <table:table-cell table:style-name="Table30.C2" office:value-type="string">
            <text:p text:style-name="P375">แสดงหน้ายืนยันการลบข้อมูล และแสดงข้อความ “ต้องการลบรายการหรือไม่ ?”</text:p>
          </table:table-cell>
        </table:table-row>
        <table:table-row>
          <table:covered-table-cell/>
          <table:table-cell table:style-name="Table30.A2" office:value-type="string">
            <text:p text:style-name="P375">เมื่อกดตกลง ทำการลบข้อมูล</text:p>
          </table:table-cell>
          <table:table-cell table:style-name="Table30.C2" office:value-type="string">
            <text:p text:style-name="P375">ทำการลบข้อมูลที่เลือก และแสดงข้อความ “ลบข้อมูลสำเร็จ”</text:p>
          </table:table-cell>
        </table:table-row>
        <table:table-row>
          <table:table-cell table:style-name="Table30.A2" office:value-type="string">
            <text:p text:style-name="P147"/>
          </table:table-cell>
          <table:table-cell table:style-name="Table30.A2" office:value-type="string">
            <text:p text:style-name="P375">เมื่อกดยกเลิก ไม่ลบข้อมูล</text:p>
          </table:table-cell>
          <table:table-cell table:style-name="Table30.C2" office:value-type="string">
            <text:p text:style-name="P379">กลับสู่หน้า<text:span text:style-name="Strong_20_Emphasis"><text:span text:style-name="T126">จัดการ</text:span></text:span><text:span text:style-name="Strong_20_Emphasis"><text:span text:style-name="T127">สลับฐานข้อมูล</text:span></text:span></text:p>
          </table:table-cell>
        </table:table-row>
      </table:table>
      <text:p text:style-name="P72"><text:span text:style-name="Strong_20_Emphasis"><text:span text:style-name="T117"/></text:span></text:p>
      <text:p text:style-name="P410"><text:span text:style-name="Strong_20_Emphasis"><text:span text:style-name="T195"><text:s text:c="6"/>4.3.6 <text:s/>ทดสอบหน้าจัดการ Log</text:span></text:span></text:p>
      <text:p text:style-name="P73"><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2">1</text:span></text:span><text:span text:style-name="Strong_20_Emphasis"><text:span text:style-name="T173">5</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50">จัดการ</text:span></text:span><text:span text:style-name="Strong_20_Emphasis"><text:span text:style-name="T54"> </text:span></text:span><text:span text:style-name="Strong_20_Emphasis"><text:span text:style-name="T57">Log</text:span></text:span><text:span text:style-name="Strong_20_Emphasis"><text:span text:style-name="T45"> : </text:span></text:span><text:span text:style-name="Strong_20_Emphasis"><text:span text:style-name="T57">แสดงข้อมูล Log</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84">การทำงาน</text:p>
          </table:table-cell>
          <table:table-cell table:style-name="Table31.A1" office:value-type="string">
            <text:p text:style-name="P184">เงื่อนไขการทดสอบ</text:p>
          </table:table-cell>
          <table:table-cell table:style-name="Table31.C1" office:value-type="string">
            <text:p text:style-name="P184">ผลการทดสอบ</text:p>
          </table:table-cell>
        </table:table-row>
        <table:table-row>
          <table:table-cell table:style-name="Table31.A2" office:value-type="string">
            <text:p text:style-name="P74"><text:span text:style-name="Strong_20_Emphasis"><text:span text:style-name="T57">แสดงข้อมูล Log</text:span></text:span></text:p>
          </table:table-cell>
          <table:table-cell table:style-name="Table31.A2" office:value-type="string">
            <text:p text:style-name="P381">เลือก วัน เดือน ปี แล้วแสดงข้อมูล Log</text:p>
          </table:table-cell>
          <table:table-cell table:style-name="Table31.C2" office:value-type="string">
            <text:p text:style-name="P75"><text:span text:style-name="Strong_20_Emphasis"><text:span text:style-name="T57">แสดงข้อมูล Log ตามวันเดือนปีที่เลือก</text:span></text:span></text:p>
          </table:table-cell>
        </table:table-row>
      </table:table>
      <text:p text:style-name="P74"><text:span text:style-name="Strong_20_Emphasis"><text:span text:style-name="T117"/></text:span></text:p>
      <text:p text:style-name="P412"><text:span text:style-name="Strong_20_Emphasis"><text:span text:style-name="T196"><text:s text:c="6"/>4.3.7 <text:s/>ทดสอบบนแอพพลิเคชั่น android</text:span></text:span></text:p>
      <text:p text:style-name="P77"><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2">1</text:span></text:span><text:span text:style-name="Strong_20_Emphasis"><text:span text:style-name="T174">6</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62">ค้นหา</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85">การทำงาน</text:p>
          </table:table-cell>
          <table:table-cell table:style-name="Table32.A1" office:value-type="string">
            <text:p text:style-name="P185">เงื่อนไขการทดสอบ</text:p>
          </table:table-cell>
          <table:table-cell table:style-name="Table32.C1" office:value-type="string">
            <text:p text:style-name="P185">ผลการทดสอบ</text:p>
          </table:table-cell>
        </table:table-row>
        <table:table-row>
          <table:table-cell table:style-name="Table32.A2" office:value-type="string">
            <text:p text:style-name="P77"><text:span text:style-name="Strong_20_Emphasis"><text:span text:style-name="T62">ค้นหา</text:span></text:span></text:p>
          </table:table-cell>
          <table:table-cell table:style-name="Table32.A2" office:value-type="string">
            <text:p text:style-name="P382">กรอก คำค้น แล้วแสดงสินค้าตามคำค้น</text:p>
          </table:table-cell>
          <table:table-cell table:style-name="Table32.C2" office:value-type="string">
            <text:p text:style-name="P77"><text:span text:style-name="Strong_20_Emphasis"><text:span text:style-name="T57">แสดงข้อมูล</text:span></text:span><text:span text:style-name="Strong_20_Emphasis"><text:span text:style-name="T62">สินค้าตามคำค้น หากไม่พบข้อมูลจะแสดงข้อความ “ไม่พบข้อมูล”</text:span></text:span></text:p>
          </table:table-cell>
        </table:table-row>
      </table:table>
      <text:p text:style-name="P77"><text:span text:style-name="Strong_20_Emphasis"><text:span text:style-name="T117"/></text:span></text:p>
      <text:p text:style-name="P78"><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2">1</text:span></text:span><text:span text:style-name="Strong_20_Emphasis"><text:span text:style-name="T175">7</text:span></text:span><text:span text:style-name="Strong_20_Emphasis"><text:span text:style-name="T2"> </text:span></text:span><text:span text:style-name="Strong_20_Emphasis"><text:span text:style-name="T44">ทดสอบ</text:span></text:span><text:span text:style-name="Strong_20_Emphasis"><text:span text:style-name="T45">การ</text:span></text:span><text:span text:style-name="Strong_20_Emphasis"><text:span text:style-name="T62">ค้นหา</text:span></text:span><text:span text:style-name="Strong_20_Emphasis"><text:span text:style-name="T63">โดยใช้ filter</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86">การทำงาน</text:p>
          </table:table-cell>
          <table:table-cell table:style-name="Table33.A1" office:value-type="string">
            <text:p text:style-name="P186">เงื่อนไขการทดสอบ</text:p>
          </table:table-cell>
          <table:table-cell table:style-name="Table33.C1" office:value-type="string">
            <text:p text:style-name="P186">ผลการทดสอบ</text:p>
          </table:table-cell>
        </table:table-row>
        <table:table-row>
          <table:table-cell table:style-name="Table33.A2" office:value-type="string">
            <text:p text:style-name="P78"><text:span text:style-name="Strong_20_Emphasis"><text:span text:style-name="T62">ค้นหา</text:span></text:span><text:span text:style-name="Strong_20_Emphasis"><text:span text:style-name="T63">โดยใช้ filter</text:span></text:span></text:p>
          </table:table-cell>
          <table:table-cell table:style-name="Table33.A2" office:value-type="string">
            <text:p text:style-name="P383"><text:span text:style-name="T253">เลือก filterแล้ว </text:span>กรอก คำค้น <text:span text:style-name="T253">จากนั้นแสดงข้อมูลตามคำค้นตาม filter ที่เลือก</text:span></text:p>
          </table:table-cell>
          <table:table-cell table:style-name="Table33.C2" office:value-type="string">
            <text:p text:style-name="P78"><text:span text:style-name="Strong_20_Emphasis"><text:span text:style-name="T57">แสดงข้อมูล</text:span></text:span><text:span text:style-name="Strong_20_Emphasis"><text:span text:style-name="T62">สินค้าตามคำค้น หากไม่พบข้อมูลจะแสดงข้อความ “ไม่พบข้อมูล”</text:span></text:span></text:p>
          </table:table-cell>
        </table:table-row>
      </table:table>
      <text:p text:style-name="P78"><text:span text:style-name="Strong_20_Emphasis"><text:span text:style-name="T117"/></text:span></text:p>
      <text:p text:style-name="P78"><text:span text:style-name="Strong_20_Emphasis"><text:span text:style-name="T117"/></text:span></text:p>
      <text:p text:style-name="P78"><text:span text:style-name="Strong_20_Emphasis"><text:span text:style-name="T117"/></text:span></text:p>
      <text:p text:style-name="P78"><text:span text:style-name="Strong_20_Emphasis"><text:span text:style-name="T117"/></text:span></text:p>
      <text:p text:style-name="P78"><text:span text:style-name="Strong_20_Emphasis"><text:span text:style-name="T117"/></text:span></text:p>
      <text:p text:style-name="P78"><text:span text:style-name="Strong_20_Emphasis"><text:span text:style-name="T117"/></text:span></text:p>
      <text:p text:style-name="P79"><text:soft-page-break/><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2">1</text:span></text:span><text:span text:style-name="Strong_20_Emphasis"><text:span text:style-name="T176">8</text:span></text:span><text:span text:style-name="Strong_20_Emphasis"><text:span text:style-name="T2"> </text:span></text:span><text:span text:style-name="Strong_20_Emphasis"><text:span text:style-name="T44">ทดสอบ</text:span></text:span><text:span text:style-name="Strong_20_Emphasis"><text:span text:style-name="T64">เลือกหมวดหมู่</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87">การทำงาน</text:p>
          </table:table-cell>
          <table:table-cell table:style-name="Table34.A1" office:value-type="string">
            <text:p text:style-name="P187">เงื่อนไขการทดสอบ</text:p>
          </table:table-cell>
          <table:table-cell table:style-name="Table34.C1" office:value-type="string">
            <text:p text:style-name="P187">ผลการทดสอบ</text:p>
          </table:table-cell>
        </table:table-row>
        <table:table-row>
          <table:table-cell table:style-name="Table34.A2" office:value-type="string">
            <text:p text:style-name="P79"><text:span text:style-name="Strong_20_Emphasis"><text:span text:style-name="T64">เลือกหมวดหมู่</text:span></text:span></text:p>
          </table:table-cell>
          <table:table-cell table:style-name="Table34.A2" office:value-type="string">
            <text:p text:style-name="P391">เมื่อเลือกหมวดหมู่แล้วแสดงข้อมูลสินค้าตามหมวดหมู่ที่เลือก</text:p>
          </table:table-cell>
          <table:table-cell table:style-name="Table34.C2" office:value-type="string">
            <text:p text:style-name="P79"><text:span text:style-name="Strong_20_Emphasis"><text:span text:style-name="T57">แสดงข้อมูล</text:span></text:span><text:span text:style-name="Strong_20_Emphasis"><text:span text:style-name="T62">สินค้าตาม</text:span></text:span><text:span text:style-name="Strong_20_Emphasis"><text:span text:style-name="T65">หมวดหมู่</text:span></text:span></text:p>
          </table:table-cell>
        </table:table-row>
      </table:table>
      <text:p text:style-name="P79"><text:span text:style-name="Strong_20_Emphasis"><text:span text:style-name="T117"/></text:span></text:p>
      <text:p text:style-name="P415"><text:span text:style-name="Strong_20_Emphasis"><text:span text:style-name="T197"><text:s text:c="7"/>4.3.8 <text:s/>ทดสอบอื่นๆ</text:span></text:span></text:p>
      <text:p text:style-name="P80"><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2">1</text:span></text:span><text:span text:style-name="Strong_20_Emphasis"><text:span text:style-name="T177">9</text:span></text:span><text:span text:style-name="Strong_20_Emphasis"><text:span text:style-name="T2"> </text:span></text:span><text:span text:style-name="Strong_20_Emphasis"><text:span text:style-name="T44">ทดสอบ</text:span></text:span><text:span text:style-name="Strong_20_Emphasis"><text:span text:style-name="T67">ให้ start application ทำงานตามเวลาที่กำหนด</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88">การทำงาน</text:p>
          </table:table-cell>
          <table:table-cell table:style-name="Table35.A1" office:value-type="string">
            <text:p text:style-name="P188">เงื่อนไขการทดสอบ</text:p>
          </table:table-cell>
          <table:table-cell table:style-name="Table35.C1" office:value-type="string">
            <text:p text:style-name="P188">ผลการทดสอบ</text:p>
          </table:table-cell>
        </table:table-row>
        <table:table-row>
          <table:table-cell table:style-name="Table35.A2" office:value-type="string">
            <text:p text:style-name="P81"><text:span text:style-name="Strong_20_Emphasis"><text:span text:style-name="T67">start application ทำงานตามเวลาที่กำหนด</text:span></text:span></text:p>
          </table:table-cell>
          <table:table-cell table:style-name="Table35.A2" office:value-type="string">
            <text:p text:style-name="P384">ทำงานตามเวลาที่กำหนดไว้ในฐานข้อมูล</text:p>
          </table:table-cell>
          <table:table-cell table:style-name="Table35.C2" office:value-type="string">
            <text:p text:style-name="P81"><text:span text:style-name="Strong_20_Emphasis"><text:span text:style-name="T67">start application ทำงานตามเวลาที่กำหนด</text:span></text:span></text:p>
          </table:table-cell>
        </table:table-row>
      </table:table>
      <text:p text:style-name="P81"><text:span text:style-name="Strong_20_Emphasis"><text:span text:style-name="T117"/></text:span></text:p>
      <text:p text:style-name="P82"><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8">20</text:span></text:span><text:span text:style-name="Strong_20_Emphasis"><text:span text:style-name="T2"> </text:span></text:span><text:span text:style-name="Strong_20_Emphasis"><text:span text:style-name="T44">ทดสอบ</text:span></text:span><text:span text:style-name="Strong_20_Emphasis"><text:span text:style-name="T67"> </text:span></text:span><text:span text:style-name="Strong_20_Emphasis"><text:span text:style-name="T68">push pop ข้อมูลใน Redis</text:span></text:span><text:span text:style-name="Strong_20_Emphasis"><text:span text:style-name="T70">(NoSQL)</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89">การทำงาน</text:p>
          </table:table-cell>
          <table:table-cell table:style-name="Table36.A1" office:value-type="string">
            <text:p text:style-name="P189">เงื่อนไขการทดสอบ</text:p>
          </table:table-cell>
          <table:table-cell table:style-name="Table36.C1" office:value-type="string">
            <text:p text:style-name="P189">ผลการทดสอบ</text:p>
          </table:table-cell>
        </table:table-row>
        <table:table-row>
          <table:table-cell table:style-name="Table36.A2" office:value-type="string">
            <text:p text:style-name="P83"><text:span text:style-name="Strong_20_Emphasis"><text:span text:style-name="T69">push ข้อมูลใน Redis</text:span></text:span></text:p>
          </table:table-cell>
          <table:table-cell table:style-name="Table36.A2" office:value-type="string">
            <text:p text:style-name="P385">เมื่อ push ข้อมูลนั้นจะจัดเก็บลง Redis</text:p>
          </table:table-cell>
          <table:table-cell table:style-name="Table36.C2" office:value-type="string">
            <text:p text:style-name="P83"><text:span text:style-name="Strong_20_Emphasis"><text:span text:style-name="T69">ข้อมูลถูกจัดเก็บลง Redis</text:span></text:span></text:p>
          </table:table-cell>
        </table:table-row>
        <table:table-row>
          <table:table-cell table:style-name="Table36.A2" office:value-type="string">
            <text:p text:style-name="P84"><text:span text:style-name="Strong_20_Emphasis"><text:span text:style-name="T75">pop</text:span></text:span><text:span text:style-name="Strong_20_Emphasis"><text:span text:style-name="T69"> ข้อมูลใน Redis</text:span></text:span></text:p>
          </table:table-cell>
          <table:table-cell table:style-name="Table36.A2" office:value-type="string">
            <text:p text:style-name="P386">เมื่อ <text:span text:style-name="T254">pop</text:span> ข้อมูลนั้นจะ<text:span text:style-name="T254">ถูกลบออกจาก</text:span> Redis</text:p>
          </table:table-cell>
          <table:table-cell table:style-name="Table36.C2" office:value-type="string">
            <text:p text:style-name="P116">ข้อมูลถูกลบจาก Redis</text:p>
          </table:table-cell>
        </table:table-row>
      </table:table>
      <text:p text:style-name="P83"><text:span text:style-name="Strong_20_Emphasis"><text:span text:style-name="T117"/></text:span></text:p>
      <text:p text:style-name="P85"><text:span text:style-name="Strong_20_Emphasis"><text:span text:style-name="T145"><text:s text:c="12"/>ตารางที่ </text:span></text:span><text:span text:style-name="Strong_20_Emphasis"><text:span text:style-name="T165">4</text:span></text:span><text:span text:style-name="Strong_20_Emphasis"><text:span text:style-name="T145">.</text:span></text:span><text:span text:style-name="Strong_20_Emphasis"><text:span text:style-name="T178">2</text:span></text:span><text:span text:style-name="Strong_20_Emphasis"><text:span text:style-name="T179">1</text:span></text:span><text:span text:style-name="Strong_20_Emphasis"><text:span text:style-name="T2"> </text:span></text:span><text:span text:style-name="Strong_20_Emphasis"><text:span text:style-name="T44">ทดสอบ</text:span></text:span><text:span text:style-name="Strong_20_Emphasis"><text:span text:style-name="T71">ลบ</text:span></text:span><text:span text:style-name="Strong_20_Emphasis"><text:span text:style-name="T68">ข้อมูลใน Redis</text:span></text:span><text:span text:style-name="Strong_20_Emphasis"><text:span text:style-name="T70">(NoSQL)</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90">การทำงาน</text:p>
          </table:table-cell>
          <table:table-cell table:style-name="Table37.A1" office:value-type="string">
            <text:p text:style-name="P190">เงื่อนไขการทดสอบ</text:p>
          </table:table-cell>
          <table:table-cell table:style-name="Table37.C1" office:value-type="string">
            <text:p text:style-name="P190">ผลการทดสอบ</text:p>
          </table:table-cell>
        </table:table-row>
        <table:table-row>
          <table:table-cell table:style-name="Table37.A2" office:value-type="string">
            <text:p text:style-name="P86"><text:span text:style-name="Strong_20_Emphasis"><text:span text:style-name="T71">ลบ</text:span></text:span><text:span text:style-name="Strong_20_Emphasis"><text:span text:style-name="T68">ข้อมูล</text:span></text:span></text:p>
          </table:table-cell>
          <table:table-cell table:style-name="Table37.A2" office:value-type="string">
            <text:p text:style-name="P387">ลบข้อมูลใน Redis เมื่อ<text:span text:style-name="Strong_20_Emphasis"><text:span text:style-name="T128">start application ทำงาน</text:span></text:span></text:p>
          </table:table-cell>
          <table:table-cell table:style-name="Table37.C2" office:value-type="string">
            <text:p text:style-name="P86"><text:span text:style-name="Strong_20_Emphasis"><text:span text:style-name="T69">ข้อมูลถูก</text:span></text:span><text:span text:style-name="Strong_20_Emphasis"><text:span text:style-name="T72">ลบออกจาก</text:span></text:span><text:span text:style-name="Strong_20_Emphasis"><text:span text:style-name="T69">Redis</text:span></text:span></text:p>
          </table:table-cell>
        </table:table-row>
      </table:table>
      <text:p text:style-name="P86"><text:span text:style-name="Strong_20_Emphasis"><text:span text:style-name="T117"/></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7"><text:soft-page-break/><text:span text:style-name="Strong_20_Emphasis"><text:span text:style-name="T145"><text:s text:c="13"/>ตารางที่ </text:span></text:span><text:span text:style-name="Strong_20_Emphasis"><text:span text:style-name="T165">4</text:span></text:span><text:span text:style-name="Strong_20_Emphasis"><text:span text:style-name="T145">.</text:span></text:span><text:span text:style-name="Strong_20_Emphasis"><text:span text:style-name="T178">2</text:span></text:span><text:span text:style-name="Strong_20_Emphasis"><text:span text:style-name="T180">2</text:span></text:span><text:span text:style-name="Strong_20_Emphasis"><text:span text:style-name="T2"> </text:span></text:span><text:span text:style-name="Strong_20_Emphasis"><text:span text:style-name="T44">ทดสอบ</text:span></text:span><text:span text:style-name="Strong_20_Emphasis"><text:span text:style-name="T73">สลับฐานข้อมูล(สลับสถานะในฐานข้อมูล)</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1">การทำงาน</text:p>
          </table:table-cell>
          <table:table-cell table:style-name="Table38.A1" office:value-type="string">
            <text:p text:style-name="P191">เงื่อนไขการทดสอบ</text:p>
          </table:table-cell>
          <table:table-cell table:style-name="Table38.C1" office:value-type="string">
            <text:p text:style-name="P191">ผลการทดสอบ</text:p>
          </table:table-cell>
        </table:table-row>
        <table:table-row>
          <table:table-cell table:style-name="Table38.A2" office:value-type="string">
            <text:p text:style-name="P87"><text:span text:style-name="Strong_20_Emphasis"><text:span text:style-name="T73">สลับฐานข้อมูล</text:span></text:span></text:p>
          </table:table-cell>
          <table:table-cell table:style-name="Table38.A2" office:value-type="string">
            <text:p text:style-name="P388"><text:span text:style-name="Strong_20_Emphasis"><text:span text:style-name="T129">สลับสถานะในฐานข้อมูล</text:span></text:span> เมื่อ<text:span text:style-name="Strong_20_Emphasis"><text:span text:style-name="T128">start application ทำงาน</text:span></text:span></text:p>
          </table:table-cell>
          <table:table-cell table:style-name="Table38.C2" office:value-type="string">
            <text:p text:style-name="P87"><text:span text:style-name="Strong_20_Emphasis"><text:span text:style-name="T73">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87"><text:span text:style-name="Strong_20_Emphasis"><text:span text:style-name="T117"/></text:span></text:p>
      <text:p text:style-name="P89"><text:span text:style-name="Strong_20_Emphasis"><text:span text:style-name="T145"><text:s text:c="13"/>ตารางที่ </text:span></text:span><text:span text:style-name="Strong_20_Emphasis"><text:span text:style-name="T165">4</text:span></text:span><text:span text:style-name="Strong_20_Emphasis"><text:span text:style-name="T145">.</text:span></text:span><text:span text:style-name="Strong_20_Emphasis"><text:span text:style-name="T178">2</text:span></text:span><text:span text:style-name="Strong_20_Emphasis"><text:span text:style-name="T181">3</text:span></text:span><text:span text:style-name="Strong_20_Emphasis"><text:span text:style-name="T2"> </text:span></text:span><text:span text:style-name="Strong_20_Emphasis"><text:span text:style-name="T44">ทดสอบ</text:span></text:span><text:span text:style-name="Strong_20_Emphasis"><text:span text:style-name="T71">ลบ</text:span></text:span><text:span text:style-name="Strong_20_Emphasis"><text:span text:style-name="T68">ข้อมูลใน </text:span></text:span><text:span text:style-name="Strong_20_Emphasis"><text:span text:style-name="T76">Elasticsearch</text:span></text:span><text:span text:style-name="Strong_20_Emphasis"><text:span text:style-name="T70">(NoSQL)</text:span></text:span><text:span text:style-name="Strong_20_Emphasis"><text:span text:style-name="T145"> <text:s text:c="3"/></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93">การทำงาน</text:p>
          </table:table-cell>
          <table:table-cell table:style-name="Table40.A1" office:value-type="string">
            <text:p text:style-name="P193">เงื่อนไขการทดสอบ</text:p>
          </table:table-cell>
          <table:table-cell table:style-name="Table40.C1" office:value-type="string">
            <text:p text:style-name="P193">ผลการทดสอบ</text:p>
          </table:table-cell>
        </table:table-row>
        <table:table-row>
          <table:table-cell table:style-name="Table40.A2" office:value-type="string">
            <text:p text:style-name="P89"><text:span text:style-name="Strong_20_Emphasis"><text:span text:style-name="T71">ลบ</text:span></text:span><text:span text:style-name="Strong_20_Emphasis"><text:span text:style-name="T68">ข้อมูล</text:span></text:span></text:p>
          </table:table-cell>
          <table:table-cell table:style-name="Table40.A2" office:value-type="string">
            <text:p text:style-name="P390">ลบข้อมูลใน <text:span text:style-name="T255">Elasticsearch</text:span> เมื่อ<text:span text:style-name="Strong_20_Emphasis"><text:span text:style-name="T128">start application ทำงาน</text:span></text:span></text:p>
          </table:table-cell>
          <table:table-cell table:style-name="Table40.C2" office:value-type="string">
            <text:p text:style-name="P89"><text:span text:style-name="Strong_20_Emphasis"><text:span text:style-name="T69">ข้อมูลถูก</text:span></text:span><text:span text:style-name="Strong_20_Emphasis"><text:span text:style-name="T72">ลบออกจาก</text:span></text:span><text:span text:style-name="Strong_20_Emphasis"><text:span text:style-name="T69"> </text:span></text:span><text:span text:style-name="Strong_20_Emphasis"><text:span text:style-name="T76">Elasticsearch</text:span></text:span></text:p>
          </table:table-cell>
        </table:table-row>
      </table:table>
      <text:p text:style-name="P89"><text:span text:style-name="Strong_20_Emphasis"><text:span text:style-name="T145"><text:s text:c="8"/></text:span></text:span></text:p>
      <text:p text:style-name="P89"><text:span text:style-name="Strong_20_Emphasis"><text:span text:style-name="T145"><text:s text:c="14"/>ตารางที่ </text:span></text:span><text:span text:style-name="Strong_20_Emphasis"><text:span text:style-name="T165">4</text:span></text:span><text:span text:style-name="Strong_20_Emphasis"><text:span text:style-name="T145">.</text:span></text:span><text:span text:style-name="Strong_20_Emphasis"><text:span text:style-name="T178">2</text:span></text:span><text:span text:style-name="Strong_20_Emphasis"><text:span text:style-name="T181">4</text:span></text:span><text:span text:style-name="Strong_20_Emphasis"><text:span text:style-name="T2"> </text:span></text:span><text:span text:style-name="Strong_20_Emphasis"><text:span text:style-name="T44">ทดสอบ</text:span></text:span><text:span text:style-name="Strong_20_Emphasis"><text:span text:style-name="T74">การจัดหมวดหมู่สินค้า</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92">การทำงาน</text:p>
          </table:table-cell>
          <table:table-cell table:style-name="Table39.A1" office:value-type="string">
            <text:p text:style-name="P192">เงื่อนไขการทดสอบ</text:p>
          </table:table-cell>
          <table:table-cell table:style-name="Table39.C1" office:value-type="string">
            <text:p text:style-name="P192">ผลการทดสอบ</text:p>
          </table:table-cell>
        </table:table-row>
        <table:table-row>
          <table:table-cell table:style-name="Table39.A2" office:value-type="string">
            <text:p text:style-name="P88"><text:span text:style-name="Strong_20_Emphasis"><text:span text:style-name="T74">การจัดหมวดหมู่</text:span></text:span></text:p>
          </table:table-cell>
          <table:table-cell table:style-name="Table39.A2" office:value-type="string">
            <text:p text:style-name="P389"><text:span text:style-name="Strong_20_Emphasis"><text:span text:style-name="T130">ทำการจัดหมวดหมู่ใหม่เมื่อ fetch url application ทำงาน</text:span></text:span></text:p>
          </table:table-cell>
          <table:table-cell table:style-name="Table39.C2" office:value-type="string">
            <text:p text:style-name="P88"><text:span text:style-name="Strong_20_Emphasis"><text:span text:style-name="T74">สินค้าถูกจัดหมวดหมู่ใหม่ตามเงื่อนไขที่กำหนด</text:span></text:span></text:p>
          </table:table-cell>
        </table:table-row>
      </table:table>
      <text:p text:style-name="P88"><text:span text:style-name="Strong_20_Emphasis"><text:span text:style-name="T117"/></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85"><text:span text:style-name="Strong_20_Emphasis"><text:span text:style-name="T70"/></text:span></text:p>
      <text:p text:style-name="P3"><text:soft-page-break/>บทที่ <text:span text:style-name="T256">5</text:span></text:p>
      <text:p text:style-name="P10"><text:span text:style-name="Strong_20_Emphasis"><text:span text:style-name="T182">สรุปปัญหาและข้อเสนอแนะ</text:span></text:span></text:p>
      <text:p text:style-name="P10"><text:span text:style-name="Strong_20_Emphasis"><text:span text:style-name="T182"/></text:span></text:p>
      <text:p text:style-name="P11"><text:span text:style-name="Strong_20_Emphasis"><text:span text:style-name="T232"><text:s text:c="7"/></text:span></text:span><text:span text:style-name="Strong_20_Emphasis"><text:span text:style-name="T233">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11"><text:span text:style-name="Strong_20_Emphasis"><text:span text:style-name="T233"><text:s text:c="7"/></text:span></text:span><text:span text:style-name="Strong_20_Emphasis"><text:span text:style-name="T243">5.1 <text:s/>สรุปผลการดำเนินการ</text:span></text:span></text:p>
      <text:p text:style-name="P11"><text:span text:style-name="Strong_20_Emphasis"><text:span text:style-name="T233"><text:s text:c="13"/>จากการดำเนินการ</text:span></text:span><text:span text:style-name="Strong_20_Emphasis"><text:span text:style-name="T234">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11"><text:span text:style-name="Strong_20_Emphasis"><text:span text:style-name="T234"><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36">ทำการ</text:span></text:span><text:span text:style-name="Strong_20_Emphasis"><text:span text:style-name="T234">จัดเก็บ</text:span></text:span></text:p>
      <text:p text:style-name="P11"><text:span text:style-name="Strong_20_Emphasis"><text:span text:style-name="T245"><text:s text:c="7"/></text:span></text:span><text:span text:style-name="Strong_20_Emphasis"><text:span text:style-name="T244">5.2 <text:s text:c="2"/>สรุปปัญหาและวิธีการแก้ไขปัญหา</text:span></text:span></text:p>
      <text:p text:style-name="P12"><text:span text:style-name="Strong_20_Emphasis"><text:span text:style-name="T235"><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13"><text:span text:style-name="Strong_20_Emphasis"><text:span text:style-name="T235"><text:s text:c="7"/></text:span></text:span><text:span text:style-name="Strong_20_Emphasis"><text:span text:style-name="T244">5.</text:span></text:span><text:span text:style-name="Strong_20_Emphasis"><text:span text:style-name="T246">3</text:span></text:span><text:span text:style-name="Strong_20_Emphasis"><text:span text:style-name="T244"> <text:s text:c="2"/></text:span></text:span><text:span text:style-name="Strong_20_Emphasis"><text:span text:style-name="T246">ข้อเสนอแนะ</text:span></text:span></text:p>
      <text:p text:style-name="P13"><text:span text:style-name="Strong_20_Emphasis"><text:span text:style-name="T237"><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4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28T23:50:33.001023113</dc:date>
    <meta:editing-duration>PT18H11M8S</meta:editing-duration>
    <meta:editing-cycles>301</meta:editing-cycles>
    <meta:generator>LibreOffice/6.0.7.3$Linux_X86_64 LibreOffice_project/00m0$Build-3</meta:generator>
    <meta:document-statistic meta:table-count="40" meta:image-count="41" meta:object-count="0" meta:page-count="43" meta:paragraph-count="847" meta:word-count="5587" meta:character-count="23356" meta:non-whitespace-character-count="20098"/>
  </office:meta>
</office:document-meta>
</file>